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8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32.01mm" svg:y="0mm">
            <loext:p draw:notify-on-update-of-ranges="Hoja1.D1:Hoja1.D1 Hoja1.D2:Hoja1.D386 Hoja1.E1:Hoja1.E1 Hoja1.E2:Hoja1.E38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iempo ( s )</text:p>
          </table:table-cell>
          <table:table-cell office:value-type="string" calcext:value-type="string">
            <text:p>T ( K )</text:p>
          </table:table-cell>
          <table:table-cell office:value-type="string" calcext:value-type="string">
            <text:p>V ( m3 )</text:p>
          </table:table-cell>
          <table:table-cell office:value-type="string" calcext:value-type="string">
            <text:p>P ( kPa )</text:p>
          </table:table-cell>
          <table:table-cell office:value-type="string" calcext:value-type="string">
            <text:p>lnV</text:p>
          </table:table-cell>
        </table:table-row>
        <table:table-row table:style-name="ro1">
          <table:table-cell office:value-type="float" office:value="0" calcext:value-type="float">
            <text:p>0.0000</text:p>
          </table:table-cell>
          <table:table-cell office:value-type="float" office:value="298.891" calcext:value-type="float">
            <text:p>298.8910</text:p>
          </table:table-cell>
          <table:table-cell office:value-type="float" office:value="0.00009505" calcext:value-type="float">
            <text:p>9.51E-05</text:p>
          </table:table-cell>
          <table:table-cell office:value-type="float" office:value="204.535" calcext:value-type="float">
            <text:p>204.5350</text:p>
          </table:table-cell>
          <table:table-cell table:formula="of:=LN([.C2]/[.$C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000</text:p>
          </table:table-cell>
          <table:table-cell office:value-type="float" office:value="298.89" calcext:value-type="float">
            <text:p>298.8900</text:p>
          </table:table-cell>
          <table:table-cell office:value-type="float" office:value="0.00009508" calcext:value-type="float">
            <text:p>9.51E-05</text:p>
          </table:table-cell>
          <table:table-cell office:value-type="float" office:value="204.474" calcext:value-type="float">
            <text:p>204.4740</text:p>
          </table:table-cell>
          <table:table-cell table:formula="of:=LN([.C3]/[.$C$2])" office:value-type="float" office:value="0.000315573557554989" calcext:value-type="float">
            <text:p>0.000315573557555</text:p>
          </table:table-cell>
        </table:table-row>
        <table:table-row table:style-name="ro1">
          <table:table-cell office:value-type="float" office:value="0.2" calcext:value-type="float">
            <text:p>0.2000</text:p>
          </table:table-cell>
          <table:table-cell office:value-type="float" office:value="298.889" calcext:value-type="float">
            <text:p>298.8890</text:p>
          </table:table-cell>
          <table:table-cell office:value-type="float" office:value="0.00009506" calcext:value-type="float">
            <text:p>9.51E-05</text:p>
          </table:table-cell>
          <table:table-cell office:value-type="float" office:value="204.535" calcext:value-type="float">
            <text:p>204.5350</text:p>
          </table:table-cell>
          <table:table-cell table:formula="of:=LN([.C4]/[.$C$2])" office:value-type="float" office:value="0.000105202251425126" calcext:value-type="float">
            <text:p>0.000105202251425</text:p>
          </table:table-cell>
        </table:table-row>
        <table:table-row table:style-name="ro1">
          <table:table-cell office:value-type="float" office:value="0.3" calcext:value-type="float">
            <text:p>0.3000</text:p>
          </table:table-cell>
          <table:table-cell office:value-type="float" office:value="298.889" calcext:value-type="float">
            <text:p>298.8890</text:p>
          </table:table-cell>
          <table:table-cell office:value-type="float" office:value="0.00009508" calcext:value-type="float">
            <text:p>9.51E-05</text:p>
          </table:table-cell>
          <table:table-cell office:value-type="float" office:value="204.474" calcext:value-type="float">
            <text:p>204.4740</text:p>
          </table:table-cell>
          <table:table-cell table:formula="of:=LN([.C5]/[.$C$2])" office:value-type="float" office:value="0.000315573557554989" calcext:value-type="float">
            <text:p>0.000315573557555</text:p>
          </table:table-cell>
        </table:table-row>
        <table:table-row table:style-name="ro1">
          <table:table-cell office:value-type="float" office:value="0.4" calcext:value-type="float">
            <text:p>0.4000</text:p>
          </table:table-cell>
          <table:table-cell office:value-type="float" office:value="298.889" calcext:value-type="float">
            <text:p>298.8890</text:p>
          </table:table-cell>
          <table:table-cell office:value-type="float" office:value="0.00009508" calcext:value-type="float">
            <text:p>9.51E-05</text:p>
          </table:table-cell>
          <table:table-cell office:value-type="float" office:value="204.413" calcext:value-type="float">
            <text:p>204.4130</text:p>
          </table:table-cell>
          <table:table-cell table:formula="of:=LN([.C6]/[.$C$2])" office:value-type="float" office:value="0.000315573557554989" calcext:value-type="float">
            <text:p>0.000315573557555</text:p>
          </table:table-cell>
        </table:table-row>
        <table:table-row table:style-name="ro1">
          <table:table-cell office:value-type="float" office:value="0.5" calcext:value-type="float">
            <text:p>0.5000</text:p>
          </table:table-cell>
          <table:table-cell office:value-type="float" office:value="298.889" calcext:value-type="float">
            <text:p>298.8890</text:p>
          </table:table-cell>
          <table:table-cell office:value-type="float" office:value="0.00009508" calcext:value-type="float">
            <text:p>9.51E-05</text:p>
          </table:table-cell>
          <table:table-cell office:value-type="float" office:value="204.413" calcext:value-type="float">
            <text:p>204.4130</text:p>
          </table:table-cell>
          <table:table-cell table:formula="of:=LN([.C7]/[.$C$2])" office:value-type="float" office:value="0.000315573557554989" calcext:value-type="float">
            <text:p>0.000315573557555</text:p>
          </table:table-cell>
        </table:table-row>
        <table:table-row table:style-name="ro1">
          <table:table-cell office:value-type="float" office:value="0.6" calcext:value-type="float">
            <text:p>0.6000</text:p>
          </table:table-cell>
          <table:table-cell office:value-type="float" office:value="298.889" calcext:value-type="float">
            <text:p>298.8890</text:p>
          </table:table-cell>
          <table:table-cell office:value-type="float" office:value="0.00009508" calcext:value-type="float">
            <text:p>9.51E-05</text:p>
          </table:table-cell>
          <table:table-cell office:value-type="float" office:value="204.352" calcext:value-type="float">
            <text:p>204.3520</text:p>
          </table:table-cell>
          <table:table-cell table:formula="of:=LN([.C8]/[.$C$2])" office:value-type="float" office:value="0.000315573557554989" calcext:value-type="float">
            <text:p>0.000315573557555</text:p>
          </table:table-cell>
        </table:table-row>
        <table:table-row table:style-name="ro1">
          <table:table-cell office:value-type="float" office:value="0.7" calcext:value-type="float">
            <text:p>0.7000</text:p>
          </table:table-cell>
          <table:table-cell office:value-type="float" office:value="298.887" calcext:value-type="float">
            <text:p>298.8870</text:p>
          </table:table-cell>
          <table:table-cell office:value-type="float" office:value="0.00009508" calcext:value-type="float">
            <text:p>9.51E-05</text:p>
          </table:table-cell>
          <table:table-cell office:value-type="float" office:value="204.23" calcext:value-type="float">
            <text:p>204.2300</text:p>
          </table:table-cell>
          <table:table-cell table:formula="of:=LN([.C9]/[.$C$2])" office:value-type="float" office:value="0.000315573557554989" calcext:value-type="float">
            <text:p>0.000315573557555</text:p>
          </table:table-cell>
        </table:table-row>
        <table:table-row table:style-name="ro1">
          <table:table-cell office:value-type="float" office:value="0.8" calcext:value-type="float">
            <text:p>0.8000</text:p>
          </table:table-cell>
          <table:table-cell office:value-type="float" office:value="298.887" calcext:value-type="float">
            <text:p>298.8870</text:p>
          </table:table-cell>
          <table:table-cell office:value-type="float" office:value="0.00009516" calcext:value-type="float">
            <text:p>9.52E-05</text:p>
          </table:table-cell>
          <table:table-cell office:value-type="float" office:value="204.047" calcext:value-type="float">
            <text:p>204.0470</text:p>
          </table:table-cell>
          <table:table-cell table:formula="of:=LN([.C10]/[.$C$2])" office:value-type="float" office:value="0.00115661650031877" calcext:value-type="float">
            <text:p>0.001156616500319</text:p>
          </table:table-cell>
        </table:table-row>
        <table:table-row table:style-name="ro1">
          <table:table-cell office:value-type="float" office:value="0.9" calcext:value-type="float">
            <text:p>0.9000</text:p>
          </table:table-cell>
          <table:table-cell office:value-type="float" office:value="298.879" calcext:value-type="float">
            <text:p>298.8790</text:p>
          </table:table-cell>
          <table:table-cell office:value-type="float" office:value="0.00009574" calcext:value-type="float">
            <text:p>9.57E-05</text:p>
          </table:table-cell>
          <table:table-cell office:value-type="float" office:value="202.338" calcext:value-type="float">
            <text:p>202.3380</text:p>
          </table:table-cell>
          <table:table-cell table:formula="of:=LN([.C11]/[.$C$2])" office:value-type="float" office:value="0.00723311502992485" calcext:value-type="float">
            <text:p>0.007233115029925</text:p>
          </table:table-cell>
        </table:table-row>
        <table:table-row table:style-name="ro1">
          <table:table-cell office:value-type="float" office:value="1" calcext:value-type="float">
            <text:p>1.0000</text:p>
          </table:table-cell>
          <table:table-cell office:value-type="float" office:value="298.874" calcext:value-type="float">
            <text:p>298.8740</text:p>
          </table:table-cell>
          <table:table-cell office:value-type="float" office:value="0.0000958" calcext:value-type="float">
            <text:p>9.58E-05</text:p>
          </table:table-cell>
          <table:table-cell office:value-type="float" office:value="202.216" calcext:value-type="float">
            <text:p>202.2160</text:p>
          </table:table-cell>
          <table:table-cell table:formula="of:=LN([.C12]/[.$C$2])" office:value-type="float" office:value="0.0078596160423767" calcext:value-type="float">
            <text:p>0.007859616042377</text:p>
          </table:table-cell>
        </table:table-row>
        <table:table-row table:style-name="ro1">
          <table:table-cell office:value-type="float" office:value="1.1" calcext:value-type="float">
            <text:p>1.1000</text:p>
          </table:table-cell>
          <table:table-cell office:value-type="float" office:value="298.871" calcext:value-type="float">
            <text:p>298.8710</text:p>
          </table:table-cell>
          <table:table-cell office:value-type="float" office:value="0.00009617" calcext:value-type="float">
            <text:p>9.62E-05</text:p>
          </table:table-cell>
          <table:table-cell office:value-type="float" office:value="201.178" calcext:value-type="float">
            <text:p>201.1780</text:p>
          </table:table-cell>
          <table:table-cell table:formula="of:=LN([.C13]/[.$C$2])" office:value-type="float" office:value="0.0117143897899522" calcext:value-type="float">
            <text:p>0.011714389789952</text:p>
          </table:table-cell>
        </table:table-row>
        <table:table-row table:style-name="ro1">
          <table:table-cell office:value-type="float" office:value="1.2" calcext:value-type="float">
            <text:p>1.2000</text:p>
          </table:table-cell>
          <table:table-cell office:value-type="float" office:value="298.863" calcext:value-type="float">
            <text:p>298.8630</text:p>
          </table:table-cell>
          <table:table-cell office:value-type="float" office:value="0.00009697" calcext:value-type="float">
            <text:p>9.70E-05</text:p>
          </table:table-cell>
          <table:table-cell office:value-type="float" office:value="199.225" calcext:value-type="float">
            <text:p>199.2250</text:p>
          </table:table-cell>
          <table:table-cell table:formula="of:=LN([.C14]/[.$C$2])" office:value-type="float" office:value="0.0199985833820167" calcext:value-type="float">
            <text:p>0.019998583382017</text:p>
          </table:table-cell>
        </table:table-row>
        <table:table-row table:style-name="ro1">
          <table:table-cell office:value-type="float" office:value="1.3" calcext:value-type="float">
            <text:p>1.3000</text:p>
          </table:table-cell>
          <table:table-cell office:value-type="float" office:value="298.851" calcext:value-type="float">
            <text:p>298.8510</text:p>
          </table:table-cell>
          <table:table-cell office:value-type="float" office:value="0.00009792" calcext:value-type="float">
            <text:p>9.79E-05</text:p>
          </table:table-cell>
          <table:table-cell office:value-type="float" office:value="196.844" calcext:value-type="float">
            <text:p>196.8440</text:p>
          </table:table-cell>
          <table:table-cell table:formula="of:=LN([.C15]/[.$C$2])" office:value-type="float" office:value="0.0297477498295778" calcext:value-type="float">
            <text:p>0.029747749829578</text:p>
          </table:table-cell>
        </table:table-row>
        <table:table-row table:style-name="ro1">
          <table:table-cell office:value-type="float" office:value="1.4" calcext:value-type="float">
            <text:p>1.4000</text:p>
          </table:table-cell>
          <table:table-cell office:value-type="float" office:value="298.845" calcext:value-type="float">
            <text:p>298.8450</text:p>
          </table:table-cell>
          <table:table-cell office:value-type="float" office:value="0.00009841" calcext:value-type="float">
            <text:p>9.84E-05</text:p>
          </table:table-cell>
          <table:table-cell office:value-type="float" office:value="195.746" calcext:value-type="float">
            <text:p>195.7460</text:p>
          </table:table-cell>
          <table:table-cell table:formula="of:=LN([.C16]/[.$C$2])" office:value-type="float" office:value="0.034739355976456" calcext:value-type="float">
            <text:p>0.034739355976456</text:p>
          </table:table-cell>
        </table:table-row>
        <table:table-row table:style-name="ro1">
          <table:table-cell office:value-type="float" office:value="1.5" calcext:value-type="float">
            <text:p>1.5000</text:p>
          </table:table-cell>
          <table:table-cell office:value-type="float" office:value="298.835" calcext:value-type="float">
            <text:p>298.8350</text:p>
          </table:table-cell>
          <table:table-cell office:value-type="float" office:value="0.00009944" calcext:value-type="float">
            <text:p>9.94E-05</text:p>
          </table:table-cell>
          <table:table-cell office:value-type="float" office:value="192.938" calcext:value-type="float">
            <text:p>192.9380</text:p>
          </table:table-cell>
          <table:table-cell table:formula="of:=LN([.C17]/[.$C$2])" office:value-type="float" office:value="0.0451513782680173" calcext:value-type="float">
            <text:p>0.045151378268017</text:p>
          </table:table-cell>
        </table:table-row>
        <table:table-row table:style-name="ro1">
          <table:table-cell office:value-type="float" office:value="1.6" calcext:value-type="float">
            <text:p>1.6000</text:p>
          </table:table-cell>
          <table:table-cell office:value-type="float" office:value="298.83" calcext:value-type="float">
            <text:p>298.8300</text:p>
          </table:table-cell>
          <table:table-cell office:value-type="float" office:value="0.00009956" calcext:value-type="float">
            <text:p>9.96E-05</text:p>
          </table:table-cell>
          <table:table-cell office:value-type="float" office:value="192.816" calcext:value-type="float">
            <text:p>192.8160</text:p>
          </table:table-cell>
          <table:table-cell table:formula="of:=LN([.C18]/[.$C$2])" office:value-type="float" office:value="0.0463574085649531" calcext:value-type="float">
            <text:p>0.046357408564953</text:p>
          </table:table-cell>
        </table:table-row>
        <table:table-row table:style-name="ro1">
          <table:table-cell office:value-type="float" office:value="1.7" calcext:value-type="float">
            <text:p>1.7000</text:p>
          </table:table-cell>
          <table:table-cell office:value-type="float" office:value="298.824" calcext:value-type="float">
            <text:p>298.8240</text:p>
          </table:table-cell>
          <table:table-cell office:value-type="float" office:value="0.0001007" calcext:value-type="float">
            <text:p>1.01E-04</text:p>
          </table:table-cell>
          <table:table-cell office:value-type="float" office:value="190.374" calcext:value-type="float">
            <text:p>190.3740</text:p>
          </table:table-cell>
          <table:table-cell table:formula="of:=LN([.C19]/[.$C$2])" office:value-type="float" office:value="0.0577427307900782" calcext:value-type="float">
            <text:p>0.057742730790078</text:p>
          </table:table-cell>
        </table:table-row>
        <table:table-row table:style-name="ro1">
          <table:table-cell office:value-type="float" office:value="1.8" calcext:value-type="float">
            <text:p>1.8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015" calcext:value-type="float">
            <text:p>1.02E-04</text:p>
          </table:table-cell>
          <table:table-cell office:value-type="float" office:value="188.665" calcext:value-type="float">
            <text:p>188.6650</text:p>
          </table:table-cell>
          <table:table-cell table:formula="of:=LN([.C20]/[.$C$2])" office:value-type="float" office:value="0.0656557295474039" calcext:value-type="float">
            <text:p>0.065655729547404</text:p>
          </table:table-cell>
        </table:table-row>
        <table:table-row table:style-name="ro1">
          <table:table-cell office:value-type="float" office:value="1.9" calcext:value-type="float">
            <text:p>1.9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017" calcext:value-type="float">
            <text:p>1.02E-04</text:p>
          </table:table-cell>
          <table:table-cell office:value-type="float" office:value="188.482" calcext:value-type="float">
            <text:p>188.4820</text:p>
          </table:table-cell>
          <table:table-cell table:formula="of:=LN([.C21]/[.$C$2])" office:value-type="float" office:value="0.0676242341200759" calcext:value-type="float">
            <text:p>0.067624234120076</text:p>
          </table:table-cell>
        </table:table-row>
        <table:table-row table:style-name="ro1">
          <table:table-cell office:value-type="float" office:value="2" calcext:value-type="float">
            <text:p>2.0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028" calcext:value-type="float">
            <text:p>1.03E-04</text:p>
          </table:table-cell>
          <table:table-cell office:value-type="float" office:value="186.041" calcext:value-type="float">
            <text:p>186.0410</text:p>
          </table:table-cell>
          <table:table-cell table:formula="of:=LN([.C22]/[.$C$2])" office:value-type="float" office:value="0.0783822840866265" calcext:value-type="float">
            <text:p>0.078382284086627</text:p>
          </table:table-cell>
        </table:table-row>
        <table:table-row table:style-name="ro1">
          <table:table-cell office:value-type="float" office:value="2.1" calcext:value-type="float">
            <text:p>2.1000</text:p>
          </table:table-cell>
          <table:table-cell office:value-type="float" office:value="298.804" calcext:value-type="float">
            <text:p>298.8040</text:p>
          </table:table-cell>
          <table:table-cell office:value-type="float" office:value="0.0001034" calcext:value-type="float">
            <text:p>1.03E-04</text:p>
          </table:table-cell>
          <table:table-cell office:value-type="float" office:value="185.064" calcext:value-type="float">
            <text:p>185.0640</text:p>
          </table:table-cell>
          <table:table-cell table:formula="of:=LN([.C23]/[.$C$2])" office:value-type="float" office:value="0.0842018931398904" calcext:value-type="float">
            <text:p>0.08420189313989</text:p>
          </table:table-cell>
        </table:table-row>
        <table:table-row table:style-name="ro1">
          <table:table-cell office:value-type="float" office:value="2.2" calcext:value-type="float">
            <text:p>2.2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034" calcext:value-type="float">
            <text:p>1.03E-04</text:p>
          </table:table-cell>
          <table:table-cell office:value-type="float" office:value="185.186" calcext:value-type="float">
            <text:p>185.1860</text:p>
          </table:table-cell>
          <table:table-cell table:formula="of:=LN([.C24]/[.$C$2])" office:value-type="float" office:value="0.0842018931398904" calcext:value-type="float">
            <text:p>0.08420189313989</text:p>
          </table:table-cell>
        </table:table-row>
        <table:table-row table:style-name="ro1">
          <table:table-cell office:value-type="float" office:value="2.3" calcext:value-type="float">
            <text:p>2.3000</text:p>
          </table:table-cell>
          <table:table-cell office:value-type="float" office:value="298.805" calcext:value-type="float">
            <text:p>298.8050</text:p>
          </table:table-cell>
          <table:table-cell office:value-type="float" office:value="0.0001038" calcext:value-type="float">
            <text:p>1.04E-04</text:p>
          </table:table-cell>
          <table:table-cell office:value-type="float" office:value="184.637" calcext:value-type="float">
            <text:p>184.6370</text:p>
          </table:table-cell>
          <table:table-cell table:formula="of:=LN([.C25]/[.$C$2])" office:value-type="float" office:value="0.08806290179735" calcext:value-type="float">
            <text:p>0.08806290179735</text:p>
          </table:table-cell>
        </table:table-row>
        <table:table-row table:style-name="ro1">
          <table:table-cell office:value-type="float" office:value="2.4" calcext:value-type="float">
            <text:p>2.4000</text:p>
          </table:table-cell>
          <table:table-cell office:value-type="float" office:value="298.802" calcext:value-type="float">
            <text:p>298.8020</text:p>
          </table:table-cell>
          <table:table-cell office:value-type="float" office:value="0.0001041" calcext:value-type="float">
            <text:p>1.04E-04</text:p>
          </table:table-cell>
          <table:table-cell office:value-type="float" office:value="184.088" calcext:value-type="float">
            <text:p>184.0880</text:p>
          </table:table-cell>
          <table:table-cell table:formula="of:=LN([.C26]/[.$C$2])" office:value-type="float" office:value="0.090948906686485" calcext:value-type="float">
            <text:p>0.090948906686485</text:p>
          </table:table-cell>
        </table:table-row>
        <table:table-row table:style-name="ro1">
          <table:table-cell office:value-type="float" office:value="2.5" calcext:value-type="float">
            <text:p>2.5000</text:p>
          </table:table-cell>
          <table:table-cell office:value-type="float" office:value="298.801" calcext:value-type="float">
            <text:p>298.8010</text:p>
          </table:table-cell>
          <table:table-cell office:value-type="float" office:value="0.0001044" calcext:value-type="float">
            <text:p>1.04E-04</text:p>
          </table:table-cell>
          <table:table-cell office:value-type="float" office:value="183.599" calcext:value-type="float">
            <text:p>183.5990</text:p>
          </table:table-cell>
          <table:table-cell table:formula="of:=LN([.C27]/[.$C$2])" office:value-type="float" office:value="0.0938266065141" calcext:value-type="float">
            <text:p>0.0938266065141</text:p>
          </table:table-cell>
        </table:table-row>
        <table:table-row table:style-name="ro1">
          <table:table-cell office:value-type="float" office:value="2.6" calcext:value-type="float">
            <text:p>2.6000</text:p>
          </table:table-cell>
          <table:table-cell office:value-type="float" office:value="298.799" calcext:value-type="float">
            <text:p>298.7990</text:p>
          </table:table-cell>
          <table:table-cell office:value-type="float" office:value="0.0001051" calcext:value-type="float">
            <text:p>1.05E-04</text:p>
          </table:table-cell>
          <table:table-cell office:value-type="float" office:value="182.44" calcext:value-type="float">
            <text:p>182.4400</text:p>
          </table:table-cell>
          <table:table-cell table:formula="of:=LN([.C28]/[.$C$2])" office:value-type="float" office:value="0.100509208948467" calcext:value-type="float">
            <text:p>0.100509208948467</text:p>
          </table:table-cell>
        </table:table-row>
        <table:table-row table:style-name="ro1">
          <table:table-cell office:value-type="float" office:value="2.7" calcext:value-type="float">
            <text:p>2.7000</text:p>
          </table:table-cell>
          <table:table-cell office:value-type="float" office:value="298.797" calcext:value-type="float">
            <text:p>298.7970</text:p>
          </table:table-cell>
          <table:table-cell office:value-type="float" office:value="0.0001054" calcext:value-type="float">
            <text:p>1.05E-04</text:p>
          </table:table-cell>
          <table:table-cell office:value-type="float" office:value="181.768" calcext:value-type="float">
            <text:p>181.7680</text:p>
          </table:table-cell>
          <table:table-cell table:formula="of:=LN([.C29]/[.$C$2])" office:value-type="float" office:value="0.103359567172824" calcext:value-type="float">
            <text:p>0.103359567172824</text:p>
          </table:table-cell>
        </table:table-row>
        <table:table-row table:style-name="ro1">
          <table:table-cell office:value-type="float" office:value="2.8" calcext:value-type="float">
            <text:p>2.8000</text:p>
          </table:table-cell>
          <table:table-cell office:value-type="float" office:value="298.799" calcext:value-type="float">
            <text:p>298.7990</text:p>
          </table:table-cell>
          <table:table-cell office:value-type="float" office:value="0.0001054" calcext:value-type="float">
            <text:p>1.05E-04</text:p>
          </table:table-cell>
          <table:table-cell office:value-type="float" office:value="182.012" calcext:value-type="float">
            <text:p>182.0120</text:p>
          </table:table-cell>
          <table:table-cell table:formula="of:=LN([.C30]/[.$C$2])" office:value-type="float" office:value="0.103359567172824" calcext:value-type="float">
            <text:p>0.103359567172824</text:p>
          </table:table-cell>
        </table:table-row>
        <table:table-row table:style-name="ro1">
          <table:table-cell office:value-type="float" office:value="2.9" calcext:value-type="float">
            <text:p>2.9000</text:p>
          </table:table-cell>
          <table:table-cell office:value-type="float" office:value="298.801" calcext:value-type="float">
            <text:p>298.8010</text:p>
          </table:table-cell>
          <table:table-cell office:value-type="float" office:value="0.0001054" calcext:value-type="float">
            <text:p>1.05E-04</text:p>
          </table:table-cell>
          <table:table-cell office:value-type="float" office:value="182.073" calcext:value-type="float">
            <text:p>182.0730</text:p>
          </table:table-cell>
          <table:table-cell table:formula="of:=LN([.C31]/[.$C$2])" office:value-type="float" office:value="0.103359567172824" calcext:value-type="float">
            <text:p>0.103359567172824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298.802" calcext:value-type="float">
            <text:p>298.8020</text:p>
          </table:table-cell>
          <table:table-cell office:value-type="float" office:value="0.0001058" calcext:value-type="float">
            <text:p>1.06E-04</text:p>
          </table:table-cell>
          <table:table-cell office:value-type="float" office:value="181.585" calcext:value-type="float">
            <text:p>181.5850</text:p>
          </table:table-cell>
          <table:table-cell table:formula="of:=LN([.C32]/[.$C$2])" office:value-type="float" office:value="0.107147450489761" calcext:value-type="float">
            <text:p>0.107147450489761</text:p>
          </table:table-cell>
        </table:table-row>
        <table:table-row table:style-name="ro1">
          <table:table-cell office:value-type="float" office:value="3.1" calcext:value-type="float">
            <text:p>3.1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058" calcext:value-type="float">
            <text:p>1.06E-04</text:p>
          </table:table-cell>
          <table:table-cell office:value-type="float" office:value="181.463" calcext:value-type="float">
            <text:p>181.4630</text:p>
          </table:table-cell>
          <table:table-cell table:formula="of:=LN([.C33]/[.$C$2])" office:value-type="float" office:value="0.107147450489761" calcext:value-type="float">
            <text:p>0.107147450489761</text:p>
          </table:table-cell>
        </table:table-row>
        <table:table-row table:style-name="ro1">
          <table:table-cell office:value-type="float" office:value="3.2" calcext:value-type="float">
            <text:p>3.2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059" calcext:value-type="float">
            <text:p>1.06E-04</text:p>
          </table:table-cell>
          <table:table-cell office:value-type="float" office:value="181.524" calcext:value-type="float">
            <text:p>181.5240</text:p>
          </table:table-cell>
          <table:table-cell table:formula="of:=LN([.C34]/[.$C$2])" office:value-type="float" office:value="0.108092183672923" calcext:value-type="float">
            <text:p>0.108092183672923</text:p>
          </table:table-cell>
        </table:table-row>
        <table:table-row table:style-name="ro1">
          <table:table-cell office:value-type="float" office:value="3.3" calcext:value-type="float">
            <text:p>3.3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069" calcext:value-type="float">
            <text:p>1.07E-04</text:p>
          </table:table-cell>
          <table:table-cell office:value-type="float" office:value="179.754" calcext:value-type="float">
            <text:p>179.7540</text:p>
          </table:table-cell>
          <table:table-cell table:formula="of:=LN([.C35]/[.$C$2])" office:value-type="float" office:value="0.117490749096561" calcext:value-type="float">
            <text:p>0.117490749096561</text:p>
          </table:table-cell>
        </table:table-row>
        <table:table-row table:style-name="ro1">
          <table:table-cell office:value-type="float" office:value="3.4" calcext:value-type="float">
            <text:p>3.4000</text:p>
          </table:table-cell>
          <table:table-cell office:value-type="float" office:value="298.801" calcext:value-type="float">
            <text:p>298.8010</text:p>
          </table:table-cell>
          <table:table-cell office:value-type="float" office:value="0.0001076" calcext:value-type="float">
            <text:p>1.08E-04</text:p>
          </table:table-cell>
          <table:table-cell office:value-type="float" office:value="178.228" calcext:value-type="float">
            <text:p>178.2280</text:p>
          </table:table-cell>
          <table:table-cell table:formula="of:=LN([.C36]/[.$C$2])" office:value-type="float" office:value="0.124017578793246" calcext:value-type="float">
            <text:p>0.124017578793246</text:p>
          </table:table-cell>
        </table:table-row>
        <table:table-row table:style-name="ro1">
          <table:table-cell office:value-type="float" office:value="3.5" calcext:value-type="float">
            <text:p>3.5000</text:p>
          </table:table-cell>
          <table:table-cell office:value-type="float" office:value="298.802" calcext:value-type="float">
            <text:p>298.8020</text:p>
          </table:table-cell>
          <table:table-cell office:value-type="float" office:value="0.0001079" calcext:value-type="float">
            <text:p>1.08E-04</text:p>
          </table:table-cell>
          <table:table-cell office:value-type="float" office:value="177.74" calcext:value-type="float">
            <text:p>177.7400</text:p>
          </table:table-cell>
          <table:table-cell table:formula="of:=LN([.C37]/[.$C$2])" office:value-type="float" office:value="0.126801803329651" calcext:value-type="float">
            <text:p>0.126801803329651</text:p>
          </table:table-cell>
        </table:table-row>
        <table:table-row table:style-name="ro1">
          <table:table-cell office:value-type="float" office:value="3.6" calcext:value-type="float">
            <text:p>3.6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081" calcext:value-type="float">
            <text:p>1.08E-04</text:p>
          </table:table-cell>
          <table:table-cell office:value-type="float" office:value="177.74" calcext:value-type="float">
            <text:p>177.7400</text:p>
          </table:table-cell>
          <table:table-cell table:formula="of:=LN([.C38]/[.$C$2])" office:value-type="float" office:value="0.128653655710724" calcext:value-type="float">
            <text:p>0.128653655710724</text:p>
          </table:table-cell>
        </table:table-row>
        <table:table-row table:style-name="ro1">
          <table:table-cell office:value-type="float" office:value="3.7" calcext:value-type="float">
            <text:p>3.7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081" calcext:value-type="float">
            <text:p>1.08E-04</text:p>
          </table:table-cell>
          <table:table-cell office:value-type="float" office:value="177.801" calcext:value-type="float">
            <text:p>177.8010</text:p>
          </table:table-cell>
          <table:table-cell table:formula="of:=LN([.C39]/[.$C$2])" office:value-type="float" office:value="0.128653655710724" calcext:value-type="float">
            <text:p>0.128653655710724</text:p>
          </table:table-cell>
        </table:table-row>
        <table:table-row table:style-name="ro1">
          <table:table-cell office:value-type="float" office:value="3.8" calcext:value-type="float">
            <text:p>3.8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081" calcext:value-type="float">
            <text:p>1.08E-04</text:p>
          </table:table-cell>
          <table:table-cell office:value-type="float" office:value="178.045" calcext:value-type="float">
            <text:p>178.0450</text:p>
          </table:table-cell>
          <table:table-cell table:formula="of:=LN([.C40]/[.$C$2])" office:value-type="float" office:value="0.128653655710724" calcext:value-type="float">
            <text:p>0.128653655710724</text:p>
          </table:table-cell>
        </table:table-row>
        <table:table-row table:style-name="ro1">
          <table:table-cell office:value-type="float" office:value="3.9" calcext:value-type="float">
            <text:p>3.9000</text:p>
          </table:table-cell>
          <table:table-cell office:value-type="float" office:value="298.815" calcext:value-type="float">
            <text:p>298.8150</text:p>
          </table:table-cell>
          <table:table-cell office:value-type="float" office:value="0.0001081" calcext:value-type="float">
            <text:p>1.08E-04</text:p>
          </table:table-cell>
          <table:table-cell office:value-type="float" office:value="178.167" calcext:value-type="float">
            <text:p>178.1670</text:p>
          </table:table-cell>
          <table:table-cell table:formula="of:=LN([.C41]/[.$C$2])" office:value-type="float" office:value="0.128653655710724" calcext:value-type="float">
            <text:p>0.128653655710724</text:p>
          </table:table-cell>
        </table:table-row>
        <table:table-row table:style-name="ro1">
          <table:table-cell office:value-type="float" office:value="4" calcext:value-type="float">
            <text:p>4.0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09" calcext:value-type="float">
            <text:p>1.09E-04</text:p>
          </table:table-cell>
          <table:table-cell office:value-type="float" office:value="176.458" calcext:value-type="float">
            <text:p>176.4580</text:p>
          </table:table-cell>
          <table:table-cell table:formula="of:=LN([.C42]/[.$C$2])" office:value-type="float" office:value="0.136944813294705" calcext:value-type="float">
            <text:p>0.136944813294705</text:p>
          </table:table-cell>
        </table:table-row>
        <table:table-row table:style-name="ro1">
          <table:table-cell office:value-type="float" office:value="4.1" calcext:value-type="float">
            <text:p>4.1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096" calcext:value-type="float">
            <text:p>1.10E-04</text:p>
          </table:table-cell>
          <table:table-cell office:value-type="float" office:value="175.542" calcext:value-type="float">
            <text:p>175.5420</text:p>
          </table:table-cell>
          <table:table-cell table:formula="of:=LN([.C43]/[.$C$2])" office:value-type="float" office:value="0.142434305579477" calcext:value-type="float">
            <text:p>0.142434305579477</text:p>
          </table:table-cell>
        </table:table-row>
        <table:table-row table:style-name="ro1">
          <table:table-cell office:value-type="float" office:value="4.2" calcext:value-type="float">
            <text:p>4.2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096" calcext:value-type="float">
            <text:p>1.10E-04</text:p>
          </table:table-cell>
          <table:table-cell office:value-type="float" office:value="175.726" calcext:value-type="float">
            <text:p>175.7260</text:p>
          </table:table-cell>
          <table:table-cell table:formula="of:=LN([.C44]/[.$C$2])" office:value-type="float" office:value="0.142434305579477" calcext:value-type="float">
            <text:p>0.142434305579477</text:p>
          </table:table-cell>
        </table:table-row>
        <table:table-row table:style-name="ro1">
          <table:table-cell office:value-type="float" office:value="4.3" calcext:value-type="float">
            <text:p>4.3000</text:p>
          </table:table-cell>
          <table:table-cell office:value-type="float" office:value="298.809" calcext:value-type="float">
            <text:p>298.8090</text:p>
          </table:table-cell>
          <table:table-cell office:value-type="float" office:value="0.00011" calcext:value-type="float">
            <text:p>1.10E-04</text:p>
          </table:table-cell>
          <table:table-cell office:value-type="float" office:value="175.054" calcext:value-type="float">
            <text:p>175.0540</text:p>
          </table:table-cell>
          <table:table-cell table:formula="of:=LN([.C45]/[.$C$2])" office:value-type="float" office:value="0.146077296857978" calcext:value-type="float">
            <text:p>0.146077296857978</text:p>
          </table:table-cell>
        </table:table-row>
        <table:table-row table:style-name="ro1">
          <table:table-cell office:value-type="float" office:value="4.4" calcext:value-type="float">
            <text:p>4.4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101" calcext:value-type="float">
            <text:p>1.10E-04</text:p>
          </table:table-cell>
          <table:table-cell office:value-type="float" office:value="174.871" calcext:value-type="float">
            <text:p>174.8710</text:p>
          </table:table-cell>
          <table:table-cell table:formula="of:=LN([.C46]/[.$C$2])" office:value-type="float" office:value="0.146985974794196" calcext:value-type="float">
            <text:p>0.146985974794196</text:p>
          </table:table-cell>
        </table:table-row>
        <table:table-row table:style-name="ro1">
          <table:table-cell office:value-type="float" office:value="4.5" calcext:value-type="float">
            <text:p>4.5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101" calcext:value-type="float">
            <text:p>1.10E-04</text:p>
          </table:table-cell>
          <table:table-cell office:value-type="float" office:value="174.993" calcext:value-type="float">
            <text:p>174.9930</text:p>
          </table:table-cell>
          <table:table-cell table:formula="of:=LN([.C47]/[.$C$2])" office:value-type="float" office:value="0.146985974794196" calcext:value-type="float">
            <text:p>0.146985974794196</text:p>
          </table:table-cell>
        </table:table-row>
        <table:table-row table:style-name="ro1">
          <table:table-cell office:value-type="float" office:value="4.6" calcext:value-type="float">
            <text:p>4.6000</text:p>
          </table:table-cell>
          <table:table-cell office:value-type="float" office:value="298.813" calcext:value-type="float">
            <text:p>298.8130</text:p>
          </table:table-cell>
          <table:table-cell office:value-type="float" office:value="0.0001103" calcext:value-type="float">
            <text:p>1.10E-04</text:p>
          </table:table-cell>
          <table:table-cell office:value-type="float" office:value="174.627" calcext:value-type="float">
            <text:p>174.6270</text:p>
          </table:table-cell>
          <table:table-cell table:formula="of:=LN([.C48]/[.$C$2])" office:value-type="float" office:value="0.148800857325019" calcext:value-type="float">
            <text:p>0.148800857325019</text:p>
          </table:table-cell>
        </table:table-row>
        <table:table-row table:style-name="ro1">
          <table:table-cell office:value-type="float" office:value="4.7" calcext:value-type="float">
            <text:p>4.7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113" calcext:value-type="float">
            <text:p>1.11E-04</text:p>
          </table:table-cell>
          <table:table-cell office:value-type="float" office:value="172.979" calcext:value-type="float">
            <text:p>172.9790</text:p>
          </table:table-cell>
          <table:table-cell table:formula="of:=LN([.C49]/[.$C$2])" office:value-type="float" office:value="0.157826189347061" calcext:value-type="float">
            <text:p>0.157826189347061</text:p>
          </table:table-cell>
        </table:table-row>
        <table:table-row table:style-name="ro1">
          <table:table-cell office:value-type="float" office:value="4.8" calcext:value-type="float">
            <text:p>4.8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116" calcext:value-type="float">
            <text:p>1.12E-04</text:p>
          </table:table-cell>
          <table:table-cell office:value-type="float" office:value="172.552" calcext:value-type="float">
            <text:p>172.5520</text:p>
          </table:table-cell>
          <table:table-cell table:formula="of:=LN([.C50]/[.$C$2])" office:value-type="float" office:value="0.160517981012772" calcext:value-type="float">
            <text:p>0.160517981012772</text:p>
          </table:table-cell>
        </table:table-row>
        <table:table-row table:style-name="ro1">
          <table:table-cell office:value-type="float" office:value="4.9" calcext:value-type="float">
            <text:p>4.9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116" calcext:value-type="float">
            <text:p>1.12E-04</text:p>
          </table:table-cell>
          <table:table-cell office:value-type="float" office:value="172.674" calcext:value-type="float">
            <text:p>172.6740</text:p>
          </table:table-cell>
          <table:table-cell table:formula="of:=LN([.C51]/[.$C$2])" office:value-type="float" office:value="0.160517981012772" calcext:value-type="float">
            <text:p>0.160517981012772</text:p>
          </table:table-cell>
        </table:table-row>
        <table:table-row table:style-name="ro1">
          <table:table-cell office:value-type="float" office:value="5" calcext:value-type="float">
            <text:p>5.0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122" calcext:value-type="float">
            <text:p>1.12E-04</text:p>
          </table:table-cell>
          <table:table-cell office:value-type="float" office:value="171.88" calcext:value-type="float">
            <text:p>171.8800</text:p>
          </table:table-cell>
          <table:table-cell table:formula="of:=LN([.C52]/[.$C$2])" office:value-type="float" office:value="0.165879924154158" calcext:value-type="float">
            <text:p>0.165879924154158</text:p>
          </table:table-cell>
        </table:table-row>
        <table:table-row table:style-name="ro1">
          <table:table-cell office:value-type="float" office:value="5.1" calcext:value-type="float">
            <text:p>5.1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127" calcext:value-type="float">
            <text:p>1.13E-04</text:p>
          </table:table-cell>
          <table:table-cell office:value-type="float" office:value="171.087" calcext:value-type="float">
            <text:p>171.0870</text:p>
          </table:table-cell>
          <table:table-cell table:formula="of:=LN([.C53]/[.$C$2])" office:value-type="float" office:value="0.170326352111292" calcext:value-type="float">
            <text:p>0.170326352111292</text:p>
          </table:table-cell>
        </table:table-row>
        <table:table-row table:style-name="ro1">
          <table:table-cell office:value-type="float" office:value="5.2" calcext:value-type="float">
            <text:p>5.2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127" calcext:value-type="float">
            <text:p>1.13E-04</text:p>
          </table:table-cell>
          <table:table-cell office:value-type="float" office:value="171.209" calcext:value-type="float">
            <text:p>171.2090</text:p>
          </table:table-cell>
          <table:table-cell table:formula="of:=LN([.C54]/[.$C$2])" office:value-type="float" office:value="0.170326352111292" calcext:value-type="float">
            <text:p>0.170326352111292</text:p>
          </table:table-cell>
        </table:table-row>
        <table:table-row table:style-name="ro1">
          <table:table-cell office:value-type="float" office:value="5.3" calcext:value-type="float">
            <text:p>5.3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128" calcext:value-type="float">
            <text:p>1.13E-04</text:p>
          </table:table-cell>
          <table:table-cell office:value-type="float" office:value="171.209" calcext:value-type="float">
            <text:p>171.2090</text:p>
          </table:table-cell>
          <table:table-cell table:formula="of:=LN([.C55]/[.$C$2])" office:value-type="float" office:value="0.17121327012952" calcext:value-type="float">
            <text:p>0.17121327012952</text:p>
          </table:table-cell>
        </table:table-row>
        <table:table-row table:style-name="ro1">
          <table:table-cell office:value-type="float" office:value="5.4" calcext:value-type="float">
            <text:p>5.4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133" calcext:value-type="float">
            <text:p>1.13E-04</text:p>
          </table:table-cell>
          <table:table-cell office:value-type="float" office:value="170.354" calcext:value-type="float">
            <text:p>170.3540</text:p>
          </table:table-cell>
          <table:table-cell table:formula="of:=LN([.C56]/[.$C$2])" office:value-type="float" office:value="0.175636099099522" calcext:value-type="float">
            <text:p>0.175636099099522</text:p>
          </table:table-cell>
        </table:table-row>
        <table:table-row table:style-name="ro1">
          <table:table-cell office:value-type="float" office:value="5.5" calcext:value-type="float">
            <text:p>5.5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135" calcext:value-type="float">
            <text:p>1.14E-04</text:p>
          </table:table-cell>
          <table:table-cell office:value-type="float" office:value="170.171" calcext:value-type="float">
            <text:p>170.1710</text:p>
          </table:table-cell>
          <table:table-cell table:formula="of:=LN([.C57]/[.$C$2])" office:value-type="float" office:value="0.177399767987019" calcext:value-type="float">
            <text:p>0.177399767987019</text:p>
          </table:table-cell>
        </table:table-row>
        <table:table-row table:style-name="ro1">
          <table:table-cell office:value-type="float" office:value="5.6" calcext:value-type="float">
            <text:p>5.6000</text:p>
          </table:table-cell>
          <table:table-cell office:value-type="float" office:value="298.809" calcext:value-type="float">
            <text:p>298.8090</text:p>
          </table:table-cell>
          <table:table-cell office:value-type="float" office:value="0.0001137" calcext:value-type="float">
            <text:p>1.14E-04</text:p>
          </table:table-cell>
          <table:table-cell office:value-type="float" office:value="169.805" calcext:value-type="float">
            <text:p>169.8050</text:p>
          </table:table-cell>
          <table:table-cell table:formula="of:=LN([.C58]/[.$C$2])" office:value-type="float" office:value="0.179160331822052" calcext:value-type="float">
            <text:p>0.179160331822052</text:p>
          </table:table-cell>
        </table:table-row>
        <table:table-row table:style-name="ro1">
          <table:table-cell office:value-type="float" office:value="5.7" calcext:value-type="float">
            <text:p>5.7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139" calcext:value-type="float">
            <text:p>1.14E-04</text:p>
          </table:table-cell>
          <table:table-cell office:value-type="float" office:value="169.561" calcext:value-type="float">
            <text:p>169.5610</text:p>
          </table:table-cell>
          <table:table-cell table:formula="of:=LN([.C59]/[.$C$2])" office:value-type="float" office:value="0.180917801518698" calcext:value-type="float">
            <text:p>0.180917801518698</text:p>
          </table:table-cell>
        </table:table-row>
        <table:table-row table:style-name="ro1">
          <table:table-cell office:value-type="float" office:value="5.8" calcext:value-type="float">
            <text:p>5.8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147" calcext:value-type="float">
            <text:p>1.15E-04</text:p>
          </table:table-cell>
          <table:table-cell office:value-type="float" office:value="168.462" calcext:value-type="float">
            <text:p>168.4620</text:p>
          </table:table-cell>
          <table:table-cell table:formula="of:=LN([.C60]/[.$C$2])" office:value-type="float" office:value="0.187916955200887" calcext:value-type="float">
            <text:p>0.187916955200887</text:p>
          </table:table-cell>
        </table:table-row>
        <table:table-row table:style-name="ro1">
          <table:table-cell office:value-type="float" office:value="5.9" calcext:value-type="float">
            <text:p>5.9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147" calcext:value-type="float">
            <text:p>1.15E-04</text:p>
          </table:table-cell>
          <table:table-cell office:value-type="float" office:value="168.401" calcext:value-type="float">
            <text:p>168.4010</text:p>
          </table:table-cell>
          <table:table-cell table:formula="of:=LN([.C61]/[.$C$2])" office:value-type="float" office:value="0.187916955200887" calcext:value-type="float">
            <text:p>0.187916955200887</text:p>
          </table:table-cell>
        </table:table-row>
        <table:table-row table:style-name="ro1">
          <table:table-cell office:value-type="float" office:value="6" calcext:value-type="float">
            <text:p>6.0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152" calcext:value-type="float">
            <text:p>1.15E-04</text:p>
          </table:table-cell>
          <table:table-cell office:value-type="float" office:value="167.608" calcext:value-type="float">
            <text:p>167.6080</text:p>
          </table:table-cell>
          <table:table-cell table:formula="of:=LN([.C62]/[.$C$2])" office:value-type="float" office:value="0.192266679327353" calcext:value-type="float">
            <text:p>0.192266679327353</text:p>
          </table:table-cell>
        </table:table-row>
        <table:table-row table:style-name="ro1">
          <table:table-cell office:value-type="float" office:value="6.1" calcext:value-type="float">
            <text:p>6.1000</text:p>
          </table:table-cell>
          <table:table-cell office:value-type="float" office:value="298.805" calcext:value-type="float">
            <text:p>298.8050</text:p>
          </table:table-cell>
          <table:table-cell office:value-type="float" office:value="0.0001158" calcext:value-type="float">
            <text:p>1.16E-04</text:p>
          </table:table-cell>
          <table:table-cell office:value-type="float" office:value="166.57" calcext:value-type="float">
            <text:p>166.5700</text:p>
          </table:table-cell>
          <table:table-cell table:formula="of:=LN([.C63]/[.$C$2])" office:value-type="float" office:value="0.197461496204457" calcext:value-type="float">
            <text:p>0.197461496204457</text:p>
          </table:table-cell>
        </table:table-row>
        <table:table-row table:style-name="ro1">
          <table:table-cell office:value-type="float" office:value="6.2" calcext:value-type="float">
            <text:p>6.2000</text:p>
          </table:table-cell>
          <table:table-cell office:value-type="float" office:value="298.804" calcext:value-type="float">
            <text:p>298.8040</text:p>
          </table:table-cell>
          <table:table-cell office:value-type="float" office:value="0.0001162" calcext:value-type="float">
            <text:p>1.16E-04</text:p>
          </table:table-cell>
          <table:table-cell office:value-type="float" office:value="166.082" calcext:value-type="float">
            <text:p>166.0820</text:p>
          </table:table-cell>
          <table:table-cell table:formula="of:=LN([.C64]/[.$C$2])" office:value-type="float" office:value="0.200909775483372" calcext:value-type="float">
            <text:p>0.200909775483372</text:p>
          </table:table-cell>
        </table:table-row>
        <table:table-row table:style-name="ro1">
          <table:table-cell office:value-type="float" office:value="6.3" calcext:value-type="float">
            <text:p>6.3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163" calcext:value-type="float">
            <text:p>1.16E-04</text:p>
          </table:table-cell>
          <table:table-cell office:value-type="float" office:value="166.204" calcext:value-type="float">
            <text:p>166.2040</text:p>
          </table:table-cell>
          <table:table-cell table:formula="of:=LN([.C65]/[.$C$2])" office:value-type="float" office:value="0.20176999059018" calcext:value-type="float">
            <text:p>0.20176999059018</text:p>
          </table:table-cell>
        </table:table-row>
        <table:table-row table:style-name="ro1">
          <table:table-cell office:value-type="float" office:value="6.4" calcext:value-type="float">
            <text:p>6.4000</text:p>
          </table:table-cell>
          <table:table-cell office:value-type="float" office:value="298.801" calcext:value-type="float">
            <text:p>298.8010</text:p>
          </table:table-cell>
          <table:table-cell office:value-type="float" office:value="0.0001172" calcext:value-type="float">
            <text:p>1.17E-04</text:p>
          </table:table-cell>
          <table:table-cell office:value-type="float" office:value="164.8" calcext:value-type="float">
            <text:p>164.8000</text:p>
          </table:table-cell>
          <table:table-cell table:formula="of:=LN([.C66]/[.$C$2])" office:value-type="float" office:value="0.209478808208474" calcext:value-type="float">
            <text:p>0.209478808208474</text:p>
          </table:table-cell>
        </table:table-row>
        <table:table-row table:style-name="ro1">
          <table:table-cell office:value-type="float" office:value="6.5" calcext:value-type="float">
            <text:p>6.5000</text:p>
          </table:table-cell>
          <table:table-cell office:value-type="float" office:value="298.8" calcext:value-type="float">
            <text:p>298.8000</text:p>
          </table:table-cell>
          <table:table-cell office:value-type="float" office:value="0.0001176" calcext:value-type="float">
            <text:p>1.18E-04</text:p>
          </table:table-cell>
          <table:table-cell office:value-type="float" office:value="164.19" calcext:value-type="float">
            <text:p>164.1900</text:p>
          </table:table-cell>
          <table:table-cell table:formula="of:=LN([.C67]/[.$C$2])" office:value-type="float" office:value="0.212885966530088" calcext:value-type="float">
            <text:p>0.212885966530088</text:p>
          </table:table-cell>
        </table:table-row>
        <table:table-row table:style-name="ro1">
          <table:table-cell office:value-type="float" office:value="6.6" calcext:value-type="float">
            <text:p>6.6000</text:p>
          </table:table-cell>
          <table:table-cell office:value-type="float" office:value="298.8" calcext:value-type="float">
            <text:p>298.8000</text:p>
          </table:table-cell>
          <table:table-cell office:value-type="float" office:value="0.0001179" calcext:value-type="float">
            <text:p>1.18E-04</text:p>
          </table:table-cell>
          <table:table-cell office:value-type="float" office:value="163.823" calcext:value-type="float">
            <text:p>163.8230</text:p>
          </table:table-cell>
          <table:table-cell table:formula="of:=LN([.C68]/[.$C$2])" office:value-type="float" office:value="0.215433738608887" calcext:value-type="float">
            <text:p>0.215433738608887</text:p>
          </table:table-cell>
        </table:table-row>
        <table:table-row table:style-name="ro1">
          <table:table-cell office:value-type="float" office:value="6.7" calcext:value-type="float">
            <text:p>6.7000</text:p>
          </table:table-cell>
          <table:table-cell office:value-type="float" office:value="298.801" calcext:value-type="float">
            <text:p>298.8010</text:p>
          </table:table-cell>
          <table:table-cell office:value-type="float" office:value="0.000118" calcext:value-type="float">
            <text:p>1.18E-04</text:p>
          </table:table-cell>
          <table:table-cell office:value-type="float" office:value="163.823" calcext:value-type="float">
            <text:p>163.8230</text:p>
          </table:table-cell>
          <table:table-cell table:formula="of:=LN([.C69]/[.$C$2])" office:value-type="float" office:value="0.216281555531226" calcext:value-type="float">
            <text:p>0.216281555531226</text:p>
          </table:table-cell>
        </table:table-row>
        <table:table-row table:style-name="ro1">
          <table:table-cell office:value-type="float" office:value="6.8" calcext:value-type="float">
            <text:p>6.8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18" calcext:value-type="float">
            <text:p>1.18E-04</text:p>
          </table:table-cell>
          <table:table-cell office:value-type="float" office:value="163.945" calcext:value-type="float">
            <text:p>163.9450</text:p>
          </table:table-cell>
          <table:table-cell table:formula="of:=LN([.C70]/[.$C$2])" office:value-type="float" office:value="0.216281555531226" calcext:value-type="float">
            <text:p>0.216281555531226</text:p>
          </table:table-cell>
        </table:table-row>
        <table:table-row table:style-name="ro1">
          <table:table-cell office:value-type="float" office:value="6.9" calcext:value-type="float">
            <text:p>6.9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181" calcext:value-type="float">
            <text:p>1.18E-04</text:p>
          </table:table-cell>
          <table:table-cell office:value-type="float" office:value="164.006" calcext:value-type="float">
            <text:p>164.0060</text:p>
          </table:table-cell>
          <table:table-cell table:formula="of:=LN([.C71]/[.$C$2])" office:value-type="float" office:value="0.217128654268878" calcext:value-type="float">
            <text:p>0.217128654268878</text:p>
          </table:table-cell>
        </table:table-row>
        <table:table-row table:style-name="ro1">
          <table:table-cell office:value-type="float" office:value="7" calcext:value-type="float">
            <text:p>7.0000</text:p>
          </table:table-cell>
          <table:table-cell office:value-type="float" office:value="298.804" calcext:value-type="float">
            <text:p>298.8040</text:p>
          </table:table-cell>
          <table:table-cell office:value-type="float" office:value="0.0001189" calcext:value-type="float">
            <text:p>1.19E-04</text:p>
          </table:table-cell>
          <table:table-cell office:value-type="float" office:value="162.603" calcext:value-type="float">
            <text:p>162.6030</text:p>
          </table:table-cell>
          <table:table-cell table:formula="of:=LN([.C72]/[.$C$2])" office:value-type="float" office:value="0.223879734762298" calcext:value-type="float">
            <text:p>0.223879734762298</text:p>
          </table:table-cell>
        </table:table-row>
        <table:table-row table:style-name="ro1">
          <table:table-cell office:value-type="float" office:value="7.1" calcext:value-type="float">
            <text:p>7.1000</text:p>
          </table:table-cell>
          <table:table-cell office:value-type="float" office:value="298.801" calcext:value-type="float">
            <text:p>298.8010</text:p>
          </table:table-cell>
          <table:table-cell office:value-type="float" office:value="0.0001193" calcext:value-type="float">
            <text:p>1.19E-04</text:p>
          </table:table-cell>
          <table:table-cell office:value-type="float" office:value="161.931" calcext:value-type="float">
            <text:p>161.9310</text:p>
          </table:table-cell>
          <table:table-cell table:formula="of:=LN([.C73]/[.$C$2])" office:value-type="float" office:value="0.227238260169432" calcext:value-type="float">
            <text:p>0.227238260169432</text:p>
          </table:table-cell>
        </table:table-row>
        <table:table-row table:style-name="ro1">
          <table:table-cell office:value-type="float" office:value="7.2" calcext:value-type="float">
            <text:p>7.2000</text:p>
          </table:table-cell>
          <table:table-cell office:value-type="float" office:value="298.805" calcext:value-type="float">
            <text:p>298.8050</text:p>
          </table:table-cell>
          <table:table-cell office:value-type="float" office:value="0.0001194" calcext:value-type="float">
            <text:p>1.19E-04</text:p>
          </table:table-cell>
          <table:table-cell office:value-type="float" office:value="162.114" calcext:value-type="float">
            <text:p>162.1140</text:p>
          </table:table-cell>
          <table:table-cell table:formula="of:=LN([.C74]/[.$C$2])" office:value-type="float" office:value="0.228076132024063" calcext:value-type="float">
            <text:p>0.228076132024063</text:p>
          </table:table-cell>
        </table:table-row>
        <table:table-row table:style-name="ro1">
          <table:table-cell office:value-type="float" office:value="7.3" calcext:value-type="float">
            <text:p>7.3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194" calcext:value-type="float">
            <text:p>1.19E-04</text:p>
          </table:table-cell>
          <table:table-cell office:value-type="float" office:value="162.175" calcext:value-type="float">
            <text:p>162.1750</text:p>
          </table:table-cell>
          <table:table-cell table:formula="of:=LN([.C75]/[.$C$2])" office:value-type="float" office:value="0.228076132024063" calcext:value-type="float">
            <text:p>0.228076132024063</text:p>
          </table:table-cell>
        </table:table-row>
        <table:table-row table:style-name="ro1">
          <table:table-cell office:value-type="float" office:value="7.4" calcext:value-type="float">
            <text:p>7.4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196" calcext:value-type="float">
            <text:p>1.20E-04</text:p>
          </table:table-cell>
          <table:table-cell office:value-type="float" office:value="162.053" calcext:value-type="float">
            <text:p>162.0530</text:p>
          </table:table-cell>
          <table:table-cell table:formula="of:=LN([.C76]/[.$C$2])" office:value-type="float" office:value="0.229749772582093" calcext:value-type="float">
            <text:p>0.229749772582093</text:p>
          </table:table-cell>
        </table:table-row>
        <table:table-row table:style-name="ro1">
          <table:table-cell office:value-type="float" office:value="7.5" calcext:value-type="float">
            <text:p>7.5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203" calcext:value-type="float">
            <text:p>1.20E-04</text:p>
          </table:table-cell>
          <table:table-cell office:value-type="float" office:value="161.016" calcext:value-type="float">
            <text:p>161.0160</text:p>
          </table:table-cell>
          <table:table-cell table:formula="of:=LN([.C77]/[.$C$2])" office:value-type="float" office:value="0.235585554046195" calcext:value-type="float">
            <text:p>0.235585554046195</text:p>
          </table:table-cell>
        </table:table-row>
        <table:table-row table:style-name="ro1">
          <table:table-cell office:value-type="float" office:value="7.6" calcext:value-type="float">
            <text:p>7.6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204" calcext:value-type="float">
            <text:p>1.20E-04</text:p>
          </table:table-cell>
          <table:table-cell office:value-type="float" office:value="160.894" calcext:value-type="float">
            <text:p>160.8940</text:p>
          </table:table-cell>
          <table:table-cell table:formula="of:=LN([.C78]/[.$C$2])" office:value-type="float" office:value="0.236416463940282" calcext:value-type="float">
            <text:p>0.236416463940282</text:p>
          </table:table-cell>
        </table:table-row>
        <table:table-row table:style-name="ro1">
          <table:table-cell office:value-type="float" office:value="7.7" calcext:value-type="float">
            <text:p>7.7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206" calcext:value-type="float">
            <text:p>1.21E-04</text:p>
          </table:table-cell>
          <table:table-cell office:value-type="float" office:value="160.71" calcext:value-type="float">
            <text:p>160.7100</text:p>
          </table:table-cell>
          <table:table-cell table:formula="of:=LN([.C79]/[.$C$2])" office:value-type="float" office:value="0.238076215358647" calcext:value-type="float">
            <text:p>0.238076215358647</text:p>
          </table:table-cell>
        </table:table-row>
        <table:table-row table:style-name="ro1">
          <table:table-cell office:value-type="float" office:value="7.8" calcext:value-type="float">
            <text:p>7.8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21" calcext:value-type="float">
            <text:p>1.21E-04</text:p>
          </table:table-cell>
          <table:table-cell office:value-type="float" office:value="160.161" calcext:value-type="float">
            <text:p>160.1610</text:p>
          </table:table-cell>
          <table:table-cell table:formula="of:=LN([.C80]/[.$C$2])" office:value-type="float" office:value="0.241387476662303" calcext:value-type="float">
            <text:p>0.241387476662303</text:p>
          </table:table-cell>
        </table:table-row>
        <table:table-row table:style-name="ro1">
          <table:table-cell office:value-type="float" office:value="7.9" calcext:value-type="float">
            <text:p>7.9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215" calcext:value-type="float">
            <text:p>1.22E-04</text:p>
          </table:table-cell>
          <table:table-cell office:value-type="float" office:value="159.49" calcext:value-type="float">
            <text:p>159.4900</text:p>
          </table:table-cell>
          <table:table-cell table:formula="of:=LN([.C81]/[.$C$2])" office:value-type="float" office:value="0.245511193846165" calcext:value-type="float">
            <text:p>0.245511193846165</text:p>
          </table:table-cell>
        </table:table-row>
        <table:table-row table:style-name="ro1">
          <table:table-cell office:value-type="float" office:value="8" calcext:value-type="float">
            <text:p>8.0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219" calcext:value-type="float">
            <text:p>1.22E-04</text:p>
          </table:table-cell>
          <table:table-cell office:value-type="float" office:value="159.001" calcext:value-type="float">
            <text:p>159.0010</text:p>
          </table:table-cell>
          <table:table-cell table:formula="of:=LN([.C82]/[.$C$2])" office:value-type="float" office:value="0.248797967552788" calcext:value-type="float">
            <text:p>0.248797967552788</text:p>
          </table:table-cell>
        </table:table-row>
        <table:table-row table:style-name="ro1">
          <table:table-cell office:value-type="float" office:value="8.1" calcext:value-type="float">
            <text:p>8.1000</text:p>
          </table:table-cell>
          <table:table-cell office:value-type="float" office:value="298.802" calcext:value-type="float">
            <text:p>298.8020</text:p>
          </table:table-cell>
          <table:table-cell office:value-type="float" office:value="0.0001223" calcext:value-type="float">
            <text:p>1.22E-04</text:p>
          </table:table-cell>
          <table:table-cell office:value-type="float" office:value="158.33" calcext:value-type="float">
            <text:p>158.3300</text:p>
          </table:table-cell>
          <table:table-cell table:formula="of:=LN([.C83]/[.$C$2])" office:value-type="float" office:value="0.252073973758688" calcext:value-type="float">
            <text:p>0.252073973758688</text:p>
          </table:table-cell>
        </table:table-row>
        <table:table-row table:style-name="ro1">
          <table:table-cell office:value-type="float" office:value="8.2" calcext:value-type="float">
            <text:p>8.2000</text:p>
          </table:table-cell>
          <table:table-cell office:value-type="float" office:value="298.805" calcext:value-type="float">
            <text:p>298.8050</text:p>
          </table:table-cell>
          <table:table-cell office:value-type="float" office:value="0.0001225" calcext:value-type="float">
            <text:p>1.23E-04</text:p>
          </table:table-cell>
          <table:table-cell office:value-type="float" office:value="158.208" calcext:value-type="float">
            <text:p>158.2080</text:p>
          </table:table-cell>
          <table:table-cell table:formula="of:=LN([.C84]/[.$C$2])" office:value-type="float" office:value="0.253707961050343" calcext:value-type="float">
            <text:p>0.253707961050343</text:p>
          </table:table-cell>
        </table:table-row>
        <table:table-row table:style-name="ro1">
          <table:table-cell office:value-type="float" office:value="8.3" calcext:value-type="float">
            <text:p>8.3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227" calcext:value-type="float">
            <text:p>1.23E-04</text:p>
          </table:table-cell>
          <table:table-cell office:value-type="float" office:value="158.147" calcext:value-type="float">
            <text:p>158.1470</text:p>
          </table:table-cell>
          <table:table-cell table:formula="of:=LN([.C85]/[.$C$2])" office:value-type="float" office:value="0.255339282782427" calcext:value-type="float">
            <text:p>0.255339282782427</text:p>
          </table:table-cell>
        </table:table-row>
        <table:table-row table:style-name="ro1">
          <table:table-cell office:value-type="float" office:value="8.4" calcext:value-type="float">
            <text:p>8.4000</text:p>
          </table:table-cell>
          <table:table-cell office:value-type="float" office:value="298.805" calcext:value-type="float">
            <text:p>298.8050</text:p>
          </table:table-cell>
          <table:table-cell office:value-type="float" office:value="0.0001231" calcext:value-type="float">
            <text:p>1.23E-04</text:p>
          </table:table-cell>
          <table:table-cell office:value-type="float" office:value="157.476" calcext:value-type="float">
            <text:p>157.4760</text:p>
          </table:table-cell>
          <table:table-cell table:formula="of:=LN([.C86]/[.$C$2])" office:value-type="float" office:value="0.258593964255969" calcext:value-type="float">
            <text:p>0.258593964255969</text:p>
          </table:table-cell>
        </table:table-row>
        <table:table-row table:style-name="ro1">
          <table:table-cell office:value-type="float" office:value="8.5" calcext:value-type="float">
            <text:p>8.5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236" calcext:value-type="float">
            <text:p>1.24E-04</text:p>
          </table:table-cell>
          <table:table-cell office:value-type="float" office:value="156.987" calcext:value-type="float">
            <text:p>156.9870</text:p>
          </table:table-cell>
          <table:table-cell table:formula="of:=LN([.C87]/[.$C$2])" office:value-type="float" office:value="0.262647476089152" calcext:value-type="float">
            <text:p>0.262647476089152</text:p>
          </table:table-cell>
        </table:table-row>
        <table:table-row table:style-name="ro1">
          <table:table-cell office:value-type="float" office:value="8.6" calcext:value-type="float">
            <text:p>8.6000</text:p>
          </table:table-cell>
          <table:table-cell office:value-type="float" office:value="298.805" calcext:value-type="float">
            <text:p>298.8050</text:p>
          </table:table-cell>
          <table:table-cell office:value-type="float" office:value="0.0001239" calcext:value-type="float">
            <text:p>1.24E-04</text:p>
          </table:table-cell>
          <table:table-cell office:value-type="float" office:value="156.621" calcext:value-type="float">
            <text:p>156.6210</text:p>
          </table:table-cell>
          <table:table-cell table:formula="of:=LN([.C88]/[.$C$2])" office:value-type="float" office:value="0.265071719700659" calcext:value-type="float">
            <text:p>0.265071719700659</text:p>
          </table:table-cell>
        </table:table-row>
        <table:table-row table:style-name="ro1">
          <table:table-cell office:value-type="float" office:value="8.7" calcext:value-type="float">
            <text:p>8.7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24" calcext:value-type="float">
            <text:p>1.24E-04</text:p>
          </table:table-cell>
          <table:table-cell office:value-type="float" office:value="156.377" calcext:value-type="float">
            <text:p>156.3770</text:p>
          </table:table-cell>
          <table:table-cell table:formula="of:=LN([.C89]/[.$C$2])" office:value-type="float" office:value="0.265878496670599" calcext:value-type="float">
            <text:p>0.265878496670599</text:p>
          </table:table-cell>
        </table:table-row>
        <table:table-row table:style-name="ro1">
          <table:table-cell office:value-type="float" office:value="8.8" calcext:value-type="float">
            <text:p>8.8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24" calcext:value-type="float">
            <text:p>1.24E-04</text:p>
          </table:table-cell>
          <table:table-cell office:value-type="float" office:value="156.56" calcext:value-type="float">
            <text:p>156.5600</text:p>
          </table:table-cell>
          <table:table-cell table:formula="of:=LN([.C90]/[.$C$2])" office:value-type="float" office:value="0.265878496670599" calcext:value-type="float">
            <text:p>0.265878496670599</text:p>
          </table:table-cell>
        </table:table-row>
        <table:table-row table:style-name="ro1">
          <table:table-cell office:value-type="float" office:value="8.9" calcext:value-type="float">
            <text:p>8.9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241" calcext:value-type="float">
            <text:p>1.24E-04</text:p>
          </table:table-cell>
          <table:table-cell office:value-type="float" office:value="156.621" calcext:value-type="float">
            <text:p>156.6210</text:p>
          </table:table-cell>
          <table:table-cell table:formula="of:=LN([.C91]/[.$C$2])" office:value-type="float" office:value="0.266684623276123" calcext:value-type="float">
            <text:p>0.266684623276123</text:p>
          </table:table-cell>
        </table:table-row>
        <table:table-row table:style-name="ro1">
          <table:table-cell office:value-type="float" office:value="9" calcext:value-type="float">
            <text:p>9.0000</text:p>
          </table:table-cell>
          <table:table-cell office:value-type="float" office:value="298.812" calcext:value-type="float">
            <text:p>298.8120</text:p>
          </table:table-cell>
          <table:table-cell office:value-type="float" office:value="0.0001241" calcext:value-type="float">
            <text:p>1.24E-04</text:p>
          </table:table-cell>
          <table:table-cell office:value-type="float" office:value="156.621" calcext:value-type="float">
            <text:p>156.6210</text:p>
          </table:table-cell>
          <table:table-cell table:formula="of:=LN([.C92]/[.$C$2])" office:value-type="float" office:value="0.266684623276123" calcext:value-type="float">
            <text:p>0.266684623276123</text:p>
          </table:table-cell>
        </table:table-row>
        <table:table-row table:style-name="ro1">
          <table:table-cell office:value-type="float" office:value="9.1" calcext:value-type="float">
            <text:p>9.1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246" calcext:value-type="float">
            <text:p>1.25E-04</text:p>
          </table:table-cell>
          <table:table-cell office:value-type="float" office:value="155.766" calcext:value-type="float">
            <text:p>155.7660</text:p>
          </table:table-cell>
          <table:table-cell table:formula="of:=LN([.C93]/[.$C$2])" office:value-type="float" office:value="0.270705537418914" calcext:value-type="float">
            <text:p>0.270705537418914</text:p>
          </table:table-cell>
        </table:table-row>
        <table:table-row table:style-name="ro1">
          <table:table-cell office:value-type="float" office:value="9.2" calcext:value-type="float">
            <text:p>9.2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155.339" calcext:value-type="float">
            <text:p>155.3390</text:p>
          </table:table-cell>
          <table:table-cell table:formula="of:=LN([.C94]/[.$C$2])" office:value-type="float" office:value="0.273910668367863" calcext:value-type="float">
            <text:p>0.273910668367863</text:p>
          </table:table-cell>
        </table:table-row>
        <table:table-row table:style-name="ro1">
          <table:table-cell office:value-type="float" office:value="9.3" calcext:value-type="float">
            <text:p>9.3000</text:p>
          </table:table-cell>
          <table:table-cell office:value-type="float" office:value="298.813" calcext:value-type="float">
            <text:p>298.8130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155.583" calcext:value-type="float">
            <text:p>155.5830</text:p>
          </table:table-cell>
          <table:table-cell table:formula="of:=LN([.C95]/[.$C$2])" office:value-type="float" office:value="0.273910668367863" calcext:value-type="float">
            <text:p>0.273910668367863</text:p>
          </table:table-cell>
        </table:table-row>
        <table:table-row table:style-name="ro1">
          <table:table-cell office:value-type="float" office:value="9.4" calcext:value-type="float">
            <text:p>9.4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155.583" calcext:value-type="float">
            <text:p>155.5830</text:p>
          </table:table-cell>
          <table:table-cell table:formula="of:=LN([.C96]/[.$C$2])" office:value-type="float" office:value="0.273910668367863" calcext:value-type="float">
            <text:p>0.273910668367863</text:p>
          </table:table-cell>
        </table:table-row>
        <table:table-row table:style-name="ro1">
          <table:table-cell office:value-type="float" office:value="9.5" calcext:value-type="float">
            <text:p>9.5000</text:p>
          </table:table-cell>
          <table:table-cell office:value-type="float" office:value="298.817" calcext:value-type="float">
            <text:p>298.8170</text:p>
          </table:table-cell>
          <table:table-cell office:value-type="float" office:value="0.000125" calcext:value-type="float">
            <text:p>1.25E-04</text:p>
          </table:table-cell>
          <table:table-cell office:value-type="float" office:value="155.644" calcext:value-type="float">
            <text:p>155.6440</text:p>
          </table:table-cell>
          <table:table-cell table:formula="of:=LN([.C97]/[.$C$2])" office:value-type="float" office:value="0.273910668367863" calcext:value-type="float">
            <text:p>0.273910668367863</text:p>
          </table:table-cell>
        </table:table-row>
        <table:table-row table:style-name="ro1">
          <table:table-cell office:value-type="float" office:value="9.6" calcext:value-type="float">
            <text:p>9.6000</text:p>
          </table:table-cell>
          <table:table-cell office:value-type="float" office:value="298.815" calcext:value-type="float">
            <text:p>298.8150</text:p>
          </table:table-cell>
          <table:table-cell office:value-type="float" office:value="0.0001258" calcext:value-type="float">
            <text:p>1.26E-04</text:p>
          </table:table-cell>
          <table:table-cell office:value-type="float" office:value="154.546" calcext:value-type="float">
            <text:p>154.5460</text:p>
          </table:table-cell>
          <table:table-cell table:formula="of:=LN([.C98]/[.$C$2])" office:value-type="float" office:value="0.280290275331902" calcext:value-type="float">
            <text:p>0.280290275331902</text:p>
          </table:table-cell>
        </table:table-row>
        <table:table-row table:style-name="ro1">
          <table:table-cell office:value-type="float" office:value="9.7" calcext:value-type="float">
            <text:p>9.7000</text:p>
          </table:table-cell>
          <table:table-cell office:value-type="float" office:value="298.805" calcext:value-type="float">
            <text:p>298.8050</text:p>
          </table:table-cell>
          <table:table-cell office:value-type="float" office:value="0.0001272" calcext:value-type="float">
            <text:p>1.27E-04</text:p>
          </table:table-cell>
          <table:table-cell office:value-type="float" office:value="152.348" calcext:value-type="float">
            <text:p>152.3480</text:p>
          </table:table-cell>
          <table:table-cell table:formula="of:=LN([.C99]/[.$C$2])" office:value-type="float" office:value="0.291357581971583" calcext:value-type="float">
            <text:p>0.291357581971583</text:p>
          </table:table-cell>
        </table:table-row>
        <table:table-row table:style-name="ro1">
          <table:table-cell office:value-type="float" office:value="9.8" calcext:value-type="float">
            <text:p>9.8000</text:p>
          </table:table-cell>
          <table:table-cell office:value-type="float" office:value="298.801" calcext:value-type="float">
            <text:p>298.8010</text:p>
          </table:table-cell>
          <table:table-cell office:value-type="float" office:value="0.0001277" calcext:value-type="float">
            <text:p>1.28E-04</text:p>
          </table:table-cell>
          <table:table-cell office:value-type="float" office:value="151.799" calcext:value-type="float">
            <text:p>151.7990</text:p>
          </table:table-cell>
          <table:table-cell table:formula="of:=LN([.C100]/[.$C$2])" office:value-type="float" office:value="0.295280694104055" calcext:value-type="float">
            <text:p>0.295280694104055</text:p>
          </table:table-cell>
        </table:table-row>
        <table:table-row table:style-name="ro1">
          <table:table-cell office:value-type="float" office:value="9.9" calcext:value-type="float">
            <text:p>9.9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277" calcext:value-type="float">
            <text:p>1.28E-04</text:p>
          </table:table-cell>
          <table:table-cell office:value-type="float" office:value="152.043" calcext:value-type="float">
            <text:p>152.0430</text:p>
          </table:table-cell>
          <table:table-cell table:formula="of:=LN([.C101]/[.$C$2])" office:value-type="float" office:value="0.295280694104055" calcext:value-type="float">
            <text:p>0.295280694104055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278" calcext:value-type="float">
            <text:p>1.28E-04</text:p>
          </table:table-cell>
          <table:table-cell office:value-type="float" office:value="151.982" calcext:value-type="float">
            <text:p>151.9820</text:p>
          </table:table-cell>
          <table:table-cell table:formula="of:=LN([.C102]/[.$C$2])" office:value-type="float" office:value="0.296063473008996" calcext:value-type="float">
            <text:p>0.296063473008996</text:p>
          </table:table-cell>
        </table:table-row>
        <table:table-row table:style-name="ro1">
          <table:table-cell office:value-type="float" office:value="10.1" calcext:value-type="float">
            <text:p>10.1000</text:p>
          </table:table-cell>
          <table:table-cell office:value-type="float" office:value="298.805" calcext:value-type="float">
            <text:p>298.8050</text:p>
          </table:table-cell>
          <table:table-cell office:value-type="float" office:value="0.0001284" calcext:value-type="float">
            <text:p>1.28E-04</text:p>
          </table:table-cell>
          <table:table-cell office:value-type="float" office:value="151.189" calcext:value-type="float">
            <text:p>151.1890</text:p>
          </table:table-cell>
          <table:table-cell table:formula="of:=LN([.C103]/[.$C$2])" office:value-type="float" office:value="0.300747322321423" calcext:value-type="float">
            <text:p>0.300747322321423</text:p>
          </table:table-cell>
        </table:table-row>
        <table:table-row table:style-name="ro1">
          <table:table-cell office:value-type="float" office:value="10.2" calcext:value-type="float">
            <text:p>10.2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285" calcext:value-type="float">
            <text:p>1.29E-04</text:p>
          </table:table-cell>
          <table:table-cell office:value-type="float" office:value="151.189" calcext:value-type="float">
            <text:p>151.1890</text:p>
          </table:table-cell>
          <table:table-cell table:formula="of:=LN([.C104]/[.$C$2])" office:value-type="float" office:value="0.301525835400836" calcext:value-type="float">
            <text:p>0.301525835400836</text:p>
          </table:table-cell>
        </table:table-row>
        <table:table-row table:style-name="ro1">
          <table:table-cell office:value-type="float" office:value="10.3" calcext:value-type="float">
            <text:p>10.3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285" calcext:value-type="float">
            <text:p>1.29E-04</text:p>
          </table:table-cell>
          <table:table-cell office:value-type="float" office:value="151.189" calcext:value-type="float">
            <text:p>151.1890</text:p>
          </table:table-cell>
          <table:table-cell table:formula="of:=LN([.C105]/[.$C$2])" office:value-type="float" office:value="0.301525835400836" calcext:value-type="float">
            <text:p>0.301525835400836</text:p>
          </table:table-cell>
        </table:table-row>
        <table:table-row table:style-name="ro1">
          <table:table-cell office:value-type="float" office:value="10.4" calcext:value-type="float">
            <text:p>10.4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285" calcext:value-type="float">
            <text:p>1.29E-04</text:p>
          </table:table-cell>
          <table:table-cell office:value-type="float" office:value="151.311" calcext:value-type="float">
            <text:p>151.3110</text:p>
          </table:table-cell>
          <table:table-cell table:formula="of:=LN([.C106]/[.$C$2])" office:value-type="float" office:value="0.301525835400836" calcext:value-type="float">
            <text:p>0.301525835400836</text:p>
          </table:table-cell>
        </table:table-row>
        <table:table-row table:style-name="ro1">
          <table:table-cell office:value-type="float" office:value="10.5" calcext:value-type="float">
            <text:p>10.5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288" calcext:value-type="float">
            <text:p>1.29E-04</text:p>
          </table:table-cell>
          <table:table-cell office:value-type="float" office:value="151.189" calcext:value-type="float">
            <text:p>151.1890</text:p>
          </table:table-cell>
          <table:table-cell table:formula="of:=LN([.C107]/[.$C$2])" office:value-type="float" office:value="0.303857744735815" calcext:value-type="float">
            <text:p>0.303857744735815</text:p>
          </table:table-cell>
        </table:table-row>
        <table:table-row table:style-name="ro1">
          <table:table-cell office:value-type="float" office:value="10.6" calcext:value-type="float">
            <text:p>10.6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289" calcext:value-type="float">
            <text:p>1.29E-04</text:p>
          </table:table-cell>
          <table:table-cell office:value-type="float" office:value="150.822" calcext:value-type="float">
            <text:p>150.8220</text:p>
          </table:table-cell>
          <table:table-cell table:formula="of:=LN([.C108]/[.$C$2])" office:value-type="float" office:value="0.304633841010703" calcext:value-type="float">
            <text:p>0.304633841010703</text:p>
          </table:table-cell>
        </table:table-row>
        <table:table-row table:style-name="ro1">
          <table:table-cell office:value-type="float" office:value="10.7" calcext:value-type="float">
            <text:p>10.7000</text:p>
          </table:table-cell>
          <table:table-cell office:value-type="float" office:value="298.814" calcext:value-type="float">
            <text:p>298.8140</text:p>
          </table:table-cell>
          <table:table-cell office:value-type="float" office:value="0.000129" calcext:value-type="float">
            <text:p>1.29E-04</text:p>
          </table:table-cell>
          <table:table-cell office:value-type="float" office:value="150.822" calcext:value-type="float">
            <text:p>150.8220</text:p>
          </table:table-cell>
          <table:table-cell table:formula="of:=LN([.C109]/[.$C$2])" office:value-type="float" office:value="0.305409335427234" calcext:value-type="float">
            <text:p>0.305409335427234</text:p>
          </table:table-cell>
        </table:table-row>
        <table:table-row table:style-name="ro1">
          <table:table-cell office:value-type="float" office:value="10.8" calcext:value-type="float">
            <text:p>10.8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292" calcext:value-type="float">
            <text:p>1.29E-04</text:p>
          </table:table-cell>
          <table:table-cell office:value-type="float" office:value="150.578" calcext:value-type="float">
            <text:p>150.5780</text:p>
          </table:table-cell>
          <table:table-cell table:formula="of:=LN([.C110]/[.$C$2])" office:value-type="float" office:value="0.306958522414063" calcext:value-type="float">
            <text:p>0.306958522414063</text:p>
          </table:table-cell>
        </table:table-row>
        <table:table-row table:style-name="ro1">
          <table:table-cell office:value-type="float" office:value="10.9" calcext:value-type="float">
            <text:p>10.9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294" calcext:value-type="float">
            <text:p>1.29E-04</text:p>
          </table:table-cell>
          <table:table-cell office:value-type="float" office:value="150.395" calcext:value-type="float">
            <text:p>150.3950</text:p>
          </table:table-cell>
          <table:table-cell table:formula="of:=LN([.C111]/[.$C$2])" office:value-type="float" office:value="0.308505313132362" calcext:value-type="float">
            <text:p>0.308505313132362</text:p>
          </table:table-cell>
        </table:table-row>
        <table:table-row table:style-name="ro1">
          <table:table-cell office:value-type="float" office:value="11" calcext:value-type="float">
            <text:p>11.0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294" calcext:value-type="float">
            <text:p>1.29E-04</text:p>
          </table:table-cell>
          <table:table-cell office:value-type="float" office:value="150.639" calcext:value-type="float">
            <text:p>150.6390</text:p>
          </table:table-cell>
          <table:table-cell table:formula="of:=LN([.C112]/[.$C$2])" office:value-type="float" office:value="0.308505313132362" calcext:value-type="float">
            <text:p>0.308505313132362</text:p>
          </table:table-cell>
        </table:table-row>
        <table:table-row table:style-name="ro1">
          <table:table-cell office:value-type="float" office:value="11.1" calcext:value-type="float">
            <text:p>11.1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296" calcext:value-type="float">
            <text:p>1.30E-04</text:p>
          </table:table-cell>
          <table:table-cell office:value-type="float" office:value="150.395" calcext:value-type="float">
            <text:p>150.3950</text:p>
          </table:table-cell>
          <table:table-cell table:formula="of:=LN([.C113]/[.$C$2])" office:value-type="float" office:value="0.310049714983736" calcext:value-type="float">
            <text:p>0.310049714983736</text:p>
          </table:table-cell>
        </table:table-row>
        <table:table-row table:style-name="ro1">
          <table:table-cell office:value-type="float" office:value="11.2" calcext:value-type="float">
            <text:p>11.2000</text:p>
          </table:table-cell>
          <table:table-cell office:value-type="float" office:value="298.82" calcext:value-type="float">
            <text:p>298.8200</text:p>
          </table:table-cell>
          <table:table-cell office:value-type="float" office:value="0.00013" calcext:value-type="float">
            <text:p>1.30E-04</text:p>
          </table:table-cell>
          <table:table-cell office:value-type="float" office:value="149.968" calcext:value-type="float">
            <text:p>149.9680</text:p>
          </table:table-cell>
          <table:table-cell table:formula="of:=LN([.C114]/[.$C$2])" office:value-type="float" office:value="0.313131381521144" calcext:value-type="float">
            <text:p>0.313131381521144</text:p>
          </table:table-cell>
        </table:table-row>
        <table:table-row table:style-name="ro1">
          <table:table-cell office:value-type="float" office:value="11.3" calcext:value-type="float">
            <text:p>11.3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303" calcext:value-type="float">
            <text:p>1.30E-04</text:p>
          </table:table-cell>
          <table:table-cell office:value-type="float" office:value="149.541" calcext:value-type="float">
            <text:p>149.5410</text:p>
          </table:table-cell>
          <table:table-cell table:formula="of:=LN([.C115]/[.$C$2])" office:value-type="float" office:value="0.315436415196361" calcext:value-type="float">
            <text:p>0.315436415196361</text:p>
          </table:table-cell>
        </table:table-row>
        <table:table-row table:style-name="ro1">
          <table:table-cell office:value-type="float" office:value="11.4" calcext:value-type="float">
            <text:p>11.4000</text:p>
          </table:table-cell>
          <table:table-cell office:value-type="float" office:value="298.82" calcext:value-type="float">
            <text:p>298.8200</text:p>
          </table:table-cell>
          <table:table-cell office:value-type="float" office:value="0.0001304" calcext:value-type="float">
            <text:p>1.30E-04</text:p>
          </table:table-cell>
          <table:table-cell office:value-type="float" office:value="149.419" calcext:value-type="float">
            <text:p>149.4190</text:p>
          </table:table-cell>
          <table:table-cell table:formula="of:=LN([.C116]/[.$C$2])" office:value-type="float" office:value="0.316203580558114" calcext:value-type="float">
            <text:p>0.316203580558114</text:p>
          </table:table-cell>
        </table:table-row>
        <table:table-row table:style-name="ro1">
          <table:table-cell office:value-type="float" office:value="11.5" calcext:value-type="float">
            <text:p>11.5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304" calcext:value-type="float">
            <text:p>1.30E-04</text:p>
          </table:table-cell>
          <table:table-cell office:value-type="float" office:value="149.602" calcext:value-type="float">
            <text:p>149.6020</text:p>
          </table:table-cell>
          <table:table-cell table:formula="of:=LN([.C117]/[.$C$2])" office:value-type="float" office:value="0.316203580558114" calcext:value-type="float">
            <text:p>0.316203580558114</text:p>
          </table:table-cell>
        </table:table-row>
        <table:table-row table:style-name="ro1">
          <table:table-cell office:value-type="float" office:value="11.6" calcext:value-type="float">
            <text:p>11.6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308" calcext:value-type="float">
            <text:p>1.31E-04</text:p>
          </table:table-cell>
          <table:table-cell office:value-type="float" office:value="149.052" calcext:value-type="float">
            <text:p>149.0520</text:p>
          </table:table-cell>
          <table:table-cell table:formula="of:=LN([.C118]/[.$C$2])" office:value-type="float" office:value="0.31926637008866" calcext:value-type="float">
            <text:p>0.31926637008866</text:p>
          </table:table-cell>
        </table:table-row>
        <table:table-row table:style-name="ro1">
          <table:table-cell office:value-type="float" office:value="11.7" calcext:value-type="float">
            <text:p>11.7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315" calcext:value-type="float">
            <text:p>1.32E-04</text:p>
          </table:table-cell>
          <table:table-cell office:value-type="float" office:value="148.015" calcext:value-type="float">
            <text:p>148.0150</text:p>
          </table:table-cell>
          <table:table-cell table:formula="of:=LN([.C119]/[.$C$2])" office:value-type="float" office:value="0.324603782683381" calcext:value-type="float">
            <text:p>0.324603782683381</text:p>
          </table:table-cell>
        </table:table-row>
        <table:table-row table:style-name="ro1">
          <table:table-cell office:value-type="float" office:value="11.8" calcext:value-type="float">
            <text:p>11.8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316" calcext:value-type="float">
            <text:p>1.32E-04</text:p>
          </table:table-cell>
          <table:table-cell office:value-type="float" office:value="147.954" calcext:value-type="float">
            <text:p>147.9540</text:p>
          </table:table-cell>
          <table:table-cell table:formula="of:=LN([.C120]/[.$C$2])" office:value-type="float" office:value="0.325363949956779" calcext:value-type="float">
            <text:p>0.325363949956779</text:p>
          </table:table-cell>
        </table:table-row>
        <table:table-row table:style-name="ro1">
          <table:table-cell office:value-type="float" office:value="11.9" calcext:value-type="float">
            <text:p>11.9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319" calcext:value-type="float">
            <text:p>1.32E-04</text:p>
          </table:table-cell>
          <table:table-cell office:value-type="float" office:value="147.71" calcext:value-type="float">
            <text:p>147.7100</text:p>
          </table:table-cell>
          <table:table-cell table:formula="of:=LN([.C121]/[.$C$2])" office:value-type="float" office:value="0.32764099078883" calcext:value-type="float">
            <text:p>0.32764099078883</text:p>
          </table:table-cell>
        </table:table-row>
        <table:table-row table:style-name="ro1">
          <table:table-cell office:value-type="float" office:value="12" calcext:value-type="float">
            <text:p>12.0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324" calcext:value-type="float">
            <text:p>1.32E-04</text:p>
          </table:table-cell>
          <table:table-cell office:value-type="float" office:value="147.221" calcext:value-type="float">
            <text:p>147.2210</text:p>
          </table:table-cell>
          <table:table-cell table:formula="of:=LN([.C122]/[.$C$2])" office:value-type="float" office:value="0.33142457456847" calcext:value-type="float">
            <text:p>0.33142457456847</text:p>
          </table:table-cell>
        </table:table-row>
        <table:table-row table:style-name="ro1">
          <table:table-cell office:value-type="float" office:value="12.1" calcext:value-type="float">
            <text:p>12.1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327" calcext:value-type="float">
            <text:p>1.33E-04</text:p>
          </table:table-cell>
          <table:table-cell office:value-type="float" office:value="146.916" calcext:value-type="float">
            <text:p>146.9160</text:p>
          </table:table-cell>
          <table:table-cell table:formula="of:=LN([.C123]/[.$C$2])" office:value-type="float" office:value="0.333687872403724" calcext:value-type="float">
            <text:p>0.333687872403724</text:p>
          </table:table-cell>
        </table:table-row>
        <table:table-row table:style-name="ro1">
          <table:table-cell office:value-type="float" office:value="12.2" calcext:value-type="float">
            <text:p>12.2000</text:p>
          </table:table-cell>
          <table:table-cell office:value-type="float" office:value="298.817" calcext:value-type="float">
            <text:p>298.8170</text:p>
          </table:table-cell>
          <table:table-cell office:value-type="float" office:value="0.0001328" calcext:value-type="float">
            <text:p>1.33E-04</text:p>
          </table:table-cell>
          <table:table-cell office:value-type="float" office:value="146.916" calcext:value-type="float">
            <text:p>146.9160</text:p>
          </table:table-cell>
          <table:table-cell table:formula="of:=LN([.C124]/[.$C$2])" office:value-type="float" office:value="0.334441168107895" calcext:value-type="float">
            <text:p>0.334441168107895</text:p>
          </table:table-cell>
        </table:table-row>
        <table:table-row table:style-name="ro1">
          <table:table-cell office:value-type="float" office:value="12.3" calcext:value-type="float">
            <text:p>12.3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328" calcext:value-type="float">
            <text:p>1.33E-04</text:p>
          </table:table-cell>
          <table:table-cell office:value-type="float" office:value="146.977" calcext:value-type="float">
            <text:p>146.9770</text:p>
          </table:table-cell>
          <table:table-cell table:formula="of:=LN([.C125]/[.$C$2])" office:value-type="float" office:value="0.334441168107895" calcext:value-type="float">
            <text:p>0.334441168107895</text:p>
          </table:table-cell>
        </table:table-row>
        <table:table-row table:style-name="ro1">
          <table:table-cell office:value-type="float" office:value="12.4" calcext:value-type="float">
            <text:p>12.4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328" calcext:value-type="float">
            <text:p>1.33E-04</text:p>
          </table:table-cell>
          <table:table-cell office:value-type="float" office:value="147.038" calcext:value-type="float">
            <text:p>147.0380</text:p>
          </table:table-cell>
          <table:table-cell table:formula="of:=LN([.C126]/[.$C$2])" office:value-type="float" office:value="0.334441168107895" calcext:value-type="float">
            <text:p>0.334441168107895</text:p>
          </table:table-cell>
        </table:table-row>
        <table:table-row table:style-name="ro1">
          <table:table-cell office:value-type="float" office:value="12.5" calcext:value-type="float">
            <text:p>12.5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333" calcext:value-type="float">
            <text:p>1.33E-04</text:p>
          </table:table-cell>
          <table:table-cell office:value-type="float" office:value="146.428" calcext:value-type="float">
            <text:p>146.4280</text:p>
          </table:table-cell>
          <table:table-cell table:formula="of:=LN([.C127]/[.$C$2])" office:value-type="float" office:value="0.338199158250225" calcext:value-type="float">
            <text:p>0.338199158250225</text:p>
          </table:table-cell>
        </table:table-row>
        <table:table-row table:style-name="ro1">
          <table:table-cell office:value-type="float" office:value="12.6" calcext:value-type="float">
            <text:p>12.6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337" calcext:value-type="float">
            <text:p>1.34E-04</text:p>
          </table:table-cell>
          <table:table-cell office:value-type="float" office:value="145.94" calcext:value-type="float">
            <text:p>145.9400</text:p>
          </table:table-cell>
          <table:table-cell table:formula="of:=LN([.C128]/[.$C$2])" office:value-type="float" office:value="0.341195415173459" calcext:value-type="float">
            <text:p>0.341195415173459</text:p>
          </table:table-cell>
        </table:table-row>
        <table:table-row table:style-name="ro1">
          <table:table-cell office:value-type="float" office:value="12.7" calcext:value-type="float">
            <text:p>12.7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337" calcext:value-type="float">
            <text:p>1.34E-04</text:p>
          </table:table-cell>
          <table:table-cell office:value-type="float" office:value="146.001" calcext:value-type="float">
            <text:p>146.0010</text:p>
          </table:table-cell>
          <table:table-cell table:formula="of:=LN([.C129]/[.$C$2])" office:value-type="float" office:value="0.341195415173459" calcext:value-type="float">
            <text:p>0.341195415173459</text:p>
          </table:table-cell>
        </table:table-row>
        <table:table-row table:style-name="ro1">
          <table:table-cell office:value-type="float" office:value="12.8" calcext:value-type="float">
            <text:p>12.8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337" calcext:value-type="float">
            <text:p>1.34E-04</text:p>
          </table:table-cell>
          <table:table-cell office:value-type="float" office:value="146.184" calcext:value-type="float">
            <text:p>146.1840</text:p>
          </table:table-cell>
          <table:table-cell table:formula="of:=LN([.C130]/[.$C$2])" office:value-type="float" office:value="0.341195415173459" calcext:value-type="float">
            <text:p>0.341195415173459</text:p>
          </table:table-cell>
        </table:table-row>
        <table:table-row table:style-name="ro1">
          <table:table-cell office:value-type="float" office:value="12.9" calcext:value-type="float">
            <text:p>12.9000</text:p>
          </table:table-cell>
          <table:table-cell office:value-type="float" office:value="298.823" calcext:value-type="float">
            <text:p>298.8230</text:p>
          </table:table-cell>
          <table:table-cell office:value-type="float" office:value="0.0001337" calcext:value-type="float">
            <text:p>1.34E-04</text:p>
          </table:table-cell>
          <table:table-cell office:value-type="float" office:value="146.184" calcext:value-type="float">
            <text:p>146.1840</text:p>
          </table:table-cell>
          <table:table-cell table:formula="of:=LN([.C131]/[.$C$2])" office:value-type="float" office:value="0.341195415173459" calcext:value-type="float">
            <text:p>0.341195415173459</text:p>
          </table:table-cell>
        </table:table-row>
        <table:table-row table:style-name="ro1">
          <table:table-cell office:value-type="float" office:value="13" calcext:value-type="float">
            <text:p>13.0000</text:p>
          </table:table-cell>
          <table:table-cell office:value-type="float" office:value="298.825" calcext:value-type="float">
            <text:p>298.8250</text:p>
          </table:table-cell>
          <table:table-cell office:value-type="float" office:value="0.0001337" calcext:value-type="float">
            <text:p>1.34E-04</text:p>
          </table:table-cell>
          <table:table-cell office:value-type="float" office:value="146.245" calcext:value-type="float">
            <text:p>146.2450</text:p>
          </table:table-cell>
          <table:table-cell table:formula="of:=LN([.C132]/[.$C$2])" office:value-type="float" office:value="0.341195415173459" calcext:value-type="float">
            <text:p>0.341195415173459</text:p>
          </table:table-cell>
        </table:table-row>
        <table:table-row table:style-name="ro1">
          <table:table-cell office:value-type="float" office:value="13.1" calcext:value-type="float">
            <text:p>13.1000</text:p>
          </table:table-cell>
          <table:table-cell office:value-type="float" office:value="298.827" calcext:value-type="float">
            <text:p>298.8270</text:p>
          </table:table-cell>
          <table:table-cell office:value-type="float" office:value="0.0001337" calcext:value-type="float">
            <text:p>1.34E-04</text:p>
          </table:table-cell>
          <table:table-cell office:value-type="float" office:value="146.306" calcext:value-type="float">
            <text:p>146.3060</text:p>
          </table:table-cell>
          <table:table-cell table:formula="of:=LN([.C133]/[.$C$2])" office:value-type="float" office:value="0.341195415173459" calcext:value-type="float">
            <text:p>0.341195415173459</text:p>
          </table:table-cell>
        </table:table-row>
        <table:table-row table:style-name="ro1">
          <table:table-cell office:value-type="float" office:value="13.2" calcext:value-type="float">
            <text:p>13.2000</text:p>
          </table:table-cell>
          <table:table-cell office:value-type="float" office:value="298.83" calcext:value-type="float">
            <text:p>298.8300</text:p>
          </table:table-cell>
          <table:table-cell office:value-type="float" office:value="0.0001337" calcext:value-type="float">
            <text:p>1.34E-04</text:p>
          </table:table-cell>
          <table:table-cell office:value-type="float" office:value="146.367" calcext:value-type="float">
            <text:p>146.3670</text:p>
          </table:table-cell>
          <table:table-cell table:formula="of:=LN([.C134]/[.$C$2])" office:value-type="float" office:value="0.341195415173459" calcext:value-type="float">
            <text:p>0.341195415173459</text:p>
          </table:table-cell>
        </table:table-row>
        <table:table-row table:style-name="ro1">
          <table:table-cell office:value-type="float" office:value="13.3" calcext:value-type="float">
            <text:p>13.3000</text:p>
          </table:table-cell>
          <table:table-cell office:value-type="float" office:value="298.829" calcext:value-type="float">
            <text:p>298.8290</text:p>
          </table:table-cell>
          <table:table-cell office:value-type="float" office:value="0.0001341" calcext:value-type="float">
            <text:p>1.34E-04</text:p>
          </table:table-cell>
          <table:table-cell office:value-type="float" office:value="145.756" calcext:value-type="float">
            <text:p>145.7560</text:p>
          </table:table-cell>
          <table:table-cell table:formula="of:=LN([.C135]/[.$C$2])" office:value-type="float" office:value="0.344182721353195" calcext:value-type="float">
            <text:p>0.344182721353195</text:p>
          </table:table-cell>
        </table:table-row>
        <table:table-row table:style-name="ro1">
          <table:table-cell office:value-type="float" office:value="13.4" calcext:value-type="float">
            <text:p>13.4000</text:p>
          </table:table-cell>
          <table:table-cell office:value-type="float" office:value="298.826" calcext:value-type="float">
            <text:p>298.8260</text:p>
          </table:table-cell>
          <table:table-cell office:value-type="float" office:value="0.0001342" calcext:value-type="float">
            <text:p>1.34E-04</text:p>
          </table:table-cell>
          <table:table-cell office:value-type="float" office:value="145.573" calcext:value-type="float">
            <text:p>145.5730</text:p>
          </table:table-cell>
          <table:table-cell table:formula="of:=LN([.C136]/[.$C$2])" office:value-type="float" office:value="0.344928155603143" calcext:value-type="float">
            <text:p>0.344928155603143</text:p>
          </table:table-cell>
        </table:table-row>
        <table:table-row table:style-name="ro1">
          <table:table-cell office:value-type="float" office:value="13.5" calcext:value-type="float">
            <text:p>13.5000</text:p>
          </table:table-cell>
          <table:table-cell office:value-type="float" office:value="298.826" calcext:value-type="float">
            <text:p>298.8260</text:p>
          </table:table-cell>
          <table:table-cell office:value-type="float" office:value="0.0001346" calcext:value-type="float">
            <text:p>1.35E-04</text:p>
          </table:table-cell>
          <table:table-cell office:value-type="float" office:value="145.329" calcext:value-type="float">
            <text:p>145.3290</text:p>
          </table:table-cell>
          <table:table-cell table:formula="of:=LN([.C137]/[.$C$2])" office:value-type="float" office:value="0.347904348276189" calcext:value-type="float">
            <text:p>0.347904348276189</text:p>
          </table:table-cell>
        </table:table-row>
        <table:table-row table:style-name="ro1">
          <table:table-cell office:value-type="float" office:value="13.6" calcext:value-type="float">
            <text:p>13.6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355" calcext:value-type="float">
            <text:p>1.36E-04</text:p>
          </table:table-cell>
          <table:table-cell office:value-type="float" office:value="144.108" calcext:value-type="float">
            <text:p>144.1080</text:p>
          </table:table-cell>
          <table:table-cell table:formula="of:=LN([.C138]/[.$C$2])" office:value-type="float" office:value="0.354568571385317" calcext:value-type="float">
            <text:p>0.354568571385317</text:p>
          </table:table-cell>
        </table:table-row>
        <table:table-row table:style-name="ro1">
          <table:table-cell office:value-type="float" office:value="13.7" calcext:value-type="float">
            <text:p>13.7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368" calcext:value-type="float">
            <text:p>1.37E-04</text:p>
          </table:table-cell>
          <table:table-cell office:value-type="float" office:value="142.521" calcext:value-type="float">
            <text:p>142.5210</text:p>
          </table:table-cell>
          <table:table-cell table:formula="of:=LN([.C139]/[.$C$2])" office:value-type="float" office:value="0.364116936254012" calcext:value-type="float">
            <text:p>0.364116936254012</text:p>
          </table:table-cell>
        </table:table-row>
        <table:table-row table:style-name="ro1">
          <table:table-cell office:value-type="float" office:value="13.8" calcext:value-type="float">
            <text:p>13.8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369" calcext:value-type="float">
            <text:p>1.37E-04</text:p>
          </table:table-cell>
          <table:table-cell office:value-type="float" office:value="142.582" calcext:value-type="float">
            <text:p>142.5820</text:p>
          </table:table-cell>
          <table:table-cell table:formula="of:=LN([.C140]/[.$C$2])" office:value-type="float" office:value="0.364847663359965" calcext:value-type="float">
            <text:p>0.364847663359965</text:p>
          </table:table-cell>
        </table:table-row>
        <table:table-row table:style-name="ro1">
          <table:table-cell office:value-type="float" office:value="13.9" calcext:value-type="float">
            <text:p>13.9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371" calcext:value-type="float">
            <text:p>1.37E-04</text:p>
          </table:table-cell>
          <table:table-cell office:value-type="float" office:value="142.399" calcext:value-type="float">
            <text:p>142.3990</text:p>
          </table:table-cell>
          <table:table-cell table:formula="of:=LN([.C141]/[.$C$2])" office:value-type="float" office:value="0.36630751763383" calcext:value-type="float">
            <text:p>0.36630751763383</text:p>
          </table:table-cell>
        </table:table-row>
        <table:table-row table:style-name="ro1">
          <table:table-cell office:value-type="float" office:value="14" calcext:value-type="float">
            <text:p>14.0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372" calcext:value-type="float">
            <text:p>1.37E-04</text:p>
          </table:table-cell>
          <table:table-cell office:value-type="float" office:value="142.399" calcext:value-type="float">
            <text:p>142.3990</text:p>
          </table:table-cell>
          <table:table-cell table:formula="of:=LN([.C142]/[.$C$2])" office:value-type="float" office:value="0.367036646357347" calcext:value-type="float">
            <text:p>0.367036646357347</text:p>
          </table:table-cell>
        </table:table-row>
        <table:table-row table:style-name="ro1">
          <table:table-cell office:value-type="float" office:value="14.1" calcext:value-type="float">
            <text:p>14.1000</text:p>
          </table:table-cell>
          <table:table-cell office:value-type="float" office:value="298.813" calcext:value-type="float">
            <text:p>298.8130</text:p>
          </table:table-cell>
          <table:table-cell office:value-type="float" office:value="0.0001376" calcext:value-type="float">
            <text:p>1.38E-04</text:p>
          </table:table-cell>
          <table:table-cell office:value-type="float" office:value="141.789" calcext:value-type="float">
            <text:p>141.7890</text:p>
          </table:table-cell>
          <table:table-cell table:formula="of:=LN([.C143]/[.$C$2])" office:value-type="float" office:value="0.369947856564805" calcext:value-type="float">
            <text:p>0.369947856564805</text:p>
          </table:table-cell>
        </table:table-row>
        <table:table-row table:style-name="ro1">
          <table:table-cell office:value-type="float" office:value="14.2" calcext:value-type="float">
            <text:p>14.2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386" calcext:value-type="float">
            <text:p>1.39E-04</text:p>
          </table:table-cell>
          <table:table-cell office:value-type="float" office:value="140.69" calcext:value-type="float">
            <text:p>140.6900</text:p>
          </table:table-cell>
          <table:table-cell table:formula="of:=LN([.C144]/[.$C$2])" office:value-type="float" office:value="0.377189017821364" calcext:value-type="float">
            <text:p>0.377189017821364</text:p>
          </table:table-cell>
        </table:table-row>
        <table:table-row table:style-name="ro1">
          <table:table-cell office:value-type="float" office:value="14.3" calcext:value-type="float">
            <text:p>14.3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388" calcext:value-type="float">
            <text:p>1.39E-04</text:p>
          </table:table-cell>
          <table:table-cell office:value-type="float" office:value="140.568" calcext:value-type="float">
            <text:p>140.5680</text:p>
          </table:table-cell>
          <table:table-cell table:formula="of:=LN([.C145]/[.$C$2])" office:value-type="float" office:value="0.378630979138266" calcext:value-type="float">
            <text:p>0.378630979138266</text:p>
          </table:table-cell>
        </table:table-row>
        <table:table-row table:style-name="ro1">
          <table:table-cell office:value-type="float" office:value="14.4" calcext:value-type="float">
            <text:p>14.4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39" calcext:value-type="float">
            <text:p>1.39E-04</text:p>
          </table:table-cell>
          <table:table-cell office:value-type="float" office:value="140.568" calcext:value-type="float">
            <text:p>140.5680</text:p>
          </table:table-cell>
          <table:table-cell table:formula="of:=LN([.C146]/[.$C$2])" office:value-type="float" office:value="0.380070864196253" calcext:value-type="float">
            <text:p>0.380070864196253</text:p>
          </table:table-cell>
        </table:table-row>
        <table:table-row table:style-name="ro1">
          <table:table-cell office:value-type="float" office:value="14.5" calcext:value-type="float">
            <text:p>14.5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395" calcext:value-type="float">
            <text:p>1.40E-04</text:p>
          </table:table-cell>
          <table:table-cell office:value-type="float" office:value="139.775" calcext:value-type="float">
            <text:p>139.7750</text:p>
          </table:table-cell>
          <table:table-cell table:formula="of:=LN([.C147]/[.$C$2])" office:value-type="float" office:value="0.383661532326982" calcext:value-type="float">
            <text:p>0.383661532326982</text:p>
          </table:table-cell>
        </table:table-row>
        <table:table-row table:style-name="ro1">
          <table:table-cell office:value-type="float" office:value="14.6" calcext:value-type="float">
            <text:p>14.6000</text:p>
          </table:table-cell>
          <table:table-cell office:value-type="float" office:value="298.804" calcext:value-type="float">
            <text:p>298.8040</text:p>
          </table:table-cell>
          <table:table-cell office:value-type="float" office:value="0.00014" calcext:value-type="float">
            <text:p>1.40E-04</text:p>
          </table:table-cell>
          <table:table-cell office:value-type="float" office:value="139.225" calcext:value-type="float">
            <text:p>139.2250</text:p>
          </table:table-cell>
          <table:table-cell table:formula="of:=LN([.C148]/[.$C$2])" office:value-type="float" office:value="0.387239353674866" calcext:value-type="float">
            <text:p>0.387239353674866</text:p>
          </table:table-cell>
        </table:table-row>
        <table:table-row table:style-name="ro1">
          <table:table-cell office:value-type="float" office:value="14.7" calcext:value-type="float">
            <text:p>14.7000</text:p>
          </table:table-cell>
          <table:table-cell office:value-type="float" office:value="298.801" calcext:value-type="float">
            <text:p>298.8010</text:p>
          </table:table-cell>
          <table:table-cell office:value-type="float" office:value="0.0001406" calcext:value-type="float">
            <text:p>1.41E-04</text:p>
          </table:table-cell>
          <table:table-cell office:value-type="float" office:value="138.737" calcext:value-type="float">
            <text:p>138.7370</text:p>
          </table:table-cell>
          <table:table-cell table:formula="of:=LN([.C149]/[.$C$2])" office:value-type="float" office:value="0.391515910442126" calcext:value-type="float">
            <text:p>0.391515910442126</text:p>
          </table:table-cell>
        </table:table-row>
        <table:table-row table:style-name="ro1">
          <table:table-cell office:value-type="float" office:value="14.8" calcext:value-type="float">
            <text:p>14.8000</text:p>
          </table:table-cell>
          <table:table-cell office:value-type="float" office:value="298.801" calcext:value-type="float">
            <text:p>298.8010</text:p>
          </table:table-cell>
          <table:table-cell office:value-type="float" office:value="0.0001409" calcext:value-type="float">
            <text:p>1.41E-04</text:p>
          </table:table-cell>
          <table:table-cell office:value-type="float" office:value="138.493" calcext:value-type="float">
            <text:p>138.4930</text:p>
          </table:table-cell>
          <table:table-cell table:formula="of:=LN([.C150]/[.$C$2])" office:value-type="float" office:value="0.393647349970196" calcext:value-type="float">
            <text:p>0.393647349970196</text:p>
          </table:table-cell>
        </table:table-row>
        <table:table-row table:style-name="ro1">
          <table:table-cell office:value-type="float" office:value="14.9" calcext:value-type="float">
            <text:p>14.9000</text:p>
          </table:table-cell>
          <table:table-cell office:value-type="float" office:value="298.801" calcext:value-type="float">
            <text:p>298.8010</text:p>
          </table:table-cell>
          <table:table-cell office:value-type="float" office:value="0.000141" calcext:value-type="float">
            <text:p>1.41E-04</text:p>
          </table:table-cell>
          <table:table-cell office:value-type="float" office:value="138.188" calcext:value-type="float">
            <text:p>138.1880</text:p>
          </table:table-cell>
          <table:table-cell table:formula="of:=LN([.C151]/[.$C$2])" office:value-type="float" office:value="0.39435682144373" calcext:value-type="float">
            <text:p>0.39435682144373</text:p>
          </table:table-cell>
        </table:table-row>
        <table:table-row table:style-name="ro1">
          <table:table-cell office:value-type="float" office:value="15" calcext:value-type="float">
            <text:p>15.0000</text:p>
          </table:table-cell>
          <table:table-cell office:value-type="float" office:value="298.8" calcext:value-type="float">
            <text:p>298.8000</text:p>
          </table:table-cell>
          <table:table-cell office:value-type="float" office:value="0.0001416" calcext:value-type="float">
            <text:p>1.42E-04</text:p>
          </table:table-cell>
          <table:table-cell office:value-type="float" office:value="137.761" calcext:value-type="float">
            <text:p>137.7610</text:p>
          </table:table-cell>
          <table:table-cell table:formula="of:=LN([.C152]/[.$C$2])" office:value-type="float" office:value="0.398603112325181" calcext:value-type="float">
            <text:p>0.398603112325181</text:p>
          </table:table-cell>
        </table:table-row>
        <table:table-row table:style-name="ro1">
          <table:table-cell office:value-type="float" office:value="15.1" calcext:value-type="float">
            <text:p>15.1000</text:p>
          </table:table-cell>
          <table:table-cell office:value-type="float" office:value="298.799" calcext:value-type="float">
            <text:p>298.7990</text:p>
          </table:table-cell>
          <table:table-cell office:value-type="float" office:value="0.000142" calcext:value-type="float">
            <text:p>1.42E-04</text:p>
          </table:table-cell>
          <table:table-cell office:value-type="float" office:value="137.333" calcext:value-type="float">
            <text:p>137.3330</text:p>
          </table:table-cell>
          <table:table-cell table:formula="of:=LN([.C153]/[.$C$2])" office:value-type="float" office:value="0.401423988666822" calcext:value-type="float">
            <text:p>0.401423988666822</text:p>
          </table:table-cell>
        </table:table-row>
        <table:table-row table:style-name="ro1">
          <table:table-cell office:value-type="float" office:value="15.2" calcext:value-type="float">
            <text:p>15.2000</text:p>
          </table:table-cell>
          <table:table-cell office:value-type="float" office:value="298.8" calcext:value-type="float">
            <text:p>298.8000</text:p>
          </table:table-cell>
          <table:table-cell office:value-type="float" office:value="0.0001422" calcext:value-type="float">
            <text:p>1.42E-04</text:p>
          </table:table-cell>
          <table:table-cell office:value-type="float" office:value="137.211" calcext:value-type="float">
            <text:p>137.2110</text:p>
          </table:table-cell>
          <table:table-cell table:formula="of:=LN([.C154]/[.$C$2])" office:value-type="float" office:value="0.402831448434702" calcext:value-type="float">
            <text:p>0.402831448434702</text:p>
          </table:table-cell>
        </table:table-row>
        <table:table-row table:style-name="ro1">
          <table:table-cell office:value-type="float" office:value="15.3" calcext:value-type="float">
            <text:p>15.3000</text:p>
          </table:table-cell>
          <table:table-cell office:value-type="float" office:value="298.801" calcext:value-type="float">
            <text:p>298.8010</text:p>
          </table:table-cell>
          <table:table-cell office:value-type="float" office:value="0.0001424" calcext:value-type="float">
            <text:p>1.42E-04</text:p>
          </table:table-cell>
          <table:table-cell office:value-type="float" office:value="137.028" calcext:value-type="float">
            <text:p>137.0280</text:p>
          </table:table-cell>
          <table:table-cell table:formula="of:=LN([.C155]/[.$C$2])" office:value-type="float" office:value="0.404236930043437" calcext:value-type="float">
            <text:p>0.404236930043437</text:p>
          </table:table-cell>
        </table:table-row>
        <table:table-row table:style-name="ro1">
          <table:table-cell office:value-type="float" office:value="15.4" calcext:value-type="float">
            <text:p>15.4000</text:p>
          </table:table-cell>
          <table:table-cell office:value-type="float" office:value="298.799" calcext:value-type="float">
            <text:p>298.7990</text:p>
          </table:table-cell>
          <table:table-cell office:value-type="float" office:value="0.0001429" calcext:value-type="float">
            <text:p>1.43E-04</text:p>
          </table:table-cell>
          <table:table-cell office:value-type="float" office:value="136.662" calcext:value-type="float">
            <text:p>136.6620</text:p>
          </table:table-cell>
          <table:table-cell table:formula="of:=LN([.C156]/[.$C$2])" office:value-type="float" office:value="0.407742016001383" calcext:value-type="float">
            <text:p>0.407742016001383</text:p>
          </table:table-cell>
        </table:table-row>
        <table:table-row table:style-name="ro1">
          <table:table-cell office:value-type="float" office:value="15.5" calcext:value-type="float">
            <text:p>15.5000</text:p>
          </table:table-cell>
          <table:table-cell office:value-type="float" office:value="298.799" calcext:value-type="float">
            <text:p>298.7990</text:p>
          </table:table-cell>
          <table:table-cell office:value-type="float" office:value="0.0001434" calcext:value-type="float">
            <text:p>1.43E-04</text:p>
          </table:table-cell>
          <table:table-cell office:value-type="float" office:value="136.174" calcext:value-type="float">
            <text:p>136.1740</text:p>
          </table:table-cell>
          <table:table-cell table:formula="of:=LN([.C157]/[.$C$2])" office:value-type="float" office:value="0.411234859231082" calcext:value-type="float">
            <text:p>0.411234859231082</text:p>
          </table:table-cell>
        </table:table-row>
        <table:table-row table:style-name="ro1">
          <table:table-cell office:value-type="float" office:value="15.6" calcext:value-type="float">
            <text:p>15.6000</text:p>
          </table:table-cell>
          <table:table-cell office:value-type="float" office:value="298.798" calcext:value-type="float">
            <text:p>298.7980</text:p>
          </table:table-cell>
          <table:table-cell office:value-type="float" office:value="0.0001437" calcext:value-type="float">
            <text:p>1.44E-04</text:p>
          </table:table-cell>
          <table:table-cell office:value-type="float" office:value="135.746" calcext:value-type="float">
            <text:p>135.7460</text:p>
          </table:table-cell>
          <table:table-cell table:formula="of:=LN([.C158]/[.$C$2])" office:value-type="float" office:value="0.413324724150541" calcext:value-type="float">
            <text:p>0.413324724150541</text:p>
          </table:table-cell>
        </table:table-row>
        <table:table-row table:style-name="ro1">
          <table:table-cell office:value-type="float" office:value="15.7" calcext:value-type="float">
            <text:p>15.7000</text:p>
          </table:table-cell>
          <table:table-cell office:value-type="float" office:value="298.799" calcext:value-type="float">
            <text:p>298.7990</text:p>
          </table:table-cell>
          <table:table-cell office:value-type="float" office:value="0.000144" calcext:value-type="float">
            <text:p>1.44E-04</text:p>
          </table:table-cell>
          <table:table-cell office:value-type="float" office:value="135.502" calcext:value-type="float">
            <text:p>135.5020</text:p>
          </table:table-cell>
          <table:table-cell table:formula="of:=LN([.C159]/[.$C$2])" office:value-type="float" office:value="0.415410230641562" calcext:value-type="float">
            <text:p>0.415410230641562</text:p>
          </table:table-cell>
        </table:table-row>
        <table:table-row table:style-name="ro1">
          <table:table-cell office:value-type="float" office:value="15.8" calcext:value-type="float">
            <text:p>15.8000</text:p>
          </table:table-cell>
          <table:table-cell office:value-type="float" office:value="298.799" calcext:value-type="float">
            <text:p>298.7990</text:p>
          </table:table-cell>
          <table:table-cell office:value-type="float" office:value="0.0001443" calcext:value-type="float">
            <text:p>1.44E-04</text:p>
          </table:table-cell>
          <table:table-cell office:value-type="float" office:value="135.319" calcext:value-type="float">
            <text:p>135.3190</text:p>
          </table:table-cell>
          <table:table-cell table:formula="of:=LN([.C160]/[.$C$2])" office:value-type="float" office:value="0.417491396845387" calcext:value-type="float">
            <text:p>0.417491396845387</text:p>
          </table:table-cell>
        </table:table-row>
        <table:table-row table:style-name="ro1">
          <table:table-cell office:value-type="float" office:value="15.9" calcext:value-type="float">
            <text:p>15.9000</text:p>
          </table:table-cell>
          <table:table-cell office:value-type="float" office:value="298.799" calcext:value-type="float">
            <text:p>298.7990</text:p>
          </table:table-cell>
          <table:table-cell office:value-type="float" office:value="0.0001447" calcext:value-type="float">
            <text:p>1.45E-04</text:p>
          </table:table-cell>
          <table:table-cell office:value-type="float" office:value="134.953" calcext:value-type="float">
            <text:p>134.9530</text:p>
          </table:table-cell>
          <table:table-cell table:formula="of:=LN([.C161]/[.$C$2])" office:value-type="float" office:value="0.420259564703" calcext:value-type="float">
            <text:p>0.420259564703</text:p>
          </table:table-cell>
        </table:table-row>
        <table:table-row table:style-name="ro1">
          <table:table-cell office:value-type="float" office:value="16" calcext:value-type="float">
            <text:p>16.0000</text:p>
          </table:table-cell>
          <table:table-cell office:value-type="float" office:value="298.8" calcext:value-type="float">
            <text:p>298.8000</text:p>
          </table:table-cell>
          <table:table-cell office:value-type="float" office:value="0.0001449" calcext:value-type="float">
            <text:p>1.45E-04</text:p>
          </table:table-cell>
          <table:table-cell office:value-type="float" office:value="134.77" calcext:value-type="float">
            <text:p>134.7700</text:p>
          </table:table-cell>
          <table:table-cell table:formula="of:=LN([.C162]/[.$C$2])" office:value-type="float" office:value="0.421640780392198" calcext:value-type="float">
            <text:p>0.421640780392198</text:p>
          </table:table-cell>
        </table:table-row>
        <table:table-row table:style-name="ro1">
          <table:table-cell office:value-type="float" office:value="16.1" calcext:value-type="float">
            <text:p>16.1000</text:p>
          </table:table-cell>
          <table:table-cell office:value-type="float" office:value="298.804" calcext:value-type="float">
            <text:p>298.8040</text:p>
          </table:table-cell>
          <table:table-cell office:value-type="float" office:value="0.0001449" calcext:value-type="float">
            <text:p>1.45E-04</text:p>
          </table:table-cell>
          <table:table-cell office:value-type="float" office:value="134.892" calcext:value-type="float">
            <text:p>134.8920</text:p>
          </table:table-cell>
          <table:table-cell table:formula="of:=LN([.C163]/[.$C$2])" office:value-type="float" office:value="0.421640780392198" calcext:value-type="float">
            <text:p>0.421640780392198</text:p>
          </table:table-cell>
        </table:table-row>
        <table:table-row table:style-name="ro1">
          <table:table-cell office:value-type="float" office:value="16.2" calcext:value-type="float">
            <text:p>16.2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449" calcext:value-type="float">
            <text:p>1.45E-04</text:p>
          </table:table-cell>
          <table:table-cell office:value-type="float" office:value="134.953" calcext:value-type="float">
            <text:p>134.9530</text:p>
          </table:table-cell>
          <table:table-cell table:formula="of:=LN([.C164]/[.$C$2])" office:value-type="float" office:value="0.421640780392198" calcext:value-type="float">
            <text:p>0.421640780392198</text:p>
          </table:table-cell>
        </table:table-row>
        <table:table-row table:style-name="ro1">
          <table:table-cell office:value-type="float" office:value="16.3" calcext:value-type="float">
            <text:p>16.3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452" calcext:value-type="float">
            <text:p>1.45E-04</text:p>
          </table:table-cell>
          <table:table-cell office:value-type="float" office:value="134.77" calcext:value-type="float">
            <text:p>134.7700</text:p>
          </table:table-cell>
          <table:table-cell table:formula="of:=LN([.C165]/[.$C$2])" office:value-type="float" office:value="0.423709033456257" calcext:value-type="float">
            <text:p>0.423709033456257</text:p>
          </table:table-cell>
        </table:table-row>
        <table:table-row table:style-name="ro1">
          <table:table-cell office:value-type="float" office:value="16.4" calcext:value-type="float">
            <text:p>16.4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459" calcext:value-type="float">
            <text:p>1.46E-04</text:p>
          </table:table-cell>
          <table:table-cell office:value-type="float" office:value="133.976" calcext:value-type="float">
            <text:p>133.9760</text:p>
          </table:table-cell>
          <table:table-cell table:formula="of:=LN([.C166]/[.$C$2])" office:value-type="float" office:value="0.428518386594302" calcext:value-type="float">
            <text:p>0.428518386594302</text:p>
          </table:table-cell>
        </table:table-row>
        <table:table-row table:style-name="ro1">
          <table:table-cell office:value-type="float" office:value="16.5" calcext:value-type="float">
            <text:p>16.5000</text:p>
          </table:table-cell>
          <table:table-cell office:value-type="float" office:value="298.804" calcext:value-type="float">
            <text:p>298.8040</text:p>
          </table:table-cell>
          <table:table-cell office:value-type="float" office:value="0.0001463" calcext:value-type="float">
            <text:p>1.46E-04</text:p>
          </table:table-cell>
          <table:table-cell office:value-type="float" office:value="133.732" calcext:value-type="float">
            <text:p>133.7320</text:p>
          </table:table-cell>
          <table:table-cell table:formula="of:=LN([.C167]/[.$C$2])" office:value-type="float" office:value="0.43125623909164" calcext:value-type="float">
            <text:p>0.43125623909164</text:p>
          </table:table-cell>
        </table:table-row>
        <table:table-row table:style-name="ro1">
          <table:table-cell office:value-type="float" office:value="16.6" calcext:value-type="float">
            <text:p>16.6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464" calcext:value-type="float">
            <text:p>1.46E-04</text:p>
          </table:table-cell>
          <table:table-cell office:value-type="float" office:value="133.61" calcext:value-type="float">
            <text:p>133.6100</text:p>
          </table:table-cell>
          <table:table-cell table:formula="of:=LN([.C168]/[.$C$2])" office:value-type="float" office:value="0.431939532592773" calcext:value-type="float">
            <text:p>0.431939532592773</text:p>
          </table:table-cell>
        </table:table-row>
        <table:table-row table:style-name="ro1">
          <table:table-cell office:value-type="float" office:value="16.7" calcext:value-type="float">
            <text:p>16.7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467" calcext:value-type="float">
            <text:p>1.47E-04</text:p>
          </table:table-cell>
          <table:table-cell office:value-type="float" office:value="133.366" calcext:value-type="float">
            <text:p>133.3660</text:p>
          </table:table-cell>
          <table:table-cell table:formula="of:=LN([.C169]/[.$C$2])" office:value-type="float" office:value="0.433986616214498" calcext:value-type="float">
            <text:p>0.433986616214498</text:p>
          </table:table-cell>
        </table:table-row>
        <table:table-row table:style-name="ro1">
          <table:table-cell office:value-type="float" office:value="16.8" calcext:value-type="float">
            <text:p>16.8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47" calcext:value-type="float">
            <text:p>1.47E-04</text:p>
          </table:table-cell>
          <table:table-cell office:value-type="float" office:value="133.183" calcext:value-type="float">
            <text:p>133.1830</text:p>
          </table:table-cell>
          <table:table-cell table:formula="of:=LN([.C170]/[.$C$2])" office:value-type="float" office:value="0.436029517844298" calcext:value-type="float">
            <text:p>0.436029517844298</text:p>
          </table:table-cell>
        </table:table-row>
        <table:table-row table:style-name="ro1">
          <table:table-cell office:value-type="float" office:value="16.9" calcext:value-type="float">
            <text:p>16.9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471" calcext:value-type="float">
            <text:p>1.47E-04</text:p>
          </table:table-cell>
          <table:table-cell office:value-type="float" office:value="133.122" calcext:value-type="float">
            <text:p>133.1220</text:p>
          </table:table-cell>
          <table:table-cell table:formula="of:=LN([.C171]/[.$C$2])" office:value-type="float" office:value="0.436709558672954" calcext:value-type="float">
            <text:p>0.436709558672954</text:p>
          </table:table-cell>
        </table:table-row>
        <table:table-row table:style-name="ro1">
          <table:table-cell office:value-type="float" office:value="17" calcext:value-type="float">
            <text:p>17.0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471" calcext:value-type="float">
            <text:p>1.47E-04</text:p>
          </table:table-cell>
          <table:table-cell office:value-type="float" office:value="133.244" calcext:value-type="float">
            <text:p>133.2440</text:p>
          </table:table-cell>
          <table:table-cell table:formula="of:=LN([.C172]/[.$C$2])" office:value-type="float" office:value="0.436709558672954" calcext:value-type="float">
            <text:p>0.436709558672954</text:p>
          </table:table-cell>
        </table:table-row>
        <table:table-row table:style-name="ro1">
          <table:table-cell office:value-type="float" office:value="17.1" calcext:value-type="float">
            <text:p>17.1000</text:p>
          </table:table-cell>
          <table:table-cell office:value-type="float" office:value="298.813" calcext:value-type="float">
            <text:p>298.8130</text:p>
          </table:table-cell>
          <table:table-cell office:value-type="float" office:value="0.0001472" calcext:value-type="float">
            <text:p>1.47E-04</text:p>
          </table:table-cell>
          <table:table-cell office:value-type="float" office:value="133.244" calcext:value-type="float">
            <text:p>133.2440</text:p>
          </table:table-cell>
          <table:table-cell table:formula="of:=LN([.C173]/[.$C$2])" office:value-type="float" office:value="0.437389137360338" calcext:value-type="float">
            <text:p>0.437389137360338</text:p>
          </table:table-cell>
        </table:table-row>
        <table:table-row table:style-name="ro1">
          <table:table-cell office:value-type="float" office:value="17.2" calcext:value-type="float">
            <text:p>17.2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471" calcext:value-type="float">
            <text:p>1.47E-04</text:p>
          </table:table-cell>
          <table:table-cell office:value-type="float" office:value="133.305" calcext:value-type="float">
            <text:p>133.3050</text:p>
          </table:table-cell>
          <table:table-cell table:formula="of:=LN([.C174]/[.$C$2])" office:value-type="float" office:value="0.436709558672954" calcext:value-type="float">
            <text:p>0.436709558672954</text:p>
          </table:table-cell>
        </table:table-row>
        <table:table-row table:style-name="ro1">
          <table:table-cell office:value-type="float" office:value="17.3" calcext:value-type="float">
            <text:p>17.3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471" calcext:value-type="float">
            <text:p>1.47E-04</text:p>
          </table:table-cell>
          <table:table-cell office:value-type="float" office:value="133.366" calcext:value-type="float">
            <text:p>133.3660</text:p>
          </table:table-cell>
          <table:table-cell table:formula="of:=LN([.C175]/[.$C$2])" office:value-type="float" office:value="0.436709558672954" calcext:value-type="float">
            <text:p>0.436709558672954</text:p>
          </table:table-cell>
        </table:table-row>
        <table:table-row table:style-name="ro1">
          <table:table-cell office:value-type="float" office:value="17.4" calcext:value-type="float">
            <text:p>17.4000</text:p>
          </table:table-cell>
          <table:table-cell office:value-type="float" office:value="298.82" calcext:value-type="float">
            <text:p>298.8200</text:p>
          </table:table-cell>
          <table:table-cell office:value-type="float" office:value="0.0001472" calcext:value-type="float">
            <text:p>1.47E-04</text:p>
          </table:table-cell>
          <table:table-cell office:value-type="float" office:value="133.488" calcext:value-type="float">
            <text:p>133.4880</text:p>
          </table:table-cell>
          <table:table-cell table:formula="of:=LN([.C176]/[.$C$2])" office:value-type="float" office:value="0.437389137360338" calcext:value-type="float">
            <text:p>0.437389137360338</text:p>
          </table:table-cell>
        </table:table-row>
        <table:table-row table:style-name="ro1">
          <table:table-cell office:value-type="float" office:value="17.5" calcext:value-type="float">
            <text:p>17.5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474" calcext:value-type="float">
            <text:p>1.47E-04</text:p>
          </table:table-cell>
          <table:table-cell office:value-type="float" office:value="133.183" calcext:value-type="float">
            <text:p>133.1830</text:p>
          </table:table-cell>
          <table:table-cell table:formula="of:=LN([.C177]/[.$C$2])" office:value-type="float" office:value="0.438746910820798" calcext:value-type="float">
            <text:p>0.438746910820798</text:p>
          </table:table-cell>
        </table:table-row>
        <table:table-row table:style-name="ro1">
          <table:table-cell office:value-type="float" office:value="17.6" calcext:value-type="float">
            <text:p>17.6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48" calcext:value-type="float">
            <text:p>1.48E-04</text:p>
          </table:table-cell>
          <table:table-cell office:value-type="float" office:value="132.572" calcext:value-type="float">
            <text:p>132.5720</text:p>
          </table:table-cell>
          <table:table-cell table:formula="of:=LN([.C178]/[.$C$2])" office:value-type="float" office:value="0.442809204829677" calcext:value-type="float">
            <text:p>0.442809204829677</text:p>
          </table:table-cell>
        </table:table-row>
        <table:table-row table:style-name="ro1">
          <table:table-cell office:value-type="float" office:value="17.7" calcext:value-type="float">
            <text:p>17.7000</text:p>
          </table:table-cell>
          <table:table-cell office:value-type="float" office:value="298.817" calcext:value-type="float">
            <text:p>298.8170</text:p>
          </table:table-cell>
          <table:table-cell office:value-type="float" office:value="0.0001483" calcext:value-type="float">
            <text:p>1.48E-04</text:p>
          </table:table-cell>
          <table:table-cell office:value-type="float" office:value="132.267" calcext:value-type="float">
            <text:p>132.2670</text:p>
          </table:table-cell>
          <table:table-cell table:formula="of:=LN([.C179]/[.$C$2])" office:value-type="float" office:value="0.444834180209448" calcext:value-type="float">
            <text:p>0.444834180209448</text:p>
          </table:table-cell>
        </table:table-row>
        <table:table-row table:style-name="ro1">
          <table:table-cell office:value-type="float" office:value="17.8" calcext:value-type="float">
            <text:p>17.8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485" calcext:value-type="float">
            <text:p>1.49E-04</text:p>
          </table:table-cell>
          <table:table-cell office:value-type="float" office:value="132.145" calcext:value-type="float">
            <text:p>132.1450</text:p>
          </table:table-cell>
          <table:table-cell table:formula="of:=LN([.C180]/[.$C$2])" office:value-type="float" office:value="0.446181889308316" calcext:value-type="float">
            <text:p>0.446181889308316</text:p>
          </table:table-cell>
        </table:table-row>
        <table:table-row table:style-name="ro1">
          <table:table-cell office:value-type="float" office:value="17.9" calcext:value-type="float">
            <text:p>17.9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487" calcext:value-type="float">
            <text:p>1.49E-04</text:p>
          </table:table-cell>
          <table:table-cell office:value-type="float" office:value="131.962" calcext:value-type="float">
            <text:p>131.9620</text:p>
          </table:table-cell>
          <table:table-cell table:formula="of:=LN([.C181]/[.$C$2])" office:value-type="float" office:value="0.447527784531671" calcext:value-type="float">
            <text:p>0.447527784531671</text:p>
          </table:table-cell>
        </table:table-row>
        <table:table-row table:style-name="ro1">
          <table:table-cell office:value-type="float" office:value="18" calcext:value-type="float">
            <text:p>18.0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487" calcext:value-type="float">
            <text:p>1.49E-04</text:p>
          </table:table-cell>
          <table:table-cell office:value-type="float" office:value="132.023" calcext:value-type="float">
            <text:p>132.0230</text:p>
          </table:table-cell>
          <table:table-cell table:formula="of:=LN([.C182]/[.$C$2])" office:value-type="float" office:value="0.447527784531671" calcext:value-type="float">
            <text:p>0.447527784531671</text:p>
          </table:table-cell>
        </table:table-row>
        <table:table-row table:style-name="ro1">
          <table:table-cell office:value-type="float" office:value="18.1" calcext:value-type="float">
            <text:p>18.1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487" calcext:value-type="float">
            <text:p>1.49E-04</text:p>
          </table:table-cell>
          <table:table-cell office:value-type="float" office:value="132.145" calcext:value-type="float">
            <text:p>132.1450</text:p>
          </table:table-cell>
          <table:table-cell table:formula="of:=LN([.C183]/[.$C$2])" office:value-type="float" office:value="0.447527784531671" calcext:value-type="float">
            <text:p>0.447527784531671</text:p>
          </table:table-cell>
        </table:table-row>
        <table:table-row table:style-name="ro1">
          <table:table-cell office:value-type="float" office:value="18.2" calcext:value-type="float">
            <text:p>18.2000</text:p>
          </table:table-cell>
          <table:table-cell office:value-type="float" office:value="298.824" calcext:value-type="float">
            <text:p>298.8240</text:p>
          </table:table-cell>
          <table:table-cell office:value-type="float" office:value="0.0001487" calcext:value-type="float">
            <text:p>1.49E-04</text:p>
          </table:table-cell>
          <table:table-cell office:value-type="float" office:value="132.084" calcext:value-type="float">
            <text:p>132.0840</text:p>
          </table:table-cell>
          <table:table-cell table:formula="of:=LN([.C184]/[.$C$2])" office:value-type="float" office:value="0.447527784531671" calcext:value-type="float">
            <text:p>0.447527784531671</text:p>
          </table:table-cell>
        </table:table-row>
        <table:table-row table:style-name="ro1">
          <table:table-cell office:value-type="float" office:value="18.3" calcext:value-type="float">
            <text:p>18.3000</text:p>
          </table:table-cell>
          <table:table-cell office:value-type="float" office:value="298.825" calcext:value-type="float">
            <text:p>298.8250</text:p>
          </table:table-cell>
          <table:table-cell office:value-type="float" office:value="0.0001487" calcext:value-type="float">
            <text:p>1.49E-04</text:p>
          </table:table-cell>
          <table:table-cell office:value-type="float" office:value="132.206" calcext:value-type="float">
            <text:p>132.2060</text:p>
          </table:table-cell>
          <table:table-cell table:formula="of:=LN([.C185]/[.$C$2])" office:value-type="float" office:value="0.447527784531671" calcext:value-type="float">
            <text:p>0.447527784531671</text:p>
          </table:table-cell>
        </table:table-row>
        <table:table-row table:style-name="ro1">
          <table:table-cell office:value-type="float" office:value="18.4" calcext:value-type="float">
            <text:p>18.4000</text:p>
          </table:table-cell>
          <table:table-cell office:value-type="float" office:value="298.825" calcext:value-type="float">
            <text:p>298.8250</text:p>
          </table:table-cell>
          <table:table-cell office:value-type="float" office:value="0.0001487" calcext:value-type="float">
            <text:p>1.49E-04</text:p>
          </table:table-cell>
          <table:table-cell office:value-type="float" office:value="132.267" calcext:value-type="float">
            <text:p>132.2670</text:p>
          </table:table-cell>
          <table:table-cell table:formula="of:=LN([.C186]/[.$C$2])" office:value-type="float" office:value="0.447527784531671" calcext:value-type="float">
            <text:p>0.447527784531671</text:p>
          </table:table-cell>
        </table:table-row>
        <table:table-row table:style-name="ro1">
          <table:table-cell office:value-type="float" office:value="18.5" calcext:value-type="float">
            <text:p>18.5000</text:p>
          </table:table-cell>
          <table:table-cell office:value-type="float" office:value="298.828" calcext:value-type="float">
            <text:p>298.8280</text:p>
          </table:table-cell>
          <table:table-cell office:value-type="float" office:value="0.0001488" calcext:value-type="float">
            <text:p>1.49E-04</text:p>
          </table:table-cell>
          <table:table-cell office:value-type="float" office:value="132.145" calcext:value-type="float">
            <text:p>132.1450</text:p>
          </table:table-cell>
          <table:table-cell table:formula="of:=LN([.C187]/[.$C$2])" office:value-type="float" office:value="0.448200053464553" calcext:value-type="float">
            <text:p>0.448200053464553</text:p>
          </table:table-cell>
        </table:table-row>
        <table:table-row table:style-name="ro1">
          <table:table-cell office:value-type="float" office:value="18.6" calcext:value-type="float">
            <text:p>18.6000</text:p>
          </table:table-cell>
          <table:table-cell office:value-type="float" office:value="298.825" calcext:value-type="float">
            <text:p>298.8250</text:p>
          </table:table-cell>
          <table:table-cell office:value-type="float" office:value="0.0001494" calcext:value-type="float">
            <text:p>1.49E-04</text:p>
          </table:table-cell>
          <table:table-cell office:value-type="float" office:value="131.535" calcext:value-type="float">
            <text:p>131.5350</text:p>
          </table:table-cell>
          <table:table-cell table:formula="of:=LN([.C188]/[.$C$2])" office:value-type="float" office:value="0.452224203764279" calcext:value-type="float">
            <text:p>0.452224203764279</text:p>
          </table:table-cell>
        </table:table-row>
        <table:table-row table:style-name="ro1">
          <table:table-cell office:value-type="float" office:value="18.7" calcext:value-type="float">
            <text:p>18.7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5" calcext:value-type="float">
            <text:p>1.50E-04</text:p>
          </table:table-cell>
          <table:table-cell office:value-type="float" office:value="130.924" calcext:value-type="float">
            <text:p>130.9240</text:p>
          </table:table-cell>
          <table:table-cell table:formula="of:=LN([.C189]/[.$C$2])" office:value-type="float" office:value="0.456232225161818" calcext:value-type="float">
            <text:p>0.456232225161818</text:p>
          </table:table-cell>
        </table:table-row>
        <table:table-row table:style-name="ro1">
          <table:table-cell office:value-type="float" office:value="18.8" calcext:value-type="float">
            <text:p>18.8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502" calcext:value-type="float">
            <text:p>1.50E-04</text:p>
          </table:table-cell>
          <table:table-cell office:value-type="float" office:value="130.741" calcext:value-type="float">
            <text:p>130.7410</text:p>
          </table:table-cell>
          <table:table-cell table:formula="of:=LN([.C190]/[.$C$2])" office:value-type="float" office:value="0.457564670395596" calcext:value-type="float">
            <text:p>0.457564670395596</text:p>
          </table:table-cell>
        </table:table-row>
        <table:table-row table:style-name="ro1">
          <table:table-cell office:value-type="float" office:value="18.9" calcext:value-type="float">
            <text:p>18.9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502" calcext:value-type="float">
            <text:p>1.50E-04</text:p>
          </table:table-cell>
          <table:table-cell office:value-type="float" office:value="130.741" calcext:value-type="float">
            <text:p>130.7410</text:p>
          </table:table-cell>
          <table:table-cell table:formula="of:=LN([.C191]/[.$C$2])" office:value-type="float" office:value="0.457564670395596" calcext:value-type="float">
            <text:p>0.457564670395596</text:p>
          </table:table-cell>
        </table:table-row>
        <table:table-row table:style-name="ro1">
          <table:table-cell office:value-type="float" office:value="19" calcext:value-type="float">
            <text:p>19.0000</text:p>
          </table:table-cell>
          <table:table-cell office:value-type="float" office:value="298.824" calcext:value-type="float">
            <text:p>298.8240</text:p>
          </table:table-cell>
          <table:table-cell office:value-type="float" office:value="0.0001503" calcext:value-type="float">
            <text:p>1.50E-04</text:p>
          </table:table-cell>
          <table:table-cell office:value-type="float" office:value="130.863" calcext:value-type="float">
            <text:p>130.8630</text:p>
          </table:table-cell>
          <table:table-cell table:formula="of:=LN([.C192]/[.$C$2])" office:value-type="float" office:value="0.458230227824491" calcext:value-type="float">
            <text:p>0.458230227824491</text:p>
          </table:table-cell>
        </table:table-row>
        <table:table-row table:style-name="ro1">
          <table:table-cell office:value-type="float" office:value="19.1" calcext:value-type="float">
            <text:p>19.1000</text:p>
          </table:table-cell>
          <table:table-cell office:value-type="float" office:value="298.825" calcext:value-type="float">
            <text:p>298.8250</text:p>
          </table:table-cell>
          <table:table-cell office:value-type="float" office:value="0.0001503" calcext:value-type="float">
            <text:p>1.50E-04</text:p>
          </table:table-cell>
          <table:table-cell office:value-type="float" office:value="130.863" calcext:value-type="float">
            <text:p>130.8630</text:p>
          </table:table-cell>
          <table:table-cell table:formula="of:=LN([.C193]/[.$C$2])" office:value-type="float" office:value="0.458230227824491" calcext:value-type="float">
            <text:p>0.458230227824491</text:p>
          </table:table-cell>
        </table:table-row>
        <table:table-row table:style-name="ro1">
          <table:table-cell office:value-type="float" office:value="19.2" calcext:value-type="float">
            <text:p>19.2000</text:p>
          </table:table-cell>
          <table:table-cell office:value-type="float" office:value="298.827" calcext:value-type="float">
            <text:p>298.8270</text:p>
          </table:table-cell>
          <table:table-cell office:value-type="float" office:value="0.0001503" calcext:value-type="float">
            <text:p>1.50E-04</text:p>
          </table:table-cell>
          <table:table-cell office:value-type="float" office:value="130.863" calcext:value-type="float">
            <text:p>130.8630</text:p>
          </table:table-cell>
          <table:table-cell table:formula="of:=LN([.C194]/[.$C$2])" office:value-type="float" office:value="0.458230227824491" calcext:value-type="float">
            <text:p>0.458230227824491</text:p>
          </table:table-cell>
        </table:table-row>
        <table:table-row table:style-name="ro1">
          <table:table-cell office:value-type="float" office:value="19.3" calcext:value-type="float">
            <text:p>19.3000</text:p>
          </table:table-cell>
          <table:table-cell office:value-type="float" office:value="298.829" calcext:value-type="float">
            <text:p>298.8290</text:p>
          </table:table-cell>
          <table:table-cell office:value-type="float" office:value="0.0001504" calcext:value-type="float">
            <text:p>1.50E-04</text:p>
          </table:table-cell>
          <table:table-cell office:value-type="float" office:value="130.802" calcext:value-type="float">
            <text:p>130.8020</text:p>
          </table:table-cell>
          <table:table-cell table:formula="of:=LN([.C195]/[.$C$2])" office:value-type="float" office:value="0.458895342581301" calcext:value-type="float">
            <text:p>0.458895342581301</text:p>
          </table:table-cell>
        </table:table-row>
        <table:table-row table:style-name="ro1">
          <table:table-cell office:value-type="float" office:value="19.4" calcext:value-type="float">
            <text:p>19.4000</text:p>
          </table:table-cell>
          <table:table-cell office:value-type="float" office:value="298.826" calcext:value-type="float">
            <text:p>298.8260</text:p>
          </table:table-cell>
          <table:table-cell office:value-type="float" office:value="0.0001506" calcext:value-type="float">
            <text:p>1.51E-04</text:p>
          </table:table-cell>
          <table:table-cell office:value-type="float" office:value="130.68" calcext:value-type="float">
            <text:p>130.6800</text:p>
          </table:table-cell>
          <table:table-cell table:formula="of:=LN([.C196]/[.$C$2])" office:value-type="float" office:value="0.460224246431355" calcext:value-type="float">
            <text:p>0.460224246431355</text:p>
          </table:table-cell>
        </table:table-row>
        <table:table-row table:style-name="ro1">
          <table:table-cell office:value-type="float" office:value="19.5" calcext:value-type="float">
            <text:p>19.5000</text:p>
          </table:table-cell>
          <table:table-cell office:value-type="float" office:value="298.825" calcext:value-type="float">
            <text:p>298.8250</text:p>
          </table:table-cell>
          <table:table-cell office:value-type="float" office:value="0.0001509" calcext:value-type="float">
            <text:p>1.51E-04</text:p>
          </table:table-cell>
          <table:table-cell office:value-type="float" office:value="130.375" calcext:value-type="float">
            <text:p>130.3750</text:p>
          </table:table-cell>
          <table:table-cell table:formula="of:=LN([.C197]/[.$C$2])" office:value-type="float" office:value="0.462214296839365" calcext:value-type="float">
            <text:p>0.462214296839365</text:p>
          </table:table-cell>
        </table:table-row>
        <table:table-row table:style-name="ro1">
          <table:table-cell office:value-type="float" office:value="19.6" calcext:value-type="float">
            <text:p>19.6000</text:p>
          </table:table-cell>
          <table:table-cell office:value-type="float" office:value="298.827" calcext:value-type="float">
            <text:p>298.8270</text:p>
          </table:table-cell>
          <table:table-cell office:value-type="float" office:value="0.000151" calcext:value-type="float">
            <text:p>1.51E-04</text:p>
          </table:table-cell>
          <table:table-cell office:value-type="float" office:value="130.253" calcext:value-type="float">
            <text:p>130.2530</text:p>
          </table:table-cell>
          <table:table-cell table:formula="of:=LN([.C198]/[.$C$2])" office:value-type="float" office:value="0.462876767880486" calcext:value-type="float">
            <text:p>0.462876767880486</text:p>
          </table:table-cell>
        </table:table-row>
        <table:table-row table:style-name="ro1">
          <table:table-cell office:value-type="float" office:value="19.7" calcext:value-type="float">
            <text:p>19.7000</text:p>
          </table:table-cell>
          <table:table-cell office:value-type="float" office:value="298.828" calcext:value-type="float">
            <text:p>298.8280</text:p>
          </table:table-cell>
          <table:table-cell office:value-type="float" office:value="0.0001511" calcext:value-type="float">
            <text:p>1.51E-04</text:p>
          </table:table-cell>
          <table:table-cell office:value-type="float" office:value="130.253" calcext:value-type="float">
            <text:p>130.2530</text:p>
          </table:table-cell>
          <table:table-cell table:formula="of:=LN([.C199]/[.$C$2])" office:value-type="float" office:value="0.463538800344256" calcext:value-type="float">
            <text:p>0.463538800344256</text:p>
          </table:table-cell>
        </table:table-row>
        <table:table-row table:style-name="ro1">
          <table:table-cell office:value-type="float" office:value="19.8" calcext:value-type="float">
            <text:p>19.8000</text:p>
          </table:table-cell>
          <table:table-cell office:value-type="float" office:value="298.827" calcext:value-type="float">
            <text:p>298.8270</text:p>
          </table:table-cell>
          <table:table-cell office:value-type="float" office:value="0.0001512" calcext:value-type="float">
            <text:p>1.51E-04</text:p>
          </table:table-cell>
          <table:table-cell office:value-type="float" office:value="130.009" calcext:value-type="float">
            <text:p>130.0090</text:p>
          </table:table-cell>
          <table:table-cell table:formula="of:=LN([.C200]/[.$C$2])" office:value-type="float" office:value="0.464200394810994" calcext:value-type="float">
            <text:p>0.464200394810994</text:p>
          </table:table-cell>
        </table:table-row>
        <table:table-row table:style-name="ro1">
          <table:table-cell office:value-type="float" office:value="19.9" calcext:value-type="float">
            <text:p>19.9000</text:p>
          </table:table-cell>
          <table:table-cell office:value-type="float" office:value="298.825" calcext:value-type="float">
            <text:p>298.8250</text:p>
          </table:table-cell>
          <table:table-cell office:value-type="float" office:value="0.0001516" calcext:value-type="float">
            <text:p>1.52E-04</text:p>
          </table:table-cell>
          <table:table-cell office:value-type="float" office:value="129.826" calcext:value-type="float">
            <text:p>129.8260</text:p>
          </table:table-cell>
          <table:table-cell table:formula="of:=LN([.C201]/[.$C$2])" office:value-type="float" office:value="0.466842404273833" calcext:value-type="float">
            <text:p>0.466842404273833</text:p>
          </table:table-cell>
        </table:table-row>
        <table:table-row table:style-name="ro1">
          <table:table-cell office:value-type="float" office:value="20" calcext:value-type="float">
            <text:p>20.0000</text:p>
          </table:table-cell>
          <table:table-cell office:value-type="float" office:value="298.822" calcext:value-type="float">
            <text:p>298.8220</text:p>
          </table:table-cell>
          <table:table-cell office:value-type="float" office:value="0.0001522" calcext:value-type="float">
            <text:p>1.52E-04</text:p>
          </table:table-cell>
          <table:table-cell office:value-type="float" office:value="129.154" calcext:value-type="float">
            <text:p>129.1540</text:p>
          </table:table-cell>
          <table:table-cell table:formula="of:=LN([.C202]/[.$C$2])" office:value-type="float" office:value="0.470792376493147" calcext:value-type="float">
            <text:p>0.470792376493147</text:p>
          </table:table-cell>
        </table:table-row>
        <table:table-row table:style-name="ro1">
          <table:table-cell office:value-type="float" office:value="20.1" calcext:value-type="float">
            <text:p>20.1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528" calcext:value-type="float">
            <text:p>1.53E-04</text:p>
          </table:table-cell>
          <table:table-cell office:value-type="float" office:value="128.849" calcext:value-type="float">
            <text:p>128.8490</text:p>
          </table:table-cell>
          <table:table-cell table:formula="of:=LN([.C203]/[.$C$2])" office:value-type="float" office:value="0.474726807797982" calcext:value-type="float">
            <text:p>0.474726807797982</text:p>
          </table:table-cell>
        </table:table-row>
        <table:table-row table:style-name="ro1">
          <table:table-cell office:value-type="float" office:value="20.2" calcext:value-type="float">
            <text:p>20.2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529" calcext:value-type="float">
            <text:p>1.53E-04</text:p>
          </table:table-cell>
          <table:table-cell office:value-type="float" office:value="128.605" calcext:value-type="float">
            <text:p>128.6050</text:p>
          </table:table-cell>
          <table:table-cell table:formula="of:=LN([.C204]/[.$C$2])" office:value-type="float" office:value="0.475381044000578" calcext:value-type="float">
            <text:p>0.475381044000578</text:p>
          </table:table-cell>
        </table:table-row>
        <table:table-row table:style-name="ro1">
          <table:table-cell office:value-type="float" office:value="20.3" calcext:value-type="float">
            <text:p>20.3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531" calcext:value-type="float">
            <text:p>1.53E-04</text:p>
          </table:table-cell>
          <table:table-cell office:value-type="float" office:value="128.483" calcext:value-type="float">
            <text:p>128.4830</text:p>
          </table:table-cell>
          <table:table-cell table:formula="of:=LN([.C205]/[.$C$2])" office:value-type="float" office:value="0.4766882337292" calcext:value-type="float">
            <text:p>0.4766882337292</text:p>
          </table:table-cell>
        </table:table-row>
        <table:table-row table:style-name="ro1">
          <table:table-cell office:value-type="float" office:value="20.4" calcext:value-type="float">
            <text:p>20.4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532" calcext:value-type="float">
            <text:p>1.53E-04</text:p>
          </table:table-cell>
          <table:table-cell office:value-type="float" office:value="128.422" calcext:value-type="float">
            <text:p>128.4220</text:p>
          </table:table-cell>
          <table:table-cell table:formula="of:=LN([.C206]/[.$C$2])" office:value-type="float" office:value="0.477341188372053" calcext:value-type="float">
            <text:p>0.477341188372053</text:p>
          </table:table-cell>
        </table:table-row>
        <table:table-row table:style-name="ro1">
          <table:table-cell office:value-type="float" office:value="20.5" calcext:value-type="float">
            <text:p>20.5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534" calcext:value-type="float">
            <text:p>1.53E-04</text:p>
          </table:table-cell>
          <table:table-cell office:value-type="float" office:value="128.239" calcext:value-type="float">
            <text:p>128.2390</text:p>
          </table:table-cell>
          <table:table-cell table:formula="of:=LN([.C207]/[.$C$2])" office:value-type="float" office:value="0.478645819998718" calcext:value-type="float">
            <text:p>0.478645819998718</text:p>
          </table:table-cell>
        </table:table-row>
        <table:table-row table:style-name="ro1">
          <table:table-cell office:value-type="float" office:value="20.6" calcext:value-type="float">
            <text:p>20.6000</text:p>
          </table:table-cell>
          <table:table-cell office:value-type="float" office:value="298.82" calcext:value-type="float">
            <text:p>298.8200</text:p>
          </table:table-cell>
          <table:table-cell office:value-type="float" office:value="0.0001536" calcext:value-type="float">
            <text:p>1.54E-04</text:p>
          </table:table-cell>
          <table:table-cell office:value-type="float" office:value="128.056" calcext:value-type="float">
            <text:p>128.0560</text:p>
          </table:table-cell>
          <table:table-cell table:formula="of:=LN([.C208]/[.$C$2])" office:value-type="float" office:value="0.479948751779133" calcext:value-type="float">
            <text:p>0.479948751779133</text:p>
          </table:table-cell>
        </table:table-row>
        <table:table-row table:style-name="ro1">
          <table:table-cell office:value-type="float" office:value="20.7" calcext:value-type="float">
            <text:p>20.7000</text:p>
          </table:table-cell>
          <table:table-cell office:value-type="float" office:value="298.822" calcext:value-type="float">
            <text:p>298.8220</text:p>
          </table:table-cell>
          <table:table-cell office:value-type="float" office:value="0.0001535" calcext:value-type="float">
            <text:p>1.54E-04</text:p>
          </table:table-cell>
          <table:table-cell office:value-type="float" office:value="128.117" calcext:value-type="float">
            <text:p>128.1170</text:p>
          </table:table-cell>
          <table:table-cell table:formula="of:=LN([.C209]/[.$C$2])" office:value-type="float" office:value="0.479297498092814" calcext:value-type="float">
            <text:p>0.479297498092814</text:p>
          </table:table-cell>
        </table:table-row>
        <table:table-row table:style-name="ro1">
          <table:table-cell office:value-type="float" office:value="20.8" calcext:value-type="float">
            <text:p>20.8000</text:p>
          </table:table-cell>
          <table:table-cell office:value-type="float" office:value="298.825" calcext:value-type="float">
            <text:p>298.8250</text:p>
          </table:table-cell>
          <table:table-cell office:value-type="float" office:value="0.0001536" calcext:value-type="float">
            <text:p>1.54E-04</text:p>
          </table:table-cell>
          <table:table-cell office:value-type="float" office:value="128.178" calcext:value-type="float">
            <text:p>128.1780</text:p>
          </table:table-cell>
          <table:table-cell table:formula="of:=LN([.C210]/[.$C$2])" office:value-type="float" office:value="0.479948751779133" calcext:value-type="float">
            <text:p>0.479948751779133</text:p>
          </table:table-cell>
        </table:table-row>
        <table:table-row table:style-name="ro1">
          <table:table-cell office:value-type="float" office:value="20.9" calcext:value-type="float">
            <text:p>20.9000</text:p>
          </table:table-cell>
          <table:table-cell office:value-type="float" office:value="298.822" calcext:value-type="float">
            <text:p>298.8220</text:p>
          </table:table-cell>
          <table:table-cell office:value-type="float" office:value="0.0001542" calcext:value-type="float">
            <text:p>1.54E-04</text:p>
          </table:table-cell>
          <table:table-cell office:value-type="float" office:value="127.689" calcext:value-type="float">
            <text:p>127.6890</text:p>
          </table:table-cell>
          <table:table-cell table:formula="of:=LN([.C211]/[.$C$2])" office:value-type="float" office:value="0.483847392194791" calcext:value-type="float">
            <text:p>0.483847392194791</text:p>
          </table:table-cell>
        </table:table-row>
        <table:table-row table:style-name="ro1">
          <table:table-cell office:value-type="float" office:value="21" calcext:value-type="float">
            <text:p>21.0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545" calcext:value-type="float">
            <text:p>1.55E-04</text:p>
          </table:table-cell>
          <table:table-cell office:value-type="float" office:value="127.262" calcext:value-type="float">
            <text:p>127.2620</text:p>
          </table:table-cell>
          <table:table-cell table:formula="of:=LN([.C212]/[.$C$2])" office:value-type="float" office:value="0.485791027403362" calcext:value-type="float">
            <text:p>0.485791027403362</text:p>
          </table:table-cell>
        </table:table-row>
        <table:table-row table:style-name="ro1">
          <table:table-cell office:value-type="float" office:value="21.1" calcext:value-type="float">
            <text:p>21.1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546" calcext:value-type="float">
            <text:p>1.55E-04</text:p>
          </table:table-cell>
          <table:table-cell office:value-type="float" office:value="127.262" calcext:value-type="float">
            <text:p>127.2620</text:p>
          </table:table-cell>
          <table:table-cell table:formula="of:=LN([.C213]/[.$C$2])" office:value-type="float" office:value="0.486438067218883" calcext:value-type="float">
            <text:p>0.486438067218883</text:p>
          </table:table-cell>
        </table:table-row>
        <table:table-row table:style-name="ro1">
          <table:table-cell office:value-type="float" office:value="21.2" calcext:value-type="float">
            <text:p>21.2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546" calcext:value-type="float">
            <text:p>1.55E-04</text:p>
          </table:table-cell>
          <table:table-cell office:value-type="float" office:value="127.384" calcext:value-type="float">
            <text:p>127.3840</text:p>
          </table:table-cell>
          <table:table-cell table:formula="of:=LN([.C214]/[.$C$2])" office:value-type="float" office:value="0.486438067218883" calcext:value-type="float">
            <text:p>0.486438067218883</text:p>
          </table:table-cell>
        </table:table-row>
        <table:table-row table:style-name="ro1">
          <table:table-cell office:value-type="float" office:value="21.3" calcext:value-type="float">
            <text:p>21.3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551" calcext:value-type="float">
            <text:p>1.55E-04</text:p>
          </table:table-cell>
          <table:table-cell office:value-type="float" office:value="126.896" calcext:value-type="float">
            <text:p>126.8960</text:p>
          </table:table-cell>
          <table:table-cell table:formula="of:=LN([.C215]/[.$C$2])" office:value-type="float" office:value="0.489667001248055" calcext:value-type="float">
            <text:p>0.489667001248055</text:p>
          </table:table-cell>
        </table:table-row>
        <table:table-row table:style-name="ro1">
          <table:table-cell office:value-type="float" office:value="21.4" calcext:value-type="float">
            <text:p>21.4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558" calcext:value-type="float">
            <text:p>1.56E-04</text:p>
          </table:table-cell>
          <table:table-cell office:value-type="float" office:value="126.164" calcext:value-type="float">
            <text:p>126.1640</text:p>
          </table:table-cell>
          <table:table-cell table:formula="of:=LN([.C216]/[.$C$2])" office:value-type="float" office:value="0.49417006450221" calcext:value-type="float">
            <text:p>0.49417006450221</text:p>
          </table:table-cell>
        </table:table-row>
        <table:table-row table:style-name="ro1">
          <table:table-cell office:value-type="float" office:value="21.5" calcext:value-type="float">
            <text:p>21.5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126.164" calcext:value-type="float">
            <text:p>126.1640</text:p>
          </table:table-cell>
          <table:table-cell table:formula="of:=LN([.C217]/[.$C$2])" office:value-type="float" office:value="0.495452938315099" calcext:value-type="float">
            <text:p>0.495452938315099</text:p>
          </table:table-cell>
        </table:table-row>
        <table:table-row table:style-name="ro1">
          <table:table-cell office:value-type="float" office:value="21.6" calcext:value-type="float">
            <text:p>21.6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559" calcext:value-type="float">
            <text:p>1.56E-04</text:p>
          </table:table-cell>
          <table:table-cell office:value-type="float" office:value="126.286" calcext:value-type="float">
            <text:p>126.2860</text:p>
          </table:table-cell>
          <table:table-cell table:formula="of:=LN([.C218]/[.$C$2])" office:value-type="float" office:value="0.494811707129293" calcext:value-type="float">
            <text:p>0.494811707129293</text:p>
          </table:table-cell>
        </table:table-row>
        <table:table-row table:style-name="ro1">
          <table:table-cell office:value-type="float" office:value="21.7" calcext:value-type="float">
            <text:p>21.7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126.164" calcext:value-type="float">
            <text:p>126.1640</text:p>
          </table:table-cell>
          <table:table-cell table:formula="of:=LN([.C219]/[.$C$2])" office:value-type="float" office:value="0.495452938315099" calcext:value-type="float">
            <text:p>0.495452938315099</text:p>
          </table:table-cell>
        </table:table-row>
        <table:table-row table:style-name="ro1">
          <table:table-cell office:value-type="float" office:value="21.8" calcext:value-type="float">
            <text:p>21.8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563" calcext:value-type="float">
            <text:p>1.56E-04</text:p>
          </table:table-cell>
          <table:table-cell office:value-type="float" office:value="125.919" calcext:value-type="float">
            <text:p>125.9190</text:p>
          </table:table-cell>
          <table:table-cell table:formula="of:=LN([.C220]/[.$C$2])" office:value-type="float" office:value="0.497374168492993" calcext:value-type="float">
            <text:p>0.497374168492993</text:p>
          </table:table-cell>
        </table:table-row>
        <table:table-row table:style-name="ro1">
          <table:table-cell office:value-type="float" office:value="21.9" calcext:value-type="float">
            <text:p>21.9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566" calcext:value-type="float">
            <text:p>1.57E-04</text:p>
          </table:table-cell>
          <table:table-cell office:value-type="float" office:value="125.675" calcext:value-type="float">
            <text:p>125.6750</text:p>
          </table:table-cell>
          <table:table-cell table:formula="of:=LN([.C221]/[.$C$2])" office:value-type="float" office:value="0.499291714622264" calcext:value-type="float">
            <text:p>0.499291714622264</text:p>
          </table:table-cell>
        </table:table-row>
        <table:table-row table:style-name="ro1">
          <table:table-cell office:value-type="float" office:value="22" calcext:value-type="float">
            <text:p>22.0000</text:p>
          </table:table-cell>
          <table:table-cell office:value-type="float" office:value="298.817" calcext:value-type="float">
            <text:p>298.8170</text:p>
          </table:table-cell>
          <table:table-cell office:value-type="float" office:value="0.0001568" calcext:value-type="float">
            <text:p>1.57E-04</text:p>
          </table:table-cell>
          <table:table-cell office:value-type="float" office:value="125.492" calcext:value-type="float">
            <text:p>125.4920</text:p>
          </table:table-cell>
          <table:table-cell table:formula="of:=LN([.C222]/[.$C$2])" office:value-type="float" office:value="0.500568038981869" calcext:value-type="float">
            <text:p>0.500568038981869</text:p>
          </table:table-cell>
        </table:table-row>
        <table:table-row table:style-name="ro1">
          <table:table-cell office:value-type="float" office:value="22.1" calcext:value-type="float">
            <text:p>22.1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57" calcext:value-type="float">
            <text:p>1.57E-04</text:p>
          </table:table-cell>
          <table:table-cell office:value-type="float" office:value="125.431" calcext:value-type="float">
            <text:p>125.4310</text:p>
          </table:table-cell>
          <table:table-cell table:formula="of:=LN([.C223]/[.$C$2])" office:value-type="float" office:value="0.50184273641387" calcext:value-type="float">
            <text:p>0.50184273641387</text:p>
          </table:table-cell>
        </table:table-row>
        <table:table-row table:style-name="ro1">
          <table:table-cell office:value-type="float" office:value="22.2" calcext:value-type="float">
            <text:p>22.2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57" calcext:value-type="float">
            <text:p>1.57E-04</text:p>
          </table:table-cell>
          <table:table-cell office:value-type="float" office:value="125.37" calcext:value-type="float">
            <text:p>125.3700</text:p>
          </table:table-cell>
          <table:table-cell table:formula="of:=LN([.C224]/[.$C$2])" office:value-type="float" office:value="0.50184273641387" calcext:value-type="float">
            <text:p>0.50184273641387</text:p>
          </table:table-cell>
        </table:table-row>
        <table:table-row table:style-name="ro1">
          <table:table-cell office:value-type="float" office:value="22.3" calcext:value-type="float">
            <text:p>22.3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575" calcext:value-type="float">
            <text:p>1.58E-04</text:p>
          </table:table-cell>
          <table:table-cell office:value-type="float" office:value="125.004" calcext:value-type="float">
            <text:p>125.0040</text:p>
          </table:table-cell>
          <table:table-cell table:formula="of:=LN([.C225]/[.$C$2])" office:value-type="float" office:value="0.505022389331249" calcext:value-type="float">
            <text:p>0.505022389331249</text:p>
          </table:table-cell>
        </table:table-row>
        <table:table-row table:style-name="ro1">
          <table:table-cell office:value-type="float" office:value="22.4" calcext:value-type="float">
            <text:p>22.4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579" calcext:value-type="float">
            <text:p>1.58E-04</text:p>
          </table:table-cell>
          <table:table-cell office:value-type="float" office:value="124.516" calcext:value-type="float">
            <text:p>124.5160</text:p>
          </table:table-cell>
          <table:table-cell table:formula="of:=LN([.C226]/[.$C$2])" office:value-type="float" office:value="0.507558852327158" calcext:value-type="float">
            <text:p>0.507558852327158</text:p>
          </table:table-cell>
        </table:table-row>
        <table:table-row table:style-name="ro1">
          <table:table-cell office:value-type="float" office:value="22.5" calcext:value-type="float">
            <text:p>22.5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582" calcext:value-type="float">
            <text:p>1.58E-04</text:p>
          </table:table-cell>
          <table:table-cell office:value-type="float" office:value="124.332" calcext:value-type="float">
            <text:p>124.3320</text:p>
          </table:table-cell>
          <table:table-cell table:formula="of:=LN([.C227]/[.$C$2])" office:value-type="float" office:value="0.509456986399115" calcext:value-type="float">
            <text:p>0.509456986399115</text:p>
          </table:table-cell>
        </table:table-row>
        <table:table-row table:style-name="ro1">
          <table:table-cell office:value-type="float" office:value="22.6" calcext:value-type="float">
            <text:p>22.6000</text:p>
          </table:table-cell>
          <table:table-cell office:value-type="float" office:value="298.813" calcext:value-type="float">
            <text:p>298.8130</text:p>
          </table:table-cell>
          <table:table-cell office:value-type="float" office:value="0.0001587" calcext:value-type="float">
            <text:p>1.59E-04</text:p>
          </table:table-cell>
          <table:table-cell office:value-type="float" office:value="123.905" calcext:value-type="float">
            <text:p>123.9050</text:p>
          </table:table-cell>
          <table:table-cell table:formula="of:=LN([.C228]/[.$C$2])" office:value-type="float" office:value="0.512612558597925" calcext:value-type="float">
            <text:p>0.512612558597925</text:p>
          </table:table-cell>
        </table:table-row>
        <table:table-row table:style-name="ro1">
          <table:table-cell office:value-type="float" office:value="22.7" calcext:value-type="float">
            <text:p>22.7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593" calcext:value-type="float">
            <text:p>1.59E-04</text:p>
          </table:table-cell>
          <table:table-cell office:value-type="float" office:value="123.478" calcext:value-type="float">
            <text:p>123.4780</text:p>
          </table:table-cell>
          <table:table-cell table:formula="of:=LN([.C229]/[.$C$2])" office:value-type="float" office:value="0.516386147981565" calcext:value-type="float">
            <text:p>0.516386147981565</text:p>
          </table:table-cell>
        </table:table-row>
        <table:table-row table:style-name="ro1">
          <table:table-cell office:value-type="float" office:value="22.8" calcext:value-type="float">
            <text:p>22.8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596" calcext:value-type="float">
            <text:p>1.60E-04</text:p>
          </table:table-cell>
          <table:table-cell office:value-type="float" office:value="123.295" calcext:value-type="float">
            <text:p>123.2950</text:p>
          </table:table-cell>
          <table:table-cell table:formula="of:=LN([.C230]/[.$C$2])" office:value-type="float" office:value="0.51826761608127" calcext:value-type="float">
            <text:p>0.51826761608127</text:p>
          </table:table-cell>
        </table:table-row>
        <table:table-row table:style-name="ro1">
          <table:table-cell office:value-type="float" office:value="22.9" calcext:value-type="float">
            <text:p>22.9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598" calcext:value-type="float">
            <text:p>1.60E-04</text:p>
          </table:table-cell>
          <table:table-cell office:value-type="float" office:value="123.051" calcext:value-type="float">
            <text:p>123.0510</text:p>
          </table:table-cell>
          <table:table-cell table:formula="of:=LN([.C231]/[.$C$2])" office:value-type="float" office:value="0.519519964397736" calcext:value-type="float">
            <text:p>0.519519964397736</text:p>
          </table:table-cell>
        </table:table-row>
        <table:table-row table:style-name="ro1">
          <table:table-cell office:value-type="float" office:value="23" calcext:value-type="float">
            <text:p>23.0000</text:p>
          </table:table-cell>
          <table:table-cell office:value-type="float" office:value="298.809" calcext:value-type="float">
            <text:p>298.8090</text:p>
          </table:table-cell>
          <table:table-cell office:value-type="float" office:value="0.0001602" calcext:value-type="float">
            <text:p>1.60E-04</text:p>
          </table:table-cell>
          <table:table-cell office:value-type="float" office:value="122.684" calcext:value-type="float">
            <text:p>122.6840</text:p>
          </table:table-cell>
          <table:table-cell table:formula="of:=LN([.C232]/[.$C$2])" office:value-type="float" office:value="0.52201996569982" calcext:value-type="float">
            <text:p>0.52201996569982</text:p>
          </table:table-cell>
        </table:table-row>
        <table:table-row table:style-name="ro1">
          <table:table-cell office:value-type="float" office:value="23.1" calcext:value-type="float">
            <text:p>23.1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605" calcext:value-type="float">
            <text:p>1.61E-04</text:p>
          </table:table-cell>
          <table:table-cell office:value-type="float" office:value="122.562" calcext:value-type="float">
            <text:p>122.5620</text:p>
          </table:table-cell>
          <table:table-cell table:formula="of:=LN([.C233]/[.$C$2])" office:value-type="float" office:value="0.523890873635632" calcext:value-type="float">
            <text:p>0.523890873635632</text:p>
          </table:table-cell>
        </table:table-row>
        <table:table-row table:style-name="ro1">
          <table:table-cell office:value-type="float" office:value="23.2" calcext:value-type="float">
            <text:p>23.2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606" calcext:value-type="float">
            <text:p>1.61E-04</text:p>
          </table:table-cell>
          <table:table-cell office:value-type="float" office:value="122.501" calcext:value-type="float">
            <text:p>122.5010</text:p>
          </table:table-cell>
          <table:table-cell table:formula="of:=LN([.C234]/[.$C$2])" office:value-type="float" office:value="0.524513732578223" calcext:value-type="float">
            <text:p>0.524513732578223</text:p>
          </table:table-cell>
        </table:table-row>
        <table:table-row table:style-name="ro1">
          <table:table-cell office:value-type="float" office:value="23.3" calcext:value-type="float">
            <text:p>23.3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608" calcext:value-type="float">
            <text:p>1.61E-04</text:p>
          </table:table-cell>
          <table:table-cell office:value-type="float" office:value="122.318" calcext:value-type="float">
            <text:p>122.3180</text:p>
          </table:table-cell>
          <table:table-cell table:formula="of:=LN([.C235]/[.$C$2])" office:value-type="float" office:value="0.525758287810428" calcext:value-type="float">
            <text:p>0.525758287810428</text:p>
          </table:table-cell>
        </table:table-row>
        <table:table-row table:style-name="ro1">
          <table:table-cell office:value-type="float" office:value="23.4" calcext:value-type="float">
            <text:p>23.4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612" calcext:value-type="float">
            <text:p>1.61E-04</text:p>
          </table:table-cell>
          <table:table-cell office:value-type="float" office:value="122.013" calcext:value-type="float">
            <text:p>122.0130</text:p>
          </table:table-cell>
          <table:table-cell table:formula="of:=LN([.C236]/[.$C$2])" office:value-type="float" office:value="0.52824276113809" calcext:value-type="float">
            <text:p>0.52824276113809</text:p>
          </table:table-cell>
        </table:table-row>
        <table:table-row table:style-name="ro1">
          <table:table-cell office:value-type="float" office:value="23.5" calcext:value-type="float">
            <text:p>23.5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617" calcext:value-type="float">
            <text:p>1.62E-04</text:p>
          </table:table-cell>
          <table:table-cell office:value-type="float" office:value="121.647" calcext:value-type="float">
            <text:p>121.6470</text:p>
          </table:table-cell>
          <table:table-cell table:formula="of:=LN([.C237]/[.$C$2])" office:value-type="float" office:value="0.531339697648623" calcext:value-type="float">
            <text:p>0.531339697648623</text:p>
          </table:table-cell>
        </table:table-row>
        <table:table-row table:style-name="ro1">
          <table:table-cell office:value-type="float" office:value="23.6" calcext:value-type="float">
            <text:p>23.6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618" calcext:value-type="float">
            <text:p>1.62E-04</text:p>
          </table:table-cell>
          <table:table-cell office:value-type="float" office:value="121.708" calcext:value-type="float">
            <text:p>121.7080</text:p>
          </table:table-cell>
          <table:table-cell table:formula="of:=LN([.C238]/[.$C$2])" office:value-type="float" office:value="0.531957935689953" calcext:value-type="float">
            <text:p>0.531957935689953</text:p>
          </table:table-cell>
        </table:table-row>
        <table:table-row table:style-name="ro1">
          <table:table-cell office:value-type="float" office:value="23.7" calcext:value-type="float">
            <text:p>23.7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618" calcext:value-type="float">
            <text:p>1.62E-04</text:p>
          </table:table-cell>
          <table:table-cell office:value-type="float" office:value="121.769" calcext:value-type="float">
            <text:p>121.7690</text:p>
          </table:table-cell>
          <table:table-cell table:formula="of:=LN([.C239]/[.$C$2])" office:value-type="float" office:value="0.531957935689953" calcext:value-type="float">
            <text:p>0.531957935689953</text:p>
          </table:table-cell>
        </table:table-row>
        <table:table-row table:style-name="ro1">
          <table:table-cell office:value-type="float" office:value="23.8" calcext:value-type="float">
            <text:p>23.8000</text:p>
          </table:table-cell>
          <table:table-cell office:value-type="float" office:value="298.813" calcext:value-type="float">
            <text:p>298.8130</text:p>
          </table:table-cell>
          <table:table-cell office:value-type="float" office:value="0.0001618" calcext:value-type="float">
            <text:p>1.62E-04</text:p>
          </table:table-cell>
          <table:table-cell office:value-type="float" office:value="121.83" calcext:value-type="float">
            <text:p>121.8300</text:p>
          </table:table-cell>
          <table:table-cell table:formula="of:=LN([.C240]/[.$C$2])" office:value-type="float" office:value="0.531957935689953" calcext:value-type="float">
            <text:p>0.531957935689953</text:p>
          </table:table-cell>
        </table:table-row>
        <table:table-row table:style-name="ro1">
          <table:table-cell office:value-type="float" office:value="23.9" calcext:value-type="float">
            <text:p>23.9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618" calcext:value-type="float">
            <text:p>1.62E-04</text:p>
          </table:table-cell>
          <table:table-cell office:value-type="float" office:value="121.952" calcext:value-type="float">
            <text:p>121.9520</text:p>
          </table:table-cell>
          <table:table-cell table:formula="of:=LN([.C241]/[.$C$2])" office:value-type="float" office:value="0.531957935689953" calcext:value-type="float">
            <text:p>0.531957935689953</text:p>
          </table:table-cell>
        </table:table-row>
        <table:table-row table:style-name="ro1">
          <table:table-cell office:value-type="float" office:value="24" calcext:value-type="float">
            <text:p>24.0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618" calcext:value-type="float">
            <text:p>1.62E-04</text:p>
          </table:table-cell>
          <table:table-cell office:value-type="float" office:value="121.891" calcext:value-type="float">
            <text:p>121.8910</text:p>
          </table:table-cell>
          <table:table-cell table:formula="of:=LN([.C242]/[.$C$2])" office:value-type="float" office:value="0.531957935689953" calcext:value-type="float">
            <text:p>0.531957935689953</text:p>
          </table:table-cell>
        </table:table-row>
        <table:table-row table:style-name="ro1">
          <table:table-cell office:value-type="float" office:value="24.1" calcext:value-type="float">
            <text:p>24.1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618" calcext:value-type="float">
            <text:p>1.62E-04</text:p>
          </table:table-cell>
          <table:table-cell office:value-type="float" office:value="121.952" calcext:value-type="float">
            <text:p>121.9520</text:p>
          </table:table-cell>
          <table:table-cell table:formula="of:=LN([.C243]/[.$C$2])" office:value-type="float" office:value="0.531957935689953" calcext:value-type="float">
            <text:p>0.531957935689953</text:p>
          </table:table-cell>
        </table:table-row>
        <table:table-row table:style-name="ro1">
          <table:table-cell office:value-type="float" office:value="24.2" calcext:value-type="float">
            <text:p>24.2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621" calcext:value-type="float">
            <text:p>1.62E-04</text:p>
          </table:table-cell>
          <table:table-cell office:value-type="float" office:value="121.586" calcext:value-type="float">
            <text:p>121.5860</text:p>
          </table:table-cell>
          <table:table-cell table:formula="of:=LN([.C244]/[.$C$2])" office:value-type="float" office:value="0.533810359807192" calcext:value-type="float">
            <text:p>0.533810359807192</text:p>
          </table:table-cell>
        </table:table-row>
        <table:table-row table:style-name="ro1">
          <table:table-cell office:value-type="float" office:value="24.3" calcext:value-type="float">
            <text:p>24.3000</text:p>
          </table:table-cell>
          <table:table-cell office:value-type="float" office:value="298.814" calcext:value-type="float">
            <text:p>298.8140</text:p>
          </table:table-cell>
          <table:table-cell office:value-type="float" office:value="0.0001632" calcext:value-type="float">
            <text:p>1.63E-04</text:p>
          </table:table-cell>
          <table:table-cell office:value-type="float" office:value="120.731" calcext:value-type="float">
            <text:p>120.7310</text:p>
          </table:table-cell>
          <table:table-cell table:formula="of:=LN([.C245]/[.$C$2])" office:value-type="float" office:value="0.540573373595568" calcext:value-type="float">
            <text:p>0.540573373595568</text:p>
          </table:table-cell>
        </table:table-row>
        <table:table-row table:style-name="ro1">
          <table:table-cell office:value-type="float" office:value="24.4" calcext:value-type="float">
            <text:p>24.4000</text:p>
          </table:table-cell>
          <table:table-cell office:value-type="float" office:value="298.809" calcext:value-type="float">
            <text:p>298.8090</text:p>
          </table:table-cell>
          <table:table-cell office:value-type="float" office:value="0.000164" calcext:value-type="float">
            <text:p>1.64E-04</text:p>
          </table:table-cell>
          <table:table-cell office:value-type="float" office:value="120.06" calcext:value-type="float">
            <text:p>120.0600</text:p>
          </table:table-cell>
          <table:table-cell table:formula="of:=LN([.C246]/[.$C$2])" office:value-type="float" office:value="0.54546335888976" calcext:value-type="float">
            <text:p>0.54546335888976</text:p>
          </table:table-cell>
        </table:table-row>
        <table:table-row table:style-name="ro1">
          <table:table-cell office:value-type="float" office:value="24.5" calcext:value-type="float">
            <text:p>24.5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646" calcext:value-type="float">
            <text:p>1.65E-04</text:p>
          </table:table-cell>
          <table:table-cell office:value-type="float" office:value="119.572" calcext:value-type="float">
            <text:p>119.5720</text:p>
          </table:table-cell>
          <table:table-cell table:formula="of:=LN([.C247]/[.$C$2])" office:value-type="float" office:value="0.549115219308531" calcext:value-type="float">
            <text:p>0.549115219308531</text:p>
          </table:table-cell>
        </table:table-row>
        <table:table-row table:style-name="ro1">
          <table:table-cell office:value-type="float" office:value="24.6" calcext:value-type="float">
            <text:p>24.6000</text:p>
          </table:table-cell>
          <table:table-cell office:value-type="float" office:value="298.805" calcext:value-type="float">
            <text:p>298.8050</text:p>
          </table:table-cell>
          <table:table-cell office:value-type="float" office:value="0.000165" calcext:value-type="float">
            <text:p>1.65E-04</text:p>
          </table:table-cell>
          <table:table-cell office:value-type="float" office:value="119.327" calcext:value-type="float">
            <text:p>119.3270</text:p>
          </table:table-cell>
          <table:table-cell table:formula="of:=LN([.C248]/[.$C$2])" office:value-type="float" office:value="0.551542404966142" calcext:value-type="float">
            <text:p>0.551542404966142</text:p>
          </table:table-cell>
        </table:table-row>
        <table:table-row table:style-name="ro1">
          <table:table-cell office:value-type="float" office:value="24.7" calcext:value-type="float">
            <text:p>24.7000</text:p>
          </table:table-cell>
          <table:table-cell office:value-type="float" office:value="298.801" calcext:value-type="float">
            <text:p>298.8010</text:p>
          </table:table-cell>
          <table:table-cell office:value-type="float" office:value="0.0001656" calcext:value-type="float">
            <text:p>1.66E-04</text:p>
          </table:table-cell>
          <table:table-cell office:value-type="float" office:value="118.839" calcext:value-type="float">
            <text:p>118.8390</text:p>
          </table:table-cell>
          <table:table-cell table:formula="of:=LN([.C249]/[.$C$2])" office:value-type="float" office:value="0.555172173016721" calcext:value-type="float">
            <text:p>0.555172173016721</text:p>
          </table:table-cell>
        </table:table-row>
        <table:table-row table:style-name="ro1">
          <table:table-cell office:value-type="float" office:value="24.8" calcext:value-type="float">
            <text:p>24.8000</text:p>
          </table:table-cell>
          <table:table-cell office:value-type="float" office:value="298.8" calcext:value-type="float">
            <text:p>298.8000</text:p>
          </table:table-cell>
          <table:table-cell office:value-type="float" office:value="0.0001662" calcext:value-type="float">
            <text:p>1.66E-04</text:p>
          </table:table-cell>
          <table:table-cell office:value-type="float" office:value="118.473" calcext:value-type="float">
            <text:p>118.4730</text:p>
          </table:table-cell>
          <table:table-cell table:formula="of:=LN([.C250]/[.$C$2])" office:value-type="float" office:value="0.55878881348691" calcext:value-type="float">
            <text:p>0.55878881348691</text:p>
          </table:table-cell>
        </table:table-row>
        <table:table-row table:style-name="ro1">
          <table:table-cell office:value-type="float" office:value="24.9" calcext:value-type="float">
            <text:p>24.9000</text:p>
          </table:table-cell>
          <table:table-cell office:value-type="float" office:value="298.801" calcext:value-type="float">
            <text:p>298.8010</text:p>
          </table:table-cell>
          <table:table-cell office:value-type="float" office:value="0.0001663" calcext:value-type="float">
            <text:p>1.66E-04</text:p>
          </table:table-cell>
          <table:table-cell office:value-type="float" office:value="118.412" calcext:value-type="float">
            <text:p>118.4120</text:p>
          </table:table-cell>
          <table:table-cell table:formula="of:=LN([.C251]/[.$C$2])" office:value-type="float" office:value="0.559390317264444" calcext:value-type="float">
            <text:p>0.559390317264444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298.804" calcext:value-type="float">
            <text:p>298.8040</text:p>
          </table:table-cell>
          <table:table-cell office:value-type="float" office:value="0.0001664" calcext:value-type="float">
            <text:p>1.66E-04</text:p>
          </table:table-cell>
          <table:table-cell office:value-type="float" office:value="118.412" calcext:value-type="float">
            <text:p>118.4120</text:p>
          </table:table-cell>
          <table:table-cell table:formula="of:=LN([.C252]/[.$C$2])" office:value-type="float" office:value="0.55999145945267" calcext:value-type="float">
            <text:p>0.55999145945267</text:p>
          </table:table-cell>
        </table:table-row>
        <table:table-row table:style-name="ro1">
          <table:table-cell office:value-type="float" office:value="25.1" calcext:value-type="float">
            <text:p>25.1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665" calcext:value-type="float">
            <text:p>1.67E-04</text:p>
          </table:table-cell>
          <table:table-cell office:value-type="float" office:value="118.29" calcext:value-type="float">
            <text:p>118.2900</text:p>
          </table:table-cell>
          <table:table-cell table:formula="of:=LN([.C253]/[.$C$2])" office:value-type="float" office:value="0.56059224048606" calcext:value-type="float">
            <text:p>0.56059224048606</text:p>
          </table:table-cell>
        </table:table-row>
        <table:table-row table:style-name="ro1">
          <table:table-cell office:value-type="float" office:value="25.2" calcext:value-type="float">
            <text:p>25.2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668" calcext:value-type="float">
            <text:p>1.67E-04</text:p>
          </table:table-cell>
          <table:table-cell office:value-type="float" office:value="118.168" calcext:value-type="float">
            <text:p>118.1680</text:p>
          </table:table-cell>
          <table:table-cell table:formula="of:=LN([.C254]/[.$C$2])" office:value-type="float" office:value="0.562392420990208" calcext:value-type="float">
            <text:p>0.562392420990208</text:p>
          </table:table-cell>
        </table:table-row>
        <table:table-row table:style-name="ro1">
          <table:table-cell office:value-type="float" office:value="25.3" calcext:value-type="float">
            <text:p>25.3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669" calcext:value-type="float">
            <text:p>1.67E-04</text:p>
          </table:table-cell>
          <table:table-cell office:value-type="float" office:value="118.107" calcext:value-type="float">
            <text:p>118.1070</text:p>
          </table:table-cell>
          <table:table-cell table:formula="of:=LN([.C255]/[.$C$2])" office:value-type="float" office:value="0.562991761733351" calcext:value-type="float">
            <text:p>0.562991761733351</text:p>
          </table:table-cell>
        </table:table-row>
        <table:table-row table:style-name="ro1">
          <table:table-cell office:value-type="float" office:value="25.4" calcext:value-type="float">
            <text:p>25.4000</text:p>
          </table:table-cell>
          <table:table-cell office:value-type="float" office:value="298.809" calcext:value-type="float">
            <text:p>298.8090</text:p>
          </table:table-cell>
          <table:table-cell office:value-type="float" office:value="0.0001669" calcext:value-type="float">
            <text:p>1.67E-04</text:p>
          </table:table-cell>
          <table:table-cell office:value-type="float" office:value="118.168" calcext:value-type="float">
            <text:p>118.1680</text:p>
          </table:table-cell>
          <table:table-cell table:formula="of:=LN([.C256]/[.$C$2])" office:value-type="float" office:value="0.562991761733351" calcext:value-type="float">
            <text:p>0.562991761733351</text:p>
          </table:table-cell>
        </table:table-row>
        <table:table-row table:style-name="ro1">
          <table:table-cell office:value-type="float" office:value="25.5" calcext:value-type="float">
            <text:p>25.5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67" calcext:value-type="float">
            <text:p>1.67E-04</text:p>
          </table:table-cell>
          <table:table-cell office:value-type="float" office:value="118.107" calcext:value-type="float">
            <text:p>118.1070</text:p>
          </table:table-cell>
          <table:table-cell table:formula="of:=LN([.C257]/[.$C$2])" office:value-type="float" office:value="0.563590743482317" calcext:value-type="float">
            <text:p>0.563590743482317</text:p>
          </table:table-cell>
        </table:table-row>
        <table:table-row table:style-name="ro1">
          <table:table-cell office:value-type="float" office:value="25.6" calcext:value-type="float">
            <text:p>25.6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673" calcext:value-type="float">
            <text:p>1.67E-04</text:p>
          </table:table-cell>
          <table:table-cell office:value-type="float" office:value="118.046" calcext:value-type="float">
            <text:p>118.0460</text:p>
          </table:table-cell>
          <table:table-cell table:formula="of:=LN([.C258]/[.$C$2])" office:value-type="float" office:value="0.56538553905834" calcext:value-type="float">
            <text:p>0.56538553905834</text:p>
          </table:table-cell>
        </table:table-row>
        <table:table-row table:style-name="ro1">
          <table:table-cell office:value-type="float" office:value="25.7" calcext:value-type="float">
            <text:p>25.7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675" calcext:value-type="float">
            <text:p>1.68E-04</text:p>
          </table:table-cell>
          <table:table-cell office:value-type="float" office:value="117.862" calcext:value-type="float">
            <text:p>117.8620</text:p>
          </table:table-cell>
          <table:table-cell table:formula="of:=LN([.C259]/[.$C$2])" office:value-type="float" office:value="0.566580282330683" calcext:value-type="float">
            <text:p>0.566580282330683</text:p>
          </table:table-cell>
        </table:table-row>
        <table:table-row table:style-name="ro1">
          <table:table-cell office:value-type="float" office:value="25.8" calcext:value-type="float">
            <text:p>25.8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678" calcext:value-type="float">
            <text:p>1.68E-04</text:p>
          </table:table-cell>
          <table:table-cell office:value-type="float" office:value="117.679" calcext:value-type="float">
            <text:p>117.6790</text:p>
          </table:table-cell>
          <table:table-cell table:formula="of:=LN([.C260]/[.$C$2])" office:value-type="float" office:value="0.568369725098667" calcext:value-type="float">
            <text:p>0.568369725098667</text:p>
          </table:table-cell>
        </table:table-row>
        <table:table-row table:style-name="ro1">
          <table:table-cell office:value-type="float" office:value="25.9" calcext:value-type="float">
            <text:p>25.9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68" calcext:value-type="float">
            <text:p>1.68E-04</text:p>
          </table:table-cell>
          <table:table-cell office:value-type="float" office:value="117.618" calcext:value-type="float">
            <text:p>117.6180</text:p>
          </table:table-cell>
          <table:table-cell table:formula="of:=LN([.C261]/[.$C$2])" office:value-type="float" office:value="0.569560910468821" calcext:value-type="float">
            <text:p>0.569560910468821</text:p>
          </table:table-cell>
        </table:table-row>
        <table:table-row table:style-name="ro1">
          <table:table-cell office:value-type="float" office:value="26" calcext:value-type="float">
            <text:p>26.0000</text:p>
          </table:table-cell>
          <table:table-cell office:value-type="float" office:value="298.812" calcext:value-type="float">
            <text:p>298.8120</text:p>
          </table:table-cell>
          <table:table-cell office:value-type="float" office:value="0.0001682" calcext:value-type="float">
            <text:p>1.68E-04</text:p>
          </table:table-cell>
          <table:table-cell office:value-type="float" office:value="117.435" calcext:value-type="float">
            <text:p>117.4350</text:p>
          </table:table-cell>
          <table:table-cell table:formula="of:=LN([.C262]/[.$C$2])" office:value-type="float" office:value="0.570750678604409" calcext:value-type="float">
            <text:p>0.570750678604409</text:p>
          </table:table-cell>
        </table:table-row>
        <table:table-row table:style-name="ro1">
          <table:table-cell office:value-type="float" office:value="26.1" calcext:value-type="float">
            <text:p>26.1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686" calcext:value-type="float">
            <text:p>1.69E-04</text:p>
          </table:table-cell>
          <table:table-cell office:value-type="float" office:value="117.191" calcext:value-type="float">
            <text:p>117.1910</text:p>
          </table:table-cell>
          <table:table-cell table:formula="of:=LN([.C263]/[.$C$2])" office:value-type="float" office:value="0.573125976633317" calcext:value-type="float">
            <text:p>0.573125976633317</text:p>
          </table:table-cell>
        </table:table-row>
        <table:table-row table:style-name="ro1">
          <table:table-cell office:value-type="float" office:value="26.2" calcext:value-type="float">
            <text:p>26.2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69" calcext:value-type="float">
            <text:p>1.69E-04</text:p>
          </table:table-cell>
          <table:table-cell office:value-type="float" office:value="116.703" calcext:value-type="float">
            <text:p>116.7030</text:p>
          </table:table-cell>
          <table:table-cell table:formula="of:=LN([.C264]/[.$C$2])" office:value-type="float" office:value="0.575495645988635" calcext:value-type="float">
            <text:p>0.575495645988635</text:p>
          </table:table-cell>
        </table:table-row>
        <table:table-row table:style-name="ro1">
          <table:table-cell office:value-type="float" office:value="26.3" calcext:value-type="float">
            <text:p>26.3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691" calcext:value-type="float">
            <text:p>1.69E-04</text:p>
          </table:table-cell>
          <table:table-cell office:value-type="float" office:value="116.642" calcext:value-type="float">
            <text:p>116.6420</text:p>
          </table:table-cell>
          <table:table-cell table:formula="of:=LN([.C265]/[.$C$2])" office:value-type="float" office:value="0.576087186970096" calcext:value-type="float">
            <text:p>0.576087186970096</text:p>
          </table:table-cell>
        </table:table-row>
        <table:table-row table:style-name="ro1">
          <table:table-cell office:value-type="float" office:value="26.4" calcext:value-type="float">
            <text:p>26.4000</text:p>
          </table:table-cell>
          <table:table-cell office:value-type="float" office:value="298.812" calcext:value-type="float">
            <text:p>298.8120</text:p>
          </table:table-cell>
          <table:table-cell office:value-type="float" office:value="0.0001691" calcext:value-type="float">
            <text:p>1.69E-04</text:p>
          </table:table-cell>
          <table:table-cell office:value-type="float" office:value="116.642" calcext:value-type="float">
            <text:p>116.6420</text:p>
          </table:table-cell>
          <table:table-cell table:formula="of:=LN([.C266]/[.$C$2])" office:value-type="float" office:value="0.576087186970096" calcext:value-type="float">
            <text:p>0.576087186970096</text:p>
          </table:table-cell>
        </table:table-row>
        <table:table-row table:style-name="ro1">
          <table:table-cell office:value-type="float" office:value="26.5" calcext:value-type="float">
            <text:p>26.5000</text:p>
          </table:table-cell>
          <table:table-cell office:value-type="float" office:value="298.814" calcext:value-type="float">
            <text:p>298.8140</text:p>
          </table:table-cell>
          <table:table-cell office:value-type="float" office:value="0.0001692" calcext:value-type="float">
            <text:p>1.69E-04</text:p>
          </table:table-cell>
          <table:table-cell office:value-type="float" office:value="116.764" calcext:value-type="float">
            <text:p>116.7640</text:p>
          </table:table-cell>
          <table:table-cell table:formula="of:=LN([.C267]/[.$C$2])" office:value-type="float" office:value="0.576678378237685" calcext:value-type="float">
            <text:p>0.576678378237685</text:p>
          </table:table-cell>
        </table:table-row>
        <table:table-row table:style-name="ro1">
          <table:table-cell office:value-type="float" office:value="26.6" calcext:value-type="float">
            <text:p>26.6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692" calcext:value-type="float">
            <text:p>1.69E-04</text:p>
          </table:table-cell>
          <table:table-cell office:value-type="float" office:value="116.825" calcext:value-type="float">
            <text:p>116.8250</text:p>
          </table:table-cell>
          <table:table-cell table:formula="of:=LN([.C268]/[.$C$2])" office:value-type="float" office:value="0.576678378237685" calcext:value-type="float">
            <text:p>0.576678378237685</text:p>
          </table:table-cell>
        </table:table-row>
        <table:table-row table:style-name="ro1">
          <table:table-cell office:value-type="float" office:value="26.7" calcext:value-type="float">
            <text:p>26.7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697" calcext:value-type="float">
            <text:p>1.70E-04</text:p>
          </table:table-cell>
          <table:table-cell office:value-type="float" office:value="116.398" calcext:value-type="float">
            <text:p>116.3980</text:p>
          </table:table-cell>
          <table:table-cell table:formula="of:=LN([.C269]/[.$C$2])" office:value-type="float" office:value="0.579629103305742" calcext:value-type="float">
            <text:p>0.579629103305742</text:p>
          </table:table-cell>
        </table:table-row>
        <table:table-row table:style-name="ro1">
          <table:table-cell office:value-type="float" office:value="26.8" calcext:value-type="float">
            <text:p>26.8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706" calcext:value-type="float">
            <text:p>1.71E-04</text:p>
          </table:table-cell>
          <table:table-cell office:value-type="float" office:value="115.726" calcext:value-type="float">
            <text:p>115.7260</text:p>
          </table:table-cell>
          <table:table-cell table:formula="of:=LN([.C270]/[.$C$2])" office:value-type="float" office:value="0.584918566123141" calcext:value-type="float">
            <text:p>0.584918566123141</text:p>
          </table:table-cell>
        </table:table-row>
        <table:table-row table:style-name="ro1">
          <table:table-cell office:value-type="float" office:value="26.9" calcext:value-type="float">
            <text:p>26.9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713" calcext:value-type="float">
            <text:p>1.71E-04</text:p>
          </table:table-cell>
          <table:table-cell office:value-type="float" office:value="115.238" calcext:value-type="float">
            <text:p>115.2380</text:p>
          </table:table-cell>
          <table:table-cell table:formula="of:=LN([.C271]/[.$C$2])" office:value-type="float" office:value="0.589013336395636" calcext:value-type="float">
            <text:p>0.589013336395636</text:p>
          </table:table-cell>
        </table:table-row>
        <table:table-row table:style-name="ro1">
          <table:table-cell office:value-type="float" office:value="27" calcext:value-type="float">
            <text:p>27.0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718" calcext:value-type="float">
            <text:p>1.72E-04</text:p>
          </table:table-cell>
          <table:table-cell office:value-type="float" office:value="114.75" calcext:value-type="float">
            <text:p>114.7500</text:p>
          </table:table-cell>
          <table:table-cell table:formula="of:=LN([.C272]/[.$C$2])" office:value-type="float" office:value="0.591927940615717" calcext:value-type="float">
            <text:p>0.591927940615717</text:p>
          </table:table-cell>
        </table:table-row>
        <table:table-row table:style-name="ro1">
          <table:table-cell office:value-type="float" office:value="27.1" calcext:value-type="float">
            <text:p>27.1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72" calcext:value-type="float">
            <text:p>1.72E-04</text:p>
          </table:table-cell>
          <table:table-cell office:value-type="float" office:value="114.689" calcext:value-type="float">
            <text:p>114.6890</text:p>
          </table:table-cell>
          <table:table-cell table:formula="of:=LN([.C273]/[.$C$2])" office:value-type="float" office:value="0.593091407879015" calcext:value-type="float">
            <text:p>0.593091407879015</text:p>
          </table:table-cell>
        </table:table-row>
        <table:table-row table:style-name="ro1">
          <table:table-cell office:value-type="float" office:value="27.2" calcext:value-type="float">
            <text:p>27.2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722" calcext:value-type="float">
            <text:p>1.72E-04</text:p>
          </table:table-cell>
          <table:table-cell office:value-type="float" office:value="114.566" calcext:value-type="float">
            <text:p>114.5660</text:p>
          </table:table-cell>
          <table:table-cell table:formula="of:=LN([.C274]/[.$C$2])" office:value-type="float" office:value="0.594253523059192" calcext:value-type="float">
            <text:p>0.594253523059192</text:p>
          </table:table-cell>
        </table:table-row>
        <table:table-row table:style-name="ro1">
          <table:table-cell office:value-type="float" office:value="27.3" calcext:value-type="float">
            <text:p>27.3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722" calcext:value-type="float">
            <text:p>1.72E-04</text:p>
          </table:table-cell>
          <table:table-cell office:value-type="float" office:value="114.689" calcext:value-type="float">
            <text:p>114.6890</text:p>
          </table:table-cell>
          <table:table-cell table:formula="of:=LN([.C275]/[.$C$2])" office:value-type="float" office:value="0.594253523059192" calcext:value-type="float">
            <text:p>0.594253523059192</text:p>
          </table:table-cell>
        </table:table-row>
        <table:table-row table:style-name="ro1">
          <table:table-cell office:value-type="float" office:value="27.4" calcext:value-type="float">
            <text:p>27.4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722" calcext:value-type="float">
            <text:p>1.72E-04</text:p>
          </table:table-cell>
          <table:table-cell office:value-type="float" office:value="114.75" calcext:value-type="float">
            <text:p>114.7500</text:p>
          </table:table-cell>
          <table:table-cell table:formula="of:=LN([.C276]/[.$C$2])" office:value-type="float" office:value="0.594253523059192" calcext:value-type="float">
            <text:p>0.594253523059192</text:p>
          </table:table-cell>
        </table:table-row>
        <table:table-row table:style-name="ro1">
          <table:table-cell office:value-type="float" office:value="27.5" calcext:value-type="float">
            <text:p>27.5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722" calcext:value-type="float">
            <text:p>1.72E-04</text:p>
          </table:table-cell>
          <table:table-cell office:value-type="float" office:value="114.628" calcext:value-type="float">
            <text:p>114.6280</text:p>
          </table:table-cell>
          <table:table-cell table:formula="of:=LN([.C277]/[.$C$2])" office:value-type="float" office:value="0.594253523059192" calcext:value-type="float">
            <text:p>0.594253523059192</text:p>
          </table:table-cell>
        </table:table-row>
        <table:table-row table:style-name="ro1">
          <table:table-cell office:value-type="float" office:value="27.6" calcext:value-type="float">
            <text:p>27.6000</text:p>
          </table:table-cell>
          <table:table-cell office:value-type="float" office:value="298.814" calcext:value-type="float">
            <text:p>298.8140</text:p>
          </table:table-cell>
          <table:table-cell office:value-type="float" office:value="0.0001722" calcext:value-type="float">
            <text:p>1.72E-04</text:p>
          </table:table-cell>
          <table:table-cell office:value-type="float" office:value="114.811" calcext:value-type="float">
            <text:p>114.8110</text:p>
          </table:table-cell>
          <table:table-cell table:formula="of:=LN([.C278]/[.$C$2])" office:value-type="float" office:value="0.594253523059192" calcext:value-type="float">
            <text:p>0.594253523059192</text:p>
          </table:table-cell>
        </table:table-row>
        <table:table-row table:style-name="ro1">
          <table:table-cell office:value-type="float" office:value="27.7" calcext:value-type="float">
            <text:p>27.7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722" calcext:value-type="float">
            <text:p>1.72E-04</text:p>
          </table:table-cell>
          <table:table-cell office:value-type="float" office:value="114.75" calcext:value-type="float">
            <text:p>114.7500</text:p>
          </table:table-cell>
          <table:table-cell table:formula="of:=LN([.C279]/[.$C$2])" office:value-type="float" office:value="0.594253523059192" calcext:value-type="float">
            <text:p>0.594253523059192</text:p>
          </table:table-cell>
        </table:table-row>
        <table:table-row table:style-name="ro1">
          <table:table-cell office:value-type="float" office:value="27.8" calcext:value-type="float">
            <text:p>27.8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725" calcext:value-type="float">
            <text:p>1.73E-04</text:p>
          </table:table-cell>
          <table:table-cell office:value-type="float" office:value="114.566" calcext:value-type="float">
            <text:p>114.5660</text:p>
          </table:table-cell>
          <table:table-cell table:formula="of:=LN([.C280]/[.$C$2])" office:value-type="float" office:value="0.595994167536976" calcext:value-type="float">
            <text:p>0.595994167536976</text:p>
          </table:table-cell>
        </table:table-row>
        <table:table-row table:style-name="ro1">
          <table:table-cell office:value-type="float" office:value="27.9" calcext:value-type="float">
            <text:p>27.9000</text:p>
          </table:table-cell>
          <table:table-cell office:value-type="float" office:value="298.814" calcext:value-type="float">
            <text:p>298.8140</text:p>
          </table:table-cell>
          <table:table-cell office:value-type="float" office:value="0.0001732" calcext:value-type="float">
            <text:p>1.73E-04</text:p>
          </table:table-cell>
          <table:table-cell office:value-type="float" office:value="114.2" calcext:value-type="float">
            <text:p>114.2000</text:p>
          </table:table-cell>
          <table:table-cell table:formula="of:=LN([.C281]/[.$C$2])" office:value-type="float" office:value="0.600043927193896" calcext:value-type="float">
            <text:p>0.600043927193896</text:p>
          </table:table-cell>
        </table:table-row>
        <table:table-row table:style-name="ro1">
          <table:table-cell office:value-type="float" office:value="28" calcext:value-type="float">
            <text:p>28.0000</text:p>
          </table:table-cell>
          <table:table-cell office:value-type="float" office:value="298.814" calcext:value-type="float">
            <text:p>298.8140</text:p>
          </table:table-cell>
          <table:table-cell office:value-type="float" office:value="0.0001732" calcext:value-type="float">
            <text:p>1.73E-04</text:p>
          </table:table-cell>
          <table:table-cell office:value-type="float" office:value="114.139" calcext:value-type="float">
            <text:p>114.1390</text:p>
          </table:table-cell>
          <table:table-cell table:formula="of:=LN([.C282]/[.$C$2])" office:value-type="float" office:value="0.600043927193896" calcext:value-type="float">
            <text:p>0.600043927193896</text:p>
          </table:table-cell>
        </table:table-row>
        <table:table-row table:style-name="ro1">
          <table:table-cell office:value-type="float" office:value="28.1" calcext:value-type="float">
            <text:p>28.1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732" calcext:value-type="float">
            <text:p>1.73E-04</text:p>
          </table:table-cell>
          <table:table-cell office:value-type="float" office:value="114.2" calcext:value-type="float">
            <text:p>114.2000</text:p>
          </table:table-cell>
          <table:table-cell table:formula="of:=LN([.C283]/[.$C$2])" office:value-type="float" office:value="0.600043927193896" calcext:value-type="float">
            <text:p>0.600043927193896</text:p>
          </table:table-cell>
        </table:table-row>
        <table:table-row table:style-name="ro1">
          <table:table-cell office:value-type="float" office:value="28.2" calcext:value-type="float">
            <text:p>28.2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732" calcext:value-type="float">
            <text:p>1.73E-04</text:p>
          </table:table-cell>
          <table:table-cell office:value-type="float" office:value="114.261" calcext:value-type="float">
            <text:p>114.2610</text:p>
          </table:table-cell>
          <table:table-cell table:formula="of:=LN([.C284]/[.$C$2])" office:value-type="float" office:value="0.600043927193896" calcext:value-type="float">
            <text:p>0.600043927193896</text:p>
          </table:table-cell>
        </table:table-row>
        <table:table-row table:style-name="ro1">
          <table:table-cell office:value-type="float" office:value="28.3" calcext:value-type="float">
            <text:p>28.3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732" calcext:value-type="float">
            <text:p>1.73E-04</text:p>
          </table:table-cell>
          <table:table-cell office:value-type="float" office:value="114.261" calcext:value-type="float">
            <text:p>114.2610</text:p>
          </table:table-cell>
          <table:table-cell table:formula="of:=LN([.C285]/[.$C$2])" office:value-type="float" office:value="0.600043927193896" calcext:value-type="float">
            <text:p>0.600043927193896</text:p>
          </table:table-cell>
        </table:table-row>
        <table:table-row table:style-name="ro1">
          <table:table-cell office:value-type="float" office:value="28.4" calcext:value-type="float">
            <text:p>28.4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732" calcext:value-type="float">
            <text:p>1.73E-04</text:p>
          </table:table-cell>
          <table:table-cell office:value-type="float" office:value="114.322" calcext:value-type="float">
            <text:p>114.3220</text:p>
          </table:table-cell>
          <table:table-cell table:formula="of:=LN([.C286]/[.$C$2])" office:value-type="float" office:value="0.600043927193896" calcext:value-type="float">
            <text:p>0.600043927193896</text:p>
          </table:table-cell>
        </table:table-row>
        <table:table-row table:style-name="ro1">
          <table:table-cell office:value-type="float" office:value="28.5" calcext:value-type="float">
            <text:p>28.5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732" calcext:value-type="float">
            <text:p>1.73E-04</text:p>
          </table:table-cell>
          <table:table-cell office:value-type="float" office:value="114.322" calcext:value-type="float">
            <text:p>114.3220</text:p>
          </table:table-cell>
          <table:table-cell table:formula="of:=LN([.C287]/[.$C$2])" office:value-type="float" office:value="0.600043927193896" calcext:value-type="float">
            <text:p>0.600043927193896</text:p>
          </table:table-cell>
        </table:table-row>
        <table:table-row table:style-name="ro1">
          <table:table-cell office:value-type="float" office:value="28.6" calcext:value-type="float">
            <text:p>28.6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738" calcext:value-type="float">
            <text:p>1.74E-04</text:p>
          </table:table-cell>
          <table:table-cell office:value-type="float" office:value="113.773" calcext:value-type="float">
            <text:p>113.7730</text:p>
          </table:table-cell>
          <table:table-cell table:formula="of:=LN([.C288]/[.$C$2])" office:value-type="float" office:value="0.603502143896853" calcext:value-type="float">
            <text:p>0.603502143896853</text:p>
          </table:table-cell>
        </table:table-row>
        <table:table-row table:style-name="ro1">
          <table:table-cell office:value-type="float" office:value="28.7" calcext:value-type="float">
            <text:p>28.7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746" calcext:value-type="float">
            <text:p>1.75E-04</text:p>
          </table:table-cell>
          <table:table-cell office:value-type="float" office:value="113.285" calcext:value-type="float">
            <text:p>113.2850</text:p>
          </table:table-cell>
          <table:table-cell table:formula="of:=LN([.C289]/[.$C$2])" office:value-type="float" office:value="0.608094574471064" calcext:value-type="float">
            <text:p>0.608094574471064</text:p>
          </table:table-cell>
        </table:table-row>
        <table:table-row table:style-name="ro1">
          <table:table-cell office:value-type="float" office:value="28.8" calcext:value-type="float">
            <text:p>28.8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748" calcext:value-type="float">
            <text:p>1.75E-04</text:p>
          </table:table-cell>
          <table:table-cell office:value-type="float" office:value="113.285" calcext:value-type="float">
            <text:p>113.2850</text:p>
          </table:table-cell>
          <table:table-cell table:formula="of:=LN([.C290]/[.$C$2])" office:value-type="float" office:value="0.609239394286997" calcext:value-type="float">
            <text:p>0.609239394286997</text:p>
          </table:table-cell>
        </table:table-row>
        <table:table-row table:style-name="ro1">
          <table:table-cell office:value-type="float" office:value="28.9" calcext:value-type="float">
            <text:p>28.9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749" calcext:value-type="float">
            <text:p>1.75E-04</text:p>
          </table:table-cell>
          <table:table-cell office:value-type="float" office:value="113.224" calcext:value-type="float">
            <text:p>113.2240</text:p>
          </table:table-cell>
          <table:table-cell table:formula="of:=LN([.C291]/[.$C$2])" office:value-type="float" office:value="0.609811313090118" calcext:value-type="float">
            <text:p>0.609811313090118</text:p>
          </table:table-cell>
        </table:table-row>
        <table:table-row table:style-name="ro1">
          <table:table-cell office:value-type="float" office:value="29" calcext:value-type="float">
            <text:p>29.0000</text:p>
          </table:table-cell>
          <table:table-cell office:value-type="float" office:value="298.817" calcext:value-type="float">
            <text:p>298.8170</text:p>
          </table:table-cell>
          <table:table-cell office:value-type="float" office:value="0.000175" calcext:value-type="float">
            <text:p>1.75E-04</text:p>
          </table:table-cell>
          <table:table-cell office:value-type="float" office:value="113.224" calcext:value-type="float">
            <text:p>113.2240</text:p>
          </table:table-cell>
          <table:table-cell table:formula="of:=LN([.C292]/[.$C$2])" office:value-type="float" office:value="0.610382904989076" calcext:value-type="float">
            <text:p>0.610382904989076</text:p>
          </table:table-cell>
        </table:table-row>
        <table:table-row table:style-name="ro1">
          <table:table-cell office:value-type="float" office:value="29.1" calcext:value-type="float">
            <text:p>29.1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75" calcext:value-type="float">
            <text:p>1.75E-04</text:p>
          </table:table-cell>
          <table:table-cell office:value-type="float" office:value="113.285" calcext:value-type="float">
            <text:p>113.2850</text:p>
          </table:table-cell>
          <table:table-cell table:formula="of:=LN([.C293]/[.$C$2])" office:value-type="float" office:value="0.610382904989076" calcext:value-type="float">
            <text:p>0.610382904989076</text:p>
          </table:table-cell>
        </table:table-row>
        <table:table-row table:style-name="ro1">
          <table:table-cell office:value-type="float" office:value="29.2" calcext:value-type="float">
            <text:p>29.2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749" calcext:value-type="float">
            <text:p>1.75E-04</text:p>
          </table:table-cell>
          <table:table-cell office:value-type="float" office:value="113.285" calcext:value-type="float">
            <text:p>113.2850</text:p>
          </table:table-cell>
          <table:table-cell table:formula="of:=LN([.C294]/[.$C$2])" office:value-type="float" office:value="0.609811313090118" calcext:value-type="float">
            <text:p>0.609811313090118</text:p>
          </table:table-cell>
        </table:table-row>
        <table:table-row table:style-name="ro1">
          <table:table-cell office:value-type="float" office:value="29.3" calcext:value-type="float">
            <text:p>29.3000</text:p>
          </table:table-cell>
          <table:table-cell office:value-type="float" office:value="298.824" calcext:value-type="float">
            <text:p>298.8240</text:p>
          </table:table-cell>
          <table:table-cell office:value-type="float" office:value="0.0001749" calcext:value-type="float">
            <text:p>1.75E-04</text:p>
          </table:table-cell>
          <table:table-cell office:value-type="float" office:value="113.285" calcext:value-type="float">
            <text:p>113.2850</text:p>
          </table:table-cell>
          <table:table-cell table:formula="of:=LN([.C295]/[.$C$2])" office:value-type="float" office:value="0.609811313090118" calcext:value-type="float">
            <text:p>0.609811313090118</text:p>
          </table:table-cell>
        </table:table-row>
        <table:table-row table:style-name="ro1">
          <table:table-cell office:value-type="float" office:value="29.4" calcext:value-type="float">
            <text:p>29.4000</text:p>
          </table:table-cell>
          <table:table-cell office:value-type="float" office:value="298.824" calcext:value-type="float">
            <text:p>298.8240</text:p>
          </table:table-cell>
          <table:table-cell office:value-type="float" office:value="0.0001749" calcext:value-type="float">
            <text:p>1.75E-04</text:p>
          </table:table-cell>
          <table:table-cell office:value-type="float" office:value="113.407" calcext:value-type="float">
            <text:p>113.4070</text:p>
          </table:table-cell>
          <table:table-cell table:formula="of:=LN([.C296]/[.$C$2])" office:value-type="float" office:value="0.609811313090118" calcext:value-type="float">
            <text:p>0.609811313090118</text:p>
          </table:table-cell>
        </table:table-row>
        <table:table-row table:style-name="ro1">
          <table:table-cell office:value-type="float" office:value="29.5" calcext:value-type="float">
            <text:p>29.5000</text:p>
          </table:table-cell>
          <table:table-cell office:value-type="float" office:value="298.822" calcext:value-type="float">
            <text:p>298.8220</text:p>
          </table:table-cell>
          <table:table-cell office:value-type="float" office:value="0.0001754" calcext:value-type="float">
            <text:p>1.75E-04</text:p>
          </table:table-cell>
          <table:table-cell office:value-type="float" office:value="112.98" calcext:value-type="float">
            <text:p>112.9800</text:p>
          </table:table-cell>
          <table:table-cell table:formula="of:=LN([.C297]/[.$C$2])" office:value-type="float" office:value="0.612666011003644" calcext:value-type="float">
            <text:p>0.612666011003644</text:p>
          </table:table-cell>
        </table:table-row>
        <table:table-row table:style-name="ro1">
          <table:table-cell office:value-type="float" office:value="29.6" calcext:value-type="float">
            <text:p>29.6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762" calcext:value-type="float">
            <text:p>1.76E-04</text:p>
          </table:table-cell>
          <table:table-cell office:value-type="float" office:value="112.308" calcext:value-type="float">
            <text:p>112.3080</text:p>
          </table:table-cell>
          <table:table-cell table:formula="of:=LN([.C298]/[.$C$2])" office:value-type="float" office:value="0.617216644567641" calcext:value-type="float">
            <text:p>0.617216644567641</text:p>
          </table:table-cell>
        </table:table-row>
        <table:table-row table:style-name="ro1">
          <table:table-cell office:value-type="float" office:value="29.7" calcext:value-type="float">
            <text:p>29.7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764" calcext:value-type="float">
            <text:p>1.76E-04</text:p>
          </table:table-cell>
          <table:table-cell office:value-type="float" office:value="112.308" calcext:value-type="float">
            <text:p>112.3080</text:p>
          </table:table-cell>
          <table:table-cell table:formula="of:=LN([.C299]/[.$C$2])" office:value-type="float" office:value="0.618351074638253" calcext:value-type="float">
            <text:p>0.618351074638253</text:p>
          </table:table-cell>
        </table:table-row>
        <table:table-row table:style-name="ro1">
          <table:table-cell office:value-type="float" office:value="29.8" calcext:value-type="float">
            <text:p>29.8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764" calcext:value-type="float">
            <text:p>1.76E-04</text:p>
          </table:table-cell>
          <table:table-cell office:value-type="float" office:value="112.308" calcext:value-type="float">
            <text:p>112.3080</text:p>
          </table:table-cell>
          <table:table-cell table:formula="of:=LN([.C300]/[.$C$2])" office:value-type="float" office:value="0.618351074638253" calcext:value-type="float">
            <text:p>0.618351074638253</text:p>
          </table:table-cell>
        </table:table-row>
        <table:table-row table:style-name="ro1">
          <table:table-cell office:value-type="float" office:value="29.9" calcext:value-type="float">
            <text:p>29.9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764" calcext:value-type="float">
            <text:p>1.76E-04</text:p>
          </table:table-cell>
          <table:table-cell office:value-type="float" office:value="112.308" calcext:value-type="float">
            <text:p>112.3080</text:p>
          </table:table-cell>
          <table:table-cell table:formula="of:=LN([.C301]/[.$C$2])" office:value-type="float" office:value="0.618351074638253" calcext:value-type="float">
            <text:p>0.618351074638253</text:p>
          </table:table-cell>
        </table:table-row>
        <table:table-row table:style-name="ro1">
          <table:table-cell office:value-type="float" office:value="30" calcext:value-type="float">
            <text:p>30.0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765" calcext:value-type="float">
            <text:p>1.77E-04</text:p>
          </table:table-cell>
          <table:table-cell office:value-type="float" office:value="112.308" calcext:value-type="float">
            <text:p>112.3080</text:p>
          </table:table-cell>
          <table:table-cell table:formula="of:=LN([.C302]/[.$C$2])" office:value-type="float" office:value="0.618917807438913" calcext:value-type="float">
            <text:p>0.618917807438913</text:p>
          </table:table-cell>
        </table:table-row>
        <table:table-row table:style-name="ro1">
          <table:table-cell office:value-type="float" office:value="30.1" calcext:value-type="float">
            <text:p>30.1000</text:p>
          </table:table-cell>
          <table:table-cell office:value-type="float" office:value="298.822" calcext:value-type="float">
            <text:p>298.8220</text:p>
          </table:table-cell>
          <table:table-cell office:value-type="float" office:value="0.0001766" calcext:value-type="float">
            <text:p>1.77E-04</text:p>
          </table:table-cell>
          <table:table-cell office:value-type="float" office:value="112.308" calcext:value-type="float">
            <text:p>112.3080</text:p>
          </table:table-cell>
          <table:table-cell table:formula="of:=LN([.C303]/[.$C$2])" office:value-type="float" office:value="0.619484219235421" calcext:value-type="float">
            <text:p>0.619484219235421</text:p>
          </table:table-cell>
        </table:table-row>
        <table:table-row table:style-name="ro1">
          <table:table-cell office:value-type="float" office:value="30.2" calcext:value-type="float">
            <text:p>30.2000</text:p>
          </table:table-cell>
          <table:table-cell office:value-type="float" office:value="298.822" calcext:value-type="float">
            <text:p>298.8220</text:p>
          </table:table-cell>
          <table:table-cell office:value-type="float" office:value="0.0001769" calcext:value-type="float">
            <text:p>1.77E-04</text:p>
          </table:table-cell>
          <table:table-cell office:value-type="float" office:value="112.125" calcext:value-type="float">
            <text:p>112.1250</text:p>
          </table:table-cell>
          <table:table-cell table:formula="of:=LN([.C304]/[.$C$2])" office:value-type="float" office:value="0.621181532231301" calcext:value-type="float">
            <text:p>0.621181532231301</text:p>
          </table:table-cell>
        </table:table-row>
        <table:table-row table:style-name="ro1">
          <table:table-cell office:value-type="float" office:value="30.3" calcext:value-type="float">
            <text:p>30.3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774" calcext:value-type="float">
            <text:p>1.77E-04</text:p>
          </table:table-cell>
          <table:table-cell office:value-type="float" office:value="111.82" calcext:value-type="float">
            <text:p>111.8200</text:p>
          </table:table-cell>
          <table:table-cell table:formula="of:=LN([.C305]/[.$C$2])" office:value-type="float" office:value="0.624004000941041" calcext:value-type="float">
            <text:p>0.624004000941041</text:p>
          </table:table-cell>
        </table:table-row>
        <table:table-row table:style-name="ro1">
          <table:table-cell office:value-type="float" office:value="30.4" calcext:value-type="float">
            <text:p>30.4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777" calcext:value-type="float">
            <text:p>1.78E-04</text:p>
          </table:table-cell>
          <table:table-cell office:value-type="float" office:value="111.637" calcext:value-type="float">
            <text:p>111.6370</text:p>
          </table:table-cell>
          <table:table-cell table:formula="of:=LN([.C306]/[.$C$2])" office:value-type="float" office:value="0.625693666226167" calcext:value-type="float">
            <text:p>0.625693666226167</text:p>
          </table:table-cell>
        </table:table-row>
        <table:table-row table:style-name="ro1">
          <table:table-cell office:value-type="float" office:value="30.5" calcext:value-type="float">
            <text:p>30.5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779" calcext:value-type="float">
            <text:p>1.78E-04</text:p>
          </table:table-cell>
          <table:table-cell office:value-type="float" office:value="111.393" calcext:value-type="float">
            <text:p>111.3930</text:p>
          </table:table-cell>
          <table:table-cell table:formula="of:=LN([.C307]/[.$C$2])" office:value-type="float" office:value="0.626818525737351" calcext:value-type="float">
            <text:p>0.626818525737351</text:p>
          </table:table-cell>
        </table:table-row>
        <table:table-row table:style-name="ro1">
          <table:table-cell office:value-type="float" office:value="30.6" calcext:value-type="float">
            <text:p>30.6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778" calcext:value-type="float">
            <text:p>1.78E-04</text:p>
          </table:table-cell>
          <table:table-cell office:value-type="float" office:value="111.454" calcext:value-type="float">
            <text:p>111.4540</text:p>
          </table:table-cell>
          <table:table-cell table:formula="of:=LN([.C308]/[.$C$2])" office:value-type="float" office:value="0.626256254145366" calcext:value-type="float">
            <text:p>0.626256254145366</text:p>
          </table:table-cell>
        </table:table-row>
        <table:table-row table:style-name="ro1">
          <table:table-cell office:value-type="float" office:value="30.7" calcext:value-type="float">
            <text:p>30.7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779" calcext:value-type="float">
            <text:p>1.78E-04</text:p>
          </table:table-cell>
          <table:table-cell office:value-type="float" office:value="111.576" calcext:value-type="float">
            <text:p>111.5760</text:p>
          </table:table-cell>
          <table:table-cell table:formula="of:=LN([.C309]/[.$C$2])" office:value-type="float" office:value="0.626818525737351" calcext:value-type="float">
            <text:p>0.626818525737351</text:p>
          </table:table-cell>
        </table:table-row>
        <table:table-row table:style-name="ro1">
          <table:table-cell office:value-type="float" office:value="30.8" calcext:value-type="float">
            <text:p>30.8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782" calcext:value-type="float">
            <text:p>1.78E-04</text:p>
          </table:table-cell>
          <table:table-cell office:value-type="float" office:value="111.332" calcext:value-type="float">
            <text:p>111.3320</text:p>
          </table:table-cell>
          <table:table-cell table:formula="of:=LN([.C310]/[.$C$2])" office:value-type="float" office:value="0.628503446102271" calcext:value-type="float">
            <text:p>0.628503446102271</text:p>
          </table:table-cell>
        </table:table-row>
        <table:table-row table:style-name="ro1">
          <table:table-cell office:value-type="float" office:value="30.9" calcext:value-type="float">
            <text:p>30.9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79" calcext:value-type="float">
            <text:p>1.79E-04</text:p>
          </table:table-cell>
          <table:table-cell office:value-type="float" office:value="110.66" calcext:value-type="float">
            <text:p>110.6600</text:p>
          </table:table-cell>
          <table:table-cell table:formula="of:=LN([.C311]/[.$C$2])" office:value-type="float" office:value="0.632982736906317" calcext:value-type="float">
            <text:p>0.632982736906317</text:p>
          </table:table-cell>
        </table:table-row>
        <table:table-row table:style-name="ro1">
          <table:table-cell office:value-type="float" office:value="31" calcext:value-type="float">
            <text:p>31.0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793" calcext:value-type="float">
            <text:p>1.79E-04</text:p>
          </table:table-cell>
          <table:table-cell office:value-type="float" office:value="110.538" calcext:value-type="float">
            <text:p>110.5380</text:p>
          </table:table-cell>
          <table:table-cell table:formula="of:=LN([.C312]/[.$C$2])" office:value-type="float" office:value="0.634657311676649" calcext:value-type="float">
            <text:p>0.634657311676649</text:p>
          </table:table-cell>
        </table:table-row>
        <table:table-row table:style-name="ro1">
          <table:table-cell office:value-type="float" office:value="31.1" calcext:value-type="float">
            <text:p>31.1000</text:p>
          </table:table-cell>
          <table:table-cell office:value-type="float" office:value="298.817" calcext:value-type="float">
            <text:p>298.8170</text:p>
          </table:table-cell>
          <table:table-cell office:value-type="float" office:value="0.0001793" calcext:value-type="float">
            <text:p>1.79E-04</text:p>
          </table:table-cell>
          <table:table-cell office:value-type="float" office:value="110.66" calcext:value-type="float">
            <text:p>110.6600</text:p>
          </table:table-cell>
          <table:table-cell table:formula="of:=LN([.C313]/[.$C$2])" office:value-type="float" office:value="0.634657311676649" calcext:value-type="float">
            <text:p>0.634657311676649</text:p>
          </table:table-cell>
        </table:table-row>
        <table:table-row table:style-name="ro1">
          <table:table-cell office:value-type="float" office:value="31.2" calcext:value-type="float">
            <text:p>31.2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793" calcext:value-type="float">
            <text:p>1.79E-04</text:p>
          </table:table-cell>
          <table:table-cell office:value-type="float" office:value="110.66" calcext:value-type="float">
            <text:p>110.6600</text:p>
          </table:table-cell>
          <table:table-cell table:formula="of:=LN([.C314]/[.$C$2])" office:value-type="float" office:value="0.634657311676649" calcext:value-type="float">
            <text:p>0.634657311676649</text:p>
          </table:table-cell>
        </table:table-row>
        <table:table-row table:style-name="ro1">
          <table:table-cell office:value-type="float" office:value="31.3" calcext:value-type="float">
            <text:p>31.3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796" calcext:value-type="float">
            <text:p>1.80E-04</text:p>
          </table:table-cell>
          <table:table-cell office:value-type="float" office:value="110.477" calcext:value-type="float">
            <text:p>110.4770</text:p>
          </table:table-cell>
          <table:table-cell table:formula="of:=LN([.C315]/[.$C$2])" office:value-type="float" office:value="0.636329086933661" calcext:value-type="float">
            <text:p>0.636329086933661</text:p>
          </table:table-cell>
        </table:table-row>
        <table:table-row table:style-name="ro1">
          <table:table-cell office:value-type="float" office:value="31.4" calcext:value-type="float">
            <text:p>31.4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798" calcext:value-type="float">
            <text:p>1.80E-04</text:p>
          </table:table-cell>
          <table:table-cell office:value-type="float" office:value="110.355" calcext:value-type="float">
            <text:p>110.3550</text:p>
          </table:table-cell>
          <table:table-cell table:formula="of:=LN([.C316]/[.$C$2])" office:value-type="float" office:value="0.637442053103082" calcext:value-type="float">
            <text:p>0.637442053103082</text:p>
          </table:table-cell>
        </table:table-row>
        <table:table-row table:style-name="ro1">
          <table:table-cell office:value-type="float" office:value="31.5" calcext:value-type="float">
            <text:p>31.5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798" calcext:value-type="float">
            <text:p>1.80E-04</text:p>
          </table:table-cell>
          <table:table-cell office:value-type="float" office:value="110.416" calcext:value-type="float">
            <text:p>110.4160</text:p>
          </table:table-cell>
          <table:table-cell table:formula="of:=LN([.C317]/[.$C$2])" office:value-type="float" office:value="0.637442053103082" calcext:value-type="float">
            <text:p>0.637442053103082</text:p>
          </table:table-cell>
        </table:table-row>
        <table:table-row table:style-name="ro1">
          <table:table-cell office:value-type="float" office:value="31.6" calcext:value-type="float">
            <text:p>31.6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798" calcext:value-type="float">
            <text:p>1.80E-04</text:p>
          </table:table-cell>
          <table:table-cell office:value-type="float" office:value="110.355" calcext:value-type="float">
            <text:p>110.3550</text:p>
          </table:table-cell>
          <table:table-cell table:formula="of:=LN([.C318]/[.$C$2])" office:value-type="float" office:value="0.637442053103082" calcext:value-type="float">
            <text:p>0.637442053103082</text:p>
          </table:table-cell>
        </table:table-row>
        <table:table-row table:style-name="ro1">
          <table:table-cell office:value-type="float" office:value="31.7" calcext:value-type="float">
            <text:p>31.7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8" calcext:value-type="float">
            <text:p>1.80E-04</text:p>
          </table:table-cell>
          <table:table-cell office:value-type="float" office:value="110.294" calcext:value-type="float">
            <text:p>110.2940</text:p>
          </table:table-cell>
          <table:table-cell table:formula="of:=LN([.C319]/[.$C$2])" office:value-type="float" office:value="0.638553781955772" calcext:value-type="float">
            <text:p>0.638553781955772</text:p>
          </table:table-cell>
        </table:table-row>
        <table:table-row table:style-name="ro1">
          <table:table-cell office:value-type="float" office:value="31.8" calcext:value-type="float">
            <text:p>31.8000</text:p>
          </table:table-cell>
          <table:table-cell office:value-type="float" office:value="298.817" calcext:value-type="float">
            <text:p>298.8170</text:p>
          </table:table-cell>
          <table:table-cell office:value-type="float" office:value="0.0001809" calcext:value-type="float">
            <text:p>1.81E-04</text:p>
          </table:table-cell>
          <table:table-cell office:value-type="float" office:value="109.684" calcext:value-type="float">
            <text:p>109.6840</text:p>
          </table:table-cell>
          <table:table-cell table:formula="of:=LN([.C320]/[.$C$2])" office:value-type="float" office:value="0.643541323466811" calcext:value-type="float">
            <text:p>0.643541323466811</text:p>
          </table:table-cell>
        </table:table-row>
        <table:table-row table:style-name="ro1">
          <table:table-cell office:value-type="float" office:value="31.9" calcext:value-type="float">
            <text:p>31.9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13" calcext:value-type="float">
            <text:p>1.81E-04</text:p>
          </table:table-cell>
          <table:table-cell office:value-type="float" office:value="109.378" calcext:value-type="float">
            <text:p>109.3780</text:p>
          </table:table-cell>
          <table:table-cell table:formula="of:=LN([.C321]/[.$C$2])" office:value-type="float" office:value="0.645750048826367" calcext:value-type="float">
            <text:p>0.645750048826367</text:p>
          </table:table-cell>
        </table:table-row>
        <table:table-row table:style-name="ro1">
          <table:table-cell office:value-type="float" office:value="32" calcext:value-type="float">
            <text:p>32.0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14" calcext:value-type="float">
            <text:p>1.81E-04</text:p>
          </table:table-cell>
          <table:table-cell office:value-type="float" office:value="109.439" calcext:value-type="float">
            <text:p>109.4390</text:p>
          </table:table-cell>
          <table:table-cell table:formula="of:=LN([.C322]/[.$C$2])" office:value-type="float" office:value="0.646301468746598" calcext:value-type="float">
            <text:p>0.646301468746598</text:p>
          </table:table-cell>
        </table:table-row>
        <table:table-row table:style-name="ro1">
          <table:table-cell office:value-type="float" office:value="32.1" calcext:value-type="float">
            <text:p>32.1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14" calcext:value-type="float">
            <text:p>1.81E-04</text:p>
          </table:table-cell>
          <table:table-cell office:value-type="float" office:value="109.5" calcext:value-type="float">
            <text:p>109.5000</text:p>
          </table:table-cell>
          <table:table-cell table:formula="of:=LN([.C323]/[.$C$2])" office:value-type="float" office:value="0.646301468746598" calcext:value-type="float">
            <text:p>0.646301468746598</text:p>
          </table:table-cell>
        </table:table-row>
        <table:table-row table:style-name="ro1">
          <table:table-cell office:value-type="float" office:value="32.2" calcext:value-type="float">
            <text:p>32.2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813" calcext:value-type="float">
            <text:p>1.81E-04</text:p>
          </table:table-cell>
          <table:table-cell office:value-type="float" office:value="109.5" calcext:value-type="float">
            <text:p>109.5000</text:p>
          </table:table-cell>
          <table:table-cell table:formula="of:=LN([.C324]/[.$C$2])" office:value-type="float" office:value="0.645750048826367" calcext:value-type="float">
            <text:p>0.645750048826367</text:p>
          </table:table-cell>
        </table:table-row>
        <table:table-row table:style-name="ro1">
          <table:table-cell office:value-type="float" office:value="32.3" calcext:value-type="float">
            <text:p>32.3000</text:p>
          </table:table-cell>
          <table:table-cell office:value-type="float" office:value="298.82" calcext:value-type="float">
            <text:p>298.8200</text:p>
          </table:table-cell>
          <table:table-cell office:value-type="float" office:value="0.0001814" calcext:value-type="float">
            <text:p>1.81E-04</text:p>
          </table:table-cell>
          <table:table-cell office:value-type="float" office:value="109.561" calcext:value-type="float">
            <text:p>109.5610</text:p>
          </table:table-cell>
          <table:table-cell table:formula="of:=LN([.C325]/[.$C$2])" office:value-type="float" office:value="0.646301468746598" calcext:value-type="float">
            <text:p>0.646301468746598</text:p>
          </table:table-cell>
        </table:table-row>
        <table:table-row table:style-name="ro1">
          <table:table-cell office:value-type="float" office:value="32.4" calcext:value-type="float">
            <text:p>32.4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814" calcext:value-type="float">
            <text:p>1.81E-04</text:p>
          </table:table-cell>
          <table:table-cell office:value-type="float" office:value="109.5" calcext:value-type="float">
            <text:p>109.5000</text:p>
          </table:table-cell>
          <table:table-cell table:formula="of:=LN([.C326]/[.$C$2])" office:value-type="float" office:value="0.646301468746598" calcext:value-type="float">
            <text:p>0.646301468746598</text:p>
          </table:table-cell>
        </table:table-row>
        <table:table-row table:style-name="ro1">
          <table:table-cell office:value-type="float" office:value="32.5" calcext:value-type="float">
            <text:p>32.5000</text:p>
          </table:table-cell>
          <table:table-cell office:value-type="float" office:value="298.822" calcext:value-type="float">
            <text:p>298.8220</text:p>
          </table:table-cell>
          <table:table-cell office:value-type="float" office:value="0.0001816" calcext:value-type="float">
            <text:p>1.82E-04</text:p>
          </table:table-cell>
          <table:table-cell office:value-type="float" office:value="109.439" calcext:value-type="float">
            <text:p>109.4390</text:p>
          </table:table-cell>
          <table:table-cell table:formula="of:=LN([.C327]/[.$C$2])" office:value-type="float" office:value="0.647403397232755" calcext:value-type="float">
            <text:p>0.647403397232755</text:p>
          </table:table-cell>
        </table:table-row>
        <table:table-row table:style-name="ro1">
          <table:table-cell office:value-type="float" office:value="32.6" calcext:value-type="float">
            <text:p>32.6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822" calcext:value-type="float">
            <text:p>1.82E-04</text:p>
          </table:table-cell>
          <table:table-cell office:value-type="float" office:value="109.012" calcext:value-type="float">
            <text:p>109.0120</text:p>
          </table:table-cell>
          <table:table-cell table:formula="of:=LN([.C328]/[.$C$2])" office:value-type="float" office:value="0.65070191589142" calcext:value-type="float">
            <text:p>0.65070191589142</text:p>
          </table:table-cell>
        </table:table-row>
        <table:table-row table:style-name="ro1">
          <table:table-cell office:value-type="float" office:value="32.7" calcext:value-type="float">
            <text:p>32.7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824" calcext:value-type="float">
            <text:p>1.82E-04</text:p>
          </table:table-cell>
          <table:table-cell office:value-type="float" office:value="108.768" calcext:value-type="float">
            <text:p>108.7680</text:p>
          </table:table-cell>
          <table:table-cell table:formula="of:=LN([.C329]/[.$C$2])" office:value-type="float" office:value="0.651799008705793" calcext:value-type="float">
            <text:p>0.651799008705793</text:p>
          </table:table-cell>
        </table:table-row>
        <table:table-row table:style-name="ro1">
          <table:table-cell office:value-type="float" office:value="32.8" calcext:value-type="float">
            <text:p>32.8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824" calcext:value-type="float">
            <text:p>1.82E-04</text:p>
          </table:table-cell>
          <table:table-cell office:value-type="float" office:value="108.829" calcext:value-type="float">
            <text:p>108.8290</text:p>
          </table:table-cell>
          <table:table-cell table:formula="of:=LN([.C330]/[.$C$2])" office:value-type="float" office:value="0.651799008705793" calcext:value-type="float">
            <text:p>0.651799008705793</text:p>
          </table:table-cell>
        </table:table-row>
        <table:table-row table:style-name="ro1">
          <table:table-cell office:value-type="float" office:value="32.9" calcext:value-type="float">
            <text:p>32.9000</text:p>
          </table:table-cell>
          <table:table-cell office:value-type="float" office:value="298.821" calcext:value-type="float">
            <text:p>298.8210</text:p>
          </table:table-cell>
          <table:table-cell office:value-type="float" office:value="0.0001824" calcext:value-type="float">
            <text:p>1.82E-04</text:p>
          </table:table-cell>
          <table:table-cell office:value-type="float" office:value="108.829" calcext:value-type="float">
            <text:p>108.8290</text:p>
          </table:table-cell>
          <table:table-cell table:formula="of:=LN([.C331]/[.$C$2])" office:value-type="float" office:value="0.651799008705793" calcext:value-type="float">
            <text:p>0.651799008705793</text:p>
          </table:table-cell>
        </table:table-row>
        <table:table-row table:style-name="ro1">
          <table:table-cell office:value-type="float" office:value="33" calcext:value-type="float">
            <text:p>33.0000</text:p>
          </table:table-cell>
          <table:table-cell office:value-type="float" office:value="298.822" calcext:value-type="float">
            <text:p>298.8220</text:p>
          </table:table-cell>
          <table:table-cell office:value-type="float" office:value="0.0001824" calcext:value-type="float">
            <text:p>1.82E-04</text:p>
          </table:table-cell>
          <table:table-cell office:value-type="float" office:value="109.012" calcext:value-type="float">
            <text:p>109.0120</text:p>
          </table:table-cell>
          <table:table-cell table:formula="of:=LN([.C332]/[.$C$2])" office:value-type="float" office:value="0.651799008705793" calcext:value-type="float">
            <text:p>0.651799008705793</text:p>
          </table:table-cell>
        </table:table-row>
        <table:table-row table:style-name="ro1">
          <table:table-cell office:value-type="float" office:value="33.1" calcext:value-type="float">
            <text:p>33.1000</text:p>
          </table:table-cell>
          <table:table-cell office:value-type="float" office:value="298.822" calcext:value-type="float">
            <text:p>298.8220</text:p>
          </table:table-cell>
          <table:table-cell office:value-type="float" office:value="0.0001824" calcext:value-type="float">
            <text:p>1.82E-04</text:p>
          </table:table-cell>
          <table:table-cell office:value-type="float" office:value="108.89" calcext:value-type="float">
            <text:p>108.8900</text:p>
          </table:table-cell>
          <table:table-cell table:formula="of:=LN([.C333]/[.$C$2])" office:value-type="float" office:value="0.651799008705793" calcext:value-type="float">
            <text:p>0.651799008705793</text:p>
          </table:table-cell>
        </table:table-row>
        <table:table-row table:style-name="ro1">
          <table:table-cell office:value-type="float" office:value="33.2" calcext:value-type="float">
            <text:p>33.2000</text:p>
          </table:table-cell>
          <table:table-cell office:value-type="float" office:value="298.825" calcext:value-type="float">
            <text:p>298.8250</text:p>
          </table:table-cell>
          <table:table-cell office:value-type="float" office:value="0.0001824" calcext:value-type="float">
            <text:p>1.82E-04</text:p>
          </table:table-cell>
          <table:table-cell office:value-type="float" office:value="108.951" calcext:value-type="float">
            <text:p>108.9510</text:p>
          </table:table-cell>
          <table:table-cell table:formula="of:=LN([.C334]/[.$C$2])" office:value-type="float" office:value="0.651799008705793" calcext:value-type="float">
            <text:p>0.651799008705793</text:p>
          </table:table-cell>
        </table:table-row>
        <table:table-row table:style-name="ro1">
          <table:table-cell office:value-type="float" office:value="33.3" calcext:value-type="float">
            <text:p>33.3000</text:p>
          </table:table-cell>
          <table:table-cell office:value-type="float" office:value="298.822" calcext:value-type="float">
            <text:p>298.8220</text:p>
          </table:table-cell>
          <table:table-cell office:value-type="float" office:value="0.0001832" calcext:value-type="float">
            <text:p>1.83E-04</text:p>
          </table:table-cell>
          <table:table-cell office:value-type="float" office:value="108.402" calcext:value-type="float">
            <text:p>108.4020</text:p>
          </table:table-cell>
          <table:table-cell table:formula="of:=LN([.C335]/[.$C$2])" office:value-type="float" office:value="0.656175383305592" calcext:value-type="float">
            <text:p>0.656175383305592</text:p>
          </table:table-cell>
        </table:table-row>
        <table:table-row table:style-name="ro1">
          <table:table-cell office:value-type="float" office:value="33.4" calcext:value-type="float">
            <text:p>33.4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42" calcext:value-type="float">
            <text:p>1.84E-04</text:p>
          </table:table-cell>
          <table:table-cell office:value-type="float" office:value="107.73" calcext:value-type="float">
            <text:p>107.7300</text:p>
          </table:table-cell>
          <table:table-cell table:formula="of:=LN([.C336]/[.$C$2])" office:value-type="float" office:value="0.661619054886768" calcext:value-type="float">
            <text:p>0.661619054886768</text:p>
          </table:table-cell>
        </table:table-row>
        <table:table-row table:style-name="ro1">
          <table:table-cell office:value-type="float" office:value="33.5" calcext:value-type="float">
            <text:p>33.5000</text:p>
          </table:table-cell>
          <table:table-cell office:value-type="float" office:value="298.815" calcext:value-type="float">
            <text:p>298.8150</text:p>
          </table:table-cell>
          <table:table-cell office:value-type="float" office:value="0.0001846" calcext:value-type="float">
            <text:p>1.85E-04</text:p>
          </table:table-cell>
          <table:table-cell office:value-type="float" office:value="107.425" calcext:value-type="float">
            <text:p>107.4250</text:p>
          </table:table-cell>
          <table:table-cell table:formula="of:=LN([.C337]/[.$C$2])" office:value-type="float" office:value="0.663788253134313" calcext:value-type="float">
            <text:p>0.663788253134313</text:p>
          </table:table-cell>
        </table:table-row>
        <table:table-row table:style-name="ro1">
          <table:table-cell office:value-type="float" office:value="33.6" calcext:value-type="float">
            <text:p>33.6000</text:p>
          </table:table-cell>
          <table:table-cell office:value-type="float" office:value="298.814" calcext:value-type="float">
            <text:p>298.8140</text:p>
          </table:table-cell>
          <table:table-cell office:value-type="float" office:value="0.0001846" calcext:value-type="float">
            <text:p>1.85E-04</text:p>
          </table:table-cell>
          <table:table-cell office:value-type="float" office:value="107.547" calcext:value-type="float">
            <text:p>107.5470</text:p>
          </table:table-cell>
          <table:table-cell table:formula="of:=LN([.C338]/[.$C$2])" office:value-type="float" office:value="0.663788253134313" calcext:value-type="float">
            <text:p>0.663788253134313</text:p>
          </table:table-cell>
        </table:table-row>
        <table:table-row table:style-name="ro1">
          <table:table-cell office:value-type="float" office:value="33.7" calcext:value-type="float">
            <text:p>33.7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46" calcext:value-type="float">
            <text:p>1.85E-04</text:p>
          </table:table-cell>
          <table:table-cell office:value-type="float" office:value="107.669" calcext:value-type="float">
            <text:p>107.6690</text:p>
          </table:table-cell>
          <table:table-cell table:formula="of:=LN([.C339]/[.$C$2])" office:value-type="float" office:value="0.663788253134313" calcext:value-type="float">
            <text:p>0.663788253134313</text:p>
          </table:table-cell>
        </table:table-row>
        <table:table-row table:style-name="ro1">
          <table:table-cell office:value-type="float" office:value="33.8" calcext:value-type="float">
            <text:p>33.8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48" calcext:value-type="float">
            <text:p>1.85E-04</text:p>
          </table:table-cell>
          <table:table-cell office:value-type="float" office:value="107.486" calcext:value-type="float">
            <text:p>107.4860</text:p>
          </table:table-cell>
          <table:table-cell table:formula="of:=LN([.C340]/[.$C$2])" office:value-type="float" office:value="0.664871090273145" calcext:value-type="float">
            <text:p>0.664871090273145</text:p>
          </table:table-cell>
        </table:table-row>
        <table:table-row table:style-name="ro1">
          <table:table-cell office:value-type="float" office:value="33.9" calcext:value-type="float">
            <text:p>33.9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51" calcext:value-type="float">
            <text:p>1.85E-04</text:p>
          </table:table-cell>
          <table:table-cell office:value-type="float" office:value="107.364" calcext:value-type="float">
            <text:p>107.3640</text:p>
          </table:table-cell>
          <table:table-cell table:formula="of:=LN([.C341]/[.$C$2])" office:value-type="float" office:value="0.666493150645014" calcext:value-type="float">
            <text:p>0.666493150645014</text:p>
          </table:table-cell>
        </table:table-row>
        <table:table-row table:style-name="ro1">
          <table:table-cell office:value-type="float" office:value="34" calcext:value-type="float">
            <text:p>34.0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55" calcext:value-type="float">
            <text:p>1.86E-04</text:p>
          </table:table-cell>
          <table:table-cell office:value-type="float" office:value="106.998" calcext:value-type="float">
            <text:p>106.9980</text:p>
          </table:table-cell>
          <table:table-cell table:formula="of:=LN([.C342]/[.$C$2])" office:value-type="float" office:value="0.668651813113051" calcext:value-type="float">
            <text:p>0.668651813113051</text:p>
          </table:table-cell>
        </table:table-row>
        <table:table-row table:style-name="ro1">
          <table:table-cell office:value-type="float" office:value="34.1" calcext:value-type="float">
            <text:p>34.1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57" calcext:value-type="float">
            <text:p>1.86E-04</text:p>
          </table:table-cell>
          <table:table-cell office:value-type="float" office:value="106.937" calcext:value-type="float">
            <text:p>106.9370</text:p>
          </table:table-cell>
          <table:table-cell table:formula="of:=LN([.C343]/[.$C$2])" office:value-type="float" office:value="0.669729399424222" calcext:value-type="float">
            <text:p>0.669729399424222</text:p>
          </table:table-cell>
        </table:table-row>
        <table:table-row table:style-name="ro1">
          <table:table-cell office:value-type="float" office:value="34.2" calcext:value-type="float">
            <text:p>34.2000</text:p>
          </table:table-cell>
          <table:table-cell office:value-type="float" office:value="298.817" calcext:value-type="float">
            <text:p>298.8170</text:p>
          </table:table-cell>
          <table:table-cell office:value-type="float" office:value="0.0001857" calcext:value-type="float">
            <text:p>1.86E-04</text:p>
          </table:table-cell>
          <table:table-cell office:value-type="float" office:value="107.059" calcext:value-type="float">
            <text:p>107.0590</text:p>
          </table:table-cell>
          <table:table-cell table:formula="of:=LN([.C344]/[.$C$2])" office:value-type="float" office:value="0.669729399424222" calcext:value-type="float">
            <text:p>0.669729399424222</text:p>
          </table:table-cell>
        </table:table-row>
        <table:table-row table:style-name="ro1">
          <table:table-cell office:value-type="float" office:value="34.3" calcext:value-type="float">
            <text:p>34.3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858" calcext:value-type="float">
            <text:p>1.86E-04</text:p>
          </table:table-cell>
          <table:table-cell office:value-type="float" office:value="107.059" calcext:value-type="float">
            <text:p>107.0590</text:p>
          </table:table-cell>
          <table:table-cell table:formula="of:=LN([.C345]/[.$C$2])" office:value-type="float" office:value="0.6702677574453" calcext:value-type="float">
            <text:p>0.6702677574453</text:p>
          </table:table-cell>
        </table:table-row>
        <table:table-row table:style-name="ro1">
          <table:table-cell office:value-type="float" office:value="34.4" calcext:value-type="float">
            <text:p>34.4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63" calcext:value-type="float">
            <text:p>1.86E-04</text:p>
          </table:table-cell>
          <table:table-cell office:value-type="float" office:value="106.693" calcext:value-type="float">
            <text:p>106.6930</text:p>
          </table:table-cell>
          <table:table-cell table:formula="of:=LN([.C346]/[.$C$2])" office:value-type="float" office:value="0.672955208673105" calcext:value-type="float">
            <text:p>0.672955208673105</text:p>
          </table:table-cell>
        </table:table-row>
        <table:table-row table:style-name="ro1">
          <table:table-cell office:value-type="float" office:value="34.5" calcext:value-type="float">
            <text:p>34.5000</text:p>
          </table:table-cell>
          <table:table-cell office:value-type="float" office:value="298.815" calcext:value-type="float">
            <text:p>298.8150</text:p>
          </table:table-cell>
          <table:table-cell office:value-type="float" office:value="0.0001869" calcext:value-type="float">
            <text:p>1.87E-04</text:p>
          </table:table-cell>
          <table:table-cell office:value-type="float" office:value="106.326" calcext:value-type="float">
            <text:p>106.3260</text:p>
          </table:table-cell>
          <table:table-cell table:formula="of:=LN([.C347]/[.$C$2])" office:value-type="float" office:value="0.676170645527079" calcext:value-type="float">
            <text:p>0.676170645527079</text:p>
          </table:table-cell>
        </table:table-row>
        <table:table-row table:style-name="ro1">
          <table:table-cell office:value-type="float" office:value="34.6" calcext:value-type="float">
            <text:p>34.6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7" calcext:value-type="float">
            <text:p>1.87E-04</text:p>
          </table:table-cell>
          <table:table-cell office:value-type="float" office:value="106.265" calcext:value-type="float">
            <text:p>106.2650</text:p>
          </table:table-cell>
          <table:table-cell table:formula="of:=LN([.C348]/[.$C$2])" office:value-type="float" office:value="0.676705547920148" calcext:value-type="float">
            <text:p>0.676705547920148</text:p>
          </table:table-cell>
        </table:table-row>
        <table:table-row table:style-name="ro1">
          <table:table-cell office:value-type="float" office:value="34.7" calcext:value-type="float">
            <text:p>34.7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7" calcext:value-type="float">
            <text:p>1.87E-04</text:p>
          </table:table-cell>
          <table:table-cell office:value-type="float" office:value="106.388" calcext:value-type="float">
            <text:p>106.3880</text:p>
          </table:table-cell>
          <table:table-cell table:formula="of:=LN([.C349]/[.$C$2])" office:value-type="float" office:value="0.676705547920148" calcext:value-type="float">
            <text:p>0.676705547920148</text:p>
          </table:table-cell>
        </table:table-row>
        <table:table-row table:style-name="ro1">
          <table:table-cell office:value-type="float" office:value="34.8" calcext:value-type="float">
            <text:p>34.8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7" calcext:value-type="float">
            <text:p>1.87E-04</text:p>
          </table:table-cell>
          <table:table-cell office:value-type="float" office:value="106.449" calcext:value-type="float">
            <text:p>106.4490</text:p>
          </table:table-cell>
          <table:table-cell table:formula="of:=LN([.C350]/[.$C$2])" office:value-type="float" office:value="0.676705547920148" calcext:value-type="float">
            <text:p>0.676705547920148</text:p>
          </table:table-cell>
        </table:table-row>
        <table:table-row table:style-name="ro1">
          <table:table-cell office:value-type="float" office:value="34.9" calcext:value-type="float">
            <text:p>34.9000</text:p>
          </table:table-cell>
          <table:table-cell office:value-type="float" office:value="298.818" calcext:value-type="float">
            <text:p>298.8180</text:p>
          </table:table-cell>
          <table:table-cell office:value-type="float" office:value="0.000187" calcext:value-type="float">
            <text:p>1.87E-04</text:p>
          </table:table-cell>
          <table:table-cell office:value-type="float" office:value="106.449" calcext:value-type="float">
            <text:p>106.4490</text:p>
          </table:table-cell>
          <table:table-cell table:formula="of:=LN([.C351]/[.$C$2])" office:value-type="float" office:value="0.676705547920148" calcext:value-type="float">
            <text:p>0.676705547920148</text:p>
          </table:table-cell>
        </table:table-row>
        <table:table-row table:style-name="ro1">
          <table:table-cell office:value-type="float" office:value="35" calcext:value-type="float">
            <text:p>35.0000</text:p>
          </table:table-cell>
          <table:table-cell office:value-type="float" office:value="298.819" calcext:value-type="float">
            <text:p>298.8190</text:p>
          </table:table-cell>
          <table:table-cell office:value-type="float" office:value="0.0001873" calcext:value-type="float">
            <text:p>1.87E-04</text:p>
          </table:table-cell>
          <table:table-cell office:value-type="float" office:value="106.265" calcext:value-type="float">
            <text:p>106.2650</text:p>
          </table:table-cell>
          <table:table-cell table:formula="of:=LN([.C352]/[.$C$2])" office:value-type="float" office:value="0.678308540515605" calcext:value-type="float">
            <text:p>0.678308540515605</text:p>
          </table:table-cell>
        </table:table-row>
        <table:table-row table:style-name="ro1">
          <table:table-cell office:value-type="float" office:value="35.1" calcext:value-type="float">
            <text:p>35.1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8" calcext:value-type="float">
            <text:p>1.88E-04</text:p>
          </table:table-cell>
          <table:table-cell office:value-type="float" office:value="105.777" calcext:value-type="float">
            <text:p>105.7770</text:p>
          </table:table-cell>
          <table:table-cell table:formula="of:=LN([.C353]/[.$C$2])" office:value-type="float" office:value="0.682038893895511" calcext:value-type="float">
            <text:p>0.682038893895511</text:p>
          </table:table-cell>
        </table:table-row>
        <table:table-row table:style-name="ro1">
          <table:table-cell office:value-type="float" office:value="35.2" calcext:value-type="float">
            <text:p>35.2000</text:p>
          </table:table-cell>
          <table:table-cell office:value-type="float" office:value="298.815" calcext:value-type="float">
            <text:p>298.8150</text:p>
          </table:table-cell>
          <table:table-cell office:value-type="float" office:value="0.0001883" calcext:value-type="float">
            <text:p>1.88E-04</text:p>
          </table:table-cell>
          <table:table-cell office:value-type="float" office:value="105.472" calcext:value-type="float">
            <text:p>105.4720</text:p>
          </table:table-cell>
          <table:table-cell table:formula="of:=LN([.C354]/[.$C$2])" office:value-type="float" office:value="0.683633366728668" calcext:value-type="float">
            <text:p>0.683633366728668</text:p>
          </table:table-cell>
        </table:table-row>
        <table:table-row table:style-name="ro1">
          <table:table-cell office:value-type="float" office:value="35.3" calcext:value-type="float">
            <text:p>35.3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885" calcext:value-type="float">
            <text:p>1.89E-04</text:p>
          </table:table-cell>
          <table:table-cell office:value-type="float" office:value="105.533" calcext:value-type="float">
            <text:p>105.5330</text:p>
          </table:table-cell>
          <table:table-cell table:formula="of:=LN([.C355]/[.$C$2])" office:value-type="float" office:value="0.684694937953627" calcext:value-type="float">
            <text:p>0.684694937953627</text:p>
          </table:table-cell>
        </table:table-row>
        <table:table-row table:style-name="ro1">
          <table:table-cell office:value-type="float" office:value="35.4" calcext:value-type="float">
            <text:p>35.4000</text:p>
          </table:table-cell>
          <table:table-cell office:value-type="float" office:value="298.813" calcext:value-type="float">
            <text:p>298.8130</text:p>
          </table:table-cell>
          <table:table-cell office:value-type="float" office:value="0.0001891" calcext:value-type="float">
            <text:p>1.89E-04</text:p>
          </table:table-cell>
          <table:table-cell office:value-type="float" office:value="105.167" calcext:value-type="float">
            <text:p>105.1670</text:p>
          </table:table-cell>
          <table:table-cell table:formula="of:=LN([.C356]/[.$C$2])" office:value-type="float" office:value="0.687872906729973" calcext:value-type="float">
            <text:p>0.687872906729973</text:p>
          </table:table-cell>
        </table:table-row>
        <table:table-row table:style-name="ro1">
          <table:table-cell office:value-type="float" office:value="35.5" calcext:value-type="float">
            <text:p>35.5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897" calcext:value-type="float">
            <text:p>1.90E-04</text:p>
          </table:table-cell>
          <table:table-cell office:value-type="float" office:value="104.74" calcext:value-type="float">
            <text:p>104.7400</text:p>
          </table:table-cell>
          <table:table-cell table:formula="of:=LN([.C357]/[.$C$2])" office:value-type="float" office:value="0.69104080800653" calcext:value-type="float">
            <text:p>0.69104080800653</text:p>
          </table:table-cell>
        </table:table-row>
        <table:table-row table:style-name="ro1">
          <table:table-cell office:value-type="float" office:value="35.6" calcext:value-type="float">
            <text:p>35.6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9" calcext:value-type="float">
            <text:p>1.90E-04</text:p>
          </table:table-cell>
          <table:table-cell office:value-type="float" office:value="104.495" calcext:value-type="float">
            <text:p>104.4950</text:p>
          </table:table-cell>
          <table:table-cell table:formula="of:=LN([.C358]/[.$C$2])" office:value-type="float" office:value="0.692621003226048" calcext:value-type="float">
            <text:p>0.692621003226048</text:p>
          </table:table-cell>
        </table:table-row>
        <table:table-row table:style-name="ro1">
          <table:table-cell office:value-type="float" office:value="35.7" calcext:value-type="float">
            <text:p>35.7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904" calcext:value-type="float">
            <text:p>1.90E-04</text:p>
          </table:table-cell>
          <table:table-cell office:value-type="float" office:value="104.251" calcext:value-type="float">
            <text:p>104.2510</text:p>
          </table:table-cell>
          <table:table-cell table:formula="of:=LN([.C359]/[.$C$2])" office:value-type="float" office:value="0.694724053422827" calcext:value-type="float">
            <text:p>0.694724053422827</text:p>
          </table:table-cell>
        </table:table-row>
        <table:table-row table:style-name="ro1">
          <table:table-cell office:value-type="float" office:value="35.8" calcext:value-type="float">
            <text:p>35.8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909" calcext:value-type="float">
            <text:p>1.91E-04</text:p>
          </table:table-cell>
          <table:table-cell office:value-type="float" office:value="104.007" calcext:value-type="float">
            <text:p>104.0070</text:p>
          </table:table-cell>
          <table:table-cell table:formula="of:=LN([.C360]/[.$C$2])" office:value-type="float" office:value="0.697346661797264" calcext:value-type="float">
            <text:p>0.697346661797264</text:p>
          </table:table-cell>
        </table:table-row>
        <table:table-row table:style-name="ro1">
          <table:table-cell office:value-type="float" office:value="35.9" calcext:value-type="float">
            <text:p>35.9000</text:p>
          </table:table-cell>
          <table:table-cell office:value-type="float" office:value="298.809" calcext:value-type="float">
            <text:p>298.8090</text:p>
          </table:table-cell>
          <table:table-cell office:value-type="float" office:value="0.000191" calcext:value-type="float">
            <text:p>1.91E-04</text:p>
          </table:table-cell>
          <table:table-cell office:value-type="float" office:value="104.007" calcext:value-type="float">
            <text:p>104.0070</text:p>
          </table:table-cell>
          <table:table-cell table:formula="of:=LN([.C361]/[.$C$2])" office:value-type="float" office:value="0.697870359112191" calcext:value-type="float">
            <text:p>0.697870359112191</text:p>
          </table:table-cell>
        </table:table-row>
        <table:table-row table:style-name="ro1">
          <table:table-cell office:value-type="float" office:value="36" calcext:value-type="float">
            <text:p>36.0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91" calcext:value-type="float">
            <text:p>1.91E-04</text:p>
          </table:table-cell>
          <table:table-cell office:value-type="float" office:value="104.129" calcext:value-type="float">
            <text:p>104.1290</text:p>
          </table:table-cell>
          <table:table-cell table:formula="of:=LN([.C362]/[.$C$2])" office:value-type="float" office:value="0.697870359112191" calcext:value-type="float">
            <text:p>0.697870359112191</text:p>
          </table:table-cell>
        </table:table-row>
        <table:table-row table:style-name="ro1">
          <table:table-cell office:value-type="float" office:value="36.1" calcext:value-type="float">
            <text:p>36.1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911" calcext:value-type="float">
            <text:p>1.91E-04</text:p>
          </table:table-cell>
          <table:table-cell office:value-type="float" office:value="104.068" calcext:value-type="float">
            <text:p>104.0680</text:p>
          </table:table-cell>
          <table:table-cell table:formula="of:=LN([.C363]/[.$C$2])" office:value-type="float" office:value="0.698393782311789" calcext:value-type="float">
            <text:p>0.698393782311789</text:p>
          </table:table-cell>
        </table:table-row>
        <table:table-row table:style-name="ro1">
          <table:table-cell office:value-type="float" office:value="36.2" calcext:value-type="float">
            <text:p>36.2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917" calcext:value-type="float">
            <text:p>1.92E-04</text:p>
          </table:table-cell>
          <table:table-cell office:value-type="float" office:value="103.763" calcext:value-type="float">
            <text:p>103.7630</text:p>
          </table:table-cell>
          <table:table-cell table:formula="of:=LN([.C364]/[.$C$2])" office:value-type="float" office:value="0.70152858111716" calcext:value-type="float">
            <text:p>0.70152858111716</text:p>
          </table:table-cell>
        </table:table-row>
        <table:table-row table:style-name="ro1">
          <table:table-cell office:value-type="float" office:value="36.3" calcext:value-type="float">
            <text:p>36.3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925" calcext:value-type="float">
            <text:p>1.93E-04</text:p>
          </table:table-cell>
          <table:table-cell office:value-type="float" office:value="103.214" calcext:value-type="float">
            <text:p>103.2140</text:p>
          </table:table-cell>
          <table:table-cell table:formula="of:=LN([.C365]/[.$C$2])" office:value-type="float" office:value="0.705693084793401" calcext:value-type="float">
            <text:p>0.705693084793401</text:p>
          </table:table-cell>
        </table:table-row>
        <table:table-row table:style-name="ro1">
          <table:table-cell office:value-type="float" office:value="36.4" calcext:value-type="float">
            <text:p>36.4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928" calcext:value-type="float">
            <text:p>1.93E-04</text:p>
          </table:table-cell>
          <table:table-cell office:value-type="float" office:value="103.03" calcext:value-type="float">
            <text:p>103.0300</text:p>
          </table:table-cell>
          <table:table-cell table:formula="of:=LN([.C366]/[.$C$2])" office:value-type="float" office:value="0.707250313242007" calcext:value-type="float">
            <text:p>0.707250313242007</text:p>
          </table:table-cell>
        </table:table-row>
        <table:table-row table:style-name="ro1">
          <table:table-cell office:value-type="float" office:value="36.5" calcext:value-type="float">
            <text:p>36.5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93" calcext:value-type="float">
            <text:p>1.93E-04</text:p>
          </table:table-cell>
          <table:table-cell office:value-type="float" office:value="103.03" calcext:value-type="float">
            <text:p>103.0300</text:p>
          </table:table-cell>
          <table:table-cell table:formula="of:=LN([.C367]/[.$C$2])" office:value-type="float" office:value="0.708287119970447" calcext:value-type="float">
            <text:p>0.708287119970447</text:p>
          </table:table-cell>
        </table:table-row>
        <table:table-row table:style-name="ro1">
          <table:table-cell office:value-type="float" office:value="36.6" calcext:value-type="float">
            <text:p>36.6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934" calcext:value-type="float">
            <text:p>1.93E-04</text:p>
          </table:table-cell>
          <table:table-cell office:value-type="float" office:value="102.664" calcext:value-type="float">
            <text:p>102.6640</text:p>
          </table:table-cell>
          <table:table-cell table:formula="of:=LN([.C368]/[.$C$2])" office:value-type="float" office:value="0.710357514084756" calcext:value-type="float">
            <text:p>0.710357514084756</text:p>
          </table:table-cell>
        </table:table-row>
        <table:table-row table:style-name="ro1">
          <table:table-cell office:value-type="float" office:value="36.7" calcext:value-type="float">
            <text:p>36.7000</text:p>
          </table:table-cell>
          <table:table-cell office:value-type="float" office:value="298.806" calcext:value-type="float">
            <text:p>298.8060</text:p>
          </table:table-cell>
          <table:table-cell office:value-type="float" office:value="0.0001936" calcext:value-type="float">
            <text:p>1.94E-04</text:p>
          </table:table-cell>
          <table:table-cell office:value-type="float" office:value="102.786" calcext:value-type="float">
            <text:p>102.7860</text:p>
          </table:table-cell>
          <table:table-cell table:formula="of:=LN([.C369]/[.$C$2])" office:value-type="float" office:value="0.711391105908038" calcext:value-type="float">
            <text:p>0.711391105908038</text:p>
          </table:table-cell>
        </table:table-row>
        <table:table-row table:style-name="ro1">
          <table:table-cell office:value-type="float" office:value="36.8" calcext:value-type="float">
            <text:p>36.8000</text:p>
          </table:table-cell>
          <table:table-cell office:value-type="float" office:value="298.809" calcext:value-type="float">
            <text:p>298.8090</text:p>
          </table:table-cell>
          <table:table-cell office:value-type="float" office:value="0.0001936" calcext:value-type="float">
            <text:p>1.94E-04</text:p>
          </table:table-cell>
          <table:table-cell office:value-type="float" office:value="102.786" calcext:value-type="float">
            <text:p>102.7860</text:p>
          </table:table-cell>
          <table:table-cell table:formula="of:=LN([.C370]/[.$C$2])" office:value-type="float" office:value="0.711391105908038" calcext:value-type="float">
            <text:p>0.711391105908038</text:p>
          </table:table-cell>
        </table:table-row>
        <table:table-row table:style-name="ro1">
          <table:table-cell office:value-type="float" office:value="36.9" calcext:value-type="float">
            <text:p>36.9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936" calcext:value-type="float">
            <text:p>1.94E-04</text:p>
          </table:table-cell>
          <table:table-cell office:value-type="float" office:value="102.847" calcext:value-type="float">
            <text:p>102.8470</text:p>
          </table:table-cell>
          <table:table-cell table:formula="of:=LN([.C371]/[.$C$2])" office:value-type="float" office:value="0.711391105908038" calcext:value-type="float">
            <text:p>0.711391105908038</text:p>
          </table:table-cell>
        </table:table-row>
        <table:table-row table:style-name="ro1">
          <table:table-cell office:value-type="float" office:value="37" calcext:value-type="float">
            <text:p>37.0000</text:p>
          </table:table-cell>
          <table:table-cell office:value-type="float" office:value="298.813" calcext:value-type="float">
            <text:p>298.8130</text:p>
          </table:table-cell>
          <table:table-cell office:value-type="float" office:value="0.0001936" calcext:value-type="float">
            <text:p>1.94E-04</text:p>
          </table:table-cell>
          <table:table-cell office:value-type="float" office:value="102.847" calcext:value-type="float">
            <text:p>102.8470</text:p>
          </table:table-cell>
          <table:table-cell table:formula="of:=LN([.C372]/[.$C$2])" office:value-type="float" office:value="0.711391105908038" calcext:value-type="float">
            <text:p>0.711391105908038</text:p>
          </table:table-cell>
        </table:table-row>
        <table:table-row table:style-name="ro1">
          <table:table-cell office:value-type="float" office:value="37.1" calcext:value-type="float">
            <text:p>37.1000</text:p>
          </table:table-cell>
          <table:table-cell office:value-type="float" office:value="298.814" calcext:value-type="float">
            <text:p>298.8140</text:p>
          </table:table-cell>
          <table:table-cell office:value-type="float" office:value="0.0001937" calcext:value-type="float">
            <text:p>1.94E-04</text:p>
          </table:table-cell>
          <table:table-cell office:value-type="float" office:value="102.847" calcext:value-type="float">
            <text:p>102.8470</text:p>
          </table:table-cell>
          <table:table-cell table:formula="of:=LN([.C373]/[.$C$2])" office:value-type="float" office:value="0.711907501478512" calcext:value-type="float">
            <text:p>0.711907501478512</text:p>
          </table:table-cell>
        </table:table-row>
        <table:table-row table:style-name="ro1">
          <table:table-cell office:value-type="float" office:value="37.2" calcext:value-type="float">
            <text:p>37.2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946" calcext:value-type="float">
            <text:p>1.95E-04</text:p>
          </table:table-cell>
          <table:table-cell office:value-type="float" office:value="102.298" calcext:value-type="float">
            <text:p>102.2980</text:p>
          </table:table-cell>
          <table:table-cell table:formula="of:=LN([.C374]/[.$C$2])" office:value-type="float" office:value="0.716543100817466" calcext:value-type="float">
            <text:p>0.716543100817466</text:p>
          </table:table-cell>
        </table:table-row>
        <table:table-row table:style-name="ro1">
          <table:table-cell office:value-type="float" office:value="37.3" calcext:value-type="float">
            <text:p>37.3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953" calcext:value-type="float">
            <text:p>1.95E-04</text:p>
          </table:table-cell>
          <table:table-cell office:value-type="float" office:value="101.932" calcext:value-type="float">
            <text:p>101.9320</text:p>
          </table:table-cell>
          <table:table-cell table:formula="of:=LN([.C375]/[.$C$2])" office:value-type="float" office:value="0.720133768948195" calcext:value-type="float">
            <text:p>0.720133768948195</text:p>
          </table:table-cell>
        </table:table-row>
        <table:table-row table:style-name="ro1">
          <table:table-cell office:value-type="float" office:value="37.4" calcext:value-type="float">
            <text:p>37.4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954" calcext:value-type="float">
            <text:p>1.95E-04</text:p>
          </table:table-cell>
          <table:table-cell office:value-type="float" office:value="101.871" calcext:value-type="float">
            <text:p>101.8710</text:p>
          </table:table-cell>
          <table:table-cell table:formula="of:=LN([.C376]/[.$C$2])" office:value-type="float" office:value="0.720645670674244" calcext:value-type="float">
            <text:p>0.720645670674244</text:p>
          </table:table-cell>
        </table:table-row>
        <table:table-row table:style-name="ro1">
          <table:table-cell office:value-type="float" office:value="37.5" calcext:value-type="float">
            <text:p>37.5000</text:p>
          </table:table-cell>
          <table:table-cell office:value-type="float" office:value="298.81" calcext:value-type="float">
            <text:p>298.8100</text:p>
          </table:table-cell>
          <table:table-cell office:value-type="float" office:value="0.0001954" calcext:value-type="float">
            <text:p>1.95E-04</text:p>
          </table:table-cell>
          <table:table-cell office:value-type="float" office:value="101.932" calcext:value-type="float">
            <text:p>101.9320</text:p>
          </table:table-cell>
          <table:table-cell table:formula="of:=LN([.C377]/[.$C$2])" office:value-type="float" office:value="0.720645670674244" calcext:value-type="float">
            <text:p>0.720645670674244</text:p>
          </table:table-cell>
        </table:table-row>
        <table:table-row table:style-name="ro1">
          <table:table-cell office:value-type="float" office:value="37.6" calcext:value-type="float">
            <text:p>37.6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954" calcext:value-type="float">
            <text:p>1.95E-04</text:p>
          </table:table-cell>
          <table:table-cell office:value-type="float" office:value="101.993" calcext:value-type="float">
            <text:p>101.9930</text:p>
          </table:table-cell>
          <table:table-cell table:formula="of:=LN([.C378]/[.$C$2])" office:value-type="float" office:value="0.720645670674244" calcext:value-type="float">
            <text:p>0.720645670674244</text:p>
          </table:table-cell>
        </table:table-row>
        <table:table-row table:style-name="ro1">
          <table:table-cell office:value-type="float" office:value="37.7" calcext:value-type="float">
            <text:p>37.7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958" calcext:value-type="float">
            <text:p>1.96E-04</text:p>
          </table:table-cell>
          <table:table-cell office:value-type="float" office:value="101.688" calcext:value-type="float">
            <text:p>101.6880</text:p>
          </table:table-cell>
          <table:table-cell table:formula="of:=LN([.C379]/[.$C$2])" office:value-type="float" office:value="0.722690661161972" calcext:value-type="float">
            <text:p>0.722690661161972</text:p>
          </table:table-cell>
        </table:table-row>
        <table:table-row table:style-name="ro1">
          <table:table-cell office:value-type="float" office:value="37.8" calcext:value-type="float">
            <text:p>37.8000</text:p>
          </table:table-cell>
          <table:table-cell office:value-type="float" office:value="298.807" calcext:value-type="float">
            <text:p>298.8070</text:p>
          </table:table-cell>
          <table:table-cell office:value-type="float" office:value="0.0001967" calcext:value-type="float">
            <text:p>1.97E-04</text:p>
          </table:table-cell>
          <table:table-cell office:value-type="float" office:value="101.077" calcext:value-type="float">
            <text:p>101.0770</text:p>
          </table:table-cell>
          <table:table-cell table:formula="of:=LN([.C380]/[.$C$2])" office:value-type="float" office:value="0.727276656460575" calcext:value-type="float">
            <text:p>0.727276656460575</text:p>
          </table:table-cell>
        </table:table-row>
        <table:table-row table:style-name="ro1">
          <table:table-cell office:value-type="float" office:value="37.9" calcext:value-type="float">
            <text:p>37.9000</text:p>
          </table:table-cell>
          <table:table-cell office:value-type="float" office:value="298.808" calcext:value-type="float">
            <text:p>298.8080</text:p>
          </table:table-cell>
          <table:table-cell office:value-type="float" office:value="0.0001968" calcext:value-type="float">
            <text:p>1.97E-04</text:p>
          </table:table-cell>
          <table:table-cell office:value-type="float" office:value="101.077" calcext:value-type="float">
            <text:p>101.0770</text:p>
          </table:table-cell>
          <table:table-cell table:formula="of:=LN([.C381]/[.$C$2])" office:value-type="float" office:value="0.727784915683715" calcext:value-type="float">
            <text:p>0.727784915683715</text:p>
          </table:table-cell>
        </table:table-row>
        <table:table-row table:style-name="ro1">
          <table:table-cell office:value-type="float" office:value="38" calcext:value-type="float">
            <text:p>38.0000</text:p>
          </table:table-cell>
          <table:table-cell office:value-type="float" office:value="298.809" calcext:value-type="float">
            <text:p>298.8090</text:p>
          </table:table-cell>
          <table:table-cell office:value-type="float" office:value="0.0001968" calcext:value-type="float">
            <text:p>1.97E-04</text:p>
          </table:table-cell>
          <table:table-cell office:value-type="float" office:value="101.077" calcext:value-type="float">
            <text:p>101.0770</text:p>
          </table:table-cell>
          <table:table-cell table:formula="of:=LN([.C382]/[.$C$2])" office:value-type="float" office:value="0.727784915683715" calcext:value-type="float">
            <text:p>0.727784915683715</text:p>
          </table:table-cell>
        </table:table-row>
        <table:table-row table:style-name="ro1">
          <table:table-cell office:value-type="float" office:value="38.1" calcext:value-type="float">
            <text:p>38.1000</text:p>
          </table:table-cell>
          <table:table-cell office:value-type="float" office:value="298.811" calcext:value-type="float">
            <text:p>298.8110</text:p>
          </table:table-cell>
          <table:table-cell office:value-type="float" office:value="0.0001969" calcext:value-type="float">
            <text:p>1.97E-04</text:p>
          </table:table-cell>
          <table:table-cell office:value-type="float" office:value="101.138" calcext:value-type="float">
            <text:p>101.1380</text:p>
          </table:table-cell>
          <table:table-cell table:formula="of:=LN([.C383]/[.$C$2])" office:value-type="float" office:value="0.728292916710642" calcext:value-type="float">
            <text:p>0.728292916710642</text:p>
          </table:table-cell>
        </table:table-row>
        <table:table-row table:style-name="ro1">
          <table:table-cell office:value-type="float" office:value="38.2" calcext:value-type="float">
            <text:p>38.2000</text:p>
          </table:table-cell>
          <table:table-cell office:value-type="float" office:value="298.813" calcext:value-type="float">
            <text:p>298.8130</text:p>
          </table:table-cell>
          <table:table-cell office:value-type="float" office:value="0.0001969" calcext:value-type="float">
            <text:p>1.97E-04</text:p>
          </table:table-cell>
          <table:table-cell office:value-type="float" office:value="101.199" calcext:value-type="float">
            <text:p>101.1990</text:p>
          </table:table-cell>
          <table:table-cell table:formula="of:=LN([.C384]/[.$C$2])" office:value-type="float" office:value="0.728292916710642" calcext:value-type="float">
            <text:p>0.728292916710642</text:p>
          </table:table-cell>
        </table:table-row>
        <table:table-row table:style-name="ro1">
          <table:table-cell office:value-type="float" office:value="38.3" calcext:value-type="float">
            <text:p>38.3000</text:p>
          </table:table-cell>
          <table:table-cell office:value-type="float" office:value="298.814" calcext:value-type="float">
            <text:p>298.8140</text:p>
          </table:table-cell>
          <table:table-cell office:value-type="float" office:value="0.0001969" calcext:value-type="float">
            <text:p>1.97E-04</text:p>
          </table:table-cell>
          <table:table-cell office:value-type="float" office:value="101.321" calcext:value-type="float">
            <text:p>101.3210</text:p>
          </table:table-cell>
          <table:table-cell table:formula="of:=LN([.C385]/[.$C$2])" office:value-type="float" office:value="0.728292916710642" calcext:value-type="float">
            <text:p>0.728292916710642</text:p>
          </table:table-cell>
        </table:table-row>
        <table:table-row table:style-name="ro1">
          <table:table-cell office:value-type="float" office:value="38.4" calcext:value-type="float">
            <text:p>38.4000</text:p>
          </table:table-cell>
          <table:table-cell office:value-type="float" office:value="298.816" calcext:value-type="float">
            <text:p>298.8160</text:p>
          </table:table-cell>
          <table:table-cell office:value-type="float" office:value="0.0001969" calcext:value-type="float">
            <text:p>1.97E-04</text:p>
          </table:table-cell>
          <table:table-cell office:value-type="float" office:value="101.382" calcext:value-type="float">
            <text:p>101.3820</text:p>
          </table:table-cell>
          <table:table-cell table:formula="of:=LN([.C386]/[.$C$2])" office:value-type="float" office:value="0.728292916710642" calcext:value-type="float">
            <text:p>0.728292916710642</text:p>
          </table:table-cell>
        </table:table-row>
        <table:table-row table:style-name="ro1" table:number-rows-repeated="104818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>
        <table:table-column table:style-name="co1" table:number-columns-repeated="2" table:default-cell-style-name="ce1"/>
        <table:table-row table:style-name="ro1">
          <table:table-cell table:number-columns-repeated="2" office:value-type="string" calcext:value-type="string">
            <text:p>Tiempo ( s )</text:p>
          </table:table-cell>
        </table:table-row>
        <table:table-row table:style-name="ro1"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 table:number-columns-repeated="2" office:value-type="float" office:value="0.1" calcext:value-type="float">
            <text:p>0.1000</text:p>
          </table:table-cell>
        </table:table-row>
        <table:table-row table:style-name="ro1">
          <table:table-cell table:number-columns-repeated="2" office:value-type="float" office:value="0.2" calcext:value-type="float">
            <text:p>0.2000</text:p>
          </table:table-cell>
        </table:table-row>
        <table:table-row table:style-name="ro1">
          <table:table-cell table:number-columns-repeated="2" office:value-type="float" office:value="0.3" calcext:value-type="float">
            <text:p>0.3000</text:p>
          </table:table-cell>
        </table:table-row>
        <table:table-row table:style-name="ro1">
          <table:table-cell table:number-columns-repeated="2" office:value-type="float" office:value="0.4" calcext:value-type="float">
            <text:p>0.4000</text:p>
          </table:table-cell>
        </table:table-row>
        <table:table-row table:style-name="ro1">
          <table:table-cell table:number-columns-repeated="2" office:value-type="float" office:value="0.5" calcext:value-type="float">
            <text:p>0.5000</text:p>
          </table:table-cell>
        </table:table-row>
        <table:table-row table:style-name="ro1">
          <table:table-cell table:number-columns-repeated="2" office:value-type="float" office:value="0.6" calcext:value-type="float">
            <text:p>0.6000</text:p>
          </table:table-cell>
        </table:table-row>
        <table:table-row table:style-name="ro1">
          <table:table-cell table:number-columns-repeated="2" office:value-type="float" office:value="0.7" calcext:value-type="float">
            <text:p>0.7000</text:p>
          </table:table-cell>
        </table:table-row>
        <table:table-row table:style-name="ro1">
          <table:table-cell table:number-columns-repeated="2" office:value-type="float" office:value="0.8" calcext:value-type="float">
            <text:p>0.8000</text:p>
          </table:table-cell>
        </table:table-row>
        <table:table-row table:style-name="ro1">
          <table:table-cell table:number-columns-repeated="2" office:value-type="float" office:value="0.9" calcext:value-type="float">
            <text:p>0.9000</text:p>
          </table:table-cell>
        </table:table-row>
        <table:table-row table:style-name="ro1">
          <table:table-cell table:number-columns-repeated="2" office:value-type="float" office:value="1" calcext:value-type="float">
            <text:p>1.0000</text:p>
          </table:table-cell>
        </table:table-row>
        <table:table-row table:style-name="ro1">
          <table:table-cell table:number-columns-repeated="2" office:value-type="float" office:value="1.1" calcext:value-type="float">
            <text:p>1.1000</text:p>
          </table:table-cell>
        </table:table-row>
        <table:table-row table:style-name="ro1">
          <table:table-cell table:number-columns-repeated="2" office:value-type="float" office:value="1.2" calcext:value-type="float">
            <text:p>1.2000</text:p>
          </table:table-cell>
        </table:table-row>
        <table:table-row table:style-name="ro1">
          <table:table-cell table:number-columns-repeated="2" office:value-type="float" office:value="1.3" calcext:value-type="float">
            <text:p>1.3000</text:p>
          </table:table-cell>
        </table:table-row>
        <table:table-row table:style-name="ro1">
          <table:table-cell table:number-columns-repeated="2" office:value-type="float" office:value="1.4" calcext:value-type="float">
            <text:p>1.4000</text:p>
          </table:table-cell>
        </table:table-row>
        <table:table-row table:style-name="ro1">
          <table:table-cell table:number-columns-repeated="2" office:value-type="float" office:value="1.5" calcext:value-type="float">
            <text:p>1.5000</text:p>
          </table:table-cell>
        </table:table-row>
        <table:table-row table:style-name="ro1">
          <table:table-cell table:number-columns-repeated="2" office:value-type="float" office:value="1.6" calcext:value-type="float">
            <text:p>1.6000</text:p>
          </table:table-cell>
        </table:table-row>
        <table:table-row table:style-name="ro1">
          <table:table-cell table:number-columns-repeated="2" office:value-type="float" office:value="1.7" calcext:value-type="float">
            <text:p>1.7000</text:p>
          </table:table-cell>
        </table:table-row>
        <table:table-row table:style-name="ro1">
          <table:table-cell table:number-columns-repeated="2" office:value-type="float" office:value="1.8" calcext:value-type="float">
            <text:p>1.8000</text:p>
          </table:table-cell>
        </table:table-row>
        <table:table-row table:style-name="ro1">
          <table:table-cell table:number-columns-repeated="2" office:value-type="float" office:value="1.9" calcext:value-type="float">
            <text:p>1.9000</text:p>
          </table:table-cell>
        </table:table-row>
        <table:table-row table:style-name="ro1">
          <table:table-cell table:number-columns-repeated="2" office:value-type="float" office:value="2" calcext:value-type="float">
            <text:p>2.0000</text:p>
          </table:table-cell>
        </table:table-row>
        <table:table-row table:style-name="ro1">
          <table:table-cell table:number-columns-repeated="2" office:value-type="float" office:value="2.1" calcext:value-type="float">
            <text:p>2.1000</text:p>
          </table:table-cell>
        </table:table-row>
        <table:table-row table:style-name="ro1">
          <table:table-cell table:number-columns-repeated="2" office:value-type="float" office:value="2.2" calcext:value-type="float">
            <text:p>2.2000</text:p>
          </table:table-cell>
        </table:table-row>
        <table:table-row table:style-name="ro1">
          <table:table-cell table:number-columns-repeated="2" office:value-type="float" office:value="2.3" calcext:value-type="float">
            <text:p>2.3000</text:p>
          </table:table-cell>
        </table:table-row>
        <table:table-row table:style-name="ro1">
          <table:table-cell table:number-columns-repeated="2" office:value-type="float" office:value="2.4" calcext:value-type="float">
            <text:p>2.4000</text:p>
          </table:table-cell>
        </table:table-row>
        <table:table-row table:style-name="ro1">
          <table:table-cell table:number-columns-repeated="2" office:value-type="float" office:value="2.5" calcext:value-type="float">
            <text:p>2.5000</text:p>
          </table:table-cell>
        </table:table-row>
        <table:table-row table:style-name="ro1">
          <table:table-cell table:number-columns-repeated="2" office:value-type="float" office:value="2.6" calcext:value-type="float">
            <text:p>2.6000</text:p>
          </table:table-cell>
        </table:table-row>
        <table:table-row table:style-name="ro1">
          <table:table-cell table:number-columns-repeated="2" office:value-type="float" office:value="2.7" calcext:value-type="float">
            <text:p>2.7000</text:p>
          </table:table-cell>
        </table:table-row>
        <table:table-row table:style-name="ro1">
          <table:table-cell table:number-columns-repeated="2" office:value-type="float" office:value="2.8" calcext:value-type="float">
            <text:p>2.8000</text:p>
          </table:table-cell>
        </table:table-row>
        <table:table-row table:style-name="ro1">
          <table:table-cell table:number-columns-repeated="2" office:value-type="float" office:value="2.9" calcext:value-type="float">
            <text:p>2.9000</text:p>
          </table:table-cell>
        </table:table-row>
        <table:table-row table:style-name="ro1">
          <table:table-cell table:number-columns-repeated="2" office:value-type="float" office:value="3" calcext:value-type="float">
            <text:p>3.0000</text:p>
          </table:table-cell>
        </table:table-row>
        <table:table-row table:style-name="ro1">
          <table:table-cell table:number-columns-repeated="2" office:value-type="float" office:value="3.1" calcext:value-type="float">
            <text:p>3.1000</text:p>
          </table:table-cell>
        </table:table-row>
        <table:table-row table:style-name="ro1">
          <table:table-cell table:number-columns-repeated="2" office:value-type="float" office:value="3.2" calcext:value-type="float">
            <text:p>3.2000</text:p>
          </table:table-cell>
        </table:table-row>
        <table:table-row table:style-name="ro1">
          <table:table-cell table:number-columns-repeated="2" office:value-type="float" office:value="3.3" calcext:value-type="float">
            <text:p>3.3000</text:p>
          </table:table-cell>
        </table:table-row>
        <table:table-row table:style-name="ro1">
          <table:table-cell table:number-columns-repeated="2" office:value-type="float" office:value="3.4" calcext:value-type="float">
            <text:p>3.4000</text:p>
          </table:table-cell>
        </table:table-row>
        <table:table-row table:style-name="ro1">
          <table:table-cell table:number-columns-repeated="2" office:value-type="float" office:value="3.5" calcext:value-type="float">
            <text:p>3.5000</text:p>
          </table:table-cell>
        </table:table-row>
        <table:table-row table:style-name="ro1">
          <table:table-cell table:number-columns-repeated="2" office:value-type="float" office:value="3.6" calcext:value-type="float">
            <text:p>3.6000</text:p>
          </table:table-cell>
        </table:table-row>
        <table:table-row table:style-name="ro1">
          <table:table-cell table:number-columns-repeated="2" office:value-type="float" office:value="3.7" calcext:value-type="float">
            <text:p>3.7000</text:p>
          </table:table-cell>
        </table:table-row>
        <table:table-row table:style-name="ro1">
          <table:table-cell table:number-columns-repeated="2" office:value-type="float" office:value="3.8" calcext:value-type="float">
            <text:p>3.8000</text:p>
          </table:table-cell>
        </table:table-row>
        <table:table-row table:style-name="ro1">
          <table:table-cell table:number-columns-repeated="2" office:value-type="float" office:value="3.9" calcext:value-type="float">
            <text:p>3.9000</text:p>
          </table:table-cell>
        </table:table-row>
        <table:table-row table:style-name="ro1">
          <table:table-cell table:number-columns-repeated="2" office:value-type="float" office:value="4" calcext:value-type="float">
            <text:p>4.0000</text:p>
          </table:table-cell>
        </table:table-row>
        <table:table-row table:style-name="ro1">
          <table:table-cell table:number-columns-repeated="2" office:value-type="float" office:value="4.1" calcext:value-type="float">
            <text:p>4.1000</text:p>
          </table:table-cell>
        </table:table-row>
        <table:table-row table:style-name="ro1">
          <table:table-cell table:number-columns-repeated="2" office:value-type="float" office:value="4.2" calcext:value-type="float">
            <text:p>4.2000</text:p>
          </table:table-cell>
        </table:table-row>
        <table:table-row table:style-name="ro1">
          <table:table-cell table:number-columns-repeated="2" office:value-type="float" office:value="4.3" calcext:value-type="float">
            <text:p>4.3000</text:p>
          </table:table-cell>
        </table:table-row>
        <table:table-row table:style-name="ro1">
          <table:table-cell table:number-columns-repeated="2" office:value-type="float" office:value="4.4" calcext:value-type="float">
            <text:p>4.4000</text:p>
          </table:table-cell>
        </table:table-row>
        <table:table-row table:style-name="ro1">
          <table:table-cell table:number-columns-repeated="2" office:value-type="float" office:value="4.5" calcext:value-type="float">
            <text:p>4.5000</text:p>
          </table:table-cell>
        </table:table-row>
        <table:table-row table:style-name="ro1">
          <table:table-cell table:number-columns-repeated="2" office:value-type="float" office:value="4.6" calcext:value-type="float">
            <text:p>4.6000</text:p>
          </table:table-cell>
        </table:table-row>
        <table:table-row table:style-name="ro1">
          <table:table-cell table:number-columns-repeated="2" office:value-type="float" office:value="4.7" calcext:value-type="float">
            <text:p>4.7000</text:p>
          </table:table-cell>
        </table:table-row>
        <table:table-row table:style-name="ro1">
          <table:table-cell table:number-columns-repeated="2" office:value-type="float" office:value="4.8" calcext:value-type="float">
            <text:p>4.8000</text:p>
          </table:table-cell>
        </table:table-row>
        <table:table-row table:style-name="ro1">
          <table:table-cell table:number-columns-repeated="2" office:value-type="float" office:value="4.9" calcext:value-type="float">
            <text:p>4.9000</text:p>
          </table:table-cell>
        </table:table-row>
        <table:table-row table:style-name="ro1">
          <table:table-cell table:number-columns-repeated="2" office:value-type="float" office:value="5" calcext:value-type="float">
            <text:p>5.0000</text:p>
          </table:table-cell>
        </table:table-row>
        <table:table-row table:style-name="ro1">
          <table:table-cell table:number-columns-repeated="2" office:value-type="float" office:value="5.1" calcext:value-type="float">
            <text:p>5.1000</text:p>
          </table:table-cell>
        </table:table-row>
        <table:table-row table:style-name="ro1">
          <table:table-cell table:number-columns-repeated="2" office:value-type="float" office:value="5.2" calcext:value-type="float">
            <text:p>5.2000</text:p>
          </table:table-cell>
        </table:table-row>
        <table:table-row table:style-name="ro1">
          <table:table-cell table:number-columns-repeated="2" office:value-type="float" office:value="5.3" calcext:value-type="float">
            <text:p>5.3000</text:p>
          </table:table-cell>
        </table:table-row>
        <table:table-row table:style-name="ro1">
          <table:table-cell table:number-columns-repeated="2" office:value-type="float" office:value="5.4" calcext:value-type="float">
            <text:p>5.4000</text:p>
          </table:table-cell>
        </table:table-row>
        <table:table-row table:style-name="ro1">
          <table:table-cell table:number-columns-repeated="2" office:value-type="float" office:value="5.5" calcext:value-type="float">
            <text:p>5.5000</text:p>
          </table:table-cell>
        </table:table-row>
        <table:table-row table:style-name="ro1">
          <table:table-cell table:number-columns-repeated="2" office:value-type="float" office:value="5.6" calcext:value-type="float">
            <text:p>5.6000</text:p>
          </table:table-cell>
        </table:table-row>
        <table:table-row table:style-name="ro1">
          <table:table-cell table:number-columns-repeated="2" office:value-type="float" office:value="5.7" calcext:value-type="float">
            <text:p>5.7000</text:p>
          </table:table-cell>
        </table:table-row>
        <table:table-row table:style-name="ro1">
          <table:table-cell table:number-columns-repeated="2" office:value-type="float" office:value="5.8" calcext:value-type="float">
            <text:p>5.8000</text:p>
          </table:table-cell>
        </table:table-row>
        <table:table-row table:style-name="ro1">
          <table:table-cell table:number-columns-repeated="2" office:value-type="float" office:value="5.9" calcext:value-type="float">
            <text:p>5.9000</text:p>
          </table:table-cell>
        </table:table-row>
        <table:table-row table:style-name="ro1">
          <table:table-cell table:number-columns-repeated="2" office:value-type="float" office:value="6" calcext:value-type="float">
            <text:p>6.0000</text:p>
          </table:table-cell>
        </table:table-row>
        <table:table-row table:style-name="ro1">
          <table:table-cell table:number-columns-repeated="2" office:value-type="float" office:value="6.1" calcext:value-type="float">
            <text:p>6.1000</text:p>
          </table:table-cell>
        </table:table-row>
        <table:table-row table:style-name="ro1">
          <table:table-cell table:number-columns-repeated="2" office:value-type="float" office:value="6.2" calcext:value-type="float">
            <text:p>6.2000</text:p>
          </table:table-cell>
        </table:table-row>
        <table:table-row table:style-name="ro1">
          <table:table-cell table:number-columns-repeated="2" office:value-type="float" office:value="6.3" calcext:value-type="float">
            <text:p>6.3000</text:p>
          </table:table-cell>
        </table:table-row>
        <table:table-row table:style-name="ro1">
          <table:table-cell table:number-columns-repeated="2" office:value-type="float" office:value="6.4" calcext:value-type="float">
            <text:p>6.4000</text:p>
          </table:table-cell>
        </table:table-row>
        <table:table-row table:style-name="ro1">
          <table:table-cell table:number-columns-repeated="2" office:value-type="float" office:value="6.5" calcext:value-type="float">
            <text:p>6.5000</text:p>
          </table:table-cell>
        </table:table-row>
        <table:table-row table:style-name="ro1">
          <table:table-cell table:number-columns-repeated="2" office:value-type="float" office:value="6.6" calcext:value-type="float">
            <text:p>6.6000</text:p>
          </table:table-cell>
        </table:table-row>
        <table:table-row table:style-name="ro1">
          <table:table-cell table:number-columns-repeated="2" office:value-type="float" office:value="6.7" calcext:value-type="float">
            <text:p>6.7000</text:p>
          </table:table-cell>
        </table:table-row>
        <table:table-row table:style-name="ro1">
          <table:table-cell table:number-columns-repeated="2" office:value-type="float" office:value="6.8" calcext:value-type="float">
            <text:p>6.8000</text:p>
          </table:table-cell>
        </table:table-row>
        <table:table-row table:style-name="ro1">
          <table:table-cell table:number-columns-repeated="2" office:value-type="float" office:value="6.9" calcext:value-type="float">
            <text:p>6.9000</text:p>
          </table:table-cell>
        </table:table-row>
        <table:table-row table:style-name="ro1">
          <table:table-cell table:number-columns-repeated="2" office:value-type="float" office:value="7" calcext:value-type="float">
            <text:p>7.0000</text:p>
          </table:table-cell>
        </table:table-row>
        <table:table-row table:style-name="ro1">
          <table:table-cell table:number-columns-repeated="2" office:value-type="float" office:value="7.1" calcext:value-type="float">
            <text:p>7.1000</text:p>
          </table:table-cell>
        </table:table-row>
        <table:table-row table:style-name="ro1">
          <table:table-cell table:number-columns-repeated="2" office:value-type="float" office:value="7.2" calcext:value-type="float">
            <text:p>7.2000</text:p>
          </table:table-cell>
        </table:table-row>
        <table:table-row table:style-name="ro1">
          <table:table-cell table:number-columns-repeated="2" office:value-type="float" office:value="7.3" calcext:value-type="float">
            <text:p>7.3000</text:p>
          </table:table-cell>
        </table:table-row>
        <table:table-row table:style-name="ro1">
          <table:table-cell table:number-columns-repeated="2" office:value-type="float" office:value="7.4" calcext:value-type="float">
            <text:p>7.4000</text:p>
          </table:table-cell>
        </table:table-row>
        <table:table-row table:style-name="ro1">
          <table:table-cell table:number-columns-repeated="2" office:value-type="float" office:value="7.5" calcext:value-type="float">
            <text:p>7.5000</text:p>
          </table:table-cell>
        </table:table-row>
        <table:table-row table:style-name="ro1">
          <table:table-cell table:number-columns-repeated="2" office:value-type="float" office:value="7.6" calcext:value-type="float">
            <text:p>7.6000</text:p>
          </table:table-cell>
        </table:table-row>
        <table:table-row table:style-name="ro1">
          <table:table-cell table:number-columns-repeated="2" office:value-type="float" office:value="7.7" calcext:value-type="float">
            <text:p>7.7000</text:p>
          </table:table-cell>
        </table:table-row>
        <table:table-row table:style-name="ro1">
          <table:table-cell table:number-columns-repeated="2" office:value-type="float" office:value="7.8" calcext:value-type="float">
            <text:p>7.8000</text:p>
          </table:table-cell>
        </table:table-row>
        <table:table-row table:style-name="ro1">
          <table:table-cell table:number-columns-repeated="2" office:value-type="float" office:value="7.9" calcext:value-type="float">
            <text:p>7.9000</text:p>
          </table:table-cell>
        </table:table-row>
        <table:table-row table:style-name="ro1">
          <table:table-cell table:number-columns-repeated="2" office:value-type="float" office:value="8" calcext:value-type="float">
            <text:p>8.0000</text:p>
          </table:table-cell>
        </table:table-row>
        <table:table-row table:style-name="ro1">
          <table:table-cell table:number-columns-repeated="2" office:value-type="float" office:value="8.1" calcext:value-type="float">
            <text:p>8.1000</text:p>
          </table:table-cell>
        </table:table-row>
        <table:table-row table:style-name="ro1">
          <table:table-cell table:number-columns-repeated="2" office:value-type="float" office:value="8.2" calcext:value-type="float">
            <text:p>8.2000</text:p>
          </table:table-cell>
        </table:table-row>
        <table:table-row table:style-name="ro1">
          <table:table-cell table:number-columns-repeated="2" office:value-type="float" office:value="8.3" calcext:value-type="float">
            <text:p>8.3000</text:p>
          </table:table-cell>
        </table:table-row>
        <table:table-row table:style-name="ro1">
          <table:table-cell table:number-columns-repeated="2" office:value-type="float" office:value="8.4" calcext:value-type="float">
            <text:p>8.4000</text:p>
          </table:table-cell>
        </table:table-row>
        <table:table-row table:style-name="ro1">
          <table:table-cell table:number-columns-repeated="2" office:value-type="float" office:value="8.5" calcext:value-type="float">
            <text:p>8.5000</text:p>
          </table:table-cell>
        </table:table-row>
        <table:table-row table:style-name="ro1">
          <table:table-cell table:number-columns-repeated="2" office:value-type="float" office:value="8.6" calcext:value-type="float">
            <text:p>8.6000</text:p>
          </table:table-cell>
        </table:table-row>
        <table:table-row table:style-name="ro1">
          <table:table-cell table:number-columns-repeated="2" office:value-type="float" office:value="8.7" calcext:value-type="float">
            <text:p>8.7000</text:p>
          </table:table-cell>
        </table:table-row>
        <table:table-row table:style-name="ro1">
          <table:table-cell table:number-columns-repeated="2" office:value-type="float" office:value="8.8" calcext:value-type="float">
            <text:p>8.8000</text:p>
          </table:table-cell>
        </table:table-row>
        <table:table-row table:style-name="ro1">
          <table:table-cell table:number-columns-repeated="2" office:value-type="float" office:value="8.9" calcext:value-type="float">
            <text:p>8.9000</text:p>
          </table:table-cell>
        </table:table-row>
        <table:table-row table:style-name="ro1">
          <table:table-cell table:number-columns-repeated="2" office:value-type="float" office:value="9" calcext:value-type="float">
            <text:p>9.0000</text:p>
          </table:table-cell>
        </table:table-row>
        <table:table-row table:style-name="ro1">
          <table:table-cell table:number-columns-repeated="2" office:value-type="float" office:value="9.1" calcext:value-type="float">
            <text:p>9.1000</text:p>
          </table:table-cell>
        </table:table-row>
        <table:table-row table:style-name="ro1">
          <table:table-cell table:number-columns-repeated="2" office:value-type="float" office:value="9.2" calcext:value-type="float">
            <text:p>9.2000</text:p>
          </table:table-cell>
        </table:table-row>
        <table:table-row table:style-name="ro1">
          <table:table-cell table:number-columns-repeated="2" office:value-type="float" office:value="9.3" calcext:value-type="float">
            <text:p>9.3000</text:p>
          </table:table-cell>
        </table:table-row>
        <table:table-row table:style-name="ro1">
          <table:table-cell table:number-columns-repeated="2" office:value-type="float" office:value="9.4" calcext:value-type="float">
            <text:p>9.4000</text:p>
          </table:table-cell>
        </table:table-row>
        <table:table-row table:style-name="ro1">
          <table:table-cell table:number-columns-repeated="2" office:value-type="float" office:value="9.5" calcext:value-type="float">
            <text:p>9.5000</text:p>
          </table:table-cell>
        </table:table-row>
        <table:table-row table:style-name="ro1">
          <table:table-cell table:number-columns-repeated="2" office:value-type="float" office:value="9.6" calcext:value-type="float">
            <text:p>9.6000</text:p>
          </table:table-cell>
        </table:table-row>
        <table:table-row table:style-name="ro1">
          <table:table-cell table:number-columns-repeated="2" office:value-type="float" office:value="9.7" calcext:value-type="float">
            <text:p>9.7000</text:p>
          </table:table-cell>
        </table:table-row>
        <table:table-row table:style-name="ro1">
          <table:table-cell table:number-columns-repeated="2" office:value-type="float" office:value="9.8" calcext:value-type="float">
            <text:p>9.8000</text:p>
          </table:table-cell>
        </table:table-row>
        <table:table-row table:style-name="ro1">
          <table:table-cell table:number-columns-repeated="2" office:value-type="float" office:value="9.9" calcext:value-type="float">
            <text:p>9.9000</text:p>
          </table:table-cell>
        </table:table-row>
        <table:table-row table:style-name="ro1">
          <table:table-cell table:number-columns-repeated="2" office:value-type="float" office:value="10" calcext:value-type="float">
            <text:p>10.0000</text:p>
          </table:table-cell>
        </table:table-row>
        <table:table-row table:style-name="ro1">
          <table:table-cell table:number-columns-repeated="2" office:value-type="float" office:value="10.1" calcext:value-type="float">
            <text:p>10.1000</text:p>
          </table:table-cell>
        </table:table-row>
        <table:table-row table:style-name="ro1">
          <table:table-cell table:number-columns-repeated="2" office:value-type="float" office:value="10.2" calcext:value-type="float">
            <text:p>10.2000</text:p>
          </table:table-cell>
        </table:table-row>
        <table:table-row table:style-name="ro1">
          <table:table-cell table:number-columns-repeated="2" office:value-type="float" office:value="10.3" calcext:value-type="float">
            <text:p>10.3000</text:p>
          </table:table-cell>
        </table:table-row>
        <table:table-row table:style-name="ro1">
          <table:table-cell table:number-columns-repeated="2" office:value-type="float" office:value="10.4" calcext:value-type="float">
            <text:p>10.4000</text:p>
          </table:table-cell>
        </table:table-row>
        <table:table-row table:style-name="ro1">
          <table:table-cell table:number-columns-repeated="2" office:value-type="float" office:value="10.5" calcext:value-type="float">
            <text:p>10.5000</text:p>
          </table:table-cell>
        </table:table-row>
        <table:table-row table:style-name="ro1">
          <table:table-cell table:number-columns-repeated="2" office:value-type="float" office:value="10.6" calcext:value-type="float">
            <text:p>10.6000</text:p>
          </table:table-cell>
        </table:table-row>
        <table:table-row table:style-name="ro1">
          <table:table-cell table:number-columns-repeated="2" office:value-type="float" office:value="10.7" calcext:value-type="float">
            <text:p>10.7000</text:p>
          </table:table-cell>
        </table:table-row>
        <table:table-row table:style-name="ro1">
          <table:table-cell table:number-columns-repeated="2" office:value-type="float" office:value="10.8" calcext:value-type="float">
            <text:p>10.8000</text:p>
          </table:table-cell>
        </table:table-row>
        <table:table-row table:style-name="ro1">
          <table:table-cell table:number-columns-repeated="2" office:value-type="float" office:value="10.9" calcext:value-type="float">
            <text:p>10.9000</text:p>
          </table:table-cell>
        </table:table-row>
        <table:table-row table:style-name="ro1">
          <table:table-cell table:number-columns-repeated="2" office:value-type="float" office:value="11" calcext:value-type="float">
            <text:p>11.0000</text:p>
          </table:table-cell>
        </table:table-row>
        <table:table-row table:style-name="ro1">
          <table:table-cell table:number-columns-repeated="2" office:value-type="float" office:value="11.1" calcext:value-type="float">
            <text:p>11.1000</text:p>
          </table:table-cell>
        </table:table-row>
        <table:table-row table:style-name="ro1">
          <table:table-cell table:number-columns-repeated="2" office:value-type="float" office:value="11.2" calcext:value-type="float">
            <text:p>11.2000</text:p>
          </table:table-cell>
        </table:table-row>
        <table:table-row table:style-name="ro1">
          <table:table-cell table:number-columns-repeated="2" office:value-type="float" office:value="11.3" calcext:value-type="float">
            <text:p>11.3000</text:p>
          </table:table-cell>
        </table:table-row>
        <table:table-row table:style-name="ro1">
          <table:table-cell table:number-columns-repeated="2" office:value-type="float" office:value="11.4" calcext:value-type="float">
            <text:p>11.4000</text:p>
          </table:table-cell>
        </table:table-row>
        <table:table-row table:style-name="ro1">
          <table:table-cell table:number-columns-repeated="2" office:value-type="float" office:value="11.5" calcext:value-type="float">
            <text:p>11.5000</text:p>
          </table:table-cell>
        </table:table-row>
        <table:table-row table:style-name="ro1">
          <table:table-cell table:number-columns-repeated="2" office:value-type="float" office:value="11.6" calcext:value-type="float">
            <text:p>11.6000</text:p>
          </table:table-cell>
        </table:table-row>
        <table:table-row table:style-name="ro1">
          <table:table-cell table:number-columns-repeated="2" office:value-type="float" office:value="11.7" calcext:value-type="float">
            <text:p>11.7000</text:p>
          </table:table-cell>
        </table:table-row>
        <table:table-row table:style-name="ro1">
          <table:table-cell table:number-columns-repeated="2" office:value-type="float" office:value="11.8" calcext:value-type="float">
            <text:p>11.8000</text:p>
          </table:table-cell>
        </table:table-row>
        <table:table-row table:style-name="ro1">
          <table:table-cell table:number-columns-repeated="2" office:value-type="float" office:value="11.9" calcext:value-type="float">
            <text:p>11.9000</text:p>
          </table:table-cell>
        </table:table-row>
        <table:table-row table:style-name="ro1">
          <table:table-cell table:number-columns-repeated="2" office:value-type="float" office:value="12" calcext:value-type="float">
            <text:p>12.0000</text:p>
          </table:table-cell>
        </table:table-row>
        <table:table-row table:style-name="ro1">
          <table:table-cell table:number-columns-repeated="2" office:value-type="float" office:value="12.1" calcext:value-type="float">
            <text:p>12.1000</text:p>
          </table:table-cell>
        </table:table-row>
        <table:table-row table:style-name="ro1">
          <table:table-cell table:number-columns-repeated="2" office:value-type="float" office:value="12.2" calcext:value-type="float">
            <text:p>12.2000</text:p>
          </table:table-cell>
        </table:table-row>
        <table:table-row table:style-name="ro1">
          <table:table-cell table:number-columns-repeated="2" office:value-type="float" office:value="12.3" calcext:value-type="float">
            <text:p>12.3000</text:p>
          </table:table-cell>
        </table:table-row>
        <table:table-row table:style-name="ro1">
          <table:table-cell table:number-columns-repeated="2" office:value-type="float" office:value="12.4" calcext:value-type="float">
            <text:p>12.4000</text:p>
          </table:table-cell>
        </table:table-row>
        <table:table-row table:style-name="ro1">
          <table:table-cell table:number-columns-repeated="2" office:value-type="float" office:value="12.5" calcext:value-type="float">
            <text:p>12.5000</text:p>
          </table:table-cell>
        </table:table-row>
        <table:table-row table:style-name="ro1">
          <table:table-cell table:number-columns-repeated="2" office:value-type="float" office:value="12.6" calcext:value-type="float">
            <text:p>12.6000</text:p>
          </table:table-cell>
        </table:table-row>
        <table:table-row table:style-name="ro1">
          <table:table-cell table:number-columns-repeated="2" office:value-type="float" office:value="12.7" calcext:value-type="float">
            <text:p>12.7000</text:p>
          </table:table-cell>
        </table:table-row>
        <table:table-row table:style-name="ro1">
          <table:table-cell table:number-columns-repeated="2" office:value-type="float" office:value="12.8" calcext:value-type="float">
            <text:p>12.8000</text:p>
          </table:table-cell>
        </table:table-row>
        <table:table-row table:style-name="ro1">
          <table:table-cell table:number-columns-repeated="2" office:value-type="float" office:value="12.9" calcext:value-type="float">
            <text:p>12.9000</text:p>
          </table:table-cell>
        </table:table-row>
        <table:table-row table:style-name="ro1">
          <table:table-cell table:number-columns-repeated="2" office:value-type="float" office:value="13" calcext:value-type="float">
            <text:p>13.0000</text:p>
          </table:table-cell>
        </table:table-row>
        <table:table-row table:style-name="ro1">
          <table:table-cell table:number-columns-repeated="2" office:value-type="float" office:value="13.1" calcext:value-type="float">
            <text:p>13.1000</text:p>
          </table:table-cell>
        </table:table-row>
        <table:table-row table:style-name="ro1">
          <table:table-cell table:number-columns-repeated="2" office:value-type="float" office:value="13.2" calcext:value-type="float">
            <text:p>13.2000</text:p>
          </table:table-cell>
        </table:table-row>
        <table:table-row table:style-name="ro1">
          <table:table-cell table:number-columns-repeated="2" office:value-type="float" office:value="13.3" calcext:value-type="float">
            <text:p>13.3000</text:p>
          </table:table-cell>
        </table:table-row>
        <table:table-row table:style-name="ro1">
          <table:table-cell table:number-columns-repeated="2" office:value-type="float" office:value="13.4" calcext:value-type="float">
            <text:p>13.4000</text:p>
          </table:table-cell>
        </table:table-row>
        <table:table-row table:style-name="ro1">
          <table:table-cell table:number-columns-repeated="2" office:value-type="float" office:value="13.5" calcext:value-type="float">
            <text:p>13.5000</text:p>
          </table:table-cell>
        </table:table-row>
        <table:table-row table:style-name="ro1">
          <table:table-cell table:number-columns-repeated="2" office:value-type="float" office:value="13.6" calcext:value-type="float">
            <text:p>13.6000</text:p>
          </table:table-cell>
        </table:table-row>
        <table:table-row table:style-name="ro1">
          <table:table-cell table:number-columns-repeated="2" office:value-type="float" office:value="13.7" calcext:value-type="float">
            <text:p>13.7000</text:p>
          </table:table-cell>
        </table:table-row>
        <table:table-row table:style-name="ro1">
          <table:table-cell table:number-columns-repeated="2" office:value-type="float" office:value="13.8" calcext:value-type="float">
            <text:p>13.8000</text:p>
          </table:table-cell>
        </table:table-row>
        <table:table-row table:style-name="ro1">
          <table:table-cell table:number-columns-repeated="2" office:value-type="float" office:value="13.9" calcext:value-type="float">
            <text:p>13.9000</text:p>
          </table:table-cell>
        </table:table-row>
        <table:table-row table:style-name="ro1">
          <table:table-cell table:number-columns-repeated="2" office:value-type="float" office:value="14" calcext:value-type="float">
            <text:p>14.0000</text:p>
          </table:table-cell>
        </table:table-row>
        <table:table-row table:style-name="ro1">
          <table:table-cell table:number-columns-repeated="2" office:value-type="float" office:value="14.1" calcext:value-type="float">
            <text:p>14.1000</text:p>
          </table:table-cell>
        </table:table-row>
        <table:table-row table:style-name="ro1">
          <table:table-cell table:number-columns-repeated="2" office:value-type="float" office:value="14.2" calcext:value-type="float">
            <text:p>14.2000</text:p>
          </table:table-cell>
        </table:table-row>
        <table:table-row table:style-name="ro1">
          <table:table-cell table:number-columns-repeated="2" office:value-type="float" office:value="14.3" calcext:value-type="float">
            <text:p>14.3000</text:p>
          </table:table-cell>
        </table:table-row>
        <table:table-row table:style-name="ro1">
          <table:table-cell table:number-columns-repeated="2" office:value-type="float" office:value="14.4" calcext:value-type="float">
            <text:p>14.4000</text:p>
          </table:table-cell>
        </table:table-row>
        <table:table-row table:style-name="ro1">
          <table:table-cell table:number-columns-repeated="2" office:value-type="float" office:value="14.5" calcext:value-type="float">
            <text:p>14.5000</text:p>
          </table:table-cell>
        </table:table-row>
        <table:table-row table:style-name="ro1">
          <table:table-cell table:number-columns-repeated="2" office:value-type="float" office:value="14.6" calcext:value-type="float">
            <text:p>14.6000</text:p>
          </table:table-cell>
        </table:table-row>
        <table:table-row table:style-name="ro1">
          <table:table-cell table:number-columns-repeated="2" office:value-type="float" office:value="14.7" calcext:value-type="float">
            <text:p>14.7000</text:p>
          </table:table-cell>
        </table:table-row>
        <table:table-row table:style-name="ro1">
          <table:table-cell table:number-columns-repeated="2" office:value-type="float" office:value="14.8" calcext:value-type="float">
            <text:p>14.8000</text:p>
          </table:table-cell>
        </table:table-row>
        <table:table-row table:style-name="ro1">
          <table:table-cell table:number-columns-repeated="2" office:value-type="float" office:value="14.9" calcext:value-type="float">
            <text:p>14.9000</text:p>
          </table:table-cell>
        </table:table-row>
        <table:table-row table:style-name="ro1">
          <table:table-cell table:number-columns-repeated="2" office:value-type="float" office:value="15" calcext:value-type="float">
            <text:p>15.0000</text:p>
          </table:table-cell>
        </table:table-row>
        <table:table-row table:style-name="ro1">
          <table:table-cell table:number-columns-repeated="2" office:value-type="float" office:value="15.1" calcext:value-type="float">
            <text:p>15.1000</text:p>
          </table:table-cell>
        </table:table-row>
        <table:table-row table:style-name="ro1">
          <table:table-cell table:number-columns-repeated="2" office:value-type="float" office:value="15.2" calcext:value-type="float">
            <text:p>15.2000</text:p>
          </table:table-cell>
        </table:table-row>
        <table:table-row table:style-name="ro1">
          <table:table-cell table:number-columns-repeated="2" office:value-type="float" office:value="15.3" calcext:value-type="float">
            <text:p>15.3000</text:p>
          </table:table-cell>
        </table:table-row>
        <table:table-row table:style-name="ro1">
          <table:table-cell table:number-columns-repeated="2" office:value-type="float" office:value="15.4" calcext:value-type="float">
            <text:p>15.4000</text:p>
          </table:table-cell>
        </table:table-row>
        <table:table-row table:style-name="ro1">
          <table:table-cell table:number-columns-repeated="2" office:value-type="float" office:value="15.5" calcext:value-type="float">
            <text:p>15.5000</text:p>
          </table:table-cell>
        </table:table-row>
        <table:table-row table:style-name="ro1">
          <table:table-cell table:number-columns-repeated="2" office:value-type="float" office:value="15.6" calcext:value-type="float">
            <text:p>15.6000</text:p>
          </table:table-cell>
        </table:table-row>
        <table:table-row table:style-name="ro1">
          <table:table-cell table:number-columns-repeated="2" office:value-type="float" office:value="15.7" calcext:value-type="float">
            <text:p>15.7000</text:p>
          </table:table-cell>
        </table:table-row>
        <table:table-row table:style-name="ro1">
          <table:table-cell table:number-columns-repeated="2" office:value-type="float" office:value="15.8" calcext:value-type="float">
            <text:p>15.8000</text:p>
          </table:table-cell>
        </table:table-row>
        <table:table-row table:style-name="ro1">
          <table:table-cell table:number-columns-repeated="2" office:value-type="float" office:value="15.9" calcext:value-type="float">
            <text:p>15.9000</text:p>
          </table:table-cell>
        </table:table-row>
        <table:table-row table:style-name="ro1">
          <table:table-cell table:number-columns-repeated="2" office:value-type="float" office:value="16" calcext:value-type="float">
            <text:p>16.0000</text:p>
          </table:table-cell>
        </table:table-row>
        <table:table-row table:style-name="ro1">
          <table:table-cell table:number-columns-repeated="2" office:value-type="float" office:value="16.1" calcext:value-type="float">
            <text:p>16.1000</text:p>
          </table:table-cell>
        </table:table-row>
        <table:table-row table:style-name="ro1">
          <table:table-cell table:number-columns-repeated="2" office:value-type="float" office:value="16.2" calcext:value-type="float">
            <text:p>16.2000</text:p>
          </table:table-cell>
        </table:table-row>
        <table:table-row table:style-name="ro1">
          <table:table-cell table:number-columns-repeated="2" office:value-type="float" office:value="16.3" calcext:value-type="float">
            <text:p>16.3000</text:p>
          </table:table-cell>
        </table:table-row>
        <table:table-row table:style-name="ro1">
          <table:table-cell table:number-columns-repeated="2" office:value-type="float" office:value="16.4" calcext:value-type="float">
            <text:p>16.4000</text:p>
          </table:table-cell>
        </table:table-row>
        <table:table-row table:style-name="ro1">
          <table:table-cell table:number-columns-repeated="2" office:value-type="float" office:value="16.5" calcext:value-type="float">
            <text:p>16.5000</text:p>
          </table:table-cell>
        </table:table-row>
        <table:table-row table:style-name="ro1">
          <table:table-cell table:number-columns-repeated="2" office:value-type="float" office:value="16.6" calcext:value-type="float">
            <text:p>16.6000</text:p>
          </table:table-cell>
        </table:table-row>
        <table:table-row table:style-name="ro1">
          <table:table-cell table:number-columns-repeated="2" office:value-type="float" office:value="16.7" calcext:value-type="float">
            <text:p>16.7000</text:p>
          </table:table-cell>
        </table:table-row>
        <table:table-row table:style-name="ro1">
          <table:table-cell table:number-columns-repeated="2" office:value-type="float" office:value="16.8" calcext:value-type="float">
            <text:p>16.8000</text:p>
          </table:table-cell>
        </table:table-row>
        <table:table-row table:style-name="ro1">
          <table:table-cell table:number-columns-repeated="2" office:value-type="float" office:value="16.9" calcext:value-type="float">
            <text:p>16.9000</text:p>
          </table:table-cell>
        </table:table-row>
        <table:table-row table:style-name="ro1">
          <table:table-cell table:number-columns-repeated="2" office:value-type="float" office:value="17" calcext:value-type="float">
            <text:p>17.0000</text:p>
          </table:table-cell>
        </table:table-row>
        <table:table-row table:style-name="ro1">
          <table:table-cell table:number-columns-repeated="2" office:value-type="float" office:value="17.1" calcext:value-type="float">
            <text:p>17.1000</text:p>
          </table:table-cell>
        </table:table-row>
        <table:table-row table:style-name="ro1">
          <table:table-cell table:number-columns-repeated="2" office:value-type="float" office:value="17.2" calcext:value-type="float">
            <text:p>17.2000</text:p>
          </table:table-cell>
        </table:table-row>
        <table:table-row table:style-name="ro1">
          <table:table-cell table:number-columns-repeated="2" office:value-type="float" office:value="17.3" calcext:value-type="float">
            <text:p>17.3000</text:p>
          </table:table-cell>
        </table:table-row>
        <table:table-row table:style-name="ro1">
          <table:table-cell table:number-columns-repeated="2" office:value-type="float" office:value="17.4" calcext:value-type="float">
            <text:p>17.4000</text:p>
          </table:table-cell>
        </table:table-row>
        <table:table-row table:style-name="ro1">
          <table:table-cell table:number-columns-repeated="2" office:value-type="float" office:value="17.5" calcext:value-type="float">
            <text:p>17.5000</text:p>
          </table:table-cell>
        </table:table-row>
        <table:table-row table:style-name="ro1">
          <table:table-cell table:number-columns-repeated="2" office:value-type="float" office:value="17.6" calcext:value-type="float">
            <text:p>17.6000</text:p>
          </table:table-cell>
        </table:table-row>
        <table:table-row table:style-name="ro1">
          <table:table-cell table:number-columns-repeated="2" office:value-type="float" office:value="17.7" calcext:value-type="float">
            <text:p>17.7000</text:p>
          </table:table-cell>
        </table:table-row>
        <table:table-row table:style-name="ro1">
          <table:table-cell table:number-columns-repeated="2" office:value-type="float" office:value="17.8" calcext:value-type="float">
            <text:p>17.8000</text:p>
          </table:table-cell>
        </table:table-row>
        <table:table-row table:style-name="ro1">
          <table:table-cell table:number-columns-repeated="2" office:value-type="float" office:value="17.9" calcext:value-type="float">
            <text:p>17.9000</text:p>
          </table:table-cell>
        </table:table-row>
        <table:table-row table:style-name="ro1">
          <table:table-cell table:number-columns-repeated="2" office:value-type="float" office:value="18" calcext:value-type="float">
            <text:p>18.0000</text:p>
          </table:table-cell>
        </table:table-row>
        <table:table-row table:style-name="ro1">
          <table:table-cell table:number-columns-repeated="2" office:value-type="float" office:value="18.1" calcext:value-type="float">
            <text:p>18.1000</text:p>
          </table:table-cell>
        </table:table-row>
        <table:table-row table:style-name="ro1">
          <table:table-cell table:number-columns-repeated="2" office:value-type="float" office:value="18.2" calcext:value-type="float">
            <text:p>18.2000</text:p>
          </table:table-cell>
        </table:table-row>
        <table:table-row table:style-name="ro1">
          <table:table-cell table:number-columns-repeated="2" office:value-type="float" office:value="18.3" calcext:value-type="float">
            <text:p>18.3000</text:p>
          </table:table-cell>
        </table:table-row>
        <table:table-row table:style-name="ro1">
          <table:table-cell table:number-columns-repeated="2" office:value-type="float" office:value="18.4" calcext:value-type="float">
            <text:p>18.4000</text:p>
          </table:table-cell>
        </table:table-row>
        <table:table-row table:style-name="ro1">
          <table:table-cell table:number-columns-repeated="2" office:value-type="float" office:value="18.5" calcext:value-type="float">
            <text:p>18.5000</text:p>
          </table:table-cell>
        </table:table-row>
        <table:table-row table:style-name="ro1">
          <table:table-cell table:number-columns-repeated="2" office:value-type="float" office:value="18.6" calcext:value-type="float">
            <text:p>18.6000</text:p>
          </table:table-cell>
        </table:table-row>
        <table:table-row table:style-name="ro1">
          <table:table-cell table:number-columns-repeated="2" office:value-type="float" office:value="18.7" calcext:value-type="float">
            <text:p>18.7000</text:p>
          </table:table-cell>
        </table:table-row>
        <table:table-row table:style-name="ro1">
          <table:table-cell table:number-columns-repeated="2" office:value-type="float" office:value="18.8" calcext:value-type="float">
            <text:p>18.8000</text:p>
          </table:table-cell>
        </table:table-row>
        <table:table-row table:style-name="ro1">
          <table:table-cell table:number-columns-repeated="2" office:value-type="float" office:value="18.9" calcext:value-type="float">
            <text:p>18.9000</text:p>
          </table:table-cell>
        </table:table-row>
        <table:table-row table:style-name="ro1">
          <table:table-cell table:number-columns-repeated="2" office:value-type="float" office:value="19" calcext:value-type="float">
            <text:p>19.0000</text:p>
          </table:table-cell>
        </table:table-row>
        <table:table-row table:style-name="ro1">
          <table:table-cell table:number-columns-repeated="2" office:value-type="float" office:value="19.1" calcext:value-type="float">
            <text:p>19.1000</text:p>
          </table:table-cell>
        </table:table-row>
        <table:table-row table:style-name="ro1">
          <table:table-cell table:number-columns-repeated="2" office:value-type="float" office:value="19.2" calcext:value-type="float">
            <text:p>19.2000</text:p>
          </table:table-cell>
        </table:table-row>
        <table:table-row table:style-name="ro1">
          <table:table-cell table:number-columns-repeated="2" office:value-type="float" office:value="19.3" calcext:value-type="float">
            <text:p>19.3000</text:p>
          </table:table-cell>
        </table:table-row>
        <table:table-row table:style-name="ro1">
          <table:table-cell table:number-columns-repeated="2" office:value-type="float" office:value="19.4" calcext:value-type="float">
            <text:p>19.4000</text:p>
          </table:table-cell>
        </table:table-row>
        <table:table-row table:style-name="ro1">
          <table:table-cell table:number-columns-repeated="2" office:value-type="float" office:value="19.5" calcext:value-type="float">
            <text:p>19.5000</text:p>
          </table:table-cell>
        </table:table-row>
        <table:table-row table:style-name="ro1">
          <table:table-cell table:number-columns-repeated="2" office:value-type="float" office:value="19.6" calcext:value-type="float">
            <text:p>19.6000</text:p>
          </table:table-cell>
        </table:table-row>
        <table:table-row table:style-name="ro1">
          <table:table-cell table:number-columns-repeated="2" office:value-type="float" office:value="19.7" calcext:value-type="float">
            <text:p>19.7000</text:p>
          </table:table-cell>
        </table:table-row>
        <table:table-row table:style-name="ro1">
          <table:table-cell table:number-columns-repeated="2" office:value-type="float" office:value="19.8" calcext:value-type="float">
            <text:p>19.8000</text:p>
          </table:table-cell>
        </table:table-row>
        <table:table-row table:style-name="ro1">
          <table:table-cell table:number-columns-repeated="2" office:value-type="float" office:value="19.9" calcext:value-type="float">
            <text:p>19.9000</text:p>
          </table:table-cell>
        </table:table-row>
        <table:table-row table:style-name="ro1">
          <table:table-cell table:number-columns-repeated="2" office:value-type="float" office:value="20" calcext:value-type="float">
            <text:p>20.0000</text:p>
          </table:table-cell>
        </table:table-row>
        <table:table-row table:style-name="ro1">
          <table:table-cell table:number-columns-repeated="2" office:value-type="float" office:value="20.1" calcext:value-type="float">
            <text:p>20.1000</text:p>
          </table:table-cell>
        </table:table-row>
        <table:table-row table:style-name="ro1">
          <table:table-cell table:number-columns-repeated="2" office:value-type="float" office:value="20.2" calcext:value-type="float">
            <text:p>20.2000</text:p>
          </table:table-cell>
        </table:table-row>
        <table:table-row table:style-name="ro1">
          <table:table-cell table:number-columns-repeated="2" office:value-type="float" office:value="20.3" calcext:value-type="float">
            <text:p>20.3000</text:p>
          </table:table-cell>
        </table:table-row>
        <table:table-row table:style-name="ro1">
          <table:table-cell table:number-columns-repeated="2" office:value-type="float" office:value="20.4" calcext:value-type="float">
            <text:p>20.4000</text:p>
          </table:table-cell>
        </table:table-row>
        <table:table-row table:style-name="ro1">
          <table:table-cell table:number-columns-repeated="2" office:value-type="float" office:value="20.5" calcext:value-type="float">
            <text:p>20.5000</text:p>
          </table:table-cell>
        </table:table-row>
        <table:table-row table:style-name="ro1">
          <table:table-cell table:number-columns-repeated="2" office:value-type="float" office:value="20.6" calcext:value-type="float">
            <text:p>20.6000</text:p>
          </table:table-cell>
        </table:table-row>
        <table:table-row table:style-name="ro1">
          <table:table-cell table:number-columns-repeated="2" office:value-type="float" office:value="20.7" calcext:value-type="float">
            <text:p>20.7000</text:p>
          </table:table-cell>
        </table:table-row>
        <table:table-row table:style-name="ro1">
          <table:table-cell table:number-columns-repeated="2" office:value-type="float" office:value="20.8" calcext:value-type="float">
            <text:p>20.8000</text:p>
          </table:table-cell>
        </table:table-row>
        <table:table-row table:style-name="ro1">
          <table:table-cell table:number-columns-repeated="2" office:value-type="float" office:value="20.9" calcext:value-type="float">
            <text:p>20.9000</text:p>
          </table:table-cell>
        </table:table-row>
        <table:table-row table:style-name="ro1">
          <table:table-cell table:number-columns-repeated="2" office:value-type="float" office:value="21" calcext:value-type="float">
            <text:p>21.0000</text:p>
          </table:table-cell>
        </table:table-row>
        <table:table-row table:style-name="ro1">
          <table:table-cell table:number-columns-repeated="2" office:value-type="float" office:value="21.1" calcext:value-type="float">
            <text:p>21.1000</text:p>
          </table:table-cell>
        </table:table-row>
        <table:table-row table:style-name="ro1">
          <table:table-cell table:number-columns-repeated="2" office:value-type="float" office:value="21.2" calcext:value-type="float">
            <text:p>21.2000</text:p>
          </table:table-cell>
        </table:table-row>
        <table:table-row table:style-name="ro1">
          <table:table-cell table:number-columns-repeated="2" office:value-type="float" office:value="21.3" calcext:value-type="float">
            <text:p>21.3000</text:p>
          </table:table-cell>
        </table:table-row>
        <table:table-row table:style-name="ro1">
          <table:table-cell table:number-columns-repeated="2" office:value-type="float" office:value="21.4" calcext:value-type="float">
            <text:p>21.4000</text:p>
          </table:table-cell>
        </table:table-row>
        <table:table-row table:style-name="ro1">
          <table:table-cell table:number-columns-repeated="2" office:value-type="float" office:value="21.5" calcext:value-type="float">
            <text:p>21.5000</text:p>
          </table:table-cell>
        </table:table-row>
        <table:table-row table:style-name="ro1">
          <table:table-cell table:number-columns-repeated="2" office:value-type="float" office:value="21.6" calcext:value-type="float">
            <text:p>21.6000</text:p>
          </table:table-cell>
        </table:table-row>
        <table:table-row table:style-name="ro1">
          <table:table-cell table:number-columns-repeated="2" office:value-type="float" office:value="21.7" calcext:value-type="float">
            <text:p>21.7000</text:p>
          </table:table-cell>
        </table:table-row>
        <table:table-row table:style-name="ro1">
          <table:table-cell table:number-columns-repeated="2" office:value-type="float" office:value="21.8" calcext:value-type="float">
            <text:p>21.8000</text:p>
          </table:table-cell>
        </table:table-row>
        <table:table-row table:style-name="ro1">
          <table:table-cell table:number-columns-repeated="2" office:value-type="float" office:value="21.9" calcext:value-type="float">
            <text:p>21.9000</text:p>
          </table:table-cell>
        </table:table-row>
        <table:table-row table:style-name="ro1">
          <table:table-cell table:number-columns-repeated="2" office:value-type="float" office:value="22" calcext:value-type="float">
            <text:p>22.0000</text:p>
          </table:table-cell>
        </table:table-row>
        <table:table-row table:style-name="ro1">
          <table:table-cell table:number-columns-repeated="2" office:value-type="float" office:value="22.1" calcext:value-type="float">
            <text:p>22.1000</text:p>
          </table:table-cell>
        </table:table-row>
        <table:table-row table:style-name="ro1">
          <table:table-cell table:number-columns-repeated="2" office:value-type="float" office:value="22.2" calcext:value-type="float">
            <text:p>22.2000</text:p>
          </table:table-cell>
        </table:table-row>
        <table:table-row table:style-name="ro1">
          <table:table-cell table:number-columns-repeated="2" office:value-type="float" office:value="22.3" calcext:value-type="float">
            <text:p>22.3000</text:p>
          </table:table-cell>
        </table:table-row>
        <table:table-row table:style-name="ro1">
          <table:table-cell table:number-columns-repeated="2" office:value-type="float" office:value="22.4" calcext:value-type="float">
            <text:p>22.4000</text:p>
          </table:table-cell>
        </table:table-row>
        <table:table-row table:style-name="ro1">
          <table:table-cell table:number-columns-repeated="2" office:value-type="float" office:value="22.5" calcext:value-type="float">
            <text:p>22.5000</text:p>
          </table:table-cell>
        </table:table-row>
        <table:table-row table:style-name="ro1">
          <table:table-cell table:number-columns-repeated="2" office:value-type="float" office:value="22.6" calcext:value-type="float">
            <text:p>22.6000</text:p>
          </table:table-cell>
        </table:table-row>
        <table:table-row table:style-name="ro1">
          <table:table-cell table:number-columns-repeated="2" office:value-type="float" office:value="22.7" calcext:value-type="float">
            <text:p>22.7000</text:p>
          </table:table-cell>
        </table:table-row>
        <table:table-row table:style-name="ro1">
          <table:table-cell table:number-columns-repeated="2" office:value-type="float" office:value="22.8" calcext:value-type="float">
            <text:p>22.8000</text:p>
          </table:table-cell>
        </table:table-row>
        <table:table-row table:style-name="ro1">
          <table:table-cell table:number-columns-repeated="2" office:value-type="float" office:value="22.9" calcext:value-type="float">
            <text:p>22.9000</text:p>
          </table:table-cell>
        </table:table-row>
        <table:table-row table:style-name="ro1">
          <table:table-cell table:number-columns-repeated="2" office:value-type="float" office:value="23" calcext:value-type="float">
            <text:p>23.0000</text:p>
          </table:table-cell>
        </table:table-row>
        <table:table-row table:style-name="ro1">
          <table:table-cell table:number-columns-repeated="2" office:value-type="float" office:value="23.1" calcext:value-type="float">
            <text:p>23.1000</text:p>
          </table:table-cell>
        </table:table-row>
        <table:table-row table:style-name="ro1">
          <table:table-cell table:number-columns-repeated="2" office:value-type="float" office:value="23.2" calcext:value-type="float">
            <text:p>23.2000</text:p>
          </table:table-cell>
        </table:table-row>
        <table:table-row table:style-name="ro1">
          <table:table-cell table:number-columns-repeated="2" office:value-type="float" office:value="23.3" calcext:value-type="float">
            <text:p>23.3000</text:p>
          </table:table-cell>
        </table:table-row>
        <table:table-row table:style-name="ro1">
          <table:table-cell table:number-columns-repeated="2" office:value-type="float" office:value="23.4" calcext:value-type="float">
            <text:p>23.4000</text:p>
          </table:table-cell>
        </table:table-row>
        <table:table-row table:style-name="ro1">
          <table:table-cell table:number-columns-repeated="2" office:value-type="float" office:value="23.5" calcext:value-type="float">
            <text:p>23.5000</text:p>
          </table:table-cell>
        </table:table-row>
        <table:table-row table:style-name="ro1">
          <table:table-cell table:number-columns-repeated="2" office:value-type="float" office:value="23.6" calcext:value-type="float">
            <text:p>23.6000</text:p>
          </table:table-cell>
        </table:table-row>
        <table:table-row table:style-name="ro1">
          <table:table-cell table:number-columns-repeated="2" office:value-type="float" office:value="23.7" calcext:value-type="float">
            <text:p>23.7000</text:p>
          </table:table-cell>
        </table:table-row>
        <table:table-row table:style-name="ro1">
          <table:table-cell table:number-columns-repeated="2" office:value-type="float" office:value="23.8" calcext:value-type="float">
            <text:p>23.8000</text:p>
          </table:table-cell>
        </table:table-row>
        <table:table-row table:style-name="ro1">
          <table:table-cell table:number-columns-repeated="2" office:value-type="float" office:value="23.9" calcext:value-type="float">
            <text:p>23.9000</text:p>
          </table:table-cell>
        </table:table-row>
        <table:table-row table:style-name="ro1">
          <table:table-cell table:number-columns-repeated="2" office:value-type="float" office:value="24" calcext:value-type="float">
            <text:p>24.0000</text:p>
          </table:table-cell>
        </table:table-row>
        <table:table-row table:style-name="ro1">
          <table:table-cell table:number-columns-repeated="2" office:value-type="float" office:value="24.1" calcext:value-type="float">
            <text:p>24.1000</text:p>
          </table:table-cell>
        </table:table-row>
        <table:table-row table:style-name="ro1">
          <table:table-cell table:number-columns-repeated="2" office:value-type="float" office:value="24.2" calcext:value-type="float">
            <text:p>24.2000</text:p>
          </table:table-cell>
        </table:table-row>
        <table:table-row table:style-name="ro1">
          <table:table-cell table:number-columns-repeated="2" office:value-type="float" office:value="24.3" calcext:value-type="float">
            <text:p>24.3000</text:p>
          </table:table-cell>
        </table:table-row>
        <table:table-row table:style-name="ro1">
          <table:table-cell table:number-columns-repeated="2" office:value-type="float" office:value="24.4" calcext:value-type="float">
            <text:p>24.4000</text:p>
          </table:table-cell>
        </table:table-row>
        <table:table-row table:style-name="ro1">
          <table:table-cell table:number-columns-repeated="2" office:value-type="float" office:value="24.5" calcext:value-type="float">
            <text:p>24.5000</text:p>
          </table:table-cell>
        </table:table-row>
        <table:table-row table:style-name="ro1">
          <table:table-cell table:number-columns-repeated="2" office:value-type="float" office:value="24.6" calcext:value-type="float">
            <text:p>24.6000</text:p>
          </table:table-cell>
        </table:table-row>
        <table:table-row table:style-name="ro1">
          <table:table-cell table:number-columns-repeated="2" office:value-type="float" office:value="24.7" calcext:value-type="float">
            <text:p>24.7000</text:p>
          </table:table-cell>
        </table:table-row>
        <table:table-row table:style-name="ro1">
          <table:table-cell table:number-columns-repeated="2" office:value-type="float" office:value="24.8" calcext:value-type="float">
            <text:p>24.8000</text:p>
          </table:table-cell>
        </table:table-row>
        <table:table-row table:style-name="ro1">
          <table:table-cell table:number-columns-repeated="2" office:value-type="float" office:value="24.9" calcext:value-type="float">
            <text:p>24.9000</text:p>
          </table:table-cell>
        </table:table-row>
        <table:table-row table:style-name="ro1">
          <table:table-cell table:number-columns-repeated="2" office:value-type="float" office:value="25" calcext:value-type="float">
            <text:p>25.0000</text:p>
          </table:table-cell>
        </table:table-row>
        <table:table-row table:style-name="ro1">
          <table:table-cell table:number-columns-repeated="2" office:value-type="float" office:value="25.1" calcext:value-type="float">
            <text:p>25.1000</text:p>
          </table:table-cell>
        </table:table-row>
        <table:table-row table:style-name="ro1">
          <table:table-cell table:number-columns-repeated="2" office:value-type="float" office:value="25.2" calcext:value-type="float">
            <text:p>25.2000</text:p>
          </table:table-cell>
        </table:table-row>
        <table:table-row table:style-name="ro1">
          <table:table-cell table:number-columns-repeated="2" office:value-type="float" office:value="25.3" calcext:value-type="float">
            <text:p>25.3000</text:p>
          </table:table-cell>
        </table:table-row>
        <table:table-row table:style-name="ro1">
          <table:table-cell table:number-columns-repeated="2" office:value-type="float" office:value="25.4" calcext:value-type="float">
            <text:p>25.4000</text:p>
          </table:table-cell>
        </table:table-row>
        <table:table-row table:style-name="ro1">
          <table:table-cell table:number-columns-repeated="2" office:value-type="float" office:value="25.5" calcext:value-type="float">
            <text:p>25.5000</text:p>
          </table:table-cell>
        </table:table-row>
        <table:table-row table:style-name="ro1">
          <table:table-cell table:number-columns-repeated="2" office:value-type="float" office:value="25.6" calcext:value-type="float">
            <text:p>25.6000</text:p>
          </table:table-cell>
        </table:table-row>
        <table:table-row table:style-name="ro1">
          <table:table-cell table:number-columns-repeated="2" office:value-type="float" office:value="25.7" calcext:value-type="float">
            <text:p>25.7000</text:p>
          </table:table-cell>
        </table:table-row>
        <table:table-row table:style-name="ro1">
          <table:table-cell table:number-columns-repeated="2" office:value-type="float" office:value="25.8" calcext:value-type="float">
            <text:p>25.8000</text:p>
          </table:table-cell>
        </table:table-row>
        <table:table-row table:style-name="ro1">
          <table:table-cell table:number-columns-repeated="2" office:value-type="float" office:value="25.9" calcext:value-type="float">
            <text:p>25.9000</text:p>
          </table:table-cell>
        </table:table-row>
        <table:table-row table:style-name="ro1">
          <table:table-cell table:number-columns-repeated="2" office:value-type="float" office:value="26" calcext:value-type="float">
            <text:p>26.0000</text:p>
          </table:table-cell>
        </table:table-row>
        <table:table-row table:style-name="ro1">
          <table:table-cell table:number-columns-repeated="2" office:value-type="float" office:value="26.1" calcext:value-type="float">
            <text:p>26.1000</text:p>
          </table:table-cell>
        </table:table-row>
        <table:table-row table:style-name="ro1">
          <table:table-cell table:number-columns-repeated="2" office:value-type="float" office:value="26.2" calcext:value-type="float">
            <text:p>26.2000</text:p>
          </table:table-cell>
        </table:table-row>
        <table:table-row table:style-name="ro1">
          <table:table-cell table:number-columns-repeated="2" office:value-type="float" office:value="26.3" calcext:value-type="float">
            <text:p>26.3000</text:p>
          </table:table-cell>
        </table:table-row>
        <table:table-row table:style-name="ro1">
          <table:table-cell table:number-columns-repeated="2" office:value-type="float" office:value="26.4" calcext:value-type="float">
            <text:p>26.4000</text:p>
          </table:table-cell>
        </table:table-row>
        <table:table-row table:style-name="ro1">
          <table:table-cell table:number-columns-repeated="2" office:value-type="float" office:value="26.5" calcext:value-type="float">
            <text:p>26.5000</text:p>
          </table:table-cell>
        </table:table-row>
        <table:table-row table:style-name="ro1">
          <table:table-cell table:number-columns-repeated="2" office:value-type="float" office:value="26.6" calcext:value-type="float">
            <text:p>26.6000</text:p>
          </table:table-cell>
        </table:table-row>
        <table:table-row table:style-name="ro1">
          <table:table-cell table:number-columns-repeated="2" office:value-type="float" office:value="26.7" calcext:value-type="float">
            <text:p>26.7000</text:p>
          </table:table-cell>
        </table:table-row>
        <table:table-row table:style-name="ro1">
          <table:table-cell table:number-columns-repeated="2" office:value-type="float" office:value="26.8" calcext:value-type="float">
            <text:p>26.8000</text:p>
          </table:table-cell>
        </table:table-row>
        <table:table-row table:style-name="ro1">
          <table:table-cell table:number-columns-repeated="2" office:value-type="float" office:value="26.9" calcext:value-type="float">
            <text:p>26.9000</text:p>
          </table:table-cell>
        </table:table-row>
        <table:table-row table:style-name="ro1">
          <table:table-cell table:number-columns-repeated="2" office:value-type="float" office:value="27" calcext:value-type="float">
            <text:p>27.0000</text:p>
          </table:table-cell>
        </table:table-row>
        <table:table-row table:style-name="ro1">
          <table:table-cell table:number-columns-repeated="2" office:value-type="float" office:value="27.1" calcext:value-type="float">
            <text:p>27.1000</text:p>
          </table:table-cell>
        </table:table-row>
        <table:table-row table:style-name="ro1">
          <table:table-cell table:number-columns-repeated="2" office:value-type="float" office:value="27.2" calcext:value-type="float">
            <text:p>27.2000</text:p>
          </table:table-cell>
        </table:table-row>
        <table:table-row table:style-name="ro1">
          <table:table-cell table:number-columns-repeated="2" office:value-type="float" office:value="27.3" calcext:value-type="float">
            <text:p>27.3000</text:p>
          </table:table-cell>
        </table:table-row>
        <table:table-row table:style-name="ro1">
          <table:table-cell table:number-columns-repeated="2" office:value-type="float" office:value="27.4" calcext:value-type="float">
            <text:p>27.4000</text:p>
          </table:table-cell>
        </table:table-row>
        <table:table-row table:style-name="ro1">
          <table:table-cell table:number-columns-repeated="2" office:value-type="float" office:value="27.5" calcext:value-type="float">
            <text:p>27.5000</text:p>
          </table:table-cell>
        </table:table-row>
        <table:table-row table:style-name="ro1">
          <table:table-cell table:number-columns-repeated="2" office:value-type="float" office:value="27.6" calcext:value-type="float">
            <text:p>27.6000</text:p>
          </table:table-cell>
        </table:table-row>
        <table:table-row table:style-name="ro1">
          <table:table-cell table:number-columns-repeated="2" office:value-type="float" office:value="27.7" calcext:value-type="float">
            <text:p>27.7000</text:p>
          </table:table-cell>
        </table:table-row>
        <table:table-row table:style-name="ro1">
          <table:table-cell table:number-columns-repeated="2" office:value-type="float" office:value="27.8" calcext:value-type="float">
            <text:p>27.8000</text:p>
          </table:table-cell>
        </table:table-row>
        <table:table-row table:style-name="ro1">
          <table:table-cell table:number-columns-repeated="2" office:value-type="float" office:value="27.9" calcext:value-type="float">
            <text:p>27.9000</text:p>
          </table:table-cell>
        </table:table-row>
        <table:table-row table:style-name="ro1">
          <table:table-cell table:number-columns-repeated="2" office:value-type="float" office:value="28" calcext:value-type="float">
            <text:p>28.0000</text:p>
          </table:table-cell>
        </table:table-row>
        <table:table-row table:style-name="ro1">
          <table:table-cell table:number-columns-repeated="2" office:value-type="float" office:value="28.1" calcext:value-type="float">
            <text:p>28.1000</text:p>
          </table:table-cell>
        </table:table-row>
        <table:table-row table:style-name="ro1">
          <table:table-cell table:number-columns-repeated="2" office:value-type="float" office:value="28.2" calcext:value-type="float">
            <text:p>28.2000</text:p>
          </table:table-cell>
        </table:table-row>
        <table:table-row table:style-name="ro1">
          <table:table-cell table:number-columns-repeated="2" office:value-type="float" office:value="28.3" calcext:value-type="float">
            <text:p>28.3000</text:p>
          </table:table-cell>
        </table:table-row>
        <table:table-row table:style-name="ro1">
          <table:table-cell table:number-columns-repeated="2" office:value-type="float" office:value="28.4" calcext:value-type="float">
            <text:p>28.4000</text:p>
          </table:table-cell>
        </table:table-row>
        <table:table-row table:style-name="ro1">
          <table:table-cell table:number-columns-repeated="2" office:value-type="float" office:value="28.5" calcext:value-type="float">
            <text:p>28.5000</text:p>
          </table:table-cell>
        </table:table-row>
        <table:table-row table:style-name="ro1">
          <table:table-cell table:number-columns-repeated="2" office:value-type="float" office:value="28.6" calcext:value-type="float">
            <text:p>28.6000</text:p>
          </table:table-cell>
        </table:table-row>
        <table:table-row table:style-name="ro1">
          <table:table-cell table:number-columns-repeated="2" office:value-type="float" office:value="28.7" calcext:value-type="float">
            <text:p>28.7000</text:p>
          </table:table-cell>
        </table:table-row>
        <table:table-row table:style-name="ro1">
          <table:table-cell table:number-columns-repeated="2" office:value-type="float" office:value="28.8" calcext:value-type="float">
            <text:p>28.8000</text:p>
          </table:table-cell>
        </table:table-row>
        <table:table-row table:style-name="ro1">
          <table:table-cell table:number-columns-repeated="2" office:value-type="float" office:value="28.9" calcext:value-type="float">
            <text:p>28.9000</text:p>
          </table:table-cell>
        </table:table-row>
        <table:table-row table:style-name="ro1">
          <table:table-cell table:number-columns-repeated="2" office:value-type="float" office:value="29" calcext:value-type="float">
            <text:p>29.0000</text:p>
          </table:table-cell>
        </table:table-row>
        <table:table-row table:style-name="ro1">
          <table:table-cell table:number-columns-repeated="2" office:value-type="float" office:value="29.1" calcext:value-type="float">
            <text:p>29.1000</text:p>
          </table:table-cell>
        </table:table-row>
        <table:table-row table:style-name="ro1">
          <table:table-cell table:number-columns-repeated="2" office:value-type="float" office:value="29.2" calcext:value-type="float">
            <text:p>29.2000</text:p>
          </table:table-cell>
        </table:table-row>
        <table:table-row table:style-name="ro1">
          <table:table-cell table:number-columns-repeated="2" office:value-type="float" office:value="29.3" calcext:value-type="float">
            <text:p>29.3000</text:p>
          </table:table-cell>
        </table:table-row>
        <table:table-row table:style-name="ro1">
          <table:table-cell table:number-columns-repeated="2" office:value-type="float" office:value="29.4" calcext:value-type="float">
            <text:p>29.4000</text:p>
          </table:table-cell>
        </table:table-row>
        <table:table-row table:style-name="ro1">
          <table:table-cell table:number-columns-repeated="2" office:value-type="float" office:value="29.5" calcext:value-type="float">
            <text:p>29.5000</text:p>
          </table:table-cell>
        </table:table-row>
        <table:table-row table:style-name="ro1">
          <table:table-cell table:number-columns-repeated="2" office:value-type="float" office:value="29.6" calcext:value-type="float">
            <text:p>29.6000</text:p>
          </table:table-cell>
        </table:table-row>
        <table:table-row table:style-name="ro1">
          <table:table-cell table:number-columns-repeated="2" office:value-type="float" office:value="29.7" calcext:value-type="float">
            <text:p>29.7000</text:p>
          </table:table-cell>
        </table:table-row>
        <table:table-row table:style-name="ro1">
          <table:table-cell table:number-columns-repeated="2" office:value-type="float" office:value="29.8" calcext:value-type="float">
            <text:p>29.8000</text:p>
          </table:table-cell>
        </table:table-row>
        <table:table-row table:style-name="ro1">
          <table:table-cell table:number-columns-repeated="2" office:value-type="float" office:value="29.9" calcext:value-type="float">
            <text:p>29.9000</text:p>
          </table:table-cell>
        </table:table-row>
        <table:table-row table:style-name="ro1">
          <table:table-cell table:number-columns-repeated="2" office:value-type="float" office:value="30" calcext:value-type="float">
            <text:p>30.0000</text:p>
          </table:table-cell>
        </table:table-row>
        <table:table-row table:style-name="ro1">
          <table:table-cell table:number-columns-repeated="2" office:value-type="float" office:value="30.1" calcext:value-type="float">
            <text:p>30.1000</text:p>
          </table:table-cell>
        </table:table-row>
        <table:table-row table:style-name="ro1">
          <table:table-cell table:number-columns-repeated="2" office:value-type="float" office:value="30.2" calcext:value-type="float">
            <text:p>30.2000</text:p>
          </table:table-cell>
        </table:table-row>
        <table:table-row table:style-name="ro1">
          <table:table-cell table:number-columns-repeated="2" office:value-type="float" office:value="30.3" calcext:value-type="float">
            <text:p>30.3000</text:p>
          </table:table-cell>
        </table:table-row>
        <table:table-row table:style-name="ro1">
          <table:table-cell table:number-columns-repeated="2" office:value-type="float" office:value="30.4" calcext:value-type="float">
            <text:p>30.4000</text:p>
          </table:table-cell>
        </table:table-row>
        <table:table-row table:style-name="ro1">
          <table:table-cell table:number-columns-repeated="2" office:value-type="float" office:value="30.5" calcext:value-type="float">
            <text:p>30.5000</text:p>
          </table:table-cell>
        </table:table-row>
        <table:table-row table:style-name="ro1">
          <table:table-cell table:number-columns-repeated="2" office:value-type="float" office:value="30.6" calcext:value-type="float">
            <text:p>30.6000</text:p>
          </table:table-cell>
        </table:table-row>
        <table:table-row table:style-name="ro1">
          <table:table-cell table:number-columns-repeated="2" office:value-type="float" office:value="30.7" calcext:value-type="float">
            <text:p>30.7000</text:p>
          </table:table-cell>
        </table:table-row>
        <table:table-row table:style-name="ro1">
          <table:table-cell table:number-columns-repeated="2" office:value-type="float" office:value="30.8" calcext:value-type="float">
            <text:p>30.8000</text:p>
          </table:table-cell>
        </table:table-row>
        <table:table-row table:style-name="ro1">
          <table:table-cell table:number-columns-repeated="2" office:value-type="float" office:value="30.9" calcext:value-type="float">
            <text:p>30.9000</text:p>
          </table:table-cell>
        </table:table-row>
        <table:table-row table:style-name="ro1">
          <table:table-cell table:number-columns-repeated="2" office:value-type="float" office:value="31" calcext:value-type="float">
            <text:p>31.0000</text:p>
          </table:table-cell>
        </table:table-row>
        <table:table-row table:style-name="ro1">
          <table:table-cell table:number-columns-repeated="2" office:value-type="float" office:value="31.1" calcext:value-type="float">
            <text:p>31.1000</text:p>
          </table:table-cell>
        </table:table-row>
        <table:table-row table:style-name="ro1">
          <table:table-cell table:number-columns-repeated="2" office:value-type="float" office:value="31.2" calcext:value-type="float">
            <text:p>31.2000</text:p>
          </table:table-cell>
        </table:table-row>
        <table:table-row table:style-name="ro1">
          <table:table-cell table:number-columns-repeated="2" office:value-type="float" office:value="31.3" calcext:value-type="float">
            <text:p>31.3000</text:p>
          </table:table-cell>
        </table:table-row>
        <table:table-row table:style-name="ro1">
          <table:table-cell table:number-columns-repeated="2" office:value-type="float" office:value="31.4" calcext:value-type="float">
            <text:p>31.4000</text:p>
          </table:table-cell>
        </table:table-row>
        <table:table-row table:style-name="ro1">
          <table:table-cell table:number-columns-repeated="2" office:value-type="float" office:value="31.5" calcext:value-type="float">
            <text:p>31.5000</text:p>
          </table:table-cell>
        </table:table-row>
        <table:table-row table:style-name="ro1">
          <table:table-cell table:number-columns-repeated="2" office:value-type="float" office:value="31.6" calcext:value-type="float">
            <text:p>31.6000</text:p>
          </table:table-cell>
        </table:table-row>
        <table:table-row table:style-name="ro1">
          <table:table-cell table:number-columns-repeated="2" office:value-type="float" office:value="31.7" calcext:value-type="float">
            <text:p>31.7000</text:p>
          </table:table-cell>
        </table:table-row>
        <table:table-row table:style-name="ro1">
          <table:table-cell table:number-columns-repeated="2" office:value-type="float" office:value="31.8" calcext:value-type="float">
            <text:p>31.8000</text:p>
          </table:table-cell>
        </table:table-row>
        <table:table-row table:style-name="ro1">
          <table:table-cell table:number-columns-repeated="2" office:value-type="float" office:value="31.9" calcext:value-type="float">
            <text:p>31.9000</text:p>
          </table:table-cell>
        </table:table-row>
        <table:table-row table:style-name="ro1">
          <table:table-cell table:number-columns-repeated="2" office:value-type="float" office:value="32" calcext:value-type="float">
            <text:p>32.0000</text:p>
          </table:table-cell>
        </table:table-row>
        <table:table-row table:style-name="ro1">
          <table:table-cell table:number-columns-repeated="2" office:value-type="float" office:value="32.1" calcext:value-type="float">
            <text:p>32.1000</text:p>
          </table:table-cell>
        </table:table-row>
        <table:table-row table:style-name="ro1">
          <table:table-cell table:number-columns-repeated="2" office:value-type="float" office:value="32.2" calcext:value-type="float">
            <text:p>32.2000</text:p>
          </table:table-cell>
        </table:table-row>
        <table:table-row table:style-name="ro1">
          <table:table-cell table:number-columns-repeated="2" office:value-type="float" office:value="32.3" calcext:value-type="float">
            <text:p>32.3000</text:p>
          </table:table-cell>
        </table:table-row>
        <table:table-row table:style-name="ro1">
          <table:table-cell table:number-columns-repeated="2" office:value-type="float" office:value="32.4" calcext:value-type="float">
            <text:p>32.4000</text:p>
          </table:table-cell>
        </table:table-row>
        <table:table-row table:style-name="ro1">
          <table:table-cell table:number-columns-repeated="2" office:value-type="float" office:value="32.5" calcext:value-type="float">
            <text:p>32.5000</text:p>
          </table:table-cell>
        </table:table-row>
        <table:table-row table:style-name="ro1">
          <table:table-cell table:number-columns-repeated="2" office:value-type="float" office:value="32.6" calcext:value-type="float">
            <text:p>32.6000</text:p>
          </table:table-cell>
        </table:table-row>
        <table:table-row table:style-name="ro1">
          <table:table-cell table:number-columns-repeated="2" office:value-type="float" office:value="32.7" calcext:value-type="float">
            <text:p>32.7000</text:p>
          </table:table-cell>
        </table:table-row>
        <table:table-row table:style-name="ro1">
          <table:table-cell table:number-columns-repeated="2" office:value-type="float" office:value="32.8" calcext:value-type="float">
            <text:p>32.8000</text:p>
          </table:table-cell>
        </table:table-row>
        <table:table-row table:style-name="ro1">
          <table:table-cell table:number-columns-repeated="2" office:value-type="float" office:value="32.9" calcext:value-type="float">
            <text:p>32.9000</text:p>
          </table:table-cell>
        </table:table-row>
        <table:table-row table:style-name="ro1">
          <table:table-cell table:number-columns-repeated="2" office:value-type="float" office:value="33" calcext:value-type="float">
            <text:p>33.0000</text:p>
          </table:table-cell>
        </table:table-row>
        <table:table-row table:style-name="ro1">
          <table:table-cell table:number-columns-repeated="2" office:value-type="float" office:value="33.1" calcext:value-type="float">
            <text:p>33.1000</text:p>
          </table:table-cell>
        </table:table-row>
        <table:table-row table:style-name="ro1">
          <table:table-cell table:number-columns-repeated="2" office:value-type="float" office:value="33.2" calcext:value-type="float">
            <text:p>33.2000</text:p>
          </table:table-cell>
        </table:table-row>
        <table:table-row table:style-name="ro1">
          <table:table-cell table:number-columns-repeated="2" office:value-type="float" office:value="33.3" calcext:value-type="float">
            <text:p>33.3000</text:p>
          </table:table-cell>
        </table:table-row>
        <table:table-row table:style-name="ro1">
          <table:table-cell table:number-columns-repeated="2" office:value-type="float" office:value="33.4" calcext:value-type="float">
            <text:p>33.4000</text:p>
          </table:table-cell>
        </table:table-row>
        <table:table-row table:style-name="ro1">
          <table:table-cell table:number-columns-repeated="2" office:value-type="float" office:value="33.5" calcext:value-type="float">
            <text:p>33.5000</text:p>
          </table:table-cell>
        </table:table-row>
        <table:table-row table:style-name="ro1">
          <table:table-cell table:number-columns-repeated="2" office:value-type="float" office:value="33.6" calcext:value-type="float">
            <text:p>33.6000</text:p>
          </table:table-cell>
        </table:table-row>
        <table:table-row table:style-name="ro1">
          <table:table-cell table:number-columns-repeated="2" office:value-type="float" office:value="33.7" calcext:value-type="float">
            <text:p>33.7000</text:p>
          </table:table-cell>
        </table:table-row>
        <table:table-row table:style-name="ro1">
          <table:table-cell table:number-columns-repeated="2" office:value-type="float" office:value="33.8" calcext:value-type="float">
            <text:p>33.8000</text:p>
          </table:table-cell>
        </table:table-row>
        <table:table-row table:style-name="ro1">
          <table:table-cell table:number-columns-repeated="2" office:value-type="float" office:value="33.9" calcext:value-type="float">
            <text:p>33.9000</text:p>
          </table:table-cell>
        </table:table-row>
        <table:table-row table:style-name="ro1">
          <table:table-cell table:number-columns-repeated="2" office:value-type="float" office:value="34" calcext:value-type="float">
            <text:p>34.0000</text:p>
          </table:table-cell>
        </table:table-row>
        <table:table-row table:style-name="ro1">
          <table:table-cell table:number-columns-repeated="2" office:value-type="float" office:value="34.1" calcext:value-type="float">
            <text:p>34.1000</text:p>
          </table:table-cell>
        </table:table-row>
        <table:table-row table:style-name="ro1">
          <table:table-cell table:number-columns-repeated="2" office:value-type="float" office:value="34.2" calcext:value-type="float">
            <text:p>34.2000</text:p>
          </table:table-cell>
        </table:table-row>
        <table:table-row table:style-name="ro1">
          <table:table-cell table:number-columns-repeated="2" office:value-type="float" office:value="34.3" calcext:value-type="float">
            <text:p>34.3000</text:p>
          </table:table-cell>
        </table:table-row>
        <table:table-row table:style-name="ro1">
          <table:table-cell table:number-columns-repeated="2" office:value-type="float" office:value="34.4" calcext:value-type="float">
            <text:p>34.4000</text:p>
          </table:table-cell>
        </table:table-row>
        <table:table-row table:style-name="ro1">
          <table:table-cell table:number-columns-repeated="2" office:value-type="float" office:value="34.5" calcext:value-type="float">
            <text:p>34.5000</text:p>
          </table:table-cell>
        </table:table-row>
        <table:table-row table:style-name="ro1">
          <table:table-cell table:number-columns-repeated="2" office:value-type="float" office:value="34.6" calcext:value-type="float">
            <text:p>34.6000</text:p>
          </table:table-cell>
        </table:table-row>
        <table:table-row table:style-name="ro1">
          <table:table-cell table:number-columns-repeated="2" office:value-type="float" office:value="34.7" calcext:value-type="float">
            <text:p>34.7000</text:p>
          </table:table-cell>
        </table:table-row>
        <table:table-row table:style-name="ro1">
          <table:table-cell table:number-columns-repeated="2" office:value-type="float" office:value="34.8" calcext:value-type="float">
            <text:p>34.8000</text:p>
          </table:table-cell>
        </table:table-row>
        <table:table-row table:style-name="ro1">
          <table:table-cell table:number-columns-repeated="2" office:value-type="float" office:value="34.9" calcext:value-type="float">
            <text:p>34.9000</text:p>
          </table:table-cell>
        </table:table-row>
        <table:table-row table:style-name="ro1">
          <table:table-cell table:number-columns-repeated="2" office:value-type="float" office:value="35" calcext:value-type="float">
            <text:p>35.0000</text:p>
          </table:table-cell>
        </table:table-row>
        <table:table-row table:style-name="ro1">
          <table:table-cell table:number-columns-repeated="2" office:value-type="float" office:value="35.1" calcext:value-type="float">
            <text:p>35.1000</text:p>
          </table:table-cell>
        </table:table-row>
        <table:table-row table:style-name="ro1">
          <table:table-cell table:number-columns-repeated="2" office:value-type="float" office:value="35.2" calcext:value-type="float">
            <text:p>35.2000</text:p>
          </table:table-cell>
        </table:table-row>
        <table:table-row table:style-name="ro1">
          <table:table-cell table:number-columns-repeated="2" office:value-type="float" office:value="35.3" calcext:value-type="float">
            <text:p>35.3000</text:p>
          </table:table-cell>
        </table:table-row>
        <table:table-row table:style-name="ro1">
          <table:table-cell table:number-columns-repeated="2" office:value-type="float" office:value="35.4" calcext:value-type="float">
            <text:p>35.4000</text:p>
          </table:table-cell>
        </table:table-row>
        <table:table-row table:style-name="ro1">
          <table:table-cell table:number-columns-repeated="2" office:value-type="float" office:value="35.5" calcext:value-type="float">
            <text:p>35.5000</text:p>
          </table:table-cell>
        </table:table-row>
        <table:table-row table:style-name="ro1">
          <table:table-cell table:number-columns-repeated="2" office:value-type="float" office:value="35.6" calcext:value-type="float">
            <text:p>35.6000</text:p>
          </table:table-cell>
        </table:table-row>
        <table:table-row table:style-name="ro1">
          <table:table-cell table:number-columns-repeated="2" office:value-type="float" office:value="35.7" calcext:value-type="float">
            <text:p>35.7000</text:p>
          </table:table-cell>
        </table:table-row>
        <table:table-row table:style-name="ro1">
          <table:table-cell table:number-columns-repeated="2" office:value-type="float" office:value="35.8" calcext:value-type="float">
            <text:p>35.8000</text:p>
          </table:table-cell>
        </table:table-row>
        <table:table-row table:style-name="ro1">
          <table:table-cell table:number-columns-repeated="2" office:value-type="float" office:value="35.9" calcext:value-type="float">
            <text:p>35.9000</text:p>
          </table:table-cell>
        </table:table-row>
        <table:table-row table:style-name="ro1">
          <table:table-cell table:number-columns-repeated="2" office:value-type="float" office:value="36" calcext:value-type="float">
            <text:p>36.0000</text:p>
          </table:table-cell>
        </table:table-row>
        <table:table-row table:style-name="ro1">
          <table:table-cell table:number-columns-repeated="2" office:value-type="float" office:value="36.1" calcext:value-type="float">
            <text:p>36.1000</text:p>
          </table:table-cell>
        </table:table-row>
        <table:table-row table:style-name="ro1">
          <table:table-cell table:number-columns-repeated="2" office:value-type="float" office:value="36.2" calcext:value-type="float">
            <text:p>36.2000</text:p>
          </table:table-cell>
        </table:table-row>
        <table:table-row table:style-name="ro1">
          <table:table-cell table:number-columns-repeated="2" office:value-type="float" office:value="36.3" calcext:value-type="float">
            <text:p>36.3000</text:p>
          </table:table-cell>
        </table:table-row>
        <table:table-row table:style-name="ro1">
          <table:table-cell table:number-columns-repeated="2" office:value-type="float" office:value="36.4" calcext:value-type="float">
            <text:p>36.4000</text:p>
          </table:table-cell>
        </table:table-row>
        <table:table-row table:style-name="ro1">
          <table:table-cell table:number-columns-repeated="2" office:value-type="float" office:value="36.5" calcext:value-type="float">
            <text:p>36.5000</text:p>
          </table:table-cell>
        </table:table-row>
        <table:table-row table:style-name="ro1">
          <table:table-cell table:number-columns-repeated="2" office:value-type="float" office:value="36.6" calcext:value-type="float">
            <text:p>36.6000</text:p>
          </table:table-cell>
        </table:table-row>
        <table:table-row table:style-name="ro1">
          <table:table-cell table:number-columns-repeated="2" office:value-type="float" office:value="36.7" calcext:value-type="float">
            <text:p>36.7000</text:p>
          </table:table-cell>
        </table:table-row>
        <table:table-row table:style-name="ro1">
          <table:table-cell table:number-columns-repeated="2" office:value-type="float" office:value="36.8" calcext:value-type="float">
            <text:p>36.8000</text:p>
          </table:table-cell>
        </table:table-row>
        <table:table-row table:style-name="ro1">
          <table:table-cell table:number-columns-repeated="2" office:value-type="float" office:value="36.9" calcext:value-type="float">
            <text:p>36.9000</text:p>
          </table:table-cell>
        </table:table-row>
        <table:table-row table:style-name="ro1">
          <table:table-cell table:number-columns-repeated="2" office:value-type="float" office:value="37" calcext:value-type="float">
            <text:p>37.0000</text:p>
          </table:table-cell>
        </table:table-row>
        <table:table-row table:style-name="ro1">
          <table:table-cell table:number-columns-repeated="2" office:value-type="float" office:value="37.1" calcext:value-type="float">
            <text:p>37.1000</text:p>
          </table:table-cell>
        </table:table-row>
        <table:table-row table:style-name="ro1">
          <table:table-cell table:number-columns-repeated="2" office:value-type="float" office:value="37.2" calcext:value-type="float">
            <text:p>37.2000</text:p>
          </table:table-cell>
        </table:table-row>
        <table:table-row table:style-name="ro1">
          <table:table-cell table:number-columns-repeated="2" office:value-type="float" office:value="37.3" calcext:value-type="float">
            <text:p>37.3000</text:p>
          </table:table-cell>
        </table:table-row>
        <table:table-row table:style-name="ro1">
          <table:table-cell table:number-columns-repeated="2" office:value-type="float" office:value="37.4" calcext:value-type="float">
            <text:p>37.4000</text:p>
          </table:table-cell>
        </table:table-row>
        <table:table-row table:style-name="ro1">
          <table:table-cell table:number-columns-repeated="2" office:value-type="float" office:value="37.5" calcext:value-type="float">
            <text:p>37.5000</text:p>
          </table:table-cell>
        </table:table-row>
        <table:table-row table:style-name="ro1">
          <table:table-cell table:number-columns-repeated="2" office:value-type="float" office:value="37.6" calcext:value-type="float">
            <text:p>37.6000</text:p>
          </table:table-cell>
        </table:table-row>
        <table:table-row table:style-name="ro1">
          <table:table-cell table:number-columns-repeated="2" office:value-type="float" office:value="37.7" calcext:value-type="float">
            <text:p>37.7000</text:p>
          </table:table-cell>
        </table:table-row>
        <table:table-row table:style-name="ro1">
          <table:table-cell table:number-columns-repeated="2" office:value-type="float" office:value="37.8" calcext:value-type="float">
            <text:p>37.8000</text:p>
          </table:table-cell>
        </table:table-row>
        <table:table-row table:style-name="ro1">
          <table:table-cell table:number-columns-repeated="2" office:value-type="float" office:value="37.9" calcext:value-type="float">
            <text:p>37.9000</text:p>
          </table:table-cell>
        </table:table-row>
        <table:table-row table:style-name="ro1">
          <table:table-cell table:number-columns-repeated="2" office:value-type="float" office:value="38" calcext:value-type="float">
            <text:p>38.0000</text:p>
          </table:table-cell>
        </table:table-row>
        <table:table-row table:style-name="ro1">
          <table:table-cell table:number-columns-repeated="2" office:value-type="float" office:value="38.1" calcext:value-type="float">
            <text:p>38.1000</text:p>
          </table:table-cell>
        </table:table-row>
        <table:table-row table:style-name="ro1">
          <table:table-cell table:number-columns-repeated="2" office:value-type="float" office:value="38.2" calcext:value-type="float">
            <text:p>38.2000</text:p>
          </table:table-cell>
        </table:table-row>
        <table:table-row table:style-name="ro1">
          <table:table-cell table:number-columns-repeated="2" office:value-type="float" office:value="38.3" calcext:value-type="float">
            <text:p>38.3000</text:p>
          </table:table-cell>
        </table:table-row>
        <table:table-row table:style-name="ro1">
          <table:table-cell table:number-columns-repeated="2" office:value-type="float" office:value="38.4" calcext:value-type="float">
            <text:p>38.4000</text:p>
          </table:table-cell>
        </table:table-row>
        <table:table-row table:style-name="ro1" table:number-rows-repeated="104818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08:59:12.4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9:27:32.504000000</meta:creation-date>
    <dc:date>2017-02-23T10:07:48.296000000</dc:date>
    <meta:editing-duration>PT10M9S</meta:editing-duration>
    <meta:editing-cycles>2</meta:editing-cycles>
    <meta:generator>LibreOffice/5.2.5.1$Windows_x86 LibreOffice_project/0312e1a284a7d50ca85a365c316c7abbf20a4d22</meta:generator>
    <meta:document-statistic meta:table-count="2" meta:cell-count="27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42cm" svg:y="4.201cm" style:legend-expansion="high" chart:style-name="ch2"/>
        <chart:plot-area chart:style-name="ch3" table:cell-range-address="Hoja1.D1:Hoja1.E386" chart:data-source-has-labels="row" svg:x="0.32cm" svg:y="0.18cm" svg:width="14.102cm" svg:height="8.64cm">
          <chartooo:coordinate-region svg:x="1.047cm" svg:y="0.379cm" svg:width="12.67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2:Hoja1.E386" chart:label-cell-address="Hoja1.E1:Hoja1.E1" chart:class="chart:scatter">
            <chart:domain table:cell-range-address="Hoja1.D2:Hoja1.D386"/>
            <chart:data-point chart:repeated="3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lnV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.535">
                <text:p>204.535</text:p>
                <draw:g>
                  <svg:desc>Hoja1.D2:Hoja1.D386</svg:desc>
                </draw:g>
              </table:table-cell>
              <table:table-cell office:value-type="float" office:value="0">
                <text:p>0</text:p>
                <draw:g>
                  <svg:desc>Hoja1.E2:Hoja1.E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.474">
                <text:p>204.474</text:p>
              </table:table-cell>
              <table:table-cell office:value-type="float" office:value="0.000315573557554989">
                <text:p>0.000315573557554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.535">
                <text:p>204.535</text:p>
              </table:table-cell>
              <table:table-cell office:value-type="float" office:value="0.000105202251425126">
                <text:p>0.000105202251425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.474">
                <text:p>204.474</text:p>
              </table:table-cell>
              <table:table-cell office:value-type="float" office:value="0.000315573557554989">
                <text:p>0.000315573557554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.413">
                <text:p>204.413</text:p>
              </table:table-cell>
              <table:table-cell office:value-type="float" office:value="0.000315573557554989">
                <text:p>0.000315573557554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.413">
                <text:p>204.413</text:p>
              </table:table-cell>
              <table:table-cell office:value-type="float" office:value="0.000315573557554989">
                <text:p>0.000315573557554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.352">
                <text:p>204.352</text:p>
              </table:table-cell>
              <table:table-cell office:value-type="float" office:value="0.000315573557554989">
                <text:p>0.000315573557554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.23">
                <text:p>204.23</text:p>
              </table:table-cell>
              <table:table-cell office:value-type="float" office:value="0.000315573557554989">
                <text:p>0.000315573557554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.047">
                <text:p>204.047</text:p>
              </table:table-cell>
              <table:table-cell office:value-type="float" office:value="0.00115661650031877">
                <text:p>0.00115661650031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.338">
                <text:p>202.338</text:p>
              </table:table-cell>
              <table:table-cell office:value-type="float" office:value="0.00723311502992485">
                <text:p>0.00723311502992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.216">
                <text:p>202.216</text:p>
              </table:table-cell>
              <table:table-cell office:value-type="float" office:value="0.0078596160423767">
                <text:p>0.0078596160423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.178">
                <text:p>201.178</text:p>
              </table:table-cell>
              <table:table-cell office:value-type="float" office:value="0.0117143897899522">
                <text:p>0.01171438978995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.225">
                <text:p>199.225</text:p>
              </table:table-cell>
              <table:table-cell office:value-type="float" office:value="0.0199985833820167">
                <text:p>0.0199985833820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.844">
                <text:p>196.844</text:p>
              </table:table-cell>
              <table:table-cell office:value-type="float" office:value="0.0297477498295778">
                <text:p>0.0297477498295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.746">
                <text:p>195.746</text:p>
              </table:table-cell>
              <table:table-cell office:value-type="float" office:value="0.034739355976456">
                <text:p>0.034739355976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.938">
                <text:p>192.938</text:p>
              </table:table-cell>
              <table:table-cell office:value-type="float" office:value="0.0451513782680173">
                <text:p>0.0451513782680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.816">
                <text:p>192.816</text:p>
              </table:table-cell>
              <table:table-cell office:value-type="float" office:value="0.0463574085649531">
                <text:p>0.0463574085649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.374">
                <text:p>190.374</text:p>
              </table:table-cell>
              <table:table-cell office:value-type="float" office:value="0.0577427307900782">
                <text:p>0.0577427307900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.665">
                <text:p>188.665</text:p>
              </table:table-cell>
              <table:table-cell office:value-type="float" office:value="0.0656557295474039">
                <text:p>0.06565572954740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.482">
                <text:p>188.482</text:p>
              </table:table-cell>
              <table:table-cell office:value-type="float" office:value="0.0676242341200759">
                <text:p>0.0676242341200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.041">
                <text:p>186.041</text:p>
              </table:table-cell>
              <table:table-cell office:value-type="float" office:value="0.0783822840866265">
                <text:p>0.0783822840866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5.064">
                <text:p>185.064</text:p>
              </table:table-cell>
              <table:table-cell office:value-type="float" office:value="0.0842018931398904">
                <text:p>0.0842018931398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5.186">
                <text:p>185.186</text:p>
              </table:table-cell>
              <table:table-cell office:value-type="float" office:value="0.0842018931398904">
                <text:p>0.08420189313989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.637">
                <text:p>184.637</text:p>
              </table:table-cell>
              <table:table-cell office:value-type="float" office:value="0.08806290179735">
                <text:p>0.08806290179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4.088">
                <text:p>184.088</text:p>
              </table:table-cell>
              <table:table-cell office:value-type="float" office:value="0.090948906686485">
                <text:p>0.090948906686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3.599">
                <text:p>183.599</text:p>
              </table:table-cell>
              <table:table-cell office:value-type="float" office:value="0.0938266065141">
                <text:p>0.0938266065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2.44">
                <text:p>182.44</text:p>
              </table:table-cell>
              <table:table-cell office:value-type="float" office:value="0.100509208948467">
                <text:p>0.1005092089484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.768">
                <text:p>181.768</text:p>
              </table:table-cell>
              <table:table-cell office:value-type="float" office:value="0.103359567172824">
                <text:p>0.103359567172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.012">
                <text:p>182.012</text:p>
              </table:table-cell>
              <table:table-cell office:value-type="float" office:value="0.103359567172824">
                <text:p>0.1033595671728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2.073">
                <text:p>182.073</text:p>
              </table:table-cell>
              <table:table-cell office:value-type="float" office:value="0.103359567172824">
                <text:p>0.1033595671728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1.585">
                <text:p>181.585</text:p>
              </table:table-cell>
              <table:table-cell office:value-type="float" office:value="0.107147450489761">
                <text:p>0.107147450489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.463">
                <text:p>181.463</text:p>
              </table:table-cell>
              <table:table-cell office:value-type="float" office:value="0.107147450489761">
                <text:p>0.1071474504897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1.524">
                <text:p>181.524</text:p>
              </table:table-cell>
              <table:table-cell office:value-type="float" office:value="0.108092183672923">
                <text:p>0.1080921836729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9.754">
                <text:p>179.754</text:p>
              </table:table-cell>
              <table:table-cell office:value-type="float" office:value="0.117490749096561">
                <text:p>0.117490749096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.228">
                <text:p>178.228</text:p>
              </table:table-cell>
              <table:table-cell office:value-type="float" office:value="0.124017578793246">
                <text:p>0.124017578793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.74">
                <text:p>177.74</text:p>
              </table:table-cell>
              <table:table-cell office:value-type="float" office:value="0.126801803329651">
                <text:p>0.126801803329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7.74">
                <text:p>177.74</text:p>
              </table:table-cell>
              <table:table-cell office:value-type="float" office:value="0.128653655710724">
                <text:p>0.1286536557107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7.801">
                <text:p>177.801</text:p>
              </table:table-cell>
              <table:table-cell office:value-type="float" office:value="0.128653655710724">
                <text:p>0.128653655710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.045">
                <text:p>178.045</text:p>
              </table:table-cell>
              <table:table-cell office:value-type="float" office:value="0.128653655710724">
                <text:p>0.1286536557107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8.167">
                <text:p>178.167</text:p>
              </table:table-cell>
              <table:table-cell office:value-type="float" office:value="0.128653655710724">
                <text:p>0.128653655710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6.458">
                <text:p>176.458</text:p>
              </table:table-cell>
              <table:table-cell office:value-type="float" office:value="0.136944813294705">
                <text:p>0.1369448132947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.542">
                <text:p>175.542</text:p>
              </table:table-cell>
              <table:table-cell office:value-type="float" office:value="0.142434305579477">
                <text:p>0.142434305579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5.726">
                <text:p>175.726</text:p>
              </table:table-cell>
              <table:table-cell office:value-type="float" office:value="0.142434305579477">
                <text:p>0.142434305579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5.054">
                <text:p>175.054</text:p>
              </table:table-cell>
              <table:table-cell office:value-type="float" office:value="0.146077296857978">
                <text:p>0.146077296857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4.871">
                <text:p>174.871</text:p>
              </table:table-cell>
              <table:table-cell office:value-type="float" office:value="0.146985974794196">
                <text:p>0.146985974794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4.993">
                <text:p>174.993</text:p>
              </table:table-cell>
              <table:table-cell office:value-type="float" office:value="0.146985974794196">
                <text:p>0.146985974794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4.627">
                <text:p>174.627</text:p>
              </table:table-cell>
              <table:table-cell office:value-type="float" office:value="0.148800857325019">
                <text:p>0.1488008573250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.979">
                <text:p>172.979</text:p>
              </table:table-cell>
              <table:table-cell office:value-type="float" office:value="0.157826189347061">
                <text:p>0.157826189347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2.552">
                <text:p>172.552</text:p>
              </table:table-cell>
              <table:table-cell office:value-type="float" office:value="0.160517981012772">
                <text:p>0.1605179810127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.674">
                <text:p>172.674</text:p>
              </table:table-cell>
              <table:table-cell office:value-type="float" office:value="0.160517981012772">
                <text:p>0.1605179810127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.88">
                <text:p>171.88</text:p>
              </table:table-cell>
              <table:table-cell office:value-type="float" office:value="0.165879924154158">
                <text:p>0.1658799241541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1.087">
                <text:p>171.087</text:p>
              </table:table-cell>
              <table:table-cell office:value-type="float" office:value="0.170326352111292">
                <text:p>0.1703263521112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1.209">
                <text:p>171.209</text:p>
              </table:table-cell>
              <table:table-cell office:value-type="float" office:value="0.170326352111292">
                <text:p>0.170326352111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.209">
                <text:p>171.209</text:p>
              </table:table-cell>
              <table:table-cell office:value-type="float" office:value="0.17121327012952">
                <text:p>0.17121327012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.354">
                <text:p>170.354</text:p>
              </table:table-cell>
              <table:table-cell office:value-type="float" office:value="0.175636099099522">
                <text:p>0.1756360990995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0.171">
                <text:p>170.171</text:p>
              </table:table-cell>
              <table:table-cell office:value-type="float" office:value="0.177399767987019">
                <text:p>0.177399767987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.805">
                <text:p>169.805</text:p>
              </table:table-cell>
              <table:table-cell office:value-type="float" office:value="0.179160331822052">
                <text:p>0.1791603318220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.561">
                <text:p>169.561</text:p>
              </table:table-cell>
              <table:table-cell office:value-type="float" office:value="0.180917801518698">
                <text:p>0.180917801518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8.462">
                <text:p>168.462</text:p>
              </table:table-cell>
              <table:table-cell office:value-type="float" office:value="0.187916955200887">
                <text:p>0.1879169552008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8.401">
                <text:p>168.401</text:p>
              </table:table-cell>
              <table:table-cell office:value-type="float" office:value="0.187916955200887">
                <text:p>0.1879169552008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7.608">
                <text:p>167.608</text:p>
              </table:table-cell>
              <table:table-cell office:value-type="float" office:value="0.192266679327353">
                <text:p>0.192266679327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6.57">
                <text:p>166.57</text:p>
              </table:table-cell>
              <table:table-cell office:value-type="float" office:value="0.197461496204457">
                <text:p>0.1974614962044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6.082">
                <text:p>166.082</text:p>
              </table:table-cell>
              <table:table-cell office:value-type="float" office:value="0.200909775483372">
                <text:p>0.200909775483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6.204">
                <text:p>166.204</text:p>
              </table:table-cell>
              <table:table-cell office:value-type="float" office:value="0.20176999059018">
                <text:p>0.20176999059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4.8">
                <text:p>164.8</text:p>
              </table:table-cell>
              <table:table-cell office:value-type="float" office:value="0.209478808208474">
                <text:p>0.209478808208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4.19">
                <text:p>164.19</text:p>
              </table:table-cell>
              <table:table-cell office:value-type="float" office:value="0.212885966530088">
                <text:p>0.212885966530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3.823">
                <text:p>163.823</text:p>
              </table:table-cell>
              <table:table-cell office:value-type="float" office:value="0.215433738608887">
                <text:p>0.2154337386088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3.823">
                <text:p>163.823</text:p>
              </table:table-cell>
              <table:table-cell office:value-type="float" office:value="0.216281555531226">
                <text:p>0.216281555531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3.945">
                <text:p>163.945</text:p>
              </table:table-cell>
              <table:table-cell office:value-type="float" office:value="0.216281555531226">
                <text:p>0.2162815555312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.006">
                <text:p>164.006</text:p>
              </table:table-cell>
              <table:table-cell office:value-type="float" office:value="0.217128654268878">
                <text:p>0.2171286542688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2.603">
                <text:p>162.603</text:p>
              </table:table-cell>
              <table:table-cell office:value-type="float" office:value="0.223879734762298">
                <text:p>0.2238797347622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1.931">
                <text:p>161.931</text:p>
              </table:table-cell>
              <table:table-cell office:value-type="float" office:value="0.227238260169432">
                <text:p>0.227238260169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.114">
                <text:p>162.114</text:p>
              </table:table-cell>
              <table:table-cell office:value-type="float" office:value="0.228076132024063">
                <text:p>0.2280761320240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.175">
                <text:p>162.175</text:p>
              </table:table-cell>
              <table:table-cell office:value-type="float" office:value="0.228076132024063">
                <text:p>0.2280761320240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2.053">
                <text:p>162.053</text:p>
              </table:table-cell>
              <table:table-cell office:value-type="float" office:value="0.229749772582093">
                <text:p>0.2297497725820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1.016">
                <text:p>161.016</text:p>
              </table:table-cell>
              <table:table-cell office:value-type="float" office:value="0.235585554046195">
                <text:p>0.2355855540461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.894">
                <text:p>160.894</text:p>
              </table:table-cell>
              <table:table-cell office:value-type="float" office:value="0.236416463940282">
                <text:p>0.2364164639402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.71">
                <text:p>160.71</text:p>
              </table:table-cell>
              <table:table-cell office:value-type="float" office:value="0.238076215358647">
                <text:p>0.2380762153586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.161">
                <text:p>160.161</text:p>
              </table:table-cell>
              <table:table-cell office:value-type="float" office:value="0.241387476662303">
                <text:p>0.2413874766623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.49">
                <text:p>159.49</text:p>
              </table:table-cell>
              <table:table-cell office:value-type="float" office:value="0.245511193846165">
                <text:p>0.245511193846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9.001">
                <text:p>159.001</text:p>
              </table:table-cell>
              <table:table-cell office:value-type="float" office:value="0.248797967552788">
                <text:p>0.2487979675527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8.33">
                <text:p>158.33</text:p>
              </table:table-cell>
              <table:table-cell office:value-type="float" office:value="0.252073973758688">
                <text:p>0.2520739737586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8.208">
                <text:p>158.208</text:p>
              </table:table-cell>
              <table:table-cell office:value-type="float" office:value="0.253707961050343">
                <text:p>0.2537079610503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8.147">
                <text:p>158.147</text:p>
              </table:table-cell>
              <table:table-cell office:value-type="float" office:value="0.255339282782427">
                <text:p>0.2553392827824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.476">
                <text:p>157.476</text:p>
              </table:table-cell>
              <table:table-cell office:value-type="float" office:value="0.258593964255969">
                <text:p>0.2585939642559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6.987">
                <text:p>156.987</text:p>
              </table:table-cell>
              <table:table-cell office:value-type="float" office:value="0.262647476089152">
                <text:p>0.262647476089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6.621">
                <text:p>156.621</text:p>
              </table:table-cell>
              <table:table-cell office:value-type="float" office:value="0.265071719700659">
                <text:p>0.2650717197006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6.377">
                <text:p>156.377</text:p>
              </table:table-cell>
              <table:table-cell office:value-type="float" office:value="0.265878496670599">
                <text:p>0.2658784966705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6.56">
                <text:p>156.56</text:p>
              </table:table-cell>
              <table:table-cell office:value-type="float" office:value="0.265878496670599">
                <text:p>0.2658784966705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.621">
                <text:p>156.621</text:p>
              </table:table-cell>
              <table:table-cell office:value-type="float" office:value="0.266684623276123">
                <text:p>0.2666846232761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6.621">
                <text:p>156.621</text:p>
              </table:table-cell>
              <table:table-cell office:value-type="float" office:value="0.266684623276123">
                <text:p>0.2666846232761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.766">
                <text:p>155.766</text:p>
              </table:table-cell>
              <table:table-cell office:value-type="float" office:value="0.270705537418914">
                <text:p>0.2707055374189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.339">
                <text:p>155.339</text:p>
              </table:table-cell>
              <table:table-cell office:value-type="float" office:value="0.273910668367863">
                <text:p>0.2739106683678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5.583">
                <text:p>155.583</text:p>
              </table:table-cell>
              <table:table-cell office:value-type="float" office:value="0.273910668367863">
                <text:p>0.2739106683678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.583">
                <text:p>155.583</text:p>
              </table:table-cell>
              <table:table-cell office:value-type="float" office:value="0.273910668367863">
                <text:p>0.2739106683678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.644">
                <text:p>155.644</text:p>
              </table:table-cell>
              <table:table-cell office:value-type="float" office:value="0.273910668367863">
                <text:p>0.2739106683678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4.546">
                <text:p>154.546</text:p>
              </table:table-cell>
              <table:table-cell office:value-type="float" office:value="0.280290275331902">
                <text:p>0.2802902753319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2.348">
                <text:p>152.348</text:p>
              </table:table-cell>
              <table:table-cell office:value-type="float" office:value="0.291357581971583">
                <text:p>0.2913575819715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1.799">
                <text:p>151.799</text:p>
              </table:table-cell>
              <table:table-cell office:value-type="float" office:value="0.295280694104055">
                <text:p>0.2952806941040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2.043">
                <text:p>152.043</text:p>
              </table:table-cell>
              <table:table-cell office:value-type="float" office:value="0.295280694104055">
                <text:p>0.2952806941040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1.982">
                <text:p>151.982</text:p>
              </table:table-cell>
              <table:table-cell office:value-type="float" office:value="0.296063473008996">
                <text:p>0.2960634730089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.189">
                <text:p>151.189</text:p>
              </table:table-cell>
              <table:table-cell office:value-type="float" office:value="0.300747322321423">
                <text:p>0.3007473223214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1.189">
                <text:p>151.189</text:p>
              </table:table-cell>
              <table:table-cell office:value-type="float" office:value="0.301525835400836">
                <text:p>0.3015258354008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1.189">
                <text:p>151.189</text:p>
              </table:table-cell>
              <table:table-cell office:value-type="float" office:value="0.301525835400836">
                <text:p>0.3015258354008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.311">
                <text:p>151.311</text:p>
              </table:table-cell>
              <table:table-cell office:value-type="float" office:value="0.301525835400836">
                <text:p>0.3015258354008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1.189">
                <text:p>151.189</text:p>
              </table:table-cell>
              <table:table-cell office:value-type="float" office:value="0.303857744735815">
                <text:p>0.3038577447358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.822">
                <text:p>150.822</text:p>
              </table:table-cell>
              <table:table-cell office:value-type="float" office:value="0.304633841010703">
                <text:p>0.3046338410107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.822">
                <text:p>150.822</text:p>
              </table:table-cell>
              <table:table-cell office:value-type="float" office:value="0.305409335427234">
                <text:p>0.3054093354272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0.578">
                <text:p>150.578</text:p>
              </table:table-cell>
              <table:table-cell office:value-type="float" office:value="0.306958522414063">
                <text:p>0.3069585224140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0.395">
                <text:p>150.395</text:p>
              </table:table-cell>
              <table:table-cell office:value-type="float" office:value="0.308505313132362">
                <text:p>0.3085053131323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0.639">
                <text:p>150.639</text:p>
              </table:table-cell>
              <table:table-cell office:value-type="float" office:value="0.308505313132362">
                <text:p>0.3085053131323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0.395">
                <text:p>150.395</text:p>
              </table:table-cell>
              <table:table-cell office:value-type="float" office:value="0.310049714983736">
                <text:p>0.3100497149837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9.968">
                <text:p>149.968</text:p>
              </table:table-cell>
              <table:table-cell office:value-type="float" office:value="0.313131381521144">
                <text:p>0.313131381521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.541">
                <text:p>149.541</text:p>
              </table:table-cell>
              <table:table-cell office:value-type="float" office:value="0.315436415196361">
                <text:p>0.3154364151963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9.419">
                <text:p>149.419</text:p>
              </table:table-cell>
              <table:table-cell office:value-type="float" office:value="0.316203580558114">
                <text:p>0.3162035805581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9.602">
                <text:p>149.602</text:p>
              </table:table-cell>
              <table:table-cell office:value-type="float" office:value="0.316203580558114">
                <text:p>0.3162035805581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9.052">
                <text:p>149.052</text:p>
              </table:table-cell>
              <table:table-cell office:value-type="float" office:value="0.31926637008866">
                <text:p>0.319266370088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8.015">
                <text:p>148.015</text:p>
              </table:table-cell>
              <table:table-cell office:value-type="float" office:value="0.324603782683381">
                <text:p>0.3246037826833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.954">
                <text:p>147.954</text:p>
              </table:table-cell>
              <table:table-cell office:value-type="float" office:value="0.325363949956779">
                <text:p>0.3253639499567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.71">
                <text:p>147.71</text:p>
              </table:table-cell>
              <table:table-cell office:value-type="float" office:value="0.32764099078883">
                <text:p>0.327640990788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.221">
                <text:p>147.221</text:p>
              </table:table-cell>
              <table:table-cell office:value-type="float" office:value="0.33142457456847">
                <text:p>0.331424574568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.916">
                <text:p>146.916</text:p>
              </table:table-cell>
              <table:table-cell office:value-type="float" office:value="0.333687872403724">
                <text:p>0.3336878724037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.916">
                <text:p>146.916</text:p>
              </table:table-cell>
              <table:table-cell office:value-type="float" office:value="0.334441168107895">
                <text:p>0.3344411681078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6.977">
                <text:p>146.977</text:p>
              </table:table-cell>
              <table:table-cell office:value-type="float" office:value="0.334441168107895">
                <text:p>0.3344411681078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.038">
                <text:p>147.038</text:p>
              </table:table-cell>
              <table:table-cell office:value-type="float" office:value="0.334441168107895">
                <text:p>0.3344411681078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6.428">
                <text:p>146.428</text:p>
              </table:table-cell>
              <table:table-cell office:value-type="float" office:value="0.338199158250225">
                <text:p>0.3381991582502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5.94">
                <text:p>145.94</text:p>
              </table:table-cell>
              <table:table-cell office:value-type="float" office:value="0.341195415173459">
                <text:p>0.3411954151734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.001">
                <text:p>146.001</text:p>
              </table:table-cell>
              <table:table-cell office:value-type="float" office:value="0.341195415173459">
                <text:p>0.3411954151734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.184">
                <text:p>146.184</text:p>
              </table:table-cell>
              <table:table-cell office:value-type="float" office:value="0.341195415173459">
                <text:p>0.3411954151734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.184">
                <text:p>146.184</text:p>
              </table:table-cell>
              <table:table-cell office:value-type="float" office:value="0.341195415173459">
                <text:p>0.341195415173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.245">
                <text:p>146.245</text:p>
              </table:table-cell>
              <table:table-cell office:value-type="float" office:value="0.341195415173459">
                <text:p>0.3411954151734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.306">
                <text:p>146.306</text:p>
              </table:table-cell>
              <table:table-cell office:value-type="float" office:value="0.341195415173459">
                <text:p>0.3411954151734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.367">
                <text:p>146.367</text:p>
              </table:table-cell>
              <table:table-cell office:value-type="float" office:value="0.341195415173459">
                <text:p>0.3411954151734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5.756">
                <text:p>145.756</text:p>
              </table:table-cell>
              <table:table-cell office:value-type="float" office:value="0.344182721353195">
                <text:p>0.3441827213531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5.573">
                <text:p>145.573</text:p>
              </table:table-cell>
              <table:table-cell office:value-type="float" office:value="0.344928155603143">
                <text:p>0.344928155603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.329">
                <text:p>145.329</text:p>
              </table:table-cell>
              <table:table-cell office:value-type="float" office:value="0.347904348276189">
                <text:p>0.3479043482761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4.108">
                <text:p>144.108</text:p>
              </table:table-cell>
              <table:table-cell office:value-type="float" office:value="0.354568571385317">
                <text:p>0.3545685713853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.521">
                <text:p>142.521</text:p>
              </table:table-cell>
              <table:table-cell office:value-type="float" office:value="0.364116936254012">
                <text:p>0.3641169362540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2.582">
                <text:p>142.582</text:p>
              </table:table-cell>
              <table:table-cell office:value-type="float" office:value="0.364847663359965">
                <text:p>0.3648476633599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.399">
                <text:p>142.399</text:p>
              </table:table-cell>
              <table:table-cell office:value-type="float" office:value="0.36630751763383">
                <text:p>0.366307517633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.399">
                <text:p>142.399</text:p>
              </table:table-cell>
              <table:table-cell office:value-type="float" office:value="0.367036646357347">
                <text:p>0.3670366463573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.789">
                <text:p>141.789</text:p>
              </table:table-cell>
              <table:table-cell office:value-type="float" office:value="0.369947856564805">
                <text:p>0.3699478565648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.69">
                <text:p>140.69</text:p>
              </table:table-cell>
              <table:table-cell office:value-type="float" office:value="0.377189017821364">
                <text:p>0.3771890178213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.568">
                <text:p>140.568</text:p>
              </table:table-cell>
              <table:table-cell office:value-type="float" office:value="0.378630979138266">
                <text:p>0.3786309791382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.568">
                <text:p>140.568</text:p>
              </table:table-cell>
              <table:table-cell office:value-type="float" office:value="0.380070864196253">
                <text:p>0.3800708641962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9.775">
                <text:p>139.775</text:p>
              </table:table-cell>
              <table:table-cell office:value-type="float" office:value="0.383661532326982">
                <text:p>0.3836615323269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9.225">
                <text:p>139.225</text:p>
              </table:table-cell>
              <table:table-cell office:value-type="float" office:value="0.387239353674866">
                <text:p>0.3872393536748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8.737">
                <text:p>138.737</text:p>
              </table:table-cell>
              <table:table-cell office:value-type="float" office:value="0.391515910442126">
                <text:p>0.3915159104421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8.493">
                <text:p>138.493</text:p>
              </table:table-cell>
              <table:table-cell office:value-type="float" office:value="0.393647349970196">
                <text:p>0.393647349970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8.188">
                <text:p>138.188</text:p>
              </table:table-cell>
              <table:table-cell office:value-type="float" office:value="0.39435682144373">
                <text:p>0.394356821443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7.761">
                <text:p>137.761</text:p>
              </table:table-cell>
              <table:table-cell office:value-type="float" office:value="0.398603112325181">
                <text:p>0.3986031123251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7.333">
                <text:p>137.333</text:p>
              </table:table-cell>
              <table:table-cell office:value-type="float" office:value="0.401423988666822">
                <text:p>0.4014239886668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7.211">
                <text:p>137.211</text:p>
              </table:table-cell>
              <table:table-cell office:value-type="float" office:value="0.402831448434702">
                <text:p>0.4028314484347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7.028">
                <text:p>137.028</text:p>
              </table:table-cell>
              <table:table-cell office:value-type="float" office:value="0.404236930043437">
                <text:p>0.4042369300434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6.662">
                <text:p>136.662</text:p>
              </table:table-cell>
              <table:table-cell office:value-type="float" office:value="0.407742016001383">
                <text:p>0.4077420160013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6.174">
                <text:p>136.174</text:p>
              </table:table-cell>
              <table:table-cell office:value-type="float" office:value="0.411234859231082">
                <text:p>0.4112348592310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5.746">
                <text:p>135.746</text:p>
              </table:table-cell>
              <table:table-cell office:value-type="float" office:value="0.413324724150541">
                <text:p>0.4133247241505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5.502">
                <text:p>135.502</text:p>
              </table:table-cell>
              <table:table-cell office:value-type="float" office:value="0.415410230641562">
                <text:p>0.4154102306415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5.319">
                <text:p>135.319</text:p>
              </table:table-cell>
              <table:table-cell office:value-type="float" office:value="0.417491396845387">
                <text:p>0.4174913968453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4.953">
                <text:p>134.953</text:p>
              </table:table-cell>
              <table:table-cell office:value-type="float" office:value="0.420259564703">
                <text:p>0.4202595647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4.77">
                <text:p>134.77</text:p>
              </table:table-cell>
              <table:table-cell office:value-type="float" office:value="0.421640780392198">
                <text:p>0.4216407803921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4.892">
                <text:p>134.892</text:p>
              </table:table-cell>
              <table:table-cell office:value-type="float" office:value="0.421640780392198">
                <text:p>0.4216407803921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4.953">
                <text:p>134.953</text:p>
              </table:table-cell>
              <table:table-cell office:value-type="float" office:value="0.421640780392198">
                <text:p>0.421640780392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4.77">
                <text:p>134.77</text:p>
              </table:table-cell>
              <table:table-cell office:value-type="float" office:value="0.423709033456257">
                <text:p>0.4237090334562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3.976">
                <text:p>133.976</text:p>
              </table:table-cell>
              <table:table-cell office:value-type="float" office:value="0.428518386594302">
                <text:p>0.4285183865943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3.732">
                <text:p>133.732</text:p>
              </table:table-cell>
              <table:table-cell office:value-type="float" office:value="0.43125623909164">
                <text:p>0.431256239091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3.61">
                <text:p>133.61</text:p>
              </table:table-cell>
              <table:table-cell office:value-type="float" office:value="0.431939532592773">
                <text:p>0.4319395325927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3.366">
                <text:p>133.366</text:p>
              </table:table-cell>
              <table:table-cell office:value-type="float" office:value="0.433986616214498">
                <text:p>0.4339866162144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3.183">
                <text:p>133.183</text:p>
              </table:table-cell>
              <table:table-cell office:value-type="float" office:value="0.436029517844298">
                <text:p>0.4360295178442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3.122">
                <text:p>133.122</text:p>
              </table:table-cell>
              <table:table-cell office:value-type="float" office:value="0.436709558672954">
                <text:p>0.4367095586729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3.244">
                <text:p>133.244</text:p>
              </table:table-cell>
              <table:table-cell office:value-type="float" office:value="0.436709558672954">
                <text:p>0.4367095586729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3.244">
                <text:p>133.244</text:p>
              </table:table-cell>
              <table:table-cell office:value-type="float" office:value="0.437389137360338">
                <text:p>0.4373891373603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3.305">
                <text:p>133.305</text:p>
              </table:table-cell>
              <table:table-cell office:value-type="float" office:value="0.436709558672954">
                <text:p>0.4367095586729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3.366">
                <text:p>133.366</text:p>
              </table:table-cell>
              <table:table-cell office:value-type="float" office:value="0.436709558672954">
                <text:p>0.4367095586729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3.488">
                <text:p>133.488</text:p>
              </table:table-cell>
              <table:table-cell office:value-type="float" office:value="0.437389137360338">
                <text:p>0.4373891373603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3.183">
                <text:p>133.183</text:p>
              </table:table-cell>
              <table:table-cell office:value-type="float" office:value="0.438746910820798">
                <text:p>0.4387469108207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2.572">
                <text:p>132.572</text:p>
              </table:table-cell>
              <table:table-cell office:value-type="float" office:value="0.442809204829677">
                <text:p>0.4428092048296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2.267">
                <text:p>132.267</text:p>
              </table:table-cell>
              <table:table-cell office:value-type="float" office:value="0.444834180209448">
                <text:p>0.4448341802094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.145">
                <text:p>132.145</text:p>
              </table:table-cell>
              <table:table-cell office:value-type="float" office:value="0.446181889308316">
                <text:p>0.4461818893083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1.962">
                <text:p>131.962</text:p>
              </table:table-cell>
              <table:table-cell office:value-type="float" office:value="0.447527784531671">
                <text:p>0.4475277845316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2.023">
                <text:p>132.023</text:p>
              </table:table-cell>
              <table:table-cell office:value-type="float" office:value="0.447527784531671">
                <text:p>0.4475277845316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2.145">
                <text:p>132.145</text:p>
              </table:table-cell>
              <table:table-cell office:value-type="float" office:value="0.447527784531671">
                <text:p>0.4475277845316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2.084">
                <text:p>132.084</text:p>
              </table:table-cell>
              <table:table-cell office:value-type="float" office:value="0.447527784531671">
                <text:p>0.4475277845316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2.206">
                <text:p>132.206</text:p>
              </table:table-cell>
              <table:table-cell office:value-type="float" office:value="0.447527784531671">
                <text:p>0.4475277845316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2.267">
                <text:p>132.267</text:p>
              </table:table-cell>
              <table:table-cell office:value-type="float" office:value="0.447527784531671">
                <text:p>0.4475277845316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2.145">
                <text:p>132.145</text:p>
              </table:table-cell>
              <table:table-cell office:value-type="float" office:value="0.448200053464553">
                <text:p>0.4482000534645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1.535">
                <text:p>131.535</text:p>
              </table:table-cell>
              <table:table-cell office:value-type="float" office:value="0.452224203764279">
                <text:p>0.4522242037642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0.924">
                <text:p>130.924</text:p>
              </table:table-cell>
              <table:table-cell office:value-type="float" office:value="0.456232225161818">
                <text:p>0.4562322251618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0.741">
                <text:p>130.741</text:p>
              </table:table-cell>
              <table:table-cell office:value-type="float" office:value="0.457564670395596">
                <text:p>0.4575646703955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0.741">
                <text:p>130.741</text:p>
              </table:table-cell>
              <table:table-cell office:value-type="float" office:value="0.457564670395596">
                <text:p>0.4575646703955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0.863">
                <text:p>130.863</text:p>
              </table:table-cell>
              <table:table-cell office:value-type="float" office:value="0.458230227824491">
                <text:p>0.4582302278244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0.863">
                <text:p>130.863</text:p>
              </table:table-cell>
              <table:table-cell office:value-type="float" office:value="0.458230227824491">
                <text:p>0.4582302278244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0.863">
                <text:p>130.863</text:p>
              </table:table-cell>
              <table:table-cell office:value-type="float" office:value="0.458230227824491">
                <text:p>0.4582302278244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0.802">
                <text:p>130.802</text:p>
              </table:table-cell>
              <table:table-cell office:value-type="float" office:value="0.458895342581301">
                <text:p>0.4588953425813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0.68">
                <text:p>130.68</text:p>
              </table:table-cell>
              <table:table-cell office:value-type="float" office:value="0.460224246431355">
                <text:p>0.4602242464313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0.375">
                <text:p>130.375</text:p>
              </table:table-cell>
              <table:table-cell office:value-type="float" office:value="0.462214296839365">
                <text:p>0.4622142968393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0.253">
                <text:p>130.253</text:p>
              </table:table-cell>
              <table:table-cell office:value-type="float" office:value="0.462876767880486">
                <text:p>0.4628767678804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0.253">
                <text:p>130.253</text:p>
              </table:table-cell>
              <table:table-cell office:value-type="float" office:value="0.463538800344256">
                <text:p>0.4635388003442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0.009">
                <text:p>130.009</text:p>
              </table:table-cell>
              <table:table-cell office:value-type="float" office:value="0.464200394810994">
                <text:p>0.4642003948109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.826">
                <text:p>129.826</text:p>
              </table:table-cell>
              <table:table-cell office:value-type="float" office:value="0.466842404273833">
                <text:p>0.4668424042738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.154">
                <text:p>129.154</text:p>
              </table:table-cell>
              <table:table-cell office:value-type="float" office:value="0.470792376493147">
                <text:p>0.4707923764931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8.849">
                <text:p>128.849</text:p>
              </table:table-cell>
              <table:table-cell office:value-type="float" office:value="0.474726807797982">
                <text:p>0.4747268077979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8.605">
                <text:p>128.605</text:p>
              </table:table-cell>
              <table:table-cell office:value-type="float" office:value="0.475381044000578">
                <text:p>0.4753810440005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8.483">
                <text:p>128.483</text:p>
              </table:table-cell>
              <table:table-cell office:value-type="float" office:value="0.4766882337292">
                <text:p>0.47668823372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8.422">
                <text:p>128.422</text:p>
              </table:table-cell>
              <table:table-cell office:value-type="float" office:value="0.477341188372053">
                <text:p>0.4773411883720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8.239">
                <text:p>128.239</text:p>
              </table:table-cell>
              <table:table-cell office:value-type="float" office:value="0.478645819998718">
                <text:p>0.4786458199987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8.056">
                <text:p>128.056</text:p>
              </table:table-cell>
              <table:table-cell office:value-type="float" office:value="0.479948751779133">
                <text:p>0.4799487517791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8.117">
                <text:p>128.117</text:p>
              </table:table-cell>
              <table:table-cell office:value-type="float" office:value="0.479297498092814">
                <text:p>0.4792974980928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8.178">
                <text:p>128.178</text:p>
              </table:table-cell>
              <table:table-cell office:value-type="float" office:value="0.479948751779133">
                <text:p>0.4799487517791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7.689">
                <text:p>127.689</text:p>
              </table:table-cell>
              <table:table-cell office:value-type="float" office:value="0.483847392194791">
                <text:p>0.4838473921947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7.262">
                <text:p>127.262</text:p>
              </table:table-cell>
              <table:table-cell office:value-type="float" office:value="0.485791027403362">
                <text:p>0.4857910274033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7.262">
                <text:p>127.262</text:p>
              </table:table-cell>
              <table:table-cell office:value-type="float" office:value="0.486438067218883">
                <text:p>0.4864380672188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7.384">
                <text:p>127.384</text:p>
              </table:table-cell>
              <table:table-cell office:value-type="float" office:value="0.486438067218883">
                <text:p>0.4864380672188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6.896">
                <text:p>126.896</text:p>
              </table:table-cell>
              <table:table-cell office:value-type="float" office:value="0.489667001248055">
                <text:p>0.4896670012480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6.164">
                <text:p>126.164</text:p>
              </table:table-cell>
              <table:table-cell office:value-type="float" office:value="0.49417006450221">
                <text:p>0.494170064502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6.164">
                <text:p>126.164</text:p>
              </table:table-cell>
              <table:table-cell office:value-type="float" office:value="0.495452938315099">
                <text:p>0.4954529383150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6.286">
                <text:p>126.286</text:p>
              </table:table-cell>
              <table:table-cell office:value-type="float" office:value="0.494811707129293">
                <text:p>0.4948117071292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6.164">
                <text:p>126.164</text:p>
              </table:table-cell>
              <table:table-cell office:value-type="float" office:value="0.495452938315099">
                <text:p>0.4954529383150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5.919">
                <text:p>125.919</text:p>
              </table:table-cell>
              <table:table-cell office:value-type="float" office:value="0.497374168492993">
                <text:p>0.4973741684929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5.675">
                <text:p>125.675</text:p>
              </table:table-cell>
              <table:table-cell office:value-type="float" office:value="0.499291714622264">
                <text:p>0.4992917146222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5.492">
                <text:p>125.492</text:p>
              </table:table-cell>
              <table:table-cell office:value-type="float" office:value="0.500568038981869">
                <text:p>0.5005680389818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5.431">
                <text:p>125.431</text:p>
              </table:table-cell>
              <table:table-cell office:value-type="float" office:value="0.50184273641387">
                <text:p>0.501842736413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5.37">
                <text:p>125.37</text:p>
              </table:table-cell>
              <table:table-cell office:value-type="float" office:value="0.50184273641387">
                <text:p>0.501842736413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5.004">
                <text:p>125.004</text:p>
              </table:table-cell>
              <table:table-cell office:value-type="float" office:value="0.505022389331249">
                <text:p>0.5050223893312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4.516">
                <text:p>124.516</text:p>
              </table:table-cell>
              <table:table-cell office:value-type="float" office:value="0.507558852327158">
                <text:p>0.5075588523271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4.332">
                <text:p>124.332</text:p>
              </table:table-cell>
              <table:table-cell office:value-type="float" office:value="0.509456986399115">
                <text:p>0.5094569863991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3.905">
                <text:p>123.905</text:p>
              </table:table-cell>
              <table:table-cell office:value-type="float" office:value="0.512612558597925">
                <text:p>0.5126125585979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3.478">
                <text:p>123.478</text:p>
              </table:table-cell>
              <table:table-cell office:value-type="float" office:value="0.516386147981565">
                <text:p>0.5163861479815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3.295">
                <text:p>123.295</text:p>
              </table:table-cell>
              <table:table-cell office:value-type="float" office:value="0.51826761608127">
                <text:p>0.518267616081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3.051">
                <text:p>123.051</text:p>
              </table:table-cell>
              <table:table-cell office:value-type="float" office:value="0.519519964397736">
                <text:p>0.5195199643977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2.684">
                <text:p>122.684</text:p>
              </table:table-cell>
              <table:table-cell office:value-type="float" office:value="0.52201996569982">
                <text:p>0.522019965699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2.562">
                <text:p>122.562</text:p>
              </table:table-cell>
              <table:table-cell office:value-type="float" office:value="0.523890873635632">
                <text:p>0.5238908736356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2.501">
                <text:p>122.501</text:p>
              </table:table-cell>
              <table:table-cell office:value-type="float" office:value="0.524513732578223">
                <text:p>0.5245137325782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2.318">
                <text:p>122.318</text:p>
              </table:table-cell>
              <table:table-cell office:value-type="float" office:value="0.525758287810428">
                <text:p>0.5257582878104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2.013">
                <text:p>122.013</text:p>
              </table:table-cell>
              <table:table-cell office:value-type="float" office:value="0.52824276113809">
                <text:p>0.528242761138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1.647">
                <text:p>121.647</text:p>
              </table:table-cell>
              <table:table-cell office:value-type="float" office:value="0.531339697648623">
                <text:p>0.5313396976486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1.708">
                <text:p>121.708</text:p>
              </table:table-cell>
              <table:table-cell office:value-type="float" office:value="0.531957935689953">
                <text:p>0.5319579356899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1.769">
                <text:p>121.769</text:p>
              </table:table-cell>
              <table:table-cell office:value-type="float" office:value="0.531957935689953">
                <text:p>0.5319579356899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1.83">
                <text:p>121.83</text:p>
              </table:table-cell>
              <table:table-cell office:value-type="float" office:value="0.531957935689953">
                <text:p>0.5319579356899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1.952">
                <text:p>121.952</text:p>
              </table:table-cell>
              <table:table-cell office:value-type="float" office:value="0.531957935689953">
                <text:p>0.5319579356899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1.891">
                <text:p>121.891</text:p>
              </table:table-cell>
              <table:table-cell office:value-type="float" office:value="0.531957935689953">
                <text:p>0.5319579356899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.952">
                <text:p>121.952</text:p>
              </table:table-cell>
              <table:table-cell office:value-type="float" office:value="0.531957935689953">
                <text:p>0.5319579356899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.586">
                <text:p>121.586</text:p>
              </table:table-cell>
              <table:table-cell office:value-type="float" office:value="0.533810359807192">
                <text:p>0.5338103598071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0.731">
                <text:p>120.731</text:p>
              </table:table-cell>
              <table:table-cell office:value-type="float" office:value="0.540573373595568">
                <text:p>0.5405733735955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0.06">
                <text:p>120.06</text:p>
              </table:table-cell>
              <table:table-cell office:value-type="float" office:value="0.54546335888976">
                <text:p>0.545463358889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9.572">
                <text:p>119.572</text:p>
              </table:table-cell>
              <table:table-cell office:value-type="float" office:value="0.549115219308531">
                <text:p>0.5491152193085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9.327">
                <text:p>119.327</text:p>
              </table:table-cell>
              <table:table-cell office:value-type="float" office:value="0.551542404966142">
                <text:p>0.5515424049661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8.839">
                <text:p>118.839</text:p>
              </table:table-cell>
              <table:table-cell office:value-type="float" office:value="0.555172173016721">
                <text:p>0.5551721730167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8.473">
                <text:p>118.473</text:p>
              </table:table-cell>
              <table:table-cell office:value-type="float" office:value="0.55878881348691">
                <text:p>0.558788813486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8.412">
                <text:p>118.412</text:p>
              </table:table-cell>
              <table:table-cell office:value-type="float" office:value="0.559390317264444">
                <text:p>0.5593903172644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8.412">
                <text:p>118.412</text:p>
              </table:table-cell>
              <table:table-cell office:value-type="float" office:value="0.55999145945267">
                <text:p>0.559991459452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.29">
                <text:p>118.29</text:p>
              </table:table-cell>
              <table:table-cell office:value-type="float" office:value="0.56059224048606">
                <text:p>0.560592240486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8.168">
                <text:p>118.168</text:p>
              </table:table-cell>
              <table:table-cell office:value-type="float" office:value="0.562392420990208">
                <text:p>0.5623924209902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.107">
                <text:p>118.107</text:p>
              </table:table-cell>
              <table:table-cell office:value-type="float" office:value="0.562991761733351">
                <text:p>0.5629917617333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8.168">
                <text:p>118.168</text:p>
              </table:table-cell>
              <table:table-cell office:value-type="float" office:value="0.562991761733351">
                <text:p>0.5629917617333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8.107">
                <text:p>118.107</text:p>
              </table:table-cell>
              <table:table-cell office:value-type="float" office:value="0.563590743482317">
                <text:p>0.5635907434823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8.046">
                <text:p>118.046</text:p>
              </table:table-cell>
              <table:table-cell office:value-type="float" office:value="0.56538553905834">
                <text:p>0.565385539058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7.862">
                <text:p>117.862</text:p>
              </table:table-cell>
              <table:table-cell office:value-type="float" office:value="0.566580282330683">
                <text:p>0.5665802823306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7.679">
                <text:p>117.679</text:p>
              </table:table-cell>
              <table:table-cell office:value-type="float" office:value="0.568369725098667">
                <text:p>0.568369725098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7.618">
                <text:p>117.618</text:p>
              </table:table-cell>
              <table:table-cell office:value-type="float" office:value="0.569560910468821">
                <text:p>0.5695609104688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7.435">
                <text:p>117.435</text:p>
              </table:table-cell>
              <table:table-cell office:value-type="float" office:value="0.570750678604409">
                <text:p>0.5707506786044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7.191">
                <text:p>117.191</text:p>
              </table:table-cell>
              <table:table-cell office:value-type="float" office:value="0.573125976633317">
                <text:p>0.5731259766333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6.703">
                <text:p>116.703</text:p>
              </table:table-cell>
              <table:table-cell office:value-type="float" office:value="0.575495645988635">
                <text:p>0.5754956459886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6.642">
                <text:p>116.642</text:p>
              </table:table-cell>
              <table:table-cell office:value-type="float" office:value="0.576087186970096">
                <text:p>0.5760871869700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6.642">
                <text:p>116.642</text:p>
              </table:table-cell>
              <table:table-cell office:value-type="float" office:value="0.576087186970096">
                <text:p>0.5760871869700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6.764">
                <text:p>116.764</text:p>
              </table:table-cell>
              <table:table-cell office:value-type="float" office:value="0.576678378237685">
                <text:p>0.5766783782376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6.825">
                <text:p>116.825</text:p>
              </table:table-cell>
              <table:table-cell office:value-type="float" office:value="0.576678378237685">
                <text:p>0.5766783782376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6.398">
                <text:p>116.398</text:p>
              </table:table-cell>
              <table:table-cell office:value-type="float" office:value="0.579629103305742">
                <text:p>0.5796291033057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5.726">
                <text:p>115.726</text:p>
              </table:table-cell>
              <table:table-cell office:value-type="float" office:value="0.584918566123141">
                <text:p>0.5849185661231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5.238">
                <text:p>115.238</text:p>
              </table:table-cell>
              <table:table-cell office:value-type="float" office:value="0.589013336395636">
                <text:p>0.5890133363956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4.75">
                <text:p>114.75</text:p>
              </table:table-cell>
              <table:table-cell office:value-type="float" office:value="0.591927940615717">
                <text:p>0.5919279406157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4.689">
                <text:p>114.689</text:p>
              </table:table-cell>
              <table:table-cell office:value-type="float" office:value="0.593091407879015">
                <text:p>0.5930914078790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4.566">
                <text:p>114.566</text:p>
              </table:table-cell>
              <table:table-cell office:value-type="float" office:value="0.594253523059192">
                <text:p>0.5942535230591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4.689">
                <text:p>114.689</text:p>
              </table:table-cell>
              <table:table-cell office:value-type="float" office:value="0.594253523059192">
                <text:p>0.5942535230591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4.75">
                <text:p>114.75</text:p>
              </table:table-cell>
              <table:table-cell office:value-type="float" office:value="0.594253523059192">
                <text:p>0.5942535230591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4.628">
                <text:p>114.628</text:p>
              </table:table-cell>
              <table:table-cell office:value-type="float" office:value="0.594253523059192">
                <text:p>0.5942535230591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4.811">
                <text:p>114.811</text:p>
              </table:table-cell>
              <table:table-cell office:value-type="float" office:value="0.594253523059192">
                <text:p>0.5942535230591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4.75">
                <text:p>114.75</text:p>
              </table:table-cell>
              <table:table-cell office:value-type="float" office:value="0.594253523059192">
                <text:p>0.5942535230591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4.566">
                <text:p>114.566</text:p>
              </table:table-cell>
              <table:table-cell office:value-type="float" office:value="0.595994167536976">
                <text:p>0.5959941675369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4.2">
                <text:p>114.2</text:p>
              </table:table-cell>
              <table:table-cell office:value-type="float" office:value="0.600043927193896">
                <text:p>0.6000439271938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4.139">
                <text:p>114.139</text:p>
              </table:table-cell>
              <table:table-cell office:value-type="float" office:value="0.600043927193896">
                <text:p>0.6000439271938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4.2">
                <text:p>114.2</text:p>
              </table:table-cell>
              <table:table-cell office:value-type="float" office:value="0.600043927193896">
                <text:p>0.6000439271938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4.261">
                <text:p>114.261</text:p>
              </table:table-cell>
              <table:table-cell office:value-type="float" office:value="0.600043927193896">
                <text:p>0.6000439271938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4.261">
                <text:p>114.261</text:p>
              </table:table-cell>
              <table:table-cell office:value-type="float" office:value="0.600043927193896">
                <text:p>0.6000439271938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4.322">
                <text:p>114.322</text:p>
              </table:table-cell>
              <table:table-cell office:value-type="float" office:value="0.600043927193896">
                <text:p>0.6000439271938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4.322">
                <text:p>114.322</text:p>
              </table:table-cell>
              <table:table-cell office:value-type="float" office:value="0.600043927193896">
                <text:p>0.6000439271938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3.773">
                <text:p>113.773</text:p>
              </table:table-cell>
              <table:table-cell office:value-type="float" office:value="0.603502143896853">
                <text:p>0.6035021438968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3.285">
                <text:p>113.285</text:p>
              </table:table-cell>
              <table:table-cell office:value-type="float" office:value="0.608094574471064">
                <text:p>0.6080945744710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3.285">
                <text:p>113.285</text:p>
              </table:table-cell>
              <table:table-cell office:value-type="float" office:value="0.609239394286997">
                <text:p>0.6092393942869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3.224">
                <text:p>113.224</text:p>
              </table:table-cell>
              <table:table-cell office:value-type="float" office:value="0.609811313090118">
                <text:p>0.6098113130901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3.224">
                <text:p>113.224</text:p>
              </table:table-cell>
              <table:table-cell office:value-type="float" office:value="0.610382904989076">
                <text:p>0.6103829049890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3.285">
                <text:p>113.285</text:p>
              </table:table-cell>
              <table:table-cell office:value-type="float" office:value="0.610382904989076">
                <text:p>0.6103829049890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3.285">
                <text:p>113.285</text:p>
              </table:table-cell>
              <table:table-cell office:value-type="float" office:value="0.609811313090118">
                <text:p>0.6098113130901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.285">
                <text:p>113.285</text:p>
              </table:table-cell>
              <table:table-cell office:value-type="float" office:value="0.609811313090118">
                <text:p>0.6098113130901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3.407">
                <text:p>113.407</text:p>
              </table:table-cell>
              <table:table-cell office:value-type="float" office:value="0.609811313090118">
                <text:p>0.6098113130901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2.98">
                <text:p>112.98</text:p>
              </table:table-cell>
              <table:table-cell office:value-type="float" office:value="0.612666011003644">
                <text:p>0.6126660110036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2.308">
                <text:p>112.308</text:p>
              </table:table-cell>
              <table:table-cell office:value-type="float" office:value="0.617216644567641">
                <text:p>0.6172166445676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2.308">
                <text:p>112.308</text:p>
              </table:table-cell>
              <table:table-cell office:value-type="float" office:value="0.618351074638253">
                <text:p>0.6183510746382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2.308">
                <text:p>112.308</text:p>
              </table:table-cell>
              <table:table-cell office:value-type="float" office:value="0.618351074638253">
                <text:p>0.6183510746382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2.308">
                <text:p>112.308</text:p>
              </table:table-cell>
              <table:table-cell office:value-type="float" office:value="0.618351074638253">
                <text:p>0.6183510746382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2.308">
                <text:p>112.308</text:p>
              </table:table-cell>
              <table:table-cell office:value-type="float" office:value="0.618917807438913">
                <text:p>0.6189178074389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2.308">
                <text:p>112.308</text:p>
              </table:table-cell>
              <table:table-cell office:value-type="float" office:value="0.619484219235421">
                <text:p>0.6194842192354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2.125">
                <text:p>112.125</text:p>
              </table:table-cell>
              <table:table-cell office:value-type="float" office:value="0.621181532231301">
                <text:p>0.6211815322313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1.82">
                <text:p>111.82</text:p>
              </table:table-cell>
              <table:table-cell office:value-type="float" office:value="0.624004000941041">
                <text:p>0.6240040009410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1.637">
                <text:p>111.637</text:p>
              </table:table-cell>
              <table:table-cell office:value-type="float" office:value="0.625693666226167">
                <text:p>0.6256936662261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1.393">
                <text:p>111.393</text:p>
              </table:table-cell>
              <table:table-cell office:value-type="float" office:value="0.626818525737351">
                <text:p>0.6268185257373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1.454">
                <text:p>111.454</text:p>
              </table:table-cell>
              <table:table-cell office:value-type="float" office:value="0.626256254145366">
                <text:p>0.6262562541453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1.576">
                <text:p>111.576</text:p>
              </table:table-cell>
              <table:table-cell office:value-type="float" office:value="0.626818525737351">
                <text:p>0.6268185257373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1.332">
                <text:p>111.332</text:p>
              </table:table-cell>
              <table:table-cell office:value-type="float" office:value="0.628503446102271">
                <text:p>0.6285034461022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0.66">
                <text:p>110.66</text:p>
              </table:table-cell>
              <table:table-cell office:value-type="float" office:value="0.632982736906317">
                <text:p>0.6329827369063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0.538">
                <text:p>110.538</text:p>
              </table:table-cell>
              <table:table-cell office:value-type="float" office:value="0.634657311676649">
                <text:p>0.6346573116766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0.66">
                <text:p>110.66</text:p>
              </table:table-cell>
              <table:table-cell office:value-type="float" office:value="0.634657311676649">
                <text:p>0.6346573116766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0.66">
                <text:p>110.66</text:p>
              </table:table-cell>
              <table:table-cell office:value-type="float" office:value="0.634657311676649">
                <text:p>0.6346573116766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0.477">
                <text:p>110.477</text:p>
              </table:table-cell>
              <table:table-cell office:value-type="float" office:value="0.636329086933661">
                <text:p>0.6363290869336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0.355">
                <text:p>110.355</text:p>
              </table:table-cell>
              <table:table-cell office:value-type="float" office:value="0.637442053103082">
                <text:p>0.6374420531030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0.416">
                <text:p>110.416</text:p>
              </table:table-cell>
              <table:table-cell office:value-type="float" office:value="0.637442053103082">
                <text:p>0.6374420531030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0.355">
                <text:p>110.355</text:p>
              </table:table-cell>
              <table:table-cell office:value-type="float" office:value="0.637442053103082">
                <text:p>0.6374420531030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0.294">
                <text:p>110.294</text:p>
              </table:table-cell>
              <table:table-cell office:value-type="float" office:value="0.638553781955772">
                <text:p>0.6385537819557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9.684">
                <text:p>109.684</text:p>
              </table:table-cell>
              <table:table-cell office:value-type="float" office:value="0.643541323466811">
                <text:p>0.6435413234668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9.378">
                <text:p>109.378</text:p>
              </table:table-cell>
              <table:table-cell office:value-type="float" office:value="0.645750048826367">
                <text:p>0.6457500488263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9.439">
                <text:p>109.439</text:p>
              </table:table-cell>
              <table:table-cell office:value-type="float" office:value="0.646301468746598">
                <text:p>0.6463014687465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9.5">
                <text:p>109.5</text:p>
              </table:table-cell>
              <table:table-cell office:value-type="float" office:value="0.646301468746598">
                <text:p>0.6463014687465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9.5">
                <text:p>109.5</text:p>
              </table:table-cell>
              <table:table-cell office:value-type="float" office:value="0.645750048826367">
                <text:p>0.6457500488263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9.561">
                <text:p>109.561</text:p>
              </table:table-cell>
              <table:table-cell office:value-type="float" office:value="0.646301468746598">
                <text:p>0.6463014687465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9.5">
                <text:p>109.5</text:p>
              </table:table-cell>
              <table:table-cell office:value-type="float" office:value="0.646301468746598">
                <text:p>0.6463014687465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9.439">
                <text:p>109.439</text:p>
              </table:table-cell>
              <table:table-cell office:value-type="float" office:value="0.647403397232755">
                <text:p>0.6474033972327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9.012">
                <text:p>109.012</text:p>
              </table:table-cell>
              <table:table-cell office:value-type="float" office:value="0.65070191589142">
                <text:p>0.650701915891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8.768">
                <text:p>108.768</text:p>
              </table:table-cell>
              <table:table-cell office:value-type="float" office:value="0.651799008705793">
                <text:p>0.6517990087057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8.829">
                <text:p>108.829</text:p>
              </table:table-cell>
              <table:table-cell office:value-type="float" office:value="0.651799008705793">
                <text:p>0.6517990087057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8.829">
                <text:p>108.829</text:p>
              </table:table-cell>
              <table:table-cell office:value-type="float" office:value="0.651799008705793">
                <text:p>0.6517990087057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9.012">
                <text:p>109.012</text:p>
              </table:table-cell>
              <table:table-cell office:value-type="float" office:value="0.651799008705793">
                <text:p>0.6517990087057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8.89">
                <text:p>108.89</text:p>
              </table:table-cell>
              <table:table-cell office:value-type="float" office:value="0.651799008705793">
                <text:p>0.6517990087057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8.951">
                <text:p>108.951</text:p>
              </table:table-cell>
              <table:table-cell office:value-type="float" office:value="0.651799008705793">
                <text:p>0.6517990087057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8.402">
                <text:p>108.402</text:p>
              </table:table-cell>
              <table:table-cell office:value-type="float" office:value="0.656175383305592">
                <text:p>0.6561753833055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7.73">
                <text:p>107.73</text:p>
              </table:table-cell>
              <table:table-cell office:value-type="float" office:value="0.661619054886768">
                <text:p>0.6616190548867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7.425">
                <text:p>107.425</text:p>
              </table:table-cell>
              <table:table-cell office:value-type="float" office:value="0.663788253134313">
                <text:p>0.6637882531343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7.547">
                <text:p>107.547</text:p>
              </table:table-cell>
              <table:table-cell office:value-type="float" office:value="0.663788253134313">
                <text:p>0.6637882531343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7.669">
                <text:p>107.669</text:p>
              </table:table-cell>
              <table:table-cell office:value-type="float" office:value="0.663788253134313">
                <text:p>0.6637882531343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7.486">
                <text:p>107.486</text:p>
              </table:table-cell>
              <table:table-cell office:value-type="float" office:value="0.664871090273145">
                <text:p>0.6648710902731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.364">
                <text:p>107.364</text:p>
              </table:table-cell>
              <table:table-cell office:value-type="float" office:value="0.666493150645014">
                <text:p>0.6664931506450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6.998">
                <text:p>106.998</text:p>
              </table:table-cell>
              <table:table-cell office:value-type="float" office:value="0.668651813113051">
                <text:p>0.6686518131130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6.937">
                <text:p>106.937</text:p>
              </table:table-cell>
              <table:table-cell office:value-type="float" office:value="0.669729399424222">
                <text:p>0.6697293994242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7.059">
                <text:p>107.059</text:p>
              </table:table-cell>
              <table:table-cell office:value-type="float" office:value="0.669729399424222">
                <text:p>0.6697293994242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7.059">
                <text:p>107.059</text:p>
              </table:table-cell>
              <table:table-cell office:value-type="float" office:value="0.6702677574453">
                <text:p>0.67026775744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6.693">
                <text:p>106.693</text:p>
              </table:table-cell>
              <table:table-cell office:value-type="float" office:value="0.672955208673105">
                <text:p>0.6729552086731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6.326">
                <text:p>106.326</text:p>
              </table:table-cell>
              <table:table-cell office:value-type="float" office:value="0.676170645527079">
                <text:p>0.6761706455270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6.265">
                <text:p>106.265</text:p>
              </table:table-cell>
              <table:table-cell office:value-type="float" office:value="0.676705547920148">
                <text:p>0.6767055479201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6.388">
                <text:p>106.388</text:p>
              </table:table-cell>
              <table:table-cell office:value-type="float" office:value="0.676705547920148">
                <text:p>0.6767055479201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6.449">
                <text:p>106.449</text:p>
              </table:table-cell>
              <table:table-cell office:value-type="float" office:value="0.676705547920148">
                <text:p>0.6767055479201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6.449">
                <text:p>106.449</text:p>
              </table:table-cell>
              <table:table-cell office:value-type="float" office:value="0.676705547920148">
                <text:p>0.6767055479201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6.265">
                <text:p>106.265</text:p>
              </table:table-cell>
              <table:table-cell office:value-type="float" office:value="0.678308540515605">
                <text:p>0.6783085405156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5.777">
                <text:p>105.777</text:p>
              </table:table-cell>
              <table:table-cell office:value-type="float" office:value="0.682038893895511">
                <text:p>0.6820388938955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5.472">
                <text:p>105.472</text:p>
              </table:table-cell>
              <table:table-cell office:value-type="float" office:value="0.683633366728668">
                <text:p>0.6836333667286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5.533">
                <text:p>105.533</text:p>
              </table:table-cell>
              <table:table-cell office:value-type="float" office:value="0.684694937953627">
                <text:p>0.6846949379536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5.167">
                <text:p>105.167</text:p>
              </table:table-cell>
              <table:table-cell office:value-type="float" office:value="0.687872906729973">
                <text:p>0.6878729067299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4.74">
                <text:p>104.74</text:p>
              </table:table-cell>
              <table:table-cell office:value-type="float" office:value="0.69104080800653">
                <text:p>0.691040808006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4.495">
                <text:p>104.495</text:p>
              </table:table-cell>
              <table:table-cell office:value-type="float" office:value="0.692621003226048">
                <text:p>0.6926210032260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4.251">
                <text:p>104.251</text:p>
              </table:table-cell>
              <table:table-cell office:value-type="float" office:value="0.694724053422827">
                <text:p>0.6947240534228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4.007">
                <text:p>104.007</text:p>
              </table:table-cell>
              <table:table-cell office:value-type="float" office:value="0.697346661797264">
                <text:p>0.6973466617972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4.007">
                <text:p>104.007</text:p>
              </table:table-cell>
              <table:table-cell office:value-type="float" office:value="0.697870359112191">
                <text:p>0.6978703591121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4.129">
                <text:p>104.129</text:p>
              </table:table-cell>
              <table:table-cell office:value-type="float" office:value="0.697870359112191">
                <text:p>0.6978703591121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4.068">
                <text:p>104.068</text:p>
              </table:table-cell>
              <table:table-cell office:value-type="float" office:value="0.698393782311789">
                <text:p>0.6983937823117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3.763">
                <text:p>103.763</text:p>
              </table:table-cell>
              <table:table-cell office:value-type="float" office:value="0.70152858111716">
                <text:p>0.701528581117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3.214">
                <text:p>103.214</text:p>
              </table:table-cell>
              <table:table-cell office:value-type="float" office:value="0.705693084793401">
                <text:p>0.7056930847934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3.03">
                <text:p>103.03</text:p>
              </table:table-cell>
              <table:table-cell office:value-type="float" office:value="0.707250313242007">
                <text:p>0.7072503132420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3.03">
                <text:p>103.03</text:p>
              </table:table-cell>
              <table:table-cell office:value-type="float" office:value="0.708287119970447">
                <text:p>0.7082871199704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2.664">
                <text:p>102.664</text:p>
              </table:table-cell>
              <table:table-cell office:value-type="float" office:value="0.710357514084756">
                <text:p>0.7103575140847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2.786">
                <text:p>102.786</text:p>
              </table:table-cell>
              <table:table-cell office:value-type="float" office:value="0.711391105908038">
                <text:p>0.7113911059080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2.786">
                <text:p>102.786</text:p>
              </table:table-cell>
              <table:table-cell office:value-type="float" office:value="0.711391105908038">
                <text:p>0.7113911059080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2.847">
                <text:p>102.847</text:p>
              </table:table-cell>
              <table:table-cell office:value-type="float" office:value="0.711391105908038">
                <text:p>0.7113911059080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2.847">
                <text:p>102.847</text:p>
              </table:table-cell>
              <table:table-cell office:value-type="float" office:value="0.711391105908038">
                <text:p>0.7113911059080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2.847">
                <text:p>102.847</text:p>
              </table:table-cell>
              <table:table-cell office:value-type="float" office:value="0.711907501478512">
                <text:p>0.7119075014785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2.298">
                <text:p>102.298</text:p>
              </table:table-cell>
              <table:table-cell office:value-type="float" office:value="0.716543100817466">
                <text:p>0.7165431008174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1.932">
                <text:p>101.932</text:p>
              </table:table-cell>
              <table:table-cell office:value-type="float" office:value="0.720133768948195">
                <text:p>0.7201337689481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.871">
                <text:p>101.871</text:p>
              </table:table-cell>
              <table:table-cell office:value-type="float" office:value="0.720645670674244">
                <text:p>0.7206456706742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.932">
                <text:p>101.932</text:p>
              </table:table-cell>
              <table:table-cell office:value-type="float" office:value="0.720645670674244">
                <text:p>0.7206456706742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1.993">
                <text:p>101.993</text:p>
              </table:table-cell>
              <table:table-cell office:value-type="float" office:value="0.720645670674244">
                <text:p>0.7206456706742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1.688">
                <text:p>101.688</text:p>
              </table:table-cell>
              <table:table-cell office:value-type="float" office:value="0.722690661161972">
                <text:p>0.7226906611619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1.077">
                <text:p>101.077</text:p>
              </table:table-cell>
              <table:table-cell office:value-type="float" office:value="0.727276656460575">
                <text:p>0.7272766564605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1.077">
                <text:p>101.077</text:p>
              </table:table-cell>
              <table:table-cell office:value-type="float" office:value="0.727784915683715">
                <text:p>0.7277849156837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1.077">
                <text:p>101.077</text:p>
              </table:table-cell>
              <table:table-cell office:value-type="float" office:value="0.727784915683715">
                <text:p>0.7277849156837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1.138">
                <text:p>101.138</text:p>
              </table:table-cell>
              <table:table-cell office:value-type="float" office:value="0.728292916710642">
                <text:p>0.7282929167106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1.199">
                <text:p>101.199</text:p>
              </table:table-cell>
              <table:table-cell office:value-type="float" office:value="0.728292916710642">
                <text:p>0.7282929167106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1.321">
                <text:p>101.321</text:p>
              </table:table-cell>
              <table:table-cell office:value-type="float" office:value="0.728292916710642">
                <text:p>0.7282929167106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1.382">
                <text:p>101.382</text:p>
              </table:table-cell>
              <table:table-cell office:value-type="float" office:value="0.728292916710642">
                <text:p>0.728292916710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